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2C0000001DE847845059DD368A.png" manifest:media-type="image/png"/>
  <manifest:file-entry manifest:full-path="Pictures/100002000000002F0000002FCB747C3A6E34DE67.png" manifest:media-type="image/png"/>
  <manifest:file-entry manifest:full-path="Pictures/100002000000002800000028A98323BD2C09B86A.png" manifest:media-type="image/png"/>
  <manifest:file-entry manifest:full-path="Pictures/100002000000002800000028F6F87C4281B1E9DD.png" manifest:media-type="image/png"/>
  <manifest:file-entry manifest:full-path="Pictures/1000020000000028000000284FF5B5F242821A76.png" manifest:media-type="image/png"/>
  <manifest:file-entry manifest:full-path="Pictures/1000020000000028000000286DBFD8AA5F2364EA.png" manifest:media-type="image/png"/>
  <manifest:file-entry manifest:full-path="Pictures/100002000000002800000028487D37D1A6A143BE.png" manifest:media-type="image/png"/>
  <manifest:file-entry manifest:full-path="Pictures/100002000000002000000020DD9D6B60DE2F3685.png" manifest:media-type="image/png"/>
  <manifest:file-entry manifest:full-path="Pictures/1000020000000020000000203FDB5B9FED15AF09.png" manifest:media-type="image/png"/>
  <manifest:file-entry manifest:full-path="Pictures/1000020000000020000000200F19B6E962A4DF7A.png" manifest:media-type="image/png"/>
  <manifest:file-entry manifest:full-path="Pictures/1000020000000020000000209B11677CE9249D17.png" manifest:media-type="image/png"/>
  <manifest:file-entry manifest:full-path="Pictures/10000200000000280000002828F1F2E6BE3CC8A8.png" manifest:media-type="image/png"/>
  <manifest:file-entry manifest:full-path="Pictures/100002000000003700000037E134B3277CF65CFF.png" manifest:media-type="image/png"/>
  <manifest:file-entry manifest:full-path="Pictures/1000020000000020000000209417BAABB66DC592.png" manifest:media-type="image/png"/>
  <manifest:file-entry manifest:full-path="Pictures/10000200000000200000002044DB3B5FC06D381E.png" manifest:media-type="image/png"/>
  <manifest:file-entry manifest:full-path="Pictures/10000200000000200000002036D747BAC5836D1B.png" manifest:media-type="image/png"/>
  <manifest:file-entry manifest:full-path="Pictures/1000020000000020000000205674B5902E7ABAF4.png" manifest:media-type="image/png"/>
  <manifest:file-entry manifest:full-path="Pictures/1000020000000020000000203850D665F7C01A2E.png" manifest:media-type="image/png"/>
  <manifest:file-entry manifest:full-path="Pictures/100002000000002000000020D6212E1744F422A2.png" manifest:media-type="image/png"/>
  <manifest:file-entry manifest:full-path="Pictures/100002000000002000000020837D288296966695.png" manifest:media-type="image/png"/>
  <manifest:file-entry manifest:full-path="Pictures/100002000000002400000024C986E151C6F212D9.png" manifest:media-type="image/png"/>
  <manifest:file-entry manifest:full-path="Pictures/100002000000001E0000001EBBA4400E273EF321.png" manifest:media-type="image/png"/>
  <manifest:file-entry manifest:full-path="Pictures/1000020000000027000000274E14B612963CB81B.png" manifest:media-type="image/png"/>
  <manifest:file-entry manifest:full-path="Pictures/100002000000001E0000001EA5FC5C38C2E7855D.png" manifest:media-type="image/png"/>
  <manifest:file-entry manifest:full-path="Pictures/100002000000002000000020D0BBB5BA27B950A0.png" manifest:media-type="image/png"/>
  <manifest:file-entry manifest:full-path="Pictures/10000200000000240000002411C0F5F597A566C7.png" manifest:media-type="image/png"/>
  <manifest:file-entry manifest:full-path="Pictures/100002000000001E0000001E54DFB7127253B56D.png" manifest:media-type="image/png"/>
  <manifest:file-entry manifest:full-path="Pictures/100002000000001E0000001E96652E43088A6FE7.png" manifest:media-type="image/png"/>
  <manifest:file-entry manifest:full-path="Pictures/100002000000001E0000001E8253F3BB4C21B052.png" manifest:media-type="image/png"/>
  <manifest:file-entry manifest:full-path="Pictures/100002000000002200000022AE57E130A69FAFD6.png" manifest:media-type="image/png"/>
  <manifest:file-entry manifest:full-path="Pictures/100002000000001E0000001E1C0A60B553727A18.png" manifest:media-type="image/png"/>
  <manifest:file-entry manifest:full-path="Pictures/10000200000000200000002039C712C9BE0DB9AA.png" manifest:media-type="image/png"/>
  <manifest:file-entry manifest:full-path="Pictures/100002000000002E0000002E9D7623620B0471E6.png" manifest:media-type="image/png"/>
  <manifest:file-entry manifest:full-path="Pictures/100002000000001E0000001EE776D0763B373E7E.png" manifest:media-type="image/png"/>
  <manifest:file-entry manifest:full-path="Pictures/100002000000001E0000001E3D94AC682FF5CEBC.png" manifest:media-type="image/png"/>
  <manifest:file-entry manifest:full-path="Pictures/100002000000001E0000001ECB81F7FA6E5305DA.png" manifest:media-type="image/png"/>
  <manifest:file-entry manifest:full-path="Pictures/100002000000001E0000001E16DAB04E4ADD6494.png" manifest:media-type="image/png"/>
  <manifest:file-entry manifest:full-path="Pictures/100002000000001E0000001E7459E78E69D86E71.png" manifest:media-type="image/png"/>
  <manifest:file-entry manifest:full-path="Pictures/10000200000000210000001E1FBBE4DA07289CC4.png" manifest:media-type="image/png"/>
  <manifest:file-entry manifest:full-path="Pictures/100002000000001E0000001E57A838BC1CF953EB.png" manifest:media-type="image/png"/>
  <manifest:file-entry manifest:full-path="Pictures/100002000000001F0000001E4308E6CDB9D69EB2.png" manifest:media-type="image/png"/>
  <manifest:file-entry manifest:full-path="Pictures/10000200000000200000001EFCF6FFD942EEFDE8.png" manifest:media-type="image/png"/>
  <manifest:file-entry manifest:full-path="Pictures/100002000000001E0000001E3D47807159D51E28.png" manifest:media-type="image/png"/>
  <manifest:file-entry manifest:full-path="Pictures/100002000000001E0000001E390D839BD32830E2.png" manifest:media-type="image/png"/>
  <manifest:file-entry manifest:full-path="Pictures/100002000000001E0000001E8D292CE839ECFA4B.png" manifest:media-type="image/png"/>
  <manifest:file-entry manifest:full-path="Pictures/100002000000001E0000001E388DC583FD8AE6D4.png" manifest:media-type="image/png"/>
  <manifest:file-entry manifest:full-path="Pictures/100002000000001E0000001EA32219CD996CD42A.png" manifest:media-type="image/png"/>
  <manifest:file-entry manifest:full-path="Pictures/100002000000001E0000001EF3A7F1EA00FE40D0.png" manifest:media-type="image/png"/>
  <manifest:file-entry manifest:full-path="Pictures/100002000000001E0000001E71814E1AB54F2D04.png" manifest:media-type="image/png"/>
  <manifest:file-entry manifest:full-path="Pictures/100002000000001E0000001E920BE3A208E34B0A.png" manifest:media-type="image/png"/>
  <manifest:file-entry manifest:full-path="Pictures/100002000000001E0000001E66D10E4FE64B113A.png" manifest:media-type="image/png"/>
  <manifest:file-entry manifest:full-path="Pictures/100002000000001E0000001EF3F38DA88E5A0AFB.png" manifest:media-type="image/png"/>
  <manifest:file-entry manifest:full-path="Pictures/10000200000000200000002035FC0B2C1DFB3DC0.png" manifest:media-type="image/png"/>
  <manifest:file-entry manifest:full-path="Pictures/100002000000001E0000001E97283BC089899CB7.png" manifest:media-type="image/png"/>
  <manifest:file-entry manifest:full-path="Pictures/1000020000000023000000234276AEFAE79F1CDC.png" manifest:media-type="image/png"/>
  <manifest:file-entry manifest:full-path="Pictures/100002000000001E0000001E4FA0E50911259455.png" manifest:media-type="image/png"/>
  <manifest:file-entry manifest:full-path="Pictures/100002000000001E0000001E65E3E53553408E35.png" manifest:media-type="image/png"/>
  <manifest:file-entry manifest:full-path="Pictures/100002000000001E0000001E70D4A76D02C8C49E.png" manifest:media-type="image/png"/>
  <manifest:file-entry manifest:full-path="Pictures/100002000000001E0000001EF5E41A5D1D083F1D.png" manifest:media-type="image/png"/>
  <manifest:file-entry manifest:full-path="Pictures/100002000000001E0000001EA5DE2B37EBF8593A.png" manifest:media-type="image/png"/>
  <manifest:file-entry manifest:full-path="Pictures/100002000000001E0000001EFE24AC4267DB35AB.png" manifest:media-type="image/png"/>
  <manifest:file-entry manifest:full-path="Pictures/100002000000001E0000001E2A453AB067C17439.png" manifest:media-type="image/png"/>
  <manifest:file-entry manifest:full-path="Pictures/100002000000001E0000001EC03404F7688FC4DD.png" manifest:media-type="image/png"/>
  <manifest:file-entry manifest:full-path="Pictures/100002000000001E0000001E4357833EA304A954.png" manifest:media-type="image/png"/>
  <manifest:file-entry manifest:full-path="Pictures/100002000000001E0000001E7BDDD8BEAED29FB8.png" manifest:media-type="image/png"/>
  <manifest:file-entry manifest:full-path="Pictures/100002000000001E0000001EC71C0514458B4EE4.png" manifest:media-type="image/png"/>
  <manifest:file-entry manifest:full-path="Pictures/100002000000001E0000001ECFB15F5AD5D677F6.png" manifest:media-type="image/png"/>
  <manifest:file-entry manifest:full-path="Pictures/100002000000001E0000001EB30C56D57AC3CC20.png" manifest:media-type="image/png"/>
  <manifest:file-entry manifest:full-path="Pictures/100002000000001E0000001EB36E630C34B15BF0.png" manifest:media-type="image/png"/>
  <manifest:file-entry manifest:full-path="Pictures/100002000000001E0000001ED37C3526D5CE7758.png" manifest:media-type="image/png"/>
  <manifest:file-entry manifest:full-path="Pictures/100002000000001E0000001EA7CF3017EB20D6F0.png" manifest:media-type="image/png"/>
  <manifest:file-entry manifest:full-path="Pictures/100002000000001E0000001EC236DB3957A27248.png" manifest:media-type="image/png"/>
  <manifest:file-entry manifest:full-path="Pictures/10000200000000200000001E27F4A35B07BFA3D4.png" manifest:media-type="image/png"/>
  <manifest:file-entry manifest:full-path="Pictures/100002000000001E0000001EA822AA14BF6EE37A.png" manifest:media-type="image/png"/>
  <manifest:file-entry manifest:full-path="Pictures/100002000000001E0000001E572D6DD12A1FB40E.png" manifest:media-type="image/png"/>
  <manifest:file-entry manifest:full-path="Pictures/100002000000001E0000001E148017971055F902.png" manifest:media-type="image/png"/>
  <manifest:file-entry manifest:full-path="Pictures/100002000000001E0000001E18289EC1FDD3019B.png" manifest:media-type="image/png"/>
  <manifest:file-entry manifest:full-path="Pictures/100002000000001E0000001EC046F2DEF376DF4C.png" manifest:media-type="image/png"/>
  <manifest:file-entry manifest:full-path="Pictures/100002000000001E0000001E462CFFF924115B0A.png" manifest:media-type="image/png"/>
  <manifest:file-entry manifest:full-path="Pictures/100002000000001E0000001EBA051BBF759E351A.png" manifest:media-type="image/png"/>
  <manifest:file-entry manifest:full-path="Pictures/100002000000001E0000001EEEEDE58BDE2C004F.png" manifest:media-type="image/png"/>
  <manifest:file-entry manifest:full-path="Pictures/100002000000001E0000001E6199BE1DDF455073.png" manifest:media-type="image/png"/>
  <manifest:file-entry manifest:full-path="Pictures/100002000000001E0000001EAF47F0A035B14F0E.png" manifest:media-type="image/png"/>
  <manifest:file-entry manifest:full-path="Pictures/100002000000001E0000001E46AAC949566CD078.png" manifest:media-type="image/png"/>
  <manifest:file-entry manifest:full-path="Pictures/100002000000001E0000001EBC652C058BB1FC2A.png" manifest:media-type="image/png"/>
  <manifest:file-entry manifest:full-path="Pictures/100002000000001E0000001E0FB4AEBDFE3EB8A3.png" manifest:media-type="image/png"/>
  <manifest:file-entry manifest:full-path="Pictures/100002000000002000000020768B0E59E45BFDE0.png" manifest:media-type="image/png"/>
  <manifest:file-entry manifest:full-path="Pictures/100002000000001E0000001EE7CAAA0EB496900C.png" manifest:media-type="image/png"/>
  <manifest:file-entry manifest:full-path="Pictures/100002000000001E0000001E4F37D2E7FED349C9.png" manifest:media-type="image/png"/>
  <manifest:file-entry manifest:full-path="Pictures/100002000000001E0000001E4C30E9339DBE1B64.png" manifest:media-type="image/png"/>
  <manifest:file-entry manifest:full-path="Pictures/100002000000001E0000001E22F98125821CF465.png" manifest:media-type="image/png"/>
  <manifest:file-entry manifest:full-path="Pictures/100002000000001E0000001E279ED4E48444DD29.png" manifest:media-type="image/png"/>
  <manifest:file-entry manifest:full-path="Pictures/100002000000002A0000002A374A78FCDE3EAF36.png" manifest:media-type="image/png"/>
  <manifest:file-entry manifest:full-path="Pictures/100002000000001E0000001EA27FF7F460C38E3A.png" manifest:media-type="image/png"/>
  <manifest:file-entry manifest:full-path="Pictures/100002000000001E0000001E235A01338B8BF236.png" manifest:media-type="image/png"/>
  <manifest:file-entry manifest:full-path="Pictures/100002000000001E0000001EF301B35510E619F5.png" manifest:media-type="image/png"/>
  <manifest:file-entry manifest:full-path="Pictures/100002000000001E0000001EF764A31CCD55AD88.png" manifest:media-type="image/png"/>
  <manifest:file-entry manifest:full-path="Pictures/100002000000001E0000001EC37EF2F568D0465F.png" manifest:media-type="image/png"/>
  <manifest:file-entry manifest:full-path="Pictures/100002000000001E0000001ED6B11168DA669DC5.png" manifest:media-type="image/png"/>
  <manifest:file-entry manifest:full-path="Pictures/10000200000000250000001E05E35CA1098FF213.png" manifest:media-type="image/png"/>
  <manifest:file-entry manifest:full-path="Pictures/100002000000001E0000001EF6A2B559357B955F.png" manifest:media-type="image/png"/>
  <manifest:file-entry manifest:full-path="Pictures/100002000000001E0000001E0A916B5BB38EC090.png" manifest:media-type="image/png"/>
  <manifest:file-entry manifest:full-path="Pictures/100002000000001E0000001E01CEA0CD9FA0B16E.png" manifest:media-type="image/png"/>
  <manifest:file-entry manifest:full-path="Pictures/10000200000000200000001E9A259DB9F3214466.png" manifest:media-type="image/png"/>
  <manifest:file-entry manifest:full-path="Pictures/100002000000001E0000001E11510DE233B610E4.png" manifest:media-type="image/png"/>
  <manifest:file-entry manifest:full-path="Pictures/100002000000001E0000001E2544A0F685C20BD1.png" manifest:media-type="image/png"/>
  <manifest:file-entry manifest:full-path="Pictures/100002000000001E0000001EBA95E3C6F11B0459.png" manifest:media-type="image/png"/>
  <manifest:file-entry manifest:full-path="Pictures/100002000000001E0000001E72D75905DDE74A02.png" manifest:media-type="image/png"/>
  <manifest:file-entry manifest:full-path="Pictures/100002000000001E0000001E16484C59E4C9A9C5.png" manifest:media-type="image/png"/>
  <manifest:file-entry manifest:full-path="Pictures/100002000000001E0000001EB7A2FC5F7BBA00DA.png" manifest:media-type="image/png"/>
  <manifest:file-entry manifest:full-path="Pictures/100002000000001E0000001E1A884B4451401632.png" manifest:media-type="image/png"/>
  <manifest:file-entry manifest:full-path="Pictures/100002000000001E0000001E3A26F09BC7BD8127.png" manifest:media-type="image/png"/>
  <manifest:file-entry manifest:full-path="Pictures/100002000000001E0000001EA85B7E59A5DB1E43.png" manifest:media-type="image/png"/>
  <manifest:file-entry manifest:full-path="Pictures/100002000000001E0000001EE0746CA6D45FE02A.png" manifest:media-type="image/png"/>
  <manifest:file-entry manifest:full-path="Pictures/100002000000001E0000001E8D1AACD1DA04FB21.png" manifest:media-type="image/png"/>
  <manifest:file-entry manifest:full-path="Pictures/100002000000001F0000001E14C2D28C42E21680.png" manifest:media-type="image/png"/>
  <manifest:file-entry manifest:full-path="Pictures/100002000000001E0000001E0256FAF8583F2F83.png" manifest:media-type="image/png"/>
  <manifest:file-entry manifest:full-path="Pictures/10000201000000340000004D45ED99A4A8B1D565.png" manifest:media-type="image/png"/>
  <manifest:file-entry manifest:full-path="Pictures/100002000000001E0000001E04D6B1B5814C383B.png" manifest:media-type="image/png"/>
  <manifest:file-entry manifest:full-path="Pictures/100002000000001E0000001EA328544164DAE9EB.png" manifest:media-type="image/png"/>
  <manifest:file-entry manifest:full-path="Pictures/100002000000001E0000001EB2D060A6A89F30E9.png" manifest:media-type="image/png"/>
  <manifest:file-entry manifest:full-path="Pictures/100002000000001E0000001EA8D8B91A563BFA22.png" manifest:media-type="image/png"/>
  <manifest:file-entry manifest:full-path="Pictures/100002000000001E0000001E067C50284533F7E3.png" manifest:media-type="image/png"/>
  <manifest:file-entry manifest:full-path="Pictures/100002000000001E0000001EA74F05EF44098342.png" manifest:media-type="image/png"/>
  <manifest:file-entry manifest:full-path="Pictures/100002000000001E0000001EF76B8C43DF312348.png" manifest:media-type="image/png"/>
  <manifest:file-entry manifest:full-path="Pictures/10000200000000660000005E32CE5D75A5507F48.png" manifest:media-type="image/png"/>
  <manifest:file-entry manifest:full-path="Pictures/10000200000000660000005EAEBA741041256241.png" manifest:media-type="image/png"/>
  <manifest:file-entry manifest:full-path="Pictures/10000200000000660000005F8B9694F771D30090.png" manifest:media-type="image/png"/>
  <manifest:file-entry manifest:full-path="Pictures/10000200000000640000005AED0B4F8C1D2CDC98.png" manifest:media-type="image/png"/>
  <manifest:file-entry manifest:full-path="Pictures/10000200000000650000005E6002D0D506697537.png" manifest:media-type="image/png"/>
  <manifest:file-entry manifest:full-path="Pictures/100002000000001E0000001E836544B0831DA45D.png" manifest:media-type="image/png"/>
  <manifest:file-entry manifest:full-path="Pictures/10000200000000660000005F4E5C2D3D58CA27DB.png" manifest:media-type="image/png"/>
  <manifest:file-entry manifest:full-path="Pictures/100002000000001E0000001EC8D09F8C30E34833.png" manifest:media-type="image/png"/>
  <manifest:file-entry manifest:full-path="Pictures/10000200000000670000005FDBF0E1EC7BE1255B.png" manifest:media-type="image/png"/>
  <manifest:file-entry manifest:full-path="Pictures/10000200000000660000005E0233E565733EAAC4.png" manifest:media-type="image/png"/>
  <manifest:file-entry manifest:full-path="Pictures/10000200000000660000005F285E83904FA04462.png" manifest:media-type="image/png"/>
  <manifest:file-entry manifest:full-path="Pictures/100002000000001E0000001E281A8C6F0DBE679A.png" manifest:media-type="image/png"/>
  <manifest:file-entry manifest:full-path="Pictures/100002000000001E0000001E2C0FAAA0322523C1.png" manifest:media-type="image/png"/>
  <manifest:file-entry manifest:full-path="Pictures/10000200000000660000005EA78233414694319B.png" manifest:media-type="image/png"/>
  <manifest:file-entry manifest:full-path="Pictures/100002000000001E0000001E861CE375ADC46293.png" manifest:media-type="image/png"/>
  <manifest:file-entry manifest:full-path="Pictures/100002000000001E0000001EACAA126D55E6FD03.png" manifest:media-type="image/png"/>
  <manifest:file-entry manifest:full-path="Pictures/100002000000001E0000001E5A3AB443C9534B53.png" manifest:media-type="image/png"/>
  <manifest:file-entry manifest:full-path="Pictures/100002000000001E0000001E5BB1665143476EEE.png" manifest:media-type="image/png"/>
  <manifest:file-entry manifest:full-path="Pictures/100002000000001E0000001E474BEA1EB57BE681.png" manifest:media-type="image/png"/>
  <manifest:file-entry manifest:full-path="Pictures/100002000000001E0000001E3C8A500DC7E45602.png" manifest:media-type="image/png"/>
  <manifest:file-entry manifest:full-path="Pictures/100002000000002600000026C0D68EBA7BB88B9C.png" manifest:media-type="image/png"/>
  <manifest:file-entry manifest:full-path="Pictures/100002000000001E0000001E01BBC8FE99D57519.png" manifest:media-type="image/png"/>
  <manifest:file-entry manifest:full-path="Pictures/100002000000001E0000001E585C6B5C59CF95FB.png" manifest:media-type="image/png"/>
  <manifest:file-entry manifest:full-path="Pictures/100002000000001E0000001E162B7E94CBE1D408.png" manifest:media-type="image/png"/>
  <manifest:file-entry manifest:full-path="Pictures/100002000000001E0000001E727074FF1041A9F4.png" manifest:media-type="image/png"/>
  <manifest:file-entry manifest:full-path="Pictures/100002000000001E0000001E1C9B8759A2A69386.png" manifest:media-type="image/png"/>
  <manifest:file-entry manifest:full-path="Pictures/100002000000001E0000001E69ABFF389B87ED36.png" manifest:media-type="image/png"/>
  <manifest:file-entry manifest:full-path="Pictures/100002000000001E0000001E4ED4AC40B3526DF3.png" manifest:media-type="image/png"/>
  <manifest:file-entry manifest:full-path="Pictures/100002000000001E0000001ED266397D23DB32FC.png" manifest:media-type="image/png"/>
  <manifest:file-entry manifest:full-path="Pictures/100002000000001E0000001ED04F5BA6B27E0BD9.png" manifest:media-type="image/png"/>
  <manifest:file-entry manifest:full-path="Pictures/100002000000001E0000001E2241D0C2F2CB10C8.png" manifest:media-type="image/png"/>
  <manifest:file-entry manifest:full-path="Pictures/100002000000002600000026D06E6E0978EA9C74.png" manifest:media-type="image/png"/>
  <manifest:file-entry manifest:full-path="Pictures/100002000000001E0000001EC934B39AF310415D.png" manifest:media-type="image/png"/>
  <manifest:file-entry manifest:full-path="Pictures/100002000000001E0000001E9CBB0CEC8A42CB5B.png" manifest:media-type="image/png"/>
  <manifest:file-entry manifest:full-path="Pictures/100002000000001F0000001E784F397805A9B306.png" manifest:media-type="image/png"/>
  <manifest:file-entry manifest:full-path="Pictures/100002000000001F0000001E0CF530DB75EB0D3A.png" manifest:media-type="image/png"/>
  <manifest:file-entry manifest:full-path="Pictures/100002000000001E0000001E0395B0E0BCAEDEA6.png" manifest:media-type="image/png"/>
  <manifest:file-entry manifest:full-path="Pictures/100002000000001E0000001E7780502479AC5D0C.png" manifest:media-type="image/png"/>
  <manifest:file-entry manifest:full-path="Pictures/100002000000001E0000001E403579673525796A.png" manifest:media-type="image/png"/>
  <manifest:file-entry manifest:full-path="Pictures/100002000000001E0000001E7EF283424A85B07D.png" manifest:media-type="image/png"/>
  <manifest:file-entry manifest:full-path="Pictures/100002000000001E0000001E424400CBAF58D1A8.png" manifest:media-type="image/png"/>
  <manifest:file-entry manifest:full-path="Pictures/100002000000001E0000001E828099C83B092334.png" manifest:media-type="image/png"/>
  <manifest:file-entry manifest:full-path="Pictures/100002000000001E0000001E98DABFD4C34A67C0.png" manifest:media-type="image/png"/>
  <manifest:file-entry manifest:full-path="Pictures/100002000000001E0000001E6D071B8B29C442DD.png" manifest:media-type="image/png"/>
  <manifest:file-entry manifest:full-path="Pictures/100002000000001E0000001E759C1113DDCDA9F2.png" manifest:media-type="image/png"/>
  <manifest:file-entry manifest:full-path="Pictures/100002000000001E0000001E0645687F3E77E3CC.png" manifest:media-type="image/png"/>
  <manifest:file-entry manifest:full-path="Pictures/100002000000001E0000001EB324800FC06786B1.png" manifest:media-type="image/png"/>
  <manifest:file-entry manifest:full-path="Pictures/100002000000001E0000001E4AF70EB499074048.png" manifest:media-type="image/png"/>
  <manifest:file-entry manifest:full-path="Pictures/100002000000001E0000001E33E700F76F882516.png" manifest:media-type="image/png"/>
  <manifest:file-entry manifest:full-path="Pictures/100002000000001E0000001EB2BFE334C951C90D.png" manifest:media-type="image/png"/>
  <manifest:file-entry manifest:full-path="Pictures/100002000000001E0000001E9C938452B6F39124.png" manifest:media-type="image/png"/>
  <manifest:file-entry manifest:full-path="Pictures/100002000000001E0000001E3460FCA442BC071A.png" manifest:media-type="image/png"/>
  <manifest:file-entry manifest:full-path="Pictures/100002000000001E0000001ECFB380E76C4149C2.png" manifest:media-type="image/png"/>
  <manifest:file-entry manifest:full-path="Pictures/100002000000001E0000001E76E0853FA514AF50.png" manifest:media-type="image/png"/>
  <manifest:file-entry manifest:full-path="Pictures/100002000000001E0000001EEEAC73E82414FA4C.png" manifest:media-type="image/png"/>
  <manifest:file-entry manifest:full-path="Pictures/100002000000001E0000001E110AB2A846EDF069.png" manifest:media-type="image/png"/>
  <manifest:file-entry manifest:full-path="Pictures/100002000000001E0000001ECD80A666871D6D8D.png" manifest:media-type="image/png"/>
  <manifest:file-entry manifest:full-path="Pictures/100002000000001E0000001E1984523FE6857B8E.png" manifest:media-type="image/png"/>
  <manifest:file-entry manifest:full-path="Pictures/100002000000002000000020E0D1955022686FCF.png" manifest:media-type="image/png"/>
  <manifest:file-entry manifest:full-path="Pictures/100002000000001E0000001ED9FD780E50B4088F.png" manifest:media-type="image/png"/>
  <manifest:file-entry manifest:full-path="Pictures/100002000000001E0000001EC5516FC15AACDBE8.png" manifest:media-type="image/png"/>
  <manifest:file-entry manifest:full-path="Pictures/100002000000001E0000001E0B3BC8D7AAE2F044.png" manifest:media-type="image/png"/>
  <manifest:file-entry manifest:full-path="Pictures/100002000000001E0000001E33E4DD3EC52D451B.png" manifest:media-type="image/png"/>
  <manifest:file-entry manifest:full-path="Pictures/100002000000001E0000001E563802BE444880E5.png" manifest:media-type="image/png"/>
  <manifest:file-entry manifest:full-path="Pictures/100002000000001E0000001E3B1D31A19E7DB28A.png" manifest:media-type="image/png"/>
  <manifest:file-entry manifest:full-path="Pictures/100002000000001E0000001E773E0D2164F75F6A.png" manifest:media-type="image/png"/>
  <manifest:file-entry manifest:full-path="Pictures/100002000000001E0000001EC348B2B3C214DB71.png" manifest:media-type="image/png"/>
  <manifest:file-entry manifest:full-path="Pictures/100002000000001E0000001E4049170F5FEE15F3.png" manifest:media-type="image/png"/>
  <manifest:file-entry manifest:full-path="Pictures/100002000000001E0000001E7DC59BD59073BAB8.png" manifest:media-type="image/png"/>
  <manifest:file-entry manifest:full-path="Pictures/100002000000001E0000001EB91290D03D07776B.png" manifest:media-type="image/png"/>
  <manifest:file-entry manifest:full-path="Pictures/100002000000001E0000001E76D4720491B68238.png" manifest:media-type="image/png"/>
  <manifest:file-entry manifest:full-path="Pictures/100002000000001E0000001E0794985B42274B02.png" manifest:media-type="image/png"/>
  <manifest:file-entry manifest:full-path="Pictures/100002000000001E0000001E613588CE7BA5A400.png" manifest:media-type="image/png"/>
  <manifest:file-entry manifest:full-path="Pictures/100002000000001E0000001E12C84B94FD934706.png" manifest:media-type="image/png"/>
  <manifest:file-entry manifest:full-path="Pictures/100002000000001E0000001EC203E4ADF5B87569.png" manifest:media-type="image/png"/>
  <manifest:file-entry manifest:full-path="Pictures/100002000000002300000023107F640044744751.png" manifest:media-type="image/png"/>
  <manifest:file-entry manifest:full-path="Pictures/10000200000000650000005C0529851BEA4FA8B8.png" manifest:media-type="image/png"/>
  <manifest:file-entry manifest:full-path="Pictures/100002000000001E0000001ED0E548A47F288324.png" manifest:media-type="image/png"/>
  <manifest:file-entry manifest:full-path="Pictures/100002000000001E0000001EE120AA6FD6092BFB.png" manifest:media-type="image/png"/>
  <manifest:file-entry manifest:full-path="Pictures/100002000000001E0000001E6BBE55E8EC1DE7EE.png" manifest:media-type="image/png"/>
  <manifest:file-entry manifest:full-path="Pictures/100002000000001E0000001EC834470EFAE940C9.png" manifest:media-type="image/png"/>
  <manifest:file-entry manifest:full-path="Pictures/100002000000001E0000001E5D12682990044DC4.png" manifest:media-type="image/png"/>
  <manifest:file-entry manifest:full-path="Pictures/100002000000001E0000001EA762760E0A9FDF24.png" manifest:media-type="image/png"/>
  <manifest:file-entry manifest:full-path="Pictures/10000201000000270000003EB550C8952C8E5966.png" manifest:media-type="image/png"/>
  <manifest:file-entry manifest:full-path="Pictures/100002000000001E0000001E8C52AAE6C509C708.png" manifest:media-type="image/png"/>
  <manifest:file-entry manifest:full-path="Pictures/100002000000001E0000001EAC8C82094AA06F54.png" manifest:media-type="image/png"/>
  <manifest:file-entry manifest:full-path="Pictures/100002000000001E0000001E02DC8A23935F37B2.png" manifest:media-type="image/png"/>
  <manifest:file-entry manifest:full-path="Pictures/100002000000001E0000001E05B7214C5279CF2D.png" manifest:media-type="image/png"/>
  <manifest:file-entry manifest:full-path="Pictures/100002000000002000000020EC33D3320A9E0712.png" manifest:media-type="image/png"/>
  <manifest:file-entry manifest:full-path="Pictures/100002000000001E0000001E5E4965C76E725AEF.png" manifest:media-type="image/png"/>
  <manifest:file-entry manifest:full-path="Pictures/100002000000001E0000001ED19284BBF09CB9D4.png" manifest:media-type="image/png"/>
  <manifest:file-entry manifest:full-path="Pictures/100002000000001E0000001E262598F614B3A76A.png" manifest:media-type="image/png"/>
  <manifest:file-entry manifest:full-path="Pictures/100002000000001E0000001EBB31E72C3E6B71E7.png" manifest:media-type="image/png"/>
  <manifest:file-entry manifest:full-path="Pictures/100002000000001E0000001EA4D9EFB013D9D93A.png" manifest:media-type="image/png"/>
  <manifest:file-entry manifest:full-path="Pictures/100002000000001E0000001E131C96DDB035B42B.png" manifest:media-type="image/png"/>
  <manifest:file-entry manifest:full-path="Pictures/100002000000001E0000001E2A404C4130919215.png" manifest:media-type="image/png"/>
  <manifest:file-entry manifest:full-path="Pictures/100002000000001E0000001EA2AEFBDED55EA65C.png" manifest:media-type="image/png"/>
  <manifest:file-entry manifest:full-path="Pictures/100002000000001E0000001ECFA464412E6C9060.png" manifest:media-type="image/png"/>
  <manifest:file-entry manifest:full-path="Pictures/100002000000001E0000001E53F4FBAB496A5D5B.png" manifest:media-type="image/png"/>
  <manifest:file-entry manifest:full-path="Pictures/100002000000001E0000001E0CCA3480CC002544.png" manifest:media-type="image/png"/>
  <manifest:file-entry manifest:full-path="Pictures/100002000000001E0000001E2EB1D682BB7CE0DA.png" manifest:media-type="image/png"/>
  <manifest:file-entry manifest:full-path="Pictures/100002000000001E0000001EEAF5F87356600223.png" manifest:media-type="image/png"/>
  <manifest:file-entry manifest:full-path="Pictures/100002000000001E0000001E2D28CCD61EEB0C88.png" manifest:media-type="image/png"/>
  <manifest:file-entry manifest:full-path="Pictures/100002000000001E0000001EF0EC238C90ED9BEB.png" manifest:media-type="image/png"/>
  <manifest:file-entry manifest:full-path="Pictures/10000200000000200000001E479AFD41DA79EB4D.png" manifest:media-type="image/png"/>
  <manifest:file-entry manifest:full-path="Pictures/100002000000001E0000001ECECE102CFE8770A0.png" manifest:media-type="image/png"/>
  <manifest:file-entry manifest:full-path="Pictures/100002000000001E0000001E11B090A1175D8B56.png" manifest:media-type="image/png"/>
  <manifest:file-entry manifest:full-path="Pictures/100002000000001E0000001E57CA3FF89C32B3EE.png" manifest:media-type="image/png"/>
  <manifest:file-entry manifest:full-path="Pictures/100002000000001E0000001ED0F688F062E6FE8B.png" manifest:media-type="image/png"/>
  <manifest:file-entry manifest:full-path="Pictures/100002000000001E0000001ECEDC6A7C644E15CF.png" manifest:media-type="image/png"/>
  <manifest:file-entry manifest:full-path="Pictures/100002000000001E0000001E452AE527E6AECB2D.png" manifest:media-type="image/png"/>
  <manifest:file-entry manifest:full-path="Pictures/100002000000001E0000001E347B8CEF8C5E087C.png" manifest:media-type="image/png"/>
  <manifest:file-entry manifest:full-path="Pictures/100002000000001E0000001EC4CF5FE6546A5EF3.png" manifest:media-type="image/png"/>
  <manifest:file-entry manifest:full-path="Pictures/100002000000001E0000001E395F87FD61CBDDFA.png" manifest:media-type="image/png"/>
  <manifest:file-entry manifest:full-path="Pictures/100002000000001E0000001EAFD30C90730E1689.png" manifest:media-type="image/png"/>
  <manifest:file-entry manifest:full-path="Pictures/100002000000001E0000001E2F850ECC2BC8221B.png" manifest:media-type="image/png"/>
  <manifest:file-entry manifest:full-path="Pictures/10000200000000200000001E5DB2A6A98CDA930F.png" manifest:media-type="image/png"/>
  <manifest:file-entry manifest:full-path="Pictures/100002000000001E0000001E46D3E1D2E7F0FB74.png" manifest:media-type="image/png"/>
  <manifest:file-entry manifest:full-path="Pictures/100002000000002000000020BC8E9069F1338A51.png" manifest:media-type="image/png"/>
  <manifest:file-entry manifest:full-path="Pictures/100002000000001E0000001E25A71A11DF3C28DB.png" manifest:media-type="image/png"/>
  <manifest:file-entry manifest:full-path="Pictures/100002000000001E0000001E077B00A53254DCB2.png" manifest:media-type="image/png"/>
  <manifest:file-entry manifest:full-path="Pictures/100002000000001E0000001E81E2DD32B5881AD1.png" manifest:media-type="image/png"/>
  <manifest:file-entry manifest:full-path="Pictures/100002000000001E0000001E33148E3982EC82FA.png" manifest:media-type="image/png"/>
  <manifest:file-entry manifest:full-path="Pictures/100002000000001E0000001E97061D132116A199.png" manifest:media-type="image/png"/>
  <manifest:file-entry manifest:full-path="Pictures/100002000000001E0000001E4D812C48800EA24A.png" manifest:media-type="image/png"/>
  <manifest:file-entry manifest:full-path="Pictures/100002000000001E0000001EF1F6F022BCB686EC.png" manifest:media-type="image/png"/>
  <manifest:file-entry manifest:full-path="Pictures/100002000000001E0000001E34B535C5688D0205.png" manifest:media-type="image/png"/>
  <manifest:file-entry manifest:full-path="Pictures/100002000000001E0000001E94939F3AE6D9672A.png" manifest:media-type="image/png"/>
  <manifest:file-entry manifest:full-path="Pictures/100002000000001E0000001E7D9B24B33598AE48.png" manifest:media-type="image/png"/>
  <manifest:file-entry manifest:full-path="Pictures/100002000000001E0000001EF5A2EACD9D86E04B.png" manifest:media-type="image/png"/>
  <manifest:file-entry manifest:full-path="Pictures/100002000000001E0000001E347D0B15AD22D65E.png" manifest:media-type="image/png"/>
  <manifest:file-entry manifest:full-path="Pictures/100002000000001E0000001E8D728E8BED808872.png" manifest:media-type="image/png"/>
  <manifest:file-entry manifest:full-path="Pictures/100002000000001E0000001E35E7D6F298F92738.png" manifest:media-type="image/png"/>
  <manifest:file-entry manifest:full-path="Pictures/100002000000001E0000001E2A0A07D25BFFA54D.png" manifest:media-type="image/png"/>
  <manifest:file-entry manifest:full-path="Pictures/100002000000001E0000001E0F4C7200FBED60A2.png" manifest:media-type="image/png"/>
  <manifest:file-entry manifest:full-path="Pictures/100002000000001E0000001EC8E342FA16BE3D1A.png" manifest:media-type="image/png"/>
  <manifest:file-entry manifest:full-path="Pictures/100002000000001E0000001E9E0FFAEE5CAE19F1.png" manifest:media-type="image/png"/>
  <manifest:file-entry manifest:full-path="Pictures/100002000000002800000028A528CD37BA76586B.png" manifest:media-type="image/png"/>
  <manifest:file-entry manifest:full-path="Pictures/10000200000000660000005FB40651099E42C7D7.png" manifest:media-type="image/png"/>
  <manifest:file-entry manifest:full-path="Pictures/100002000000001E0000001EC1F8266214D5F26A.png" manifest:media-type="image/png"/>
  <manifest:file-entry manifest:full-path="Pictures/100002000000001E0000001E92F5A0DA363509A1.png" manifest:media-type="image/png"/>
  <manifest:file-entry manifest:full-path="Pictures/100002000000001E0000001ECB98A49A7DEA8381.png" manifest:media-type="image/png"/>
  <manifest:file-entry manifest:full-path="Pictures/100002000000001E0000001E49AD952E3818C776.png" manifest:media-type="image/png"/>
  <manifest:file-entry manifest:full-path="Pictures/100002000000001E0000001E763BC4D80CB33269.png" manifest:media-type="image/png"/>
  <manifest:file-entry manifest:full-path="Pictures/100002000000001E0000001E3791B3A05C9BCC9C.png" manifest:media-type="image/png"/>
  <manifest:file-entry manifest:full-path="Pictures/100002000000001E0000001E28A7CFE0A99854A4.png" manifest:media-type="image/png"/>
  <manifest:file-entry manifest:full-path="Pictures/100002000000001E0000001E24431AFC4C506235.png" manifest:media-type="image/png"/>
  <manifest:file-entry manifest:full-path="Pictures/100002000000001E0000001E9FFDF27A7F52A348.png" manifest:media-type="image/png"/>
  <manifest:file-entry manifest:full-path="Pictures/100002000000001E0000001E40A85E545E016D69.png" manifest:media-type="image/png"/>
  <manifest:file-entry manifest:full-path="Pictures/100002000000001E0000001E6BB74A18CB9A90A8.png" manifest:media-type="image/png"/>
  <manifest:file-entry manifest:full-path="Pictures/100002000000001E0000001E3606D68BF22D63C4.png" manifest:media-type="image/png"/>
  <manifest:file-entry manifest:full-path="Pictures/100002000000001F0000001E14C3ACC437773B7E.png" manifest:media-type="image/png"/>
  <manifest:file-entry manifest:full-path="Pictures/100002000000001E0000001ED0F4271905E43230.png" manifest:media-type="image/png"/>
  <manifest:file-entry manifest:full-path="Pictures/100002000000001E0000001EE246BB56C68EF7CA.png" manifest:media-type="image/png"/>
  <manifest:file-entry manifest:full-path="Pictures/100002000000001E0000001E765BAE1851D47FE2.png" manifest:media-type="image/png"/>
  <manifest:file-entry manifest:full-path="Pictures/100002000000001E0000001EE2DDC032E0D6CAF4.png" manifest:media-type="image/png"/>
  <manifest:file-entry manifest:full-path="Pictures/100002000000001E0000001E428B53BDE464A051.png" manifest:media-type="image/png"/>
  <manifest:file-entry manifest:full-path="Pictures/100002000000001E0000001E462CA973CC5C7096.png" manifest:media-type="image/png"/>
  <manifest:file-entry manifest:full-path="Pictures/100002000000001E0000001E1B0312DA610F5896.png" manifest:media-type="image/png"/>
  <manifest:file-entry manifest:full-path="Pictures/1000020000000023000000236CB8740B97929633.png" manifest:media-type="image/png"/>
  <manifest:file-entry manifest:full-path="Pictures/100002000000001E0000001E6796743A911D7461.png" manifest:media-type="image/png"/>
  <manifest:file-entry manifest:full-path="Pictures/10000200000000200000001E56D280EE2FF7A43C.png" manifest:media-type="image/png"/>
  <manifest:file-entry manifest:full-path="Pictures/100002000000001E0000001E409D17D07DEB9810.png" manifest:media-type="image/png"/>
  <manifest:file-entry manifest:full-path="Pictures/100002000000001E0000001E282E6586F4804849.png" manifest:media-type="image/png"/>
  <manifest:file-entry manifest:full-path="Pictures/100002000000001E0000001E6C6EEA803B6D7EEB.png" manifest:media-type="image/png"/>
  <manifest:file-entry manifest:full-path="Pictures/100002000000001E0000001EE32CD7A25A348DA1.png" manifest:media-type="image/png"/>
  <manifest:file-entry manifest:full-path="Pictures/100002000000001E0000001EAB9E658860C05DB4.png" manifest:media-type="image/png"/>
  <manifest:file-entry manifest:full-path="Pictures/100002000000001E0000001E8076A22DF6C0ECF4.png" manifest:media-type="image/png"/>
  <manifest:file-entry manifest:full-path="Pictures/100002000000001E0000001EEBD28863174486C3.png" manifest:media-type="image/png"/>
  <manifest:file-entry manifest:full-path="Pictures/100002000000001E0000001E0549191691BD7863.png" manifest:media-type="image/png"/>
  <manifest:file-entry manifest:full-path="Pictures/100002000000001E0000001EF05F6BCF243ACB9F.png" manifest:media-type="image/png"/>
  <manifest:file-entry manifest:full-path="Pictures/100002000000001E0000001EDA9EC86298B14CC9.png" manifest:media-type="image/png"/>
  <manifest:file-entry manifest:full-path="Pictures/100002000000001E0000001E00914BADD4A86DF6.png" manifest:media-type="image/png"/>
  <manifest:file-entry manifest:full-path="Pictures/100002000000001E0000001EA20F0730F044E92A.png" manifest:media-type="image/png"/>
  <manifest:file-entry manifest:full-path="Pictures/100002000000001E0000001E4C9D2FE1ABDAE8DB.png" manifest:media-type="image/png"/>
  <manifest:file-entry manifest:full-path="Pictures/100002000000001F0000001E676F71D02315BB80.png" manifest:media-type="image/png"/>
  <manifest:file-entry manifest:full-path="Pictures/100002000000001E0000001E198C7265D6098D57.png" manifest:media-type="image/png"/>
  <manifest:file-entry manifest:full-path="Pictures/100002000000001E0000001E14C3CE307C2D016A.png" manifest:media-type="image/png"/>
  <manifest:file-entry manifest:full-path="Pictures/100002000000001E0000001E113F3785ADFF047F.png" manifest:media-type="image/png"/>
  <manifest:file-entry manifest:full-path="Pictures/100002000000002100000021738FEDD991A15237.png" manifest:media-type="image/png"/>
  <manifest:file-entry manifest:full-path="Pictures/100002000000001E0000001E969DFBD7B6388CCE.png" manifest:media-type="image/png"/>
  <manifest:file-entry manifest:full-path="Pictures/100002000000001E0000001E77639CE929AD1BEA.png" manifest:media-type="image/png"/>
  <manifest:file-entry manifest:full-path="Pictures/100002000000001E0000001E17A52FEC1F606E8B.png" manifest:media-type="image/png"/>
  <manifest:file-entry manifest:full-path="Pictures/100002000000001E0000001EE906A2AB8E0378DA.png" manifest:media-type="image/png"/>
  <manifest:file-entry manifest:full-path="Pictures/100002000000001E0000001E3A324841A599E4CC.png" manifest:media-type="image/png"/>
  <manifest:file-entry manifest:full-path="Pictures/100002000000001E0000001ED3DAA9683D05B2C9.png" manifest:media-type="image/png"/>
  <manifest:file-entry manifest:full-path="Pictures/100002000000001E0000001E9788D2C63C6AD7E2.png" manifest:media-type="image/png"/>
  <manifest:file-entry manifest:full-path="Pictures/100002000000001E0000001E471898CC372E96F6.png" manifest:media-type="image/png"/>
  <manifest:file-entry manifest:full-path="Pictures/100002000000001E0000001E47FBD3C32D553084.png" manifest:media-type="image/png"/>
  <manifest:file-entry manifest:full-path="Pictures/100002000000001E0000001E8BB6397D22B71B13.png" manifest:media-type="image/png"/>
  <manifest:file-entry manifest:full-path="Pictures/100002000000001E0000001E84816E44D7B50E6B.png" manifest:media-type="image/png"/>
  <manifest:file-entry manifest:full-path="Pictures/100002010000003900000039D00624E765F0DEC0.png" manifest:media-type="image/png"/>
  <manifest:file-entry manifest:full-path="Pictures/100002000000001E0000001E01CDA8E27D67EC24.png" manifest:media-type="image/png"/>
  <manifest:file-entry manifest:full-path="Pictures/100002000000001E0000001E142A72B3FC62EDCC.png" manifest:media-type="image/png"/>
  <manifest:file-entry manifest:full-path="Pictures/100002000000001E0000001E75E9E6EA52BF70AA.png" manifest:media-type="image/png"/>
  <manifest:file-entry manifest:full-path="Pictures/100002000000001E0000001E791FC9C74EA178AB.png" manifest:media-type="image/png"/>
  <manifest:file-entry manifest:full-path="Pictures/100002000000001E0000001E901545ADF2BA456E.png" manifest:media-type="image/png"/>
  <manifest:file-entry manifest:full-path="Pictures/100002000000001E0000001E2E4AEF0E0E118B7B.png" manifest:media-type="image/png"/>
  <manifest:file-entry manifest:full-path="Pictures/100002000000001E0000001E41C328EE762AFBA6.png" manifest:media-type="image/png"/>
  <manifest:file-entry manifest:full-path="Pictures/100002000000001E0000001E81A7A0F3265CDABC.png" manifest:media-type="image/png"/>
  <manifest:file-entry manifest:full-path="Pictures/100002010000002500000042C4D7DB4ED407EA2D.png" manifest:media-type="image/png"/>
  <manifest:file-entry manifest:full-path="Pictures/100002000000001E0000001E56CFB00982A98C4F.png" manifest:media-type="image/png"/>
  <manifest:file-entry manifest:full-path="Pictures/100002000000001E0000001EBE2272E7A96B4A69.png" manifest:media-type="image/png"/>
  <manifest:file-entry manifest:full-path="Pictures/100002000000001E0000001EFFB9434523D7AC8D.png" manifest:media-type="image/png"/>
  <manifest:file-entry manifest:full-path="Pictures/100002000000001E0000001E485AE7744BB2F028.png" manifest:media-type="image/png"/>
  <manifest:file-entry manifest:full-path="Pictures/100002000000001E0000001EB5C756778B4424A7.png" manifest:media-type="image/png"/>
  <manifest:file-entry manifest:full-path="Pictures/1000020000000022000000229FF8EC3668C35375.png" manifest:media-type="image/png"/>
  <manifest:file-entry manifest:full-path="Pictures/100002000000001E0000001EE2A346659346FB6C.png" manifest:media-type="image/png"/>
  <manifest:file-entry manifest:full-path="Pictures/100002000000001E0000001E5C26667724557A0C.png" manifest:media-type="image/png"/>
  <manifest:file-entry manifest:full-path="Pictures/100002000000001E0000001E6BBB1826006E54F9.png" manifest:media-type="image/png"/>
  <manifest:file-entry manifest:full-path="Pictures/100002000000001E0000001E04CDEA222D6B78E0.png" manifest:media-type="image/png"/>
  <manifest:file-entry manifest:full-path="Pictures/100002000000001E0000001EF8CCDF1A588EB97F.png" manifest:media-type="image/png"/>
  <manifest:file-entry manifest:full-path="Pictures/100002000000001E0000001EA08A34C2CF184C30.png" manifest:media-type="image/png"/>
  <manifest:file-entry manifest:full-path="Pictures/100002000000001E0000001E25B3B808FBDAA96E.png" manifest:media-type="image/png"/>
  <manifest:file-entry manifest:full-path="Pictures/100002000000001E0000001EEC16FCF3EC6D3299.png" manifest:media-type="image/png"/>
  <manifest:file-entry manifest:full-path="Pictures/100002000000001E0000001E903BEC6ACDC6BD87.png" manifest:media-type="image/png"/>
  <manifest:file-entry manifest:full-path="Pictures/100002000000001E0000001E32D6AC1548F3F4A7.png" manifest:media-type="image/png"/>
  <manifest:file-entry manifest:full-path="Pictures/100002000000001E0000001E4FF8C8BA8910938C.png" manifest:media-type="image/png"/>
  <manifest:file-entry manifest:full-path="Pictures/100002000000001E0000001EC3547500FE3FCBB9.png" manifest:media-type="image/png"/>
  <manifest:file-entry manifest:full-path="Pictures/100002000000001E0000001E7A4CAADCF8F761AC.png" manifest:media-type="image/png"/>
  <manifest:file-entry manifest:full-path="Pictures/100002000000001E0000001E1210E664D35750EF.png" manifest:media-type="image/png"/>
  <manifest:file-entry manifest:full-path="Pictures/100002000000001E0000001E55704F47D95D4B0C.png" manifest:media-type="image/png"/>
  <manifest:file-entry manifest:full-path="Pictures/100002000000001E0000001E97EF837AF7AC6810.png" manifest:media-type="image/png"/>
  <manifest:file-entry manifest:full-path="Pictures/100002000000001E0000001EAE2BD9CE1B1A8A61.png" manifest:media-type="image/png"/>
  <manifest:file-entry manifest:full-path="Pictures/100002000000001E0000001EF2A9C795409F88F4.png" manifest:media-type="image/png"/>
  <manifest:file-entry manifest:full-path="Pictures/100002000000001E0000001E405476ABF2ABB106.png" manifest:media-type="image/png"/>
  <manifest:file-entry manifest:full-path="Pictures/100002000000001E0000001E0858B4369EBC016D.png" manifest:media-type="image/png"/>
  <manifest:file-entry manifest:full-path="Pictures/100002000000001E0000001EA8C45DA0CDD5B023.png" manifest:media-type="image/png"/>
  <manifest:file-entry manifest:full-path="Pictures/100002000000001E0000001E3CBDBDE8AA6888D2.png" manifest:media-type="image/png"/>
  <manifest:file-entry manifest:full-path="Pictures/100002000000001E0000001E9FE9848AAB408BD7.png" manifest:media-type="image/png"/>
  <manifest:file-entry manifest:full-path="Pictures/100002000000001E0000001E99E695D6FEB7EEAE.png" manifest:media-type="image/png"/>
  <manifest:file-entry manifest:full-path="Pictures/100002000000001E0000001EF4FA4E8C1E889134.png" manifest:media-type="image/png"/>
  <manifest:file-entry manifest:full-path="Pictures/100002000000001E0000001E53DBCCE2D57C8AEB.png" manifest:media-type="image/png"/>
  <manifest:file-entry manifest:full-path="Pictures/100002000000001E0000001E613B570F3CF8EF35.png" manifest:media-type="image/png"/>
  <manifest:file-entry manifest:full-path="Pictures/100002000000001E0000001E80C13C6D315FC935.png" manifest:media-type="image/png"/>
  <manifest:file-entry manifest:full-path="Pictures/100002000000001E0000001EE1C0123986EBE7BA.png" manifest:media-type="image/png"/>
  <manifest:file-entry manifest:full-path="Pictures/100002000000001E0000001EC1BA73E1183BDFFE.png" manifest:media-type="image/png"/>
  <manifest:file-entry manifest:full-path="Pictures/100002000000001E0000001E47B93996EA7169BF.png" manifest:media-type="image/png"/>
  <manifest:file-entry manifest:full-path="Pictures/100002000000001E0000001E0050D06E3D7E99EB.png" manifest:media-type="image/png"/>
  <manifest:file-entry manifest:full-path="Pictures/100002000000001E0000001E6D863393CE0DBAED.png" manifest:media-type="image/png"/>
  <manifest:file-entry manifest:full-path="Pictures/100002000000001E0000001E52201E169CDC5FCB.png" manifest:media-type="image/png"/>
  <manifest:file-entry manifest:full-path="Pictures/10000200000000210000001E2EF699037AC95D71.png" manifest:media-type="image/png"/>
  <manifest:file-entry manifest:full-path="Pictures/100002000000001E0000001EE386CA535B0EF0A6.png" manifest:media-type="image/png"/>
  <manifest:file-entry manifest:full-path="Pictures/100002000000001E0000001EA3D5646671B3744C.png" manifest:media-type="image/png"/>
  <manifest:file-entry manifest:full-path="Pictures/100002000000001E0000001E6D7323EE3367E8D0.png" manifest:media-type="image/png"/>
  <manifest:file-entry manifest:full-path="Pictures/100002000000001E0000001E60C9A14287E6ED95.png" manifest:media-type="image/png"/>
  <manifest:file-entry manifest:full-path="Pictures/100002000000001E0000001E832370B126B833F2.png" manifest:media-type="image/png"/>
  <manifest:file-entry manifest:full-path="Pictures/100002000000001E0000001E84C1C2328911D29E.png" manifest:media-type="image/png"/>
  <manifest:file-entry manifest:full-path="Pictures/100002000000001E0000001EE5C802AA45DA7D6F.png" manifest:media-type="image/png"/>
  <manifest:file-entry manifest:full-path="Pictures/100002000000001E0000001E87B91E0AE24A7252.png" manifest:media-type="image/png"/>
  <manifest:file-entry manifest:full-path="Pictures/100002000000001E0000001E3EC452D937C30FFD.png" manifest:media-type="image/png"/>
  <manifest:file-entry manifest:full-path="Pictures/100002000000001E0000001EEA233390A2BEBBD8.png" manifest:media-type="image/png"/>
  <manifest:file-entry manifest:full-path="Pictures/100002000000001E0000001EADA2B2840D7E9F6A.png" manifest:media-type="image/png"/>
  <manifest:file-entry manifest:full-path="Pictures/100002000000001E0000001EB45B0B4080E58C9F.png" manifest:media-type="image/png"/>
  <manifest:file-entry manifest:full-path="Pictures/100002000000002300000023C5B6879F8C4EC9D4.png" manifest:media-type="image/png"/>
  <manifest:file-entry manifest:full-path="Pictures/100002000000001E0000001E3CC334848874CA90.png" manifest:media-type="image/png"/>
  <manifest:file-entry manifest:full-path="Pictures/100002000000001E0000001EA4639847C643817A.png" manifest:media-type="image/png"/>
  <manifest:file-entry manifest:full-path="Pictures/100002000000001E0000001E01026DA2B12A88C5.png" manifest:media-type="image/png"/>
  <manifest:file-entry manifest:full-path="Pictures/100002000000001E0000001E8BC4C974A9304A3A.png" manifest:media-type="image/png"/>
  <manifest:file-entry manifest:full-path="Pictures/100002000000001E0000001EC0A615FBFB73C6E2.png" manifest:media-type="image/png"/>
  <manifest:file-entry manifest:full-path="Pictures/100002000000001E0000001ED865947C27044D3F.png" manifest:media-type="image/png"/>
  <manifest:file-entry manifest:full-path="Pictures/100002000000001E0000001E9740CD352EA3E0E3.png" manifest:media-type="image/png"/>
  <manifest:file-entry manifest:full-path="Pictures/100002000000001E0000001E73BE98E3A36BD27E.png" manifest:media-type="image/png"/>
  <manifest:file-entry manifest:full-path="Pictures/100002000000001E0000001E07C733356BF75E8F.png" manifest:media-type="image/png"/>
  <manifest:file-entry manifest:full-path="Pictures/100002000000001E0000001EE988C130C9902CF3.png" manifest:media-type="image/png"/>
  <manifest:file-entry manifest:full-path="Pictures/100002000000001E0000001E306778EB89879034.png" manifest:media-type="image/png"/>
  <manifest:file-entry manifest:full-path="Pictures/100002000000001E0000001E7868F1035FBDC0D5.png" manifest:media-type="image/png"/>
  <manifest:file-entry manifest:full-path="Pictures/100002000000001E0000001E0A1BD9B78602731B.png" manifest:media-type="image/png"/>
  <manifest:file-entry manifest:full-path="Pictures/100002000000001E0000001E484383B5C3F57575.png" manifest:media-type="image/png"/>
  <manifest:file-entry manifest:full-path="Pictures/100002000000001E0000001E7BA51AB9C6FFCE67.png" manifest:media-type="image/png"/>
  <manifest:file-entry manifest:full-path="Pictures/100002000000001E0000001E276D46C11E947AFE.png" manifest:media-type="image/png"/>
  <manifest:file-entry manifest:full-path="Pictures/100002000000001E0000001E974F053BB4194C39.png" manifest:media-type="image/png"/>
  <manifest:file-entry manifest:full-path="Pictures/100002000000001E0000001E5150B2C4AC897765.png" manifest:media-type="image/png"/>
  <manifest:file-entry manifest:full-path="Pictures/100002000000001E0000001E626DD2A4FDDBF740.png" manifest:media-type="image/png"/>
  <manifest:file-entry manifest:full-path="Pictures/100002000000001E0000001EA9F5715206D7816C.png" manifest:media-type="image/png"/>
  <manifest:file-entry manifest:full-path="Pictures/100002000000001E0000001E7E4956FCD0937EA4.png" manifest:media-type="image/png"/>
  <manifest:file-entry manifest:full-path="Pictures/100002000000001E0000001E99759D7422459BA9.png" manifest:media-type="image/png"/>
  <manifest:file-entry manifest:full-path="Pictures/100002000000001E0000001E6597BC0713E1F687.png" manifest:media-type="image/png"/>
  <manifest:file-entry manifest:full-path="Pictures/100002000000001E0000001E8F3196F4E050D98F.png" manifest:media-type="image/png"/>
  <manifest:file-entry manifest:full-path="Pictures/100002000000001E0000001E2C378B7A925A7B9F.png" manifest:media-type="image/png"/>
  <manifest:file-entry manifest:full-path="Pictures/100002000000001E0000001EA563837D8882B0BD.png" manifest:media-type="image/png"/>
  <manifest:file-entry manifest:full-path="Pictures/100002000000001E0000001EA13349033A0006E1.png" manifest:media-type="image/png"/>
  <manifest:file-entry manifest:full-path="Pictures/100002000000001E0000001E9D1F4C3CBAA21F37.png" manifest:media-type="image/png"/>
  <manifest:file-entry manifest:full-path="Pictures/100002000000001E0000001EBA2C3C9312A63075.png" manifest:media-type="image/png"/>
  <manifest:file-entry manifest:full-path="Pictures/100002000000001E0000001E88CFC69A43128EC5.png" manifest:media-type="image/png"/>
  <manifest:file-entry manifest:full-path="Pictures/100002000000001E0000001EB1126257AEE5EB40.png" manifest:media-type="image/png"/>
  <manifest:file-entry manifest:full-path="Pictures/100002000000001E0000001EDEDFEFD409A717AF.png" manifest:media-type="image/png"/>
  <manifest:file-entry manifest:full-path="Pictures/100002000000001E0000001E724C46DCBA3040A5.png" manifest:media-type="image/png"/>
  <manifest:file-entry manifest:full-path="Pictures/100002000000001E0000001E2CDD0693A79E5F5E.png" manifest:media-type="image/png"/>
  <manifest:file-entry manifest:full-path="Pictures/100002000000001E0000001E39A451E0C1D8E572.png" manifest:media-type="image/png"/>
  <manifest:file-entry manifest:full-path="Pictures/100002000000001E0000001ECB5067797EB54A59.png" manifest:media-type="image/png"/>
  <manifest:file-entry manifest:full-path="Pictures/100002000000001E0000001E2B97B40B41F8BC0B.png" manifest:media-type="image/png"/>
  <manifest:file-entry manifest:full-path="Pictures/100002000000001E0000001E723DA13A6C834E1F.png" manifest:media-type="image/png"/>
  <manifest:file-entry manifest:full-path="Pictures/100002000000001E0000001E5448151A0CBF1413.png" manifest:media-type="image/png"/>
  <manifest:file-entry manifest:full-path="Pictures/100002000000001E0000001E95145164037D876B.png" manifest:media-type="image/png"/>
  <manifest:file-entry manifest:full-path="Pictures/100002000000001E0000001EBC77B2E6FE051818.png" manifest:media-type="image/png"/>
  <manifest:file-entry manifest:full-path="Pictures/100002000000001E0000001E763EECABF7B18BCA.png" manifest:media-type="image/png"/>
  <manifest:file-entry manifest:full-path="Pictures/100002000000001E0000001E8EABC3683434A926.png" manifest:media-type="image/png"/>
  <manifest:file-entry manifest:full-path="Pictures/100002000000001E0000001EB1A6A399EA8D3F79.png" manifest:media-type="image/png"/>
  <manifest:file-entry manifest:full-path="Pictures/100002000000001E0000001E3CF5081498919823.png" manifest:media-type="image/png"/>
  <manifest:file-entry manifest:full-path="Pictures/100002000000001E0000001E656ABE0BDB25D58D.png" manifest:media-type="image/png"/>
  <manifest:file-entry manifest:full-path="Pictures/100002000000001E0000001E11AF591350DF070C.png" manifest:media-type="image/png"/>
  <manifest:file-entry manifest:full-path="Pictures/100002000000001E0000001EB701E3D3E23B266C.png" manifest:media-type="image/png"/>
  <manifest:file-entry manifest:full-path="Pictures/100002000000001E0000001E358FE85C3E690B4E.png" manifest:media-type="image/png"/>
  <manifest:file-entry manifest:full-path="Pictures/100002000000001E0000001E72C3290600A2278A.png" manifest:media-type="image/png"/>
  <manifest:file-entry manifest:full-path="Pictures/100002000000001E0000001E054723CBBC0BA9A5.png" manifest:media-type="image/png"/>
  <manifest:file-entry manifest:full-path="Pictures/100002000000001E0000001E3832CB0E1866F0C2.png" manifest:media-type="image/png"/>
  <manifest:file-entry manifest:full-path="Pictures/100002000000001E0000001E382714598DFF5AFC.png" manifest:media-type="image/png"/>
  <manifest:file-entry manifest:full-path="Pictures/100002000000001E0000001ED8B5106B5E8C550D.png" manifest:media-type="image/png"/>
  <manifest:file-entry manifest:full-path="Pictures/100002000000001E0000001EC4DB93891CB418E4.png" manifest:media-type="image/png"/>
  <manifest:file-entry manifest:full-path="Pictures/100002000000001E0000001ED66DEDA2D0EAACD7.png" manifest:media-type="image/png"/>
  <manifest:file-entry manifest:full-path="Pictures/100002000000001E0000001EB53AFFCC9BEA8244.png" manifest:media-type="image/png"/>
  <manifest:file-entry manifest:full-path="Pictures/100002000000001E0000001E75EDADD6A39D477C.png" manifest:media-type="image/png"/>
  <manifest:file-entry manifest:full-path="Pictures/100002000000001E0000001E22EA11D2BD020339.png" manifest:media-type="image/png"/>
  <manifest:file-entry manifest:full-path="Pictures/100002000000001E0000001E55E126BD7929944D.png" manifest:media-type="image/png"/>
  <manifest:file-entry manifest:full-path="Pictures/100002000000001E0000001EA4B2D54807264AC7.png" manifest:media-type="image/png"/>
  <manifest:file-entry manifest:full-path="Pictures/100002000000001E0000001EC0D55C18EFFCDD9E.png" manifest:media-type="image/png"/>
  <manifest:file-entry manifest:full-path="Pictures/100002000000001E0000001E48BF8A61A83305D6.png" manifest:media-type="image/png"/>
  <manifest:file-entry manifest:full-path="Pictures/100002000000001E0000001EBEC81E2444FCABE6.png" manifest:media-type="image/png"/>
  <manifest:file-entry manifest:full-path="Pictures/100002000000001E0000001E1AFB55127FD2A013.png" manifest:media-type="image/png"/>
  <manifest:file-entry manifest:full-path="Pictures/100002000000001E0000001EC26C2CCF6CD4A894.png" manifest:media-type="image/png"/>
  <manifest:file-entry manifest:full-path="Pictures/100002000000001E0000001E224E4CF87B8EF114.png" manifest:media-type="image/png"/>
  <manifest:file-entry manifest:full-path="Pictures/100002000000001E0000001E6C752CEC916B30F9.png" manifest:media-type="image/png"/>
  <manifest:file-entry manifest:full-path="Pictures/100002000000001E0000001ECE02E9A484778C47.png" manifest:media-type="image/png"/>
  <manifest:file-entry manifest:full-path="Pictures/100002000000001E0000001EC98016A01C932E0E.png" manifest:media-type="image/png"/>
  <manifest:file-entry manifest:full-path="Pictures/10000200000000200000001E5E801771B042A66B.png" manifest:media-type="image/png"/>
  <manifest:file-entry manifest:full-path="Pictures/100002000000001E0000001EC7FB04625B199D42.png" manifest:media-type="image/png"/>
  <manifest:file-entry manifest:full-path="Pictures/100002000000001E0000001EAA70CA3A976CCC45.png" manifest:media-type="image/png"/>
  <manifest:file-entry manifest:full-path="Pictures/100002000000001F0000001E74206FD0CB91B45F.png" manifest:media-type="image/png"/>
  <manifest:file-entry manifest:full-path="Pictures/100002000000001E0000001E5EF0B416C5DB0A3C.png" manifest:media-type="image/png"/>
  <manifest:file-entry manifest:full-path="Pictures/100002000000001E0000001E7711DD503B69617D.png" manifest:media-type="image/png"/>
  <manifest:file-entry manifest:full-path="Pictures/100002000000001E0000001E506D39A028DA71A1.png" manifest:media-type="image/png"/>
  <manifest:file-entry manifest:full-path="Pictures/100002000000001E0000001E8A201341DFBF032A.png" manifest:media-type="image/png"/>
  <manifest:file-entry manifest:full-path="Pictures/100002000000001E0000001E06553C67E9544D4D.png" manifest:media-type="image/png"/>
  <manifest:file-entry manifest:full-path="Pictures/100002000000001E0000001E7FED173DD2EDCA8F.png" manifest:media-type="image/png"/>
  <manifest:file-entry manifest:full-path="Pictures/100002000000001E0000001E4E9DE465EE04F4A0.png" manifest:media-type="image/png"/>
  <manifest:file-entry manifest:full-path="Pictures/100002000000001E0000001E46F45A0DBB020D03.png" manifest:media-type="image/png"/>
  <manifest:file-entry manifest:full-path="Pictures/100002010000001E0000001E3AE03338572B7AF9.png" manifest:media-type="image/png"/>
  <manifest:file-entry manifest:full-path="Pictures/100002000000001E0000001EF7A78E729EE3CD13.png" manifest:media-type="image/png"/>
  <manifest:file-entry manifest:full-path="Pictures/100002000000001E0000001EAF34D92F9BD58FE9.png" manifest:media-type="image/png"/>
  <manifest:file-entry manifest:full-path="Pictures/100002000000001E0000001E94DF6DE3127D3066.png" manifest:media-type="image/png"/>
  <manifest:file-entry manifest:full-path="Pictures/100002000000001E0000001EE5807EE67B5D0313.png" manifest:media-type="image/png"/>
  <manifest:file-entry manifest:full-path="Pictures/100002000000001E0000001EB90A5ABF2E95D04E.png" manifest:media-type="image/png"/>
  <manifest:file-entry manifest:full-path="Pictures/100002000000001E0000001E3BE0537D2ECD909E.png" manifest:media-type="image/png"/>
  <manifest:file-entry manifest:full-path="Pictures/100002000000001E0000001E439FF6D82927F513.png" manifest:media-type="image/png"/>
  <manifest:file-entry manifest:full-path="Pictures/100002000000001E0000001E606B5241CD9BA704.png" manifest:media-type="image/png"/>
  <manifest:file-entry manifest:full-path="Pictures/10000200000000200000001EC34F5D38D79A6BAC.png" manifest:media-type="image/png"/>
  <manifest:file-entry manifest:full-path="Pictures/100002000000001E0000001E66AB65F87A902617.png" manifest:media-type="image/png"/>
  <manifest:file-entry manifest:full-path="Pictures/100002000000001E0000001E40BFDF5BA91E9F0E.png" manifest:media-type="image/png"/>
  <manifest:file-entry manifest:full-path="Pictures/100002000000001E0000001EDDA2AE951EA828FA.png" manifest:media-type="image/png"/>
  <manifest:file-entry manifest:full-path="Pictures/100002000000001E0000001E85356C78BA1E3386.png" manifest:media-type="image/png"/>
  <manifest:file-entry manifest:full-path="Pictures/100002000000001E0000001E0758AC0265D0F53A.png" manifest:media-type="image/png"/>
  <manifest:file-entry manifest:full-path="Pictures/100002000000001E0000001E4CABBEE9E23EA29A.png" manifest:media-type="image/png"/>
  <manifest:file-entry manifest:full-path="Pictures/100002000000001E0000001E5CD667D586841BCA.png" manifest:media-type="image/png"/>
  <manifest:file-entry manifest:full-path="Pictures/100002000000001E0000001EC45227A3CBEDA44B.png" manifest:media-type="image/png"/>
  <manifest:file-entry manifest:full-path="Pictures/100002000000001E0000001EC56A0C55791ECF8B.png" manifest:media-type="image/png"/>
  <manifest:file-entry manifest:full-path="Pictures/100002000000001E0000001E53334166F23AD768.png" manifest:media-type="image/png"/>
  <manifest:file-entry manifest:full-path="Pictures/100002000000001E0000001E9CE7AE357618B921.png" manifest:media-type="image/png"/>
  <manifest:file-entry manifest:full-path="Pictures/100002000000001E0000001E8B7A4E28C71A9097.png" manifest:media-type="image/png"/>
  <manifest:file-entry manifest:full-path="Pictures/100002000000001E0000001E8A6F50971B2CDCEF.png" manifest:media-type="image/png"/>
  <manifest:file-entry manifest:full-path="Pictures/100002000000001E0000001EEA069B46D78397F9.png" manifest:media-type="image/png"/>
  <manifest:file-entry manifest:full-path="Pictures/100002000000001E0000001E31BFA2ADC8896C5C.png" manifest:media-type="image/png"/>
  <manifest:file-entry manifest:full-path="Pictures/100002000000001E0000001E686003D7FD0D778A.png" manifest:media-type="image/png"/>
  <manifest:file-entry manifest:full-path="Pictures/100002000000001E0000001E1CB3558E3B6830E7.png" manifest:media-type="image/png"/>
  <manifest:file-entry manifest:full-path="Pictures/100002000000001E0000001EDB6936580AF1A456.png" manifest:media-type="image/png"/>
  <manifest:file-entry manifest:full-path="Pictures/100002000000001E0000001E1C2418037147BCE5.png" manifest:media-type="image/png"/>
  <manifest:file-entry manifest:full-path="Pictures/100002000000001E0000001E71A58057D11E3ABB.png" manifest:media-type="image/png"/>
  <manifest:file-entry manifest:full-path="Pictures/100002000000001E0000001E96C233AD64306103.png" manifest:media-type="image/png"/>
  <manifest:file-entry manifest:full-path="Pictures/100002000000001E0000001E157034F465BFDCC1.png" manifest:media-type="image/png"/>
  <manifest:file-entry manifest:full-path="Pictures/100002000000001E0000001EA7326BAB102A0443.png" manifest:media-type="image/png"/>
  <manifest:file-entry manifest:full-path="Pictures/100002000000001E0000001EF4CF732155E3C962.png" manifest:media-type="image/png"/>
  <manifest:file-entry manifest:full-path="Pictures/100002000000001E0000001E3B4046255F3C07C4.png" manifest:media-type="image/png"/>
  <manifest:file-entry manifest:full-path="Pictures/100002000000001E0000001E048F60C490F3EF65.png" manifest:media-type="image/png"/>
  <manifest:file-entry manifest:full-path="Pictures/100002000000001E0000001EBFC5C9340352C281.png" manifest:media-type="image/png"/>
  <manifest:file-entry manifest:full-path="Pictures/100002000000001E0000001EDAF1D7AA07979918.png" manifest:media-type="image/png"/>
  <manifest:file-entry manifest:full-path="Pictures/100002000000001E0000001E5C3760CD05366008.png" manifest:media-type="image/png"/>
  <manifest:file-entry manifest:full-path="Pictures/100002000000001E0000001E512569DC52F258CE.png" manifest:media-type="image/png"/>
  <manifest:file-entry manifest:full-path="Pictures/100002000000001E0000001E4F285F3413609D8A.png" manifest:media-type="image/png"/>
  <manifest:file-entry manifest:full-path="Pictures/10000200000000220000002233C51CC6FBB2BDCA.png" manifest:media-type="image/png"/>
  <manifest:file-entry manifest:full-path="Pictures/100002000000001E0000001E4B12CCB04BAFE1F3.png" manifest:media-type="image/png"/>
  <manifest:file-entry manifest:full-path="Pictures/100002000000001E0000001E46B2F25F6E5AAA54.png" manifest:media-type="image/png"/>
  <manifest:file-entry manifest:full-path="Pictures/100002000000001E0000001EE2FC7A0F82C9C330.png" manifest:media-type="image/png"/>
  <manifest:file-entry manifest:full-path="Pictures/100002000000001E0000001EF3502F830193E33F.png" manifest:media-type="image/png"/>
  <manifest:file-entry manifest:full-path="Pictures/100002000000001E0000001EF25D5B3439E80F8A.png" manifest:media-type="image/png"/>
  <manifest:file-entry manifest:full-path="Pictures/100002000000001E0000001EAE3635C73AFA7C2F.png" manifest:media-type="image/png"/>
  <manifest:file-entry manifest:full-path="Pictures/100002000000001E0000001ED4CC82693803A3BE.png" manifest:media-type="image/png"/>
  <manifest:file-entry manifest:full-path="Pictures/100002000000001E0000001EB4532B205A47E3BD.png" manifest:media-type="image/png"/>
  <manifest:file-entry manifest:full-path="Pictures/100002000000001E0000001E9F566F1449422537.png" manifest:media-type="image/png"/>
  <manifest:file-entry manifest:full-path="Pictures/100002000000001E0000001E459F8097E9103BF0.png" manifest:media-type="image/png"/>
  <manifest:file-entry manifest:full-path="Pictures/100002000000001E0000001EE9CC2B8C07519D59.png" manifest:media-type="image/png"/>
  <manifest:file-entry manifest:full-path="Pictures/100002000000001E0000001ED3C0D0892AF1476C.png" manifest:media-type="image/png"/>
  <manifest:file-entry manifest:full-path="Pictures/100002000000001E0000001E86BC38C888E4BC1C.png" manifest:media-type="image/png"/>
  <manifest:file-entry manifest:full-path="Pictures/100002000000001E0000001E5FA9E1449D1C82A6.png" manifest:media-type="image/png"/>
  <manifest:file-entry manifest:full-path="Pictures/100002000000001E0000001E79797ACE940ED5D6.png" manifest:media-type="image/png"/>
  <manifest:file-entry manifest:full-path="Pictures/100002000000001E0000001E55647E440AA444C6.png" manifest:media-type="image/png"/>
  <manifest:file-entry manifest:full-path="Pictures/100002000000001E0000001ECD5DB1C2BB6C37FF.png" manifest:media-type="image/png"/>
  <manifest:file-entry manifest:full-path="Pictures/100002000000001E0000001EC62FE09C729D05AB.png" manifest:media-type="image/png"/>
  <manifest:file-entry manifest:full-path="Pictures/100002000000001E0000001E53511664806E6DC5.png" manifest:media-type="image/png"/>
  <manifest:file-entry manifest:full-path="Pictures/100002000000001E0000001E60A11D1601C07190.png" manifest:media-type="image/png"/>
  <manifest:file-entry manifest:full-path="Pictures/100002000000001E0000001EA881A2D95E888C91.png" manifest:media-type="image/png"/>
  <manifest:file-entry manifest:full-path="Pictures/100002000000001E0000001EDA2E77EC453DC74C.png" manifest:media-type="image/png"/>
  <manifest:file-entry manifest:full-path="Pictures/100002000000001E0000001EF9347AA9EDC44BAD.png" manifest:media-type="image/png"/>
  <manifest:file-entry manifest:full-path="Pictures/100002000000001E0000001E2D314ACBA0D5B3A4.png" manifest:media-type="image/png"/>
  <manifest:file-entry manifest:full-path="Pictures/100002000000001E0000001ECE1F3D251B1C66FF.png" manifest:media-type="image/png"/>
  <manifest:file-entry manifest:full-path="Pictures/100002000000001E0000001E88DAC28568C22233.png" manifest:media-type="image/png"/>
  <manifest:file-entry manifest:full-path="Pictures/100002000000001E0000001EADE40CEA55CD3B16.png" manifest:media-type="image/png"/>
  <manifest:file-entry manifest:full-path="Pictures/100002000000001E0000001E0A77880C68B6A64D.png" manifest:media-type="image/png"/>
  <manifest:file-entry manifest:full-path="Pictures/100002000000001E0000001E08DBC452AF408919.png" manifest:media-type="image/png"/>
  <manifest:file-entry manifest:full-path="Pictures/100002000000001E0000001E1A22CF0DA2AAF124.png" manifest:media-type="image/png"/>
  <manifest:file-entry manifest:full-path="Pictures/100002000000001E0000001EC4BA091756300AA3.png" manifest:media-type="image/png"/>
  <manifest:file-entry manifest:full-path="Pictures/100002000000001E0000001EB259545F0FAB8FF3.png" manifest:media-type="image/png"/>
  <manifest:file-entry manifest:full-path="Pictures/100002000000001E0000001ED89BC00CAC79D9D4.png" manifest:media-type="image/png"/>
  <manifest:file-entry manifest:full-path="Pictures/100002000000001E0000001EC642C82893EC2D4E.png" manifest:media-type="image/png"/>
  <manifest:file-entry manifest:full-path="Pictures/100002000000001E0000001E5F4E986C5E74EA3D.png" manifest:media-type="image/png"/>
  <manifest:file-entry manifest:full-path="Pictures/100002000000001E0000001E15CC0C8E1ED74159.png" manifest:media-type="image/png"/>
  <manifest:file-entry manifest:full-path="Pictures/100002000000001E0000001E0EE5A604CEE2BDEE.png" manifest:media-type="image/png"/>
  <manifest:file-entry manifest:full-path="Pictures/100002000000001E0000001EA27CF23C67D933D3.png" manifest:media-type="image/png"/>
  <manifest:file-entry manifest:full-path="Pictures/100002000000001E0000001E24B3131B6408AB96.png" manifest:media-type="image/png"/>
  <manifest:file-entry manifest:full-path="Pictures/100002000000001E0000001EA8F806AB7349A514.png" manifest:media-type="image/png"/>
  <manifest:file-entry manifest:full-path="Pictures/100002000000001E0000001EC92E95E578E70F81.png" manifest:media-type="image/png"/>
  <manifest:file-entry manifest:full-path="Pictures/100002000000001E0000001E713D8C967101E718.png" manifest:media-type="image/png"/>
  <manifest:file-entry manifest:full-path="Pictures/100002000000001E0000001E7494A0EEED3B3D9D.png" manifest:media-type="image/png"/>
  <manifest:file-entry manifest:full-path="Pictures/100002000000001E0000001E7B1794922208F571.png" manifest:media-type="image/png"/>
  <manifest:file-entry manifest:full-path="Pictures/100002000000001E0000001EDF457BC223C73D69.png" manifest:media-type="image/png"/>
  <manifest:file-entry manifest:full-path="Pictures/100002000000001E0000001E4B81B90341880360.png" manifest:media-type="image/png"/>
  <manifest:file-entry manifest:full-path="Pictures/100002000000001E0000001EE8E203AEE3318D29.png" manifest:media-type="image/png"/>
  <manifest:file-entry manifest:full-path="Pictures/100002000000001E0000001EB6F1E9F07E9C7C40.png" manifest:media-type="image/png"/>
  <manifest:file-entry manifest:full-path="Pictures/100002000000001E0000001EB5D7D75739CAA82A.png" manifest:media-type="image/png"/>
  <manifest:file-entry manifest:full-path="Pictures/100002000000001E0000001E8F61B02B7249A6FC.png" manifest:media-type="image/png"/>
  <manifest:file-entry manifest:full-path="Pictures/100002000000001E0000001EDD1B955F419ECDFF.png" manifest:media-type="image/png"/>
  <manifest:file-entry manifest:full-path="Pictures/100002000000001E0000001EB36370B696401650.png" manifest:media-type="image/png"/>
  <manifest:file-entry manifest:full-path="Pictures/100002000000001E0000001EAE946271F859DD96.png" manifest:media-type="image/png"/>
  <manifest:file-entry manifest:full-path="Pictures/100002000000001E0000001E5ED78147283B2FA8.png" manifest:media-type="image/png"/>
  <manifest:file-entry manifest:full-path="Pictures/100002000000001E0000001E29D65E30EADB9DB0.png" manifest:media-type="image/png"/>
  <manifest:file-entry manifest:full-path="Pictures/100002000000001E0000001EB61E93FDE2D569CB.png" manifest:media-type="image/png"/>
  <manifest:file-entry manifest:full-path="Pictures/100002000000001E0000001E79F179B05C2DD402.png" manifest:media-type="image/png"/>
  <manifest:file-entry manifest:full-path="Pictures/100002000000001E0000001E54459257BC58C10A.png" manifest:media-type="image/png"/>
  <manifest:file-entry manifest:full-path="Pictures/100002000000001E0000001EBD1537B992063EA6.png" manifest:media-type="image/png"/>
  <manifest:file-entry manifest:full-path="Pictures/100002000000001E0000001E9CA80E20CA787F1C.png" manifest:media-type="image/png"/>
  <manifest:file-entry manifest:full-path="Pictures/100002000000001E0000001ED29EC73F4F72E501.png" manifest:media-type="image/png"/>
  <manifest:file-entry manifest:full-path="Pictures/100002000000002000000020FBCD557E6C3F18F4.png" manifest:media-type="image/png"/>
  <manifest:file-entry manifest:full-path="Pictures/100002000000001E0000001EDC67E2B1710CF3D0.png" manifest:media-type="image/png"/>
  <manifest:file-entry manifest:full-path="Pictures/100002000000001E0000001E68F7673F84D8DAEF.png" manifest:media-type="image/png"/>
  <manifest:file-entry manifest:full-path="Pictures/100002000000001E0000001E929C0DB82DC4CDCF.png" manifest:media-type="image/png"/>
  <manifest:file-entry manifest:full-path="Pictures/100002000000001E0000001E711CD9D231C472A6.png" manifest:media-type="image/png"/>
  <manifest:file-entry manifest:full-path="Pictures/100002000000001E0000001E8DF98CBCF6F57754.png" manifest:media-type="image/png"/>
  <manifest:file-entry manifest:full-path="Pictures/100002000000001E0000001E744C2DC6AB73173E.png" manifest:media-type="image/png"/>
  <manifest:file-entry manifest:full-path="Pictures/100002000000001E0000001E2C23AB187924E815.png" manifest:media-type="image/png"/>
  <manifest:file-entry manifest:full-path="Pictures/100002000000001E0000001E4995DD9CDFBDEC42.png" manifest:media-type="image/png"/>
  <manifest:file-entry manifest:full-path="Pictures/100002000000002600000026E097B27AB92E1C50.png" manifest:media-type="image/png"/>
  <manifest:file-entry manifest:full-path="Pictures/100002000000001E0000001E53E8DA9617C969BD.png" manifest:media-type="image/png"/>
  <manifest:file-entry manifest:full-path="Pictures/100002000000001E0000001E800D604F977C8AAD.png" manifest:media-type="image/png"/>
  <manifest:file-entry manifest:full-path="Pictures/100002000000001E0000001E426CD7052F8F8214.png" manifest:media-type="image/png"/>
  <manifest:file-entry manifest:full-path="Pictures/100002000000001E0000001ECCAA232FA6CB4750.png" manifest:media-type="image/png"/>
  <manifest:file-entry manifest:full-path="Pictures/100002000000001E0000001ED405A48522213195.png" manifest:media-type="image/png"/>
  <manifest:file-entry manifest:full-path="Pictures/100002000000001E0000001E246210DED8A6AD5C.png" manifest:media-type="image/png"/>
  <manifest:file-entry manifest:full-path="Pictures/100002000000001E0000001E85CF808040B67F33.png" manifest:media-type="image/png"/>
  <manifest:file-entry manifest:full-path="Pictures/100002000000001E0000001ECC80C835F738979C.png" manifest:media-type="image/png"/>
  <manifest:file-entry manifest:full-path="Pictures/100002000000001F0000001EA4C1E954A728112E.png" manifest:media-type="image/png"/>
  <manifest:file-entry manifest:full-path="Pictures/100002000000001E0000001E4B28DAC6EC85B41B.png" manifest:media-type="image/png"/>
  <manifest:file-entry manifest:full-path="Pictures/100002000000001E0000001EEDD168FA4A534BF7.png" manifest:media-type="image/png"/>
  <manifest:file-entry manifest:full-path="Pictures/100002000000001E0000001E7E54D4B6B207C79E.png" manifest:media-type="image/png"/>
  <manifest:file-entry manifest:full-path="Pictures/100002000000001E0000001EF1D1439D21E02E7A.png" manifest:media-type="image/png"/>
  <manifest:file-entry manifest:full-path="Pictures/100002000000001E0000001EB8294238763F7243.png" manifest:media-type="image/png"/>
  <manifest:file-entry manifest:full-path="Pictures/100002000000001E0000001E5A0F1DA67DC39EC4.png" manifest:media-type="image/png"/>
  <manifest:file-entry manifest:full-path="Pictures/100002000000001F0000001E65A165BB76B06C1E.png" manifest:media-type="image/png"/>
  <manifest:file-entry manifest:full-path="Pictures/100002000000001E0000001EDBBC23E2B1E49F77.png" manifest:media-type="image/png"/>
  <manifest:file-entry manifest:full-path="Pictures/100002000000001E0000001E24DD689A7A5D3876.png" manifest:media-type="image/png"/>
  <manifest:file-entry manifest:full-path="Pictures/10000200000000660000005E8147E28F1687E477.png" manifest:media-type="image/png"/>
  <manifest:file-entry manifest:full-path="Pictures/100002000000001E0000001E6EF5AFB573FE51CD.png" manifest:media-type="image/png"/>
  <manifest:file-entry manifest:full-path="Pictures/100002000000001E0000001E9F5046B226984CE3.png" manifest:media-type="image/png"/>
  <manifest:file-entry manifest:full-path="Pictures/100002000000001E0000001E239A16D2DDCCC8D0.png" manifest:media-type="image/png"/>
  <manifest:file-entry manifest:full-path="Pictures/100002000000001E0000001E36E2A3D4D00EF850.png" manifest:media-type="image/png"/>
  <manifest:file-entry manifest:full-path="Pictures/100002000000001E0000001E71CEE40D477CF7C9.png" manifest:media-type="image/png"/>
  <manifest:file-entry manifest:full-path="Pictures/100002000000001E0000001EB99E27D9D0C75D59.png" manifest:media-type="image/png"/>
  <manifest:file-entry manifest:full-path="Pictures/100002000000001E0000001EC99DC0C89CF62506.png" manifest:media-type="image/png"/>
  <manifest:file-entry manifest:full-path="Pictures/100002000000001E0000001EF90BEABE11894703.png" manifest:media-type="image/png"/>
  <manifest:file-entry manifest:full-path="Pictures/100002000000001E0000001E0A1E2B6CB6A6302D.png" manifest:media-type="image/png"/>
  <manifest:file-entry manifest:full-path="Pictures/100002000000001E0000001E84BE871382AC7D38.png" manifest:media-type="image/png"/>
  <manifest:file-entry manifest:full-path="Pictures/100002000000001E0000001E1D89C44A4A1A9960.png" manifest:media-type="image/png"/>
  <manifest:file-entry manifest:full-path="Pictures/100002000000001E0000001E5C8B5B66EFDE1A2B.png" manifest:media-type="image/png"/>
  <manifest:file-entry manifest:full-path="Pictures/100002000000002800000028B8400C3E0E95C1E9.png" manifest:media-type="image/png"/>
  <manifest:file-entry manifest:full-path="Pictures/100002000000001E0000001E9D0FA762EC357FF7.png" manifest:media-type="image/png"/>
  <manifest:file-entry manifest:full-path="Pictures/100002000000001E0000001E954F0A39B5D121B2.png" manifest:media-type="image/png"/>
  <manifest:file-entry manifest:full-path="Pictures/100002000000001E0000001E087EFAE5517B82B6.png" manifest:media-type="image/png"/>
  <manifest:file-entry manifest:full-path="Pictures/100002000000001E0000001E6805E608A6B812AB.png" manifest:media-type="image/png"/>
  <manifest:file-entry manifest:full-path="Pictures/100002000000001E0000001EA722A58A5F2BF30C.png" manifest:media-type="image/png"/>
  <manifest:file-entry manifest:full-path="Pictures/100002000000001E0000001E3282330D51FB0A13.png" manifest:media-type="image/png"/>
  <manifest:file-entry manifest:full-path="Pictures/100002000000001E0000001EB47B13B557DAA1D8.png" manifest:media-type="image/png"/>
  <manifest:file-entry manifest:full-path="Pictures/100002000000001E0000001E1FD6F56EDCB07023.png" manifest:media-type="image/png"/>
  <manifest:file-entry manifest:full-path="Pictures/100002000000001E0000001E138B5F381CA9292E.png" manifest:media-type="image/png"/>
  <manifest:file-entry manifest:full-path="Pictures/100002000000001E0000001ED052FEC865BE3779.png" manifest:media-type="image/png"/>
  <manifest:file-entry manifest:full-path="Pictures/100002000000001E0000001E552C67195A03EC7A.png" manifest:media-type="image/png"/>
  <manifest:file-entry manifest:full-path="Pictures/100002000000001E0000001E69F80C1AFFE9FC89.png" manifest:media-type="image/png"/>
  <manifest:file-entry manifest:full-path="Pictures/100002000000001E0000001E250D1F1631B3ED76.png" manifest:media-type="image/png"/>
  <manifest:file-entry manifest:full-path="Pictures/100002000000001E0000001E96E9518BD12320D8.png" manifest:media-type="image/png"/>
  <manifest:file-entry manifest:full-path="Pictures/100002000000002000000020098B3B5BA61408A1.png" manifest:media-type="image/png"/>
  <manifest:file-entry manifest:full-path="Pictures/100002000000001E0000001EE5ADCC0360467AF2.png" manifest:media-type="image/png"/>
  <manifest:file-entry manifest:full-path="Pictures/100002000000001E0000001E83A3AE39AE1595DC.png" manifest:media-type="image/png"/>
  <manifest:file-entry manifest:full-path="Pictures/100002000000001E0000001E677E30F45297857F.png" manifest:media-type="image/png"/>
  <manifest:file-entry manifest:full-path="Pictures/100002000000001E0000001EFFD91ED9C3841F09.png" manifest:media-type="image/png"/>
  <manifest:file-entry manifest:full-path="Pictures/100002000000001E0000001EB1DBB8AF45C45570.png" manifest:media-type="image/png"/>
  <manifest:file-entry manifest:full-path="Pictures/100002000000001E0000001E6AA8459B3DDC72DA.png" manifest:media-type="image/png"/>
  <manifest:file-entry manifest:full-path="Pictures/100002000000001E0000001ED38C27DF33296586.png" manifest:media-type="image/png"/>
  <manifest:file-entry manifest:full-path="Pictures/100002000000001E0000001E1DC55CD2C8F70EF6.png" manifest:media-type="image/png"/>
  <manifest:file-entry manifest:full-path="Pictures/100002000000001E0000001E6F8BAC0198B3798E.png" manifest:media-type="image/png"/>
  <manifest:file-entry manifest:full-path="Pictures/100002000000001E0000001ED2FA587430195DD8.png" manifest:media-type="image/png"/>
  <manifest:file-entry manifest:full-path="Pictures/100002000000001E0000001EE1C009BA9368736A.png" manifest:media-type="image/png"/>
  <manifest:file-entry manifest:full-path="Pictures/100002000000001E0000001EC6D9F5C6FDD73564.png" manifest:media-type="image/png"/>
  <manifest:file-entry manifest:full-path="Pictures/100002000000001E0000001E956DACDD8E0FFBFB.png" manifest:media-type="image/png"/>
  <manifest:file-entry manifest:full-path="Pictures/100002000000002D0000002D7FD1EA1C59E8114E.png" manifest:media-type="image/png"/>
  <manifest:file-entry manifest:full-path="Pictures/100002000000001E0000001EFDA793B53CF36C36.png" manifest:media-type="image/png"/>
  <manifest:file-entry manifest:full-path="Pictures/100002000000001E0000001E760C807ABAB719F7.png" manifest:media-type="image/png"/>
  <manifest:file-entry manifest:full-path="Pictures/100002000000001E0000001EBF0312A35C416C5F.png" manifest:media-type="image/png"/>
  <manifest:file-entry manifest:full-path="Pictures/100002000000001E0000001E67C8AE63A731D0BB.png" manifest:media-type="image/png"/>
  <manifest:file-entry manifest:full-path="Pictures/100002000000001F0000001EDC41C671A910C566.png" manifest:media-type="image/png"/>
  <manifest:file-entry manifest:full-path="Pictures/100002000000001E0000001E1FFB68F47AA045E1.png" manifest:media-type="image/png"/>
  <manifest:file-entry manifest:full-path="Pictures/100002000000002800000028DF27A3105A358D27.png" manifest:media-type="image/png"/>
  <manifest:file-entry manifest:full-path="Pictures/100002000000001E0000001E2E01BCC56408D43D.png" manifest:media-type="image/png"/>
  <manifest:file-entry manifest:full-path="Pictures/100002000000001E0000001EF94A9A2FE3F2B5BB.png" manifest:media-type="image/png"/>
  <manifest:file-entry manifest:full-path="Pictures/100002000000001E0000001E0EEC000017393764.png" manifest:media-type="image/png"/>
  <manifest:file-entry manifest:full-path="Pictures/100002000000001E0000001E7C31A1AD86B52A85.png" manifest:media-type="image/png"/>
  <manifest:file-entry manifest:full-path="Pictures/100002000000001E0000001EBEA435116396CBBF.png" manifest:media-type="image/png"/>
  <manifest:file-entry manifest:full-path="Pictures/100002000000001E0000001E700DAE52876CA6AB.png" manifest:media-type="image/png"/>
  <manifest:file-entry manifest:full-path="Pictures/100002000000001E0000001EAF54AA762E0FB72E.png" manifest:media-type="image/png"/>
  <manifest:file-entry manifest:full-path="Pictures/100002000000001E0000001EFF3F64C2F338CABB.png" manifest:media-type="image/png"/>
  <manifest:file-entry manifest:full-path="Pictures/100002000000001E0000001EAFDDE3D2534A68CB.png" manifest:media-type="image/png"/>
  <manifest:file-entry manifest:full-path="Pictures/100002000000001E0000001EA83C7EEA6DCADCA3.png" manifest:media-type="image/png"/>
  <manifest:file-entry manifest:full-path="Pictures/100002000000001E0000001E0EA6D9BD342C7ED4.png" manifest:media-type="image/png"/>
  <manifest:file-entry manifest:full-path="Pictures/100002000000002D0000002DD721B5A7DBBFEC9F.png" manifest:media-type="image/png"/>
  <manifest:file-entry manifest:full-path="Pictures/100002000000001E0000001E2E2624E809E91479.png" manifest:media-type="image/png"/>
  <manifest:file-entry manifest:full-path="Pictures/100002000000001E0000001E5D0D3CAF2DE35B97.png" manifest:media-type="image/png"/>
  <manifest:file-entry manifest:full-path="Pictures/100002000000001E0000001E629CA7D03C143D68.png" manifest:media-type="image/png"/>
  <manifest:file-entry manifest:full-path="Pictures/100002000000001E0000001E63F62D38AD7B4069.png" manifest:media-type="image/png"/>
  <manifest:file-entry manifest:full-path="Pictures/100002000000001E0000001E00770EE498F07068.png" manifest:media-type="image/png"/>
  <manifest:file-entry manifest:full-path="Pictures/100002000000001E0000001E0F06F548CDDE2B53.png" manifest:media-type="image/png"/>
  <manifest:file-entry manifest:full-path="Pictures/100002000000001E0000001EC43B93582EBBB1E0.png" manifest:media-type="image/png"/>
  <manifest:file-entry manifest:full-path="Pictures/100002000000001E0000001E0363E2AF9588D6E2.png" manifest:media-type="image/png"/>
  <manifest:file-entry manifest:full-path="Pictures/100002000000001E0000001E3DBE710B43870BA7.png" manifest:media-type="image/png"/>
  <manifest:file-entry manifest:full-path="Pictures/100002000000001E0000001E9E0F58B73927A8A6.png" manifest:media-type="image/png"/>
  <manifest:file-entry manifest:full-path="Pictures/100002000000001E0000001E4FFF2C9C2EF42D22.png" manifest:media-type="image/png"/>
  <manifest:file-entry manifest:full-path="Pictures/100002000000001E0000001E00ABEB46B9DC8C8F.png" manifest:media-type="image/png"/>
  <manifest:file-entry manifest:full-path="Pictures/100002000000001E0000001EE43748808DDD9F67.png" manifest:media-type="image/png"/>
  <manifest:file-entry manifest:full-path="Pictures/100002000000001E0000001EA8B537D847203E09.png" manifest:media-type="image/png"/>
  <manifest:file-entry manifest:full-path="Pictures/100002000000001E0000001E10A2D0CEF70EFBC0.png" manifest:media-type="image/png"/>
  <manifest:file-entry manifest:full-path="Pictures/10000200000000230000001ED3DB127523A2876C.png" manifest:media-type="image/png"/>
  <manifest:file-entry manifest:full-path="Pictures/100002000000001E0000001E336096266C857057.png" manifest:media-type="image/png"/>
  <manifest:file-entry manifest:full-path="Pictures/100002000000001E0000001E740F90577B40C5C8.png" manifest:media-type="image/png"/>
  <manifest:file-entry manifest:full-path="Pictures/100002000000001E0000001EBD30FC5E1A319BEC.png" manifest:media-type="image/png"/>
  <manifest:file-entry manifest:full-path="Pictures/100002000000001E0000001ED64A8EFC5B36B526.png" manifest:media-type="image/png"/>
  <manifest:file-entry manifest:full-path="Pictures/100002000000001E0000001EB74AEC1BE53943B4.png" manifest:media-type="image/png"/>
  <manifest:file-entry manifest:full-path="Pictures/100002000000001E0000001E036DD782407ABE29.png" manifest:media-type="image/png"/>
  <manifest:file-entry manifest:full-path="Pictures/100002000000001E0000001EB683A6D37E5BE012.png" manifest:media-type="image/png"/>
  <manifest:file-entry manifest:full-path="Pictures/100002000000001E0000001E57BFD02F8BA61AB5.png" manifest:media-type="image/png"/>
  <manifest:file-entry manifest:full-path="Pictures/100002000000001E0000001E77F924D30F5EEE39.png" manifest:media-type="image/png"/>
  <manifest:file-entry manifest:full-path="Pictures/100002000000001E0000001ED328CC4FA1983378.png" manifest:media-type="image/png"/>
  <manifest:file-entry manifest:full-path="Pictures/100002000000001E0000001EEF5414F2375EBB65.png" manifest:media-type="image/png"/>
  <manifest:file-entry manifest:full-path="Pictures/100002000000001E0000001E28387080F47739F6.png" manifest:media-type="image/png"/>
  <manifest:file-entry manifest:full-path="Pictures/100002000000001E0000001EE5113BFC65635456.png" manifest:media-type="image/png"/>
  <manifest:file-entry manifest:full-path="Pictures/100002000000001E0000001EB7C105636E98A394.png" manifest:media-type="image/png"/>
  <manifest:file-entry manifest:full-path="Pictures/100002000000001E0000001E8E11FDDF1B98D714.png" manifest:media-type="image/png"/>
  <manifest:file-entry manifest:full-path="Pictures/100002000000001E0000001E74FC9AE75593E805.png" manifest:media-type="image/png"/>
  <manifest:file-entry manifest:full-path="Pictures/100002000000001E0000001E15D7D479A5DD7EA4.png" manifest:media-type="image/png"/>
  <manifest:file-entry manifest:full-path="Pictures/100002000000001E0000001E5A7FBFFD139F7DA3.png" manifest:media-type="image/png"/>
  <manifest:file-entry manifest:full-path="Pictures/100002000000001E0000001E072F81AEA12A0309.png" manifest:media-type="image/png"/>
  <manifest:file-entry manifest:full-path="Pictures/100002000000001E0000001EF11FC63A394C3177.png" manifest:media-type="image/png"/>
  <manifest:file-entry manifest:full-path="Pictures/100002000000001E0000001E6D90C7B38E6DE7B1.png" manifest:media-type="image/png"/>
  <manifest:file-entry manifest:full-path="Pictures/100002000000002300000023E8C0F76805D94921.png" manifest:media-type="image/png"/>
  <manifest:file-entry manifest:full-path="Pictures/100002000000001E0000001EB7936202AC699633.png" manifest:media-type="image/png"/>
  <manifest:file-entry manifest:full-path="Pictures/100002000000001E0000001EFCC1B32C07DD3F1A.png" manifest:media-type="image/png"/>
  <manifest:file-entry manifest:full-path="Pictures/100002000000001E0000001E0055E18AA2C11303.png" manifest:media-type="image/png"/>
  <manifest:file-entry manifest:full-path="Pictures/100002000000001E0000001ECDAB71D9E85D965A.png" manifest:media-type="image/png"/>
  <manifest:file-entry manifest:full-path="Pictures/100002000000001E0000001EEC66A37D8583FA2B.png" manifest:media-type="image/png"/>
  <manifest:file-entry manifest:full-path="Pictures/100002000000001E0000001E6568D05D44311EAE.png" manifest:media-type="image/png"/>
  <manifest:file-entry manifest:full-path="Pictures/100002000000001E0000001E82315B8306ECC88F.png" manifest:media-type="image/png"/>
  <manifest:file-entry manifest:full-path="Pictures/100002000000001E0000001E23C0B3B3C5AE6A23.png" manifest:media-type="image/png"/>
  <manifest:file-entry manifest:full-path="Pictures/10000200000000320000001E879AD4F69A37B22F.png" manifest:media-type="image/png"/>
  <manifest:file-entry manifest:full-path="Pictures/100002000000001E0000001E5BCC7799509A1657.png" manifest:media-type="image/png"/>
  <manifest:file-entry manifest:full-path="Pictures/100002000000001E0000001EBDA8A6BA7FCBC9B3.png" manifest:media-type="image/png"/>
  <manifest:file-entry manifest:full-path="Pictures/100002000000001E0000001E88AFE09092ED8D7E.png" manifest:media-type="image/png"/>
  <manifest:file-entry manifest:full-path="Pictures/100002000000001E0000001E5A716A663CED0D38.png" manifest:media-type="image/png"/>
  <manifest:file-entry manifest:full-path="Pictures/100002000000001E0000001E614938219E0063FB.png" manifest:media-type="image/png"/>
  <manifest:file-entry manifest:full-path="Pictures/100002000000001E0000001E25E2FEB78FDA0C8A.png" manifest:media-type="image/png"/>
  <manifest:file-entry manifest:full-path="Pictures/100002000000001E0000001EF8711996944A7AED.png" manifest:media-type="image/png"/>
  <manifest:file-entry manifest:full-path="Pictures/100002000000002600000026A29FCBD570F2BAFA.png" manifest:media-type="image/png"/>
  <manifest:file-entry manifest:full-path="Pictures/100002000000001E0000001EBA9F2F12C0DCFA2E.png" manifest:media-type="image/png"/>
  <manifest:file-entry manifest:full-path="Pictures/100002000000001E0000001ECEE92B630C82ED8F.png" manifest:media-type="image/png"/>
  <manifest:file-entry manifest:full-path="Pictures/100002000000001E0000001E7B7EA0867E82868C.png" manifest:media-type="image/png"/>
  <manifest:file-entry manifest:full-path="Pictures/100002000000001E0000001ED269130F16D5E7F1.png" manifest:media-type="image/png"/>
  <manifest:file-entry manifest:full-path="Pictures/100002000000002A0000002A516FD3FAD9A412A1.png" manifest:media-type="image/png"/>
  <manifest:file-entry manifest:full-path="Pictures/100002000000001E0000001E83E3BC7243F5392D.png" manifest:media-type="image/png"/>
  <manifest:file-entry manifest:full-path="Pictures/100002000000001E0000001E7F16B77CEB5FE1BA.png" manifest:media-type="image/png"/>
  <manifest:file-entry manifest:full-path="Pictures/100002000000001E0000001E8744D24A64A5CECA.png" manifest:media-type="image/png"/>
  <manifest:file-entry manifest:full-path="Pictures/100002000000001E0000001E91A2FB07C42D1887.png" manifest:media-type="image/png"/>
  <manifest:file-entry manifest:full-path="Pictures/100002000000001E0000001EB5B7B7A806172312.png" manifest:media-type="image/png"/>
  <manifest:file-entry manifest:full-path="Pictures/10000200000000260000002659FD9297651FF873.png" manifest:media-type="image/png"/>
  <manifest:file-entry manifest:full-path="Pictures/100002000000001E0000001EFFB58F21350A2766.png" manifest:media-type="image/png"/>
  <manifest:file-entry manifest:full-path="Pictures/100002000000001E0000001EA216B6EB68477A16.png" manifest:media-type="image/png"/>
  <manifest:file-entry manifest:full-path="Pictures/100002000000001E0000001E790500D0BF1EFCB7.png" manifest:media-type="image/png"/>
  <manifest:file-entry manifest:full-path="Pictures/100002000000001E0000001ECEC422DD56DF40D5.png" manifest:media-type="image/png"/>
  <manifest:file-entry manifest:full-path="Pictures/100002000000001E0000001EAAEEA60A821D8F83.png" manifest:media-type="image/png"/>
  <manifest:file-entry manifest:full-path="Pictures/100002000000001E0000001E654759C72C7AA9FF.png" manifest:media-type="image/png"/>
  <manifest:file-entry manifest:full-path="Pictures/100002000000001E0000001E383677A961E3D08D.png" manifest:media-type="image/png"/>
  <manifest:file-entry manifest:full-path="Pictures/1000020000000026000000267BECBC07DEED430E.png" manifest:media-type="image/png"/>
  <manifest:file-entry manifest:full-path="Pictures/100002000000001E0000001E86B08F206C2923CF.png" manifest:media-type="image/png"/>
  <manifest:file-entry manifest:full-path="Pictures/100002000000001E0000001E2572632C633F8984.png" manifest:media-type="image/png"/>
  <manifest:file-entry manifest:full-path="Pictures/100002000000001E0000001E48C454123EAFA7F7.png" manifest:media-type="image/png"/>
  <manifest:file-entry manifest:full-path="Pictures/100002000000001E0000001E0117D2F4BC100417.png" manifest:media-type="image/png"/>
  <manifest:file-entry manifest:full-path="Pictures/100002000000001F0000001E811CD018F77E146E.png" manifest:media-type="image/png"/>
  <manifest:file-entry manifest:full-path="Pictures/1000020000000021000000210E7F991D75F60F53.png" manifest:media-type="image/png"/>
  <manifest:file-entry manifest:full-path="Pictures/100002000000001E0000001ED01FF127EDF73B9D.png" manifest:media-type="image/png"/>
  <manifest:file-entry manifest:full-path="Pictures/100002000000001E0000001E09AEA6AC5969E442.png" manifest:media-type="image/png"/>
  <manifest:file-entry manifest:full-path="Pictures/100002000000001E0000001E5B39386293345216.png" manifest:media-type="image/png"/>
  <manifest:file-entry manifest:full-path="Pictures/100002000000001E0000001EE1556780D15C904D.png" manifest:media-type="image/png"/>
  <manifest:file-entry manifest:full-path="Pictures/100002000000001E0000001E9D3B556F864B1BF7.png" manifest:media-type="image/png"/>
  <manifest:file-entry manifest:full-path="Pictures/100002000000001E0000001E97FD2BAB9C018991.png" manifest:media-type="image/png"/>
  <manifest:file-entry manifest:full-path="Pictures/100002000000001E0000001E1D82D50873BDA26D.png" manifest:media-type="image/png"/>
  <manifest:file-entry manifest:full-path="Pictures/100002000000001E0000001EF766C342FED63D53.png" manifest:media-type="image/png"/>
  <manifest:file-entry manifest:full-path="Pictures/100002000000001E0000001E43ABE8BA573E623E.png" manifest:media-type="image/png"/>
  <manifest:file-entry manifest:full-path="Pictures/100002000000001E0000001E7105B3C89CE1C50F.png" manifest:media-type="image/png"/>
  <manifest:file-entry manifest:full-path="Pictures/100002000000001E0000001E04358517D4797926.png" manifest:media-type="image/png"/>
  <manifest:file-entry manifest:full-path="Pictures/100002000000001E0000001E46BD25BEEE7BCDC8.png" manifest:media-type="image/png"/>
  <manifest:file-entry manifest:full-path="Pictures/100002000000001E0000001EFBBD9D6E1F7DE4DE.png" manifest:media-type="image/png"/>
  <manifest:file-entry manifest:full-path="Pictures/100002000000001E0000001E68FF6EC3D815CD71.png" manifest:media-type="image/png"/>
  <manifest:file-entry manifest:full-path="Pictures/100002000000001E0000001E409A8827549D44D9.png" manifest:media-type="image/png"/>
  <manifest:file-entry manifest:full-path="Pictures/100002000000001E0000001E77DF51BCF2421A98.png" manifest:media-type="image/png"/>
  <manifest:file-entry manifest:full-path="Pictures/100002000000001E0000001E186EB701AE02C063.png" manifest:media-type="image/png"/>
  <manifest:file-entry manifest:full-path="Pictures/100002000000001E0000001E8D7650BDF5F97FF8.png" manifest:media-type="image/png"/>
  <manifest:file-entry manifest:full-path="Pictures/100002000000001E0000001EA716D51197313B0C.png" manifest:media-type="image/png"/>
  <manifest:file-entry manifest:full-path="Pictures/100002000000001E0000001E2AE4D37B1945CC79.png" manifest:media-type="image/png"/>
  <manifest:file-entry manifest:full-path="Pictures/10000200000000200000001EBDB6DA48FFEE4B3C.png" manifest:media-type="image/png"/>
  <manifest:file-entry manifest:full-path="Pictures/100002000000001E0000001E4597BBA3818E6213.png" manifest:media-type="image/png"/>
  <manifest:file-entry manifest:full-path="Pictures/100002000000001E0000001E40953AC2CA49ABA9.png" manifest:media-type="image/png"/>
  <manifest:file-entry manifest:full-path="Pictures/100002000000001E0000001EED0F265EDD28183E.png" manifest:media-type="image/png"/>
  <manifest:file-entry manifest:full-path="Pictures/100002000000001E0000001E0B2C18E1E08644B4.png" manifest:media-type="image/png"/>
  <manifest:file-entry manifest:full-path="Pictures/10000200000000210000001E442F59105626FB94.png" manifest:media-type="image/png"/>
  <manifest:file-entry manifest:full-path="Pictures/100002000000001E0000001E4FED7514188F9C2C.png" manifest:media-type="image/png"/>
  <manifest:file-entry manifest:full-path="Pictures/100002000000001E0000001E7FFF20B68D642C23.png" manifest:media-type="image/png"/>
  <manifest:file-entry manifest:full-path="Pictures/100002000000001E0000001E1CFAC2029173AFFE.png" manifest:media-type="image/png"/>
  <manifest:file-entry manifest:full-path="Pictures/100002000000001E0000001E5EB8D1257AD2A80B.png" manifest:media-type="image/png"/>
  <manifest:file-entry manifest:full-path="Pictures/100002000000001E0000001EC32A35FE9B9B26AE.png" manifest:media-type="image/png"/>
  <manifest:file-entry manifest:full-path="Pictures/100002000000001E0000001E97D19A1B2C655904.png" manifest:media-type="image/png"/>
  <manifest:file-entry manifest:full-path="Pictures/100002000000001E0000001E8A984DB2A267685B.png" manifest:media-type="image/png"/>
  <manifest:file-entry manifest:full-path="Pictures/100002000000001E0000001EF430633D177C5BD1.png" manifest:media-type="image/png"/>
  <manifest:file-entry manifest:full-path="Pictures/100002000000001E0000001E2AC109600A1F278D.png" manifest:media-type="image/png"/>
  <manifest:file-entry manifest:full-path="Pictures/100002000000001E0000001E316A1ECA6AA13FB8.png" manifest:media-type="image/png"/>
  <manifest:file-entry manifest:full-path="Pictures/100002000000001E0000001EF74CB4A74FF16662.png" manifest:media-type="image/png"/>
  <manifest:file-entry manifest:full-path="Pictures/100002000000001E0000001E1B0CCABFAA20827E.png" manifest:media-type="image/png"/>
  <manifest:file-entry manifest:full-path="Pictures/100002000000001E0000001E91DD9C10AD9A54C8.png" manifest:media-type="image/png"/>
  <manifest:file-entry manifest:full-path="Pictures/100002000000001E0000001EF12A9599DDDCDCE2.png" manifest:media-type="image/png"/>
  <manifest:file-entry manifest:full-path="Pictures/100002000000001E0000001EC56E1B9159445B96.png" manifest:media-type="image/png"/>
  <manifest:file-entry manifest:full-path="Pictures/100002000000001E0000001E30D82C7DE3852315.png" manifest:media-type="image/png"/>
  <manifest:file-entry manifest:full-path="Pictures/100002000000001E0000001EDDDFFF18F3DBA04D.png" manifest:media-type="image/png"/>
  <manifest:file-entry manifest:full-path="Pictures/100002000000001E0000001E2950C5739AFB559F.png" manifest:media-type="image/png"/>
  <manifest:file-entry manifest:full-path="Pictures/100002000000001E0000001EF1666FCA19D766AA.png" manifest:media-type="image/png"/>
  <manifest:file-entry manifest:full-path="Pictures/100002000000001E0000001EB42EBDDE797C6121.png" manifest:media-type="image/png"/>
  <manifest:file-entry manifest:full-path="Pictures/100002000000001E0000001E86D6970A5D8AAA92.png" manifest:media-type="image/png"/>
  <manifest:file-entry manifest:full-path="Pictures/100002000000001E0000001E6FBA25D4E96296FA.png" manifest:media-type="image/png"/>
  <manifest:file-entry manifest:full-path="Pictures/100002000000001E0000001EDBE98BA8B84225BF.png" manifest:media-type="image/png"/>
  <manifest:file-entry manifest:full-path="Pictures/100002000000001E0000001E48B42B36AABB4158.png" manifest:media-type="image/png"/>
  <manifest:file-entry manifest:full-path="Pictures/100002000000001E0000001E35E3BD2B832A0FED.png" manifest:media-type="image/png"/>
  <manifest:file-entry manifest:full-path="Pictures/100002000000001E0000001E88A682F6A3E57183.png" manifest:media-type="image/png"/>
  <manifest:file-entry manifest:full-path="Pictures/100002000000001E0000001EBDE205298B2115A1.png" manifest:media-type="image/png"/>
  <manifest:file-entry manifest:full-path="Pictures/100002000000001E0000001E2010C8E46F8CFD3F.png" manifest:media-type="image/png"/>
  <manifest:file-entry manifest:full-path="Pictures/100002000000001E0000001E3DB728058FB2A3B3.png" manifest:media-type="image/png"/>
  <manifest:file-entry manifest:full-path="Pictures/100002000000001E0000001E55C80FC9B94CEC8A.png" manifest:media-type="image/png"/>
  <manifest:file-entry manifest:full-path="Pictures/100002000000001E0000001EF39B009F1652E7EC.png" manifest:media-type="image/png"/>
  <manifest:file-entry manifest:full-path="Pictures/100002000000001E0000001E7D45F8F278E6125E.png" manifest:media-type="image/png"/>
  <manifest:file-entry manifest:full-path="Pictures/100002000000001E0000001EFCE76FA515524DBE.png" manifest:media-type="image/png"/>
  <manifest:file-entry manifest:full-path="Pictures/100002000000001E0000001E992E741B1B401840.png" manifest:media-type="image/png"/>
  <manifest:file-entry manifest:full-path="Pictures/100002000000001E0000001E4E5306687AB2FE38.png" manifest:media-type="image/png"/>
  <manifest:file-entry manifest:full-path="Pictures/100002000000001E0000001EA00C039C6448AFB8.png" manifest:media-type="image/png"/>
  <manifest:file-entry manifest:full-path="Pictures/100002000000001E0000001E6A7973619AF6707C.png" manifest:media-type="image/png"/>
  <manifest:file-entry manifest:full-path="Pictures/100002000000001E0000001E975FDCCA970D99F1.png" manifest:media-type="image/png"/>
  <manifest:file-entry manifest:full-path="Pictures/100002000000001E0000001E7DF4D4500CF512E3.png" manifest:media-type="image/png"/>
  <manifest:file-entry manifest:full-path="Pictures/100002000000001E0000001E52186082591C4067.png" manifest:media-type="image/png"/>
  <manifest:file-entry manifest:full-path="Pictures/100002000000001E0000001EF89B4560B24603BD.png" manifest:media-type="image/png"/>
  <manifest:file-entry manifest:full-path="Pictures/100002000000002000000020AF90800DDF647145.png" manifest:media-type="image/png"/>
  <manifest:file-entry manifest:full-path="Pictures/100002000000001E0000001E6ACEDF7C28873238.png" manifest:media-type="image/png"/>
  <manifest:file-entry manifest:full-path="Pictures/100002000000001E0000001E2CDF1CF6F6D5F7EC.png" manifest:media-type="image/png"/>
  <manifest:file-entry manifest:full-path="Pictures/100002000000001E0000001E8CFAC24E46F92326.png" manifest:media-type="image/png"/>
  <manifest:file-entry manifest:full-path="Pictures/100002000000001E0000001EA11B9AD7304A0129.png" manifest:media-type="image/png"/>
  <manifest:file-entry manifest:full-path="Pictures/100002000000001E0000001E81986B91B1DBA34A.png" manifest:media-type="image/png"/>
  <manifest:file-entry manifest:full-path="Pictures/100002000000001E0000001EBA7AF6B532157DC3.png" manifest:media-type="image/png"/>
  <manifest:file-entry manifest:full-path="Pictures/100002000000001E0000001E8C229E9096B4D359.png" manifest:media-type="image/png"/>
  <manifest:file-entry manifest:full-path="Pictures/100002000000001F0000001EF1256AA29AB7A4ED.png" manifest:media-type="image/png"/>
  <manifest:file-entry manifest:full-path="Pictures/100002000000001E0000001E22CE4E64CF548E40.png" manifest:media-type="image/png"/>
  <manifest:file-entry manifest:full-path="Pictures/100002000000001E0000001E194123A099686496.png" manifest:media-type="image/png"/>
  <manifest:file-entry manifest:full-path="Pictures/100002000000001E0000001E1892E5CCBD6D5E08.png" manifest:media-type="image/png"/>
  <manifest:file-entry manifest:full-path="Pictures/100002000000001E0000001E702DA638B9B4B99D.png" manifest:media-type="image/png"/>
  <manifest:file-entry manifest:full-path="Pictures/100002000000001E0000001E93DAECCB158DFCFB.png" manifest:media-type="image/png"/>
  <manifest:file-entry manifest:full-path="Pictures/100002000000001E0000001ED2279C1C6F391562.png" manifest:media-type="image/png"/>
  <manifest:file-entry manifest:full-path="Pictures/100002000000001F0000001E80493055D3ED3E85.png" manifest:media-type="image/png"/>
  <manifest:file-entry manifest:full-path="Pictures/100002000000001E0000001EFA5C987AD63FF448.png" manifest:media-type="image/png"/>
  <manifest:file-entry manifest:full-path="Pictures/100002000000001E0000001EFB2E28F12E77D847.png" manifest:media-type="image/png"/>
  <manifest:file-entry manifest:full-path="Pictures/100002000000001E0000001E660953D0DA3C01FB.png" manifest:media-type="image/png"/>
  <manifest:file-entry manifest:full-path="Pictures/100002000000001E0000001EB3E0D5F2A22073DC.png" manifest:media-type="image/png"/>
  <manifest:file-entry manifest:full-path="Pictures/100002000000001E0000001E0EFB355CBF19BA08.png" manifest:media-type="image/png"/>
  <manifest:file-entry manifest:full-path="Pictures/100002000000001E0000001EF070763794559813.png" manifest:media-type="image/png"/>
  <manifest:file-entry manifest:full-path="Pictures/100002000000001E0000001E94E7CD730DB999C1.png" manifest:media-type="image/png"/>
  <manifest:file-entry manifest:full-path="Pictures/100002000000001E0000001E8EC71722FCA01FFB.png" manifest:media-type="image/png"/>
  <manifest:file-entry manifest:full-path="Pictures/100002000000001E0000001EB0F5BEE4F39EBE4B.png" manifest:media-type="image/png"/>
  <manifest:file-entry manifest:full-path="Pictures/100002000000002000000020051297607C9E8B58.png" manifest:media-type="image/png"/>
  <manifest:file-entry manifest:full-path="Pictures/100002000000001E0000001EF6A22C711DEEE05A.png" manifest:media-type="image/png"/>
  <manifest:file-entry manifest:full-path="Pictures/100002000000001E0000001E6A47E96003DAB895.png" manifest:media-type="image/png"/>
  <manifest:file-entry manifest:full-path="Pictures/100002000000001E0000001E59E967102E7D3E8D.png" manifest:media-type="image/png"/>
  <manifest:file-entry manifest:full-path="Pictures/100002000000001E0000001EBDEB9994735A161B.png" manifest:media-type="image/png"/>
  <manifest:file-entry manifest:full-path="Pictures/100002000000001E0000001E6942C47F61C5A23B.png" manifest:media-type="image/png"/>
  <manifest:file-entry manifest:full-path="Pictures/100002000000001E0000001E6F0D7A61C938F6A9.png" manifest:media-type="image/png"/>
  <manifest:file-entry manifest:full-path="Pictures/100002000000001E0000001E53AFAE405A27F478.png" manifest:media-type="image/png"/>
  <manifest:file-entry manifest:full-path="Pictures/100002000000001E0000001E78DA6F3D4D4CD25D.png" manifest:media-type="image/png"/>
  <manifest:file-entry manifest:full-path="Pictures/100002000000001E0000001EB14E5B39BCDB494B.png" manifest:media-type="image/png"/>
  <manifest:file-entry manifest:full-path="Pictures/100002000000001E0000001E83D2F70C57F0DE04.png" manifest:media-type="image/png"/>
  <manifest:file-entry manifest:full-path="Pictures/100002000000001E0000001EF266A2743BC8E0A0.png" manifest:media-type="image/png"/>
  <manifest:file-entry manifest:full-path="Pictures/100002000000001E0000001EC0198FD433456B1C.png" manifest:media-type="image/png"/>
  <manifest:file-entry manifest:full-path="Pictures/100002000000001E0000001E0C0F911527FC1B7C.png" manifest:media-type="image/png"/>
  <manifest:file-entry manifest:full-path="Pictures/1000020000000020000000202794731B5D4470FA.png" manifest:media-type="image/png"/>
  <manifest:file-entry manifest:full-path="Pictures/100002000000001E0000001EAA0F40D2E62D42E0.png" manifest:media-type="image/png"/>
  <manifest:file-entry manifest:full-path="Pictures/100002000000001E0000001E7E2CC9480715057E.png" manifest:media-type="image/png"/>
  <manifest:file-entry manifest:full-path="Pictures/100002000000001E0000001E2234AC14D9618682.png" manifest:media-type="image/png"/>
  <manifest:file-entry manifest:full-path="Pictures/100002000000001E0000001E96E928322DC7E6F0.png" manifest:media-type="image/png"/>
  <manifest:file-entry manifest:full-path="Pictures/100002000000001E0000001E05BCE25CD4BF378A.png" manifest:media-type="image/png"/>
  <manifest:file-entry manifest:full-path="Pictures/100002000000001E0000001E7A88638BEB0DA3CA.png" manifest:media-type="image/png"/>
  <manifest:file-entry manifest:full-path="Pictures/100002000000001E0000001E4DBCB44F17322064.png" manifest:media-type="image/png"/>
  <manifest:file-entry manifest:full-path="Pictures/100002000000001E0000001E99B336B385F1B1D1.png" manifest:media-type="image/png"/>
  <manifest:file-entry manifest:full-path="Pictures/100002000000001E0000001EDC8579CFF5C2965D.png" manifest:media-type="image/png"/>
  <manifest:file-entry manifest:full-path="Pictures/100002000000001E0000001EEDD348F0D1482F78.png" manifest:media-type="image/png"/>
  <manifest:file-entry manifest:full-path="Pictures/100002000000001E0000001E73C566FAA5AE3CFC.png" manifest:media-type="image/png"/>
  <manifest:file-entry manifest:full-path="Pictures/100002000000001E0000001EBCCC7A7091C60CC9.png" manifest:media-type="image/png"/>
  <manifest:file-entry manifest:full-path="Pictures/100002000000001E0000001E707AFCCB913C8D25.png" manifest:media-type="image/png"/>
  <manifest:file-entry manifest:full-path="Pictures/100002000000001E0000001E336AD3BACBF91629.png" manifest:media-type="image/png"/>
  <manifest:file-entry manifest:full-path="Pictures/100002000000001E0000001EE69C7D480E3E70FF.png" manifest:media-type="image/png"/>
  <manifest:file-entry manifest:full-path="Pictures/10000200000000210000001E8F304F3745AB678E.png" manifest:media-type="image/png"/>
  <manifest:file-entry manifest:full-path="Pictures/100002000000001E0000001E90B3A98C273CFDD2.png" manifest:media-type="image/png"/>
  <manifest:file-entry manifest:full-path="Pictures/10000200000000200000001E4B6F9B7716054197.png" manifest:media-type="image/png"/>
  <manifest:file-entry manifest:full-path="Pictures/100002000000001E0000001EDEB6955130E3596A.png" manifest:media-type="image/png"/>
  <manifest:file-entry manifest:full-path="Pictures/100002000000001E0000001E0E4B71C70C0E5167.png" manifest:media-type="image/png"/>
  <manifest:file-entry manifest:full-path="Pictures/100002000000001E0000001E0FD67C03EC6BF767.png" manifest:media-type="image/png"/>
  <manifest:file-entry manifest:full-path="Pictures/100002000000001F0000001EAB5EDD05AADAB934.png" manifest:media-type="image/png"/>
  <manifest:file-entry manifest:full-path="Pictures/100002000000001E0000001E9005784FB99BDED3.png" manifest:media-type="image/png"/>
  <manifest:file-entry manifest:full-path="Pictures/100002000000001E0000001EC3F0F30E1F4D8B60.png" manifest:media-type="image/png"/>
  <manifest:file-entry manifest:full-path="Pictures/100002000000001E0000001EE982E5D54578A498.png" manifest:media-type="image/png"/>
  <manifest:file-entry manifest:full-path="Pictures/100002000000001E0000001EC875BC2F9D947F26.png" manifest:media-type="image/png"/>
  <manifest:file-entry manifest:full-path="Pictures/100002000000001E0000001E3836861D69FD638D.png" manifest:media-type="image/png"/>
  <manifest:file-entry manifest:full-path="Pictures/100002000000001E0000001E0C8F113A8BEA968D.png" manifest:media-type="image/png"/>
  <manifest:file-entry manifest:full-path="Pictures/100002000000001E0000001ECEB916968BC31069.png" manifest:media-type="image/png"/>
  <manifest:file-entry manifest:full-path="Pictures/100002000000001E0000001E1BE016DF43D114CD.png" manifest:media-type="image/png"/>
  <manifest:file-entry manifest:full-path="Pictures/100002000000001E0000001EEA75C030B7354303.png" manifest:media-type="image/png"/>
  <manifest:file-entry manifest:full-path="Pictures/100002000000001E0000001E76120C54807236AD.png" manifest:media-type="image/png"/>
  <manifest:file-entry manifest:full-path="Pictures/100002000000001E0000001E93F5FFC1C0AF7091.png" manifest:media-type="image/png"/>
  <manifest:file-entry manifest:full-path="Pictures/100002000000001E0000001E0AF88C8EDEDB92AA.png" manifest:media-type="image/png"/>
  <manifest:file-entry manifest:full-path="Pictures/100002000000001E0000001E1EAAEBA012778FB1.png" manifest:media-type="image/png"/>
  <manifest:file-entry manifest:full-path="Pictures/100002000000001F0000001E99384853841D32EB.png" manifest:media-type="image/png"/>
  <manifest:file-entry manifest:full-path="Pictures/100002000000001E0000001E3AAE21A363EF4FD5.png" manifest:media-type="image/png"/>
  <manifest:file-entry manifest:full-path="Pictures/100002000000001E0000001E9DCC2123A807E520.png" manifest:media-type="image/png"/>
  <manifest:file-entry manifest:full-path="Pictures/100002000000001E0000001EA336CEFFC0B06F8C.png" manifest:media-type="image/png"/>
  <manifest:file-entry manifest:full-path="Pictures/100002000000001E0000001E563B5DB3AA06AD24.png" manifest:media-type="image/png"/>
  <manifest:file-entry manifest:full-path="Pictures/100002000000001E0000001ED5F355AD396CAAEF.png" manifest:media-type="image/png"/>
  <manifest:file-entry manifest:full-path="Pictures/100002000000001E0000001E32905B1F0CD5EF5E.png" manifest:media-type="image/png"/>
  <manifest:file-entry manifest:full-path="Pictures/100002000000001E0000001E8E0BD41CD4948EBC.png" manifest:media-type="image/png"/>
  <manifest:file-entry manifest:full-path="Pictures/100002000000001E0000001E9C421E124D6B0033.png" manifest:media-type="image/png"/>
  <manifest:file-entry manifest:full-path="Pictures/100002000000001E0000001EF88D61AF295C1DDC.png" manifest:media-type="image/png"/>
  <manifest:file-entry manifest:full-path="Pictures/100002000000001E0000001EEA7B0E32AADA12FB.png" manifest:media-type="image/png"/>
  <manifest:file-entry manifest:full-path="Pictures/100002000000001E0000001E90D6787A9C3E138F.png" manifest:media-type="image/png"/>
  <manifest:file-entry manifest:full-path="Pictures/100002000000003A0000003A501B840B2846BDC5.png" manifest:media-type="image/png"/>
  <manifest:file-entry manifest:full-path="Pictures/100002000000001E0000001E5ADE0374512970CF.png" manifest:media-type="image/png"/>
  <manifest:file-entry manifest:full-path="Pictures/100002000000001E0000001EFF676BB7ABB3E14C.png" manifest:media-type="image/png"/>
  <manifest:file-entry manifest:full-path="Pictures/100002000000001E0000001ECE821D9A37260739.png" manifest:media-type="image/png"/>
  <manifest:file-entry manifest:full-path="Pictures/100002000000001E0000001ECE5B211C2A272277.png" manifest:media-type="image/png"/>
  <manifest:file-entry manifest:full-path="Pictures/100002000000001F0000001ECF5E3CEA4C648BEF.png" manifest:media-type="image/png"/>
  <manifest:file-entry manifest:full-path="Pictures/100002000000001E0000001E43F3A0805A56058E.png" manifest:media-type="image/png"/>
  <manifest:file-entry manifest:full-path="Pictures/100002000000001E0000001EE19CCE4D926380FB.png" manifest:media-type="image/png"/>
  <manifest:file-entry manifest:full-path="Pictures/100002000000001E0000001ECC16DA065A844957.png" manifest:media-type="image/png"/>
  <manifest:file-entry manifest:full-path="Pictures/100002000000001E0000001EA455E0F36A4A7668.png" manifest:media-type="image/png"/>
  <manifest:file-entry manifest:full-path="Pictures/100002000000001E0000001E677F4897F8596EE8.png" manifest:media-type="image/png"/>
  <manifest:file-entry manifest:full-path="Pictures/100002000000001E0000001EC365D968AC46635D.png" manifest:media-type="image/png"/>
  <manifest:file-entry manifest:full-path="Pictures/100002000000001E0000001EDDA5162D504897B4.png" manifest:media-type="image/png"/>
  <manifest:file-entry manifest:full-path="Pictures/100002000000001E0000001ED43855A64BC214D8.png" manifest:media-type="image/png"/>
  <manifest:file-entry manifest:full-path="Pictures/100002000000001E0000001EFB58579EB7D32BA0.png" manifest:media-type="image/png"/>
  <manifest:file-entry manifest:full-path="Pictures/100002000000001E0000001E427477F60AC461FC.png" manifest:media-type="image/png"/>
  <manifest:file-entry manifest:full-path="Pictures/100002000000001E0000001E34240ABDC819F4DE.png" manifest:media-type="image/png"/>
  <manifest:file-entry manifest:full-path="Pictures/100002000000001E0000001EC230D50492277CA2.png" manifest:media-type="image/png"/>
  <manifest:file-entry manifest:full-path="Pictures/100002000000001E0000001E5013A7E2A7044B38.png" manifest:media-type="image/png"/>
  <manifest:file-entry manifest:full-path="Pictures/100002000000001E0000001E3C6A61FE44B44CB9.png" manifest:media-type="image/png"/>
  <manifest:file-entry manifest:full-path="Pictures/100002000000001E0000001EADCCD8416368143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5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2.822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none" fo:background-color="#ed611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d0cec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none" fo:background-color="#ed611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fo:background-color="#d0ce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d0cec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fo:border-bottom="none" fo:background-color="#ed611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">
      <style:table-cell-properties fo:border-bottom="1.76pt solid #000000" fo:background-color="#d0cec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1">
      <style:table-cell-properties fo:border-bottom="0.74pt solid #000000" fo:background-color="#d0cec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ackground-color="#ed611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ackground-color="#ed611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1" table:default-cell-style-name="ce7"/>
        <table:table-column table:style-name="co3" table:default-cell-style-name="ce31"/>
        <table:table-column table:style-name="co4" table:number-columns-repeated="999" table:default-cell-style-name="ce7"/>
        <table:table-column table:style-name="co4" table:number-columns-repeated="2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xcel-Pokédex for Pokemon GO</text:p>
          </table:table-cell>
          <table:covered-table-cell table:number-columns-repeated="2" table:style-name="ce8"/>
          <table:covered-table-cell table:style-name="ce26"/>
          <table:table-cell table:number-columns-repeated="1020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9" office:value-type="string" calcext:value-type="string">
            <text:p>Name EN</text:p>
          </table:table-cell>
          <table:table-cell table:style-name="ce18">
            <draw:frame draw:z-index="909" draw:name="Grafik 243" draw:style-name="gr1" draw:text-style-name="P1" svg:width="0.66cm" svg:height="0.66cm" svg:x="0.159cm" svg:y="0.104cm">
              <draw:image xlink:href="Pictures/100002010000003900000039D00624E765F0DEC0.png" xlink:type="simple" xlink:show="embed" xlink:actuate="onLoad" draw:mime-type="image/png">
                <text:p/>
              </draw:image>
            </draw:frame>
          </table:table-cell>
          <table:table-cell table:style-name="ce27" office:value-type="string" calcext:value-type="string">
            <text:p>Strength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Bulbasaur</text:p>
          </table:table-cell>
          <table:table-cell table:style-name="ce19">
            <draw:frame draw:z-index="0" draw:name="Grafik 4" draw:style-name="gr1" draw:text-style-name="P1" svg:width="0.793cm" svg:height="0.766cm" svg:x="0.081cm" svg:y="0.053cm">
              <draw:image xlink:href="Pictures/100002000000001E0000001E4E9DE465EE04F4A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11" office:value-type="string" calcext:value-type="string">
            <text:p>Ivysaur</text:p>
          </table:table-cell>
          <table:table-cell table:style-name="ce20">
            <draw:frame draw:z-index="1" draw:name="Grafik 6" draw:style-name="gr1" draw:text-style-name="P1" svg:width="0.793cm" svg:height="0.746cm" svg:x="0.065cm" svg:y="0.081cm">
              <draw:image xlink:href="Pictures/100002000000001E0000001E8E0BD41CD4948EB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4" calcext:value-type="float">
            <text:p>34</text:p>
          </table:table-cell>
          <table:table-cell table:style-name="ce32" table:number-columns-repeated="3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Venusaur</text:p>
          </table:table-cell>
          <table:table-cell table:style-name="ce20">
            <draw:frame draw:z-index="2" draw:name="Grafik 8" draw:style-name="gr1" draw:text-style-name="P1" svg:width="0.793cm" svg:height="0.746cm" svg:x="0.068cm" svg:y="0.072cm">
              <draw:image xlink:href="Pictures/100002000000001E0000001E47FBD3C32D55308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0" calcext:value-type="float">
            <text:p>30</text:p>
          </table:table-cell>
          <table:table-cell table:style-name="ce33" table:number-columns-repeated="2"/>
          <table:table-cell table:style-name="ce35"/>
          <table:table-cell table:number-columns-repeated="101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11" office:value-type="string" calcext:value-type="string">
            <text:p>Charmander</text:p>
          </table:table-cell>
          <table:table-cell table:style-name="ce20">
            <draw:frame draw:z-index="3" draw:name="Grafik 10" draw:style-name="gr1" draw:text-style-name="P1" svg:width="0.793cm" svg:height="0.719cm" svg:x="0.065cm" svg:y="0.084cm">
              <draw:image xlink:href="Pictures/100002000000001E0000001E6C6EEA803B6D7EE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6" calcext:value-type="float">
            <text:p>56</text:p>
          </table:table-cell>
          <table:table-cell table:style-name="ce33" table:number-columns-repeated="2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Charmeleon</text:p>
          </table:table-cell>
          <table:table-cell table:style-name="ce20">
            <draw:frame draw:z-index="4" draw:name="Grafik 12" draw:style-name="gr1" draw:text-style-name="P1" svg:width="0.793cm" svg:height="0.746cm" svg:x="0.08cm" svg:y="0.076cm">
              <draw:image xlink:href="Pictures/100002000000001E0000001E8B7A4E28C71A909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10" office:value-type="string" calcext:value-type="string">
            <text:p>Charizard</text:p>
          </table:table-cell>
          <table:table-cell table:style-name="ce20">
            <draw:frame draw:z-index="5" draw:name="Grafik 14" draw:style-name="gr1" draw:text-style-name="P1" svg:width="0.846cm" svg:height="0.746cm" svg:x="0.022cm" svg:y="0.074cm">
              <draw:image xlink:href="Pictures/10000200000000200000001EC34F5D38D79A6BA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Squirtle</text:p>
          </table:table-cell>
          <table:table-cell table:style-name="ce20">
            <draw:frame draw:z-index="6" draw:name="Grafik 16" draw:style-name="gr1" draw:text-style-name="P1" svg:width="0.793cm" svg:height="0.793cm" svg:x="0.106cm" svg:y="0.026cm">
              <draw:image xlink:href="Pictures/100002000000001E0000001EB701E3D3E23B266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11" office:value-type="string" calcext:value-type="string">
            <text:p>Wartortle</text:p>
          </table:table-cell>
          <table:table-cell table:style-name="ce20">
            <draw:frame draw:z-index="7" draw:name="Grafik 18" draw:style-name="gr1" draw:text-style-name="P1" svg:width="0.793cm" svg:height="0.793cm" svg:x="0.046cm" svg:y="0.02cm">
              <draw:image xlink:href="Pictures/100002000000001E0000001E5BCC7799509A165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1" office:value-type="string" calcext:value-type="string">
            <text:p>Blastoise</text:p>
          </table:table-cell>
          <table:table-cell table:style-name="ce20">
            <draw:frame draw:z-index="8" draw:name="Grafik 20" draw:style-name="gr1" draw:text-style-name="P1" svg:width="0.793cm" svg:height="0.808cm" svg:x="0.119cm" svg:y="0.043cm">
              <draw:image xlink:href="Pictures/100002000000001E0000001E79797ACE940ED5D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11" office:value-type="string" calcext:value-type="string">
            <text:p>Caterpie</text:p>
          </table:table-cell>
          <table:table-cell table:style-name="ce20">
            <draw:frame draw:z-index="9" draw:name="Grafik 22" draw:style-name="gr1" draw:text-style-name="P1" svg:width="0.793cm" svg:height="0.793cm" svg:x="0.112cm" svg:y="0.006cm">
              <draw:image xlink:href="Pictures/100002000000001E0000001EBEC81E2444FCABE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Metapod</text:p>
          </table:table-cell>
          <table:table-cell table:style-name="ce20">
            <draw:frame draw:z-index="10" draw:name="Grafik 24" draw:style-name="gr1" draw:text-style-name="P1" svg:width="0.793cm" svg:height="0.793cm" svg:x="0.079cm" svg:y="0.026cm">
              <draw:image xlink:href="Pictures/100002000000001E0000001EDDA2AE951EA828F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11" office:value-type="string" calcext:value-type="string">
            <text:p>Butterfree</text:p>
          </table:table-cell>
          <table:table-cell table:style-name="ce20">
            <draw:frame draw:z-index="11" draw:name="Grafik 26" draw:style-name="gr1" draw:text-style-name="P1" svg:width="0.793cm" svg:height="0.793cm" svg:x="0.02cm" svg:y="0.023cm">
              <draw:image xlink:href="Pictures/100002000000001E0000001E763EECABF7B18BC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1" office:value-type="string" calcext:value-type="string">
            <text:p>Weedle</text:p>
          </table:table-cell>
          <table:table-cell table:style-name="ce20">
            <draw:frame draw:z-index="12" draw:name="Grafik 28" draw:style-name="gr1" draw:text-style-name="P1" svg:width="0.793cm" svg:height="0.793cm" svg:x="0.092cm" svg:y="0.066cm">
              <draw:image xlink:href="Pictures/100002000000001E0000001ED328CC4FA198337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2" office:value-type="float" office:value="14" calcext:value-type="float">
            <text:p>14</text:p>
          </table:table-cell>
          <table:table-cell table:style-name="ce11" office:value-type="string" calcext:value-type="string">
            <text:p>Kakuna</text:p>
          </table:table-cell>
          <table:table-cell table:style-name="ce20">
            <draw:frame draw:z-index="13" draw:name="Grafik 30" draw:style-name="gr1" draw:text-style-name="P1" svg:width="0.793cm" svg:height="0.793cm" svg:x="0.112cm" svg:y="0.006cm">
              <draw:image xlink:href="Pictures/100002000000001E0000001EBDE205298B2115A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1" office:value-type="string" calcext:value-type="string">
            <text:p>Beedrill</text:p>
          </table:table-cell>
          <table:table-cell table:style-name="ce20">
            <draw:frame draw:z-index="14" draw:name="Grafik 32" draw:style-name="gr1" draw:text-style-name="P1" svg:width="0.793cm" svg:height="0.793cm" svg:x="0.079cm" svg:y="0.029cm">
              <draw:image xlink:href="Pictures/100002000000001E0000001E75EDADD6A39D477C.png" xlink:type="simple" xlink:show="embed" xlink:actuate="onLoad" draw:mime-type="image/png">
                <text:p/>
              </draw:image>
            </draw:frame>
            <draw:frame draw:z-index="15" draw:name="Grafik 34" draw:style-name="gr1" draw:text-style-name="P1" svg:width="0.793cm" svg:height="0.793cm" svg:x="0.099cm" svg:y="0.843cm">
              <draw:image xlink:href="Pictures/100002000000001E0000001E5FA9E1449D1C82A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11" office:value-type="string" calcext:value-type="string">
            <text:p>Pidgey</text:p>
          </table:table-cell>
          <table:table-cell table:style-name="ce20"/>
          <table:table-cell table:style-name="ce28" table:formula="of:=ROUND(RAND()*100)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1" office:value-type="string" calcext:value-type="string">
            <text:p>Pidgeotto</text:p>
          </table:table-cell>
          <table:table-cell table:style-name="ce20">
            <draw:frame draw:z-index="16" draw:name="Grafik 36" draw:style-name="gr1" draw:text-style-name="P1" svg:width="0.793cm" svg:height="0.793cm" svg:x="0.066cm" svg:y="0.013cm">
              <draw:image xlink:href="Pictures/100002000000001E0000001EB90A5ABF2E95D04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11" office:value-type="string" calcext:value-type="string">
            <text:p>Pidgeot</text:p>
          </table:table-cell>
          <table:table-cell table:style-name="ce20">
            <draw:frame draw:z-index="17" draw:name="Grafik 38" draw:style-name="gr1" draw:text-style-name="P1" svg:width="0.793cm" svg:height="0.793cm" svg:x="0.085cm" svg:y="0.009cm">
              <draw:image xlink:href="Pictures/100002000000001E0000001E5EB8D1257AD2A80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1" office:value-type="string" calcext:value-type="string">
            <text:p>Rattata</text:p>
          </table:table-cell>
          <table:table-cell table:style-name="ce20">
            <draw:frame draw:z-index="18" draw:name="Grafik 40" draw:style-name="gr1" draw:text-style-name="P1" svg:width="0.793cm" svg:height="0.793cm" svg:x="0.026cm" svg:y="-0.001cm">
              <draw:image xlink:href="Pictures/100002000000001E0000001ECE1F3D251B1C66FF.png" xlink:type="simple" xlink:show="embed" xlink:actuate="onLoad" draw:mime-type="image/png">
                <text:p/>
              </draw:image>
            </draw:frame>
            <draw:frame draw:z-index="19" draw:name="Grafik 42" draw:style-name="gr1" draw:text-style-name="P1" svg:width="0.793cm" svg:height="0.793cm" svg:x="0.099cm" svg:y="0.839cm">
              <draw:image xlink:href="Pictures/100002000000001E0000001E01026DA2B12A88C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22" office:value-type="float" office:value="20" calcext:value-type="float">
            <text:p>20</text:p>
          </table:table-cell>
          <table:table-cell table:style-name="ce11" office:value-type="string" calcext:value-type="string">
            <text:p>Raticate</text:p>
          </table:table-cell>
          <table:table-cell table:style-name="ce20"/>
          <table:table-cell table:style-name="ce28" table:formula="of:=ROUND(RAND()*100)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1" office:value-type="string" calcext:value-type="string">
            <text:p>Spearow</text:p>
          </table:table-cell>
          <table:table-cell table:style-name="ce20">
            <draw:frame draw:z-index="20" draw:name="Grafik 44" draw:style-name="gr1" draw:text-style-name="P1" svg:width="0.793cm" svg:height="0.808cm" svg:x="0.118cm" svg:y="0.042cm">
              <draw:image xlink:href="Pictures/100002000000001E0000001EED0F265EDD28183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11" office:value-type="string" calcext:value-type="string">
            <text:p>Fearow</text:p>
          </table:table-cell>
          <table:table-cell table:style-name="ce20">
            <draw:frame draw:z-index="21" draw:name="Grafik 46" draw:style-name="gr1" draw:text-style-name="P1" svg:width="0.793cm" svg:height="0.793cm" svg:x="0.144cm" svg:y="0cm">
              <draw:image xlink:href="Pictures/100002000000001E0000001EC3547500FE3FCBB9.png" xlink:type="simple" xlink:show="embed" xlink:actuate="onLoad" draw:mime-type="image/png">
                <text:p/>
              </draw:image>
            </draw:frame>
            <draw:frame draw:z-index="22" draw:name="Grafik 48" draw:style-name="gr1" draw:text-style-name="P1" svg:width="0.793cm" svg:height="0.793cm" svg:x="0.005cm" svg:y="0.84cm">
              <draw:image xlink:href="Pictures/100002000000001E0000001EC1BA73E1183BDFF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1" office:value-type="string" calcext:value-type="string">
            <text:p>Ekans</text:p>
          </table:table-cell>
          <table:table-cell table:style-name="ce20"/>
          <table:table-cell table:style-name="ce28" table:formula="of:=ROUND(RAND()*10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2" office:value-type="float" office:value="24" calcext:value-type="float">
            <text:p>24</text:p>
          </table:table-cell>
          <table:table-cell table:style-name="ce11" office:value-type="string" calcext:value-type="string">
            <text:p>Arbok</text:p>
          </table:table-cell>
          <table:table-cell table:style-name="ce20">
            <draw:frame draw:z-index="23" draw:name="Grafik 50" draw:style-name="gr1" draw:text-style-name="P1" svg:width="0.793cm" svg:height="0.778cm" svg:x="0.024cm" svg:y="0.005cm">
              <draw:image xlink:href="Pictures/100002000000001E0000001E506D39A028DA71A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1" office:value-type="string" calcext:value-type="string">
            <text:p>Pikachu</text:p>
          </table:table-cell>
          <table:table-cell table:style-name="ce20">
            <draw:frame draw:z-index="24" draw:name="Grafik 52" draw:style-name="gr1" draw:text-style-name="P1" svg:width="0.793cm" svg:height="0.793cm" svg:x="0.097cm" svg:y="0.006cm">
              <draw:image xlink:href="Pictures/100002000000001E0000001E0A77880C68B6A64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11" office:value-type="string" calcext:value-type="string">
            <text:p>Raichu</text:p>
          </table:table-cell>
          <table:table-cell table:style-name="ce20">
            <draw:frame draw:z-index="25" draw:name="Grafik 54" draw:style-name="gr1" draw:text-style-name="P1" svg:width="0.793cm" svg:height="0.793cm" svg:x="0.064cm" svg:y="-0.001cm">
              <draw:image xlink:href="Pictures/100002000000001E0000001E606B5241CD9BA704.png" xlink:type="simple" xlink:show="embed" xlink:actuate="onLoad" draw:mime-type="image/png">
                <text:p/>
              </draw:image>
            </draw:frame>
            <draw:frame draw:z-index="26" draw:name="Grafik 56" draw:style-name="gr1" draw:text-style-name="P1" svg:width="0.793cm" svg:height="0.792cm" svg:x="0.084cm" svg:y="0.84cm">
              <draw:image xlink:href="Pictures/100002000000001E0000001E55647E440AA444C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1" office:value-type="string" calcext:value-type="string">
            <text:p>Sandshrew</text:p>
          </table:table-cell>
          <table:table-cell table:style-name="ce20"/>
          <table:table-cell table:style-name="ce28" table:formula="of:=ROUND(RAND()*100)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11" office:value-type="string" calcext:value-type="string">
            <text:p>Sandslash</text:p>
          </table:table-cell>
          <table:table-cell table:style-name="ce20">
            <draw:frame draw:z-index="27" draw:name="Grafik 58" draw:style-name="gr1" draw:text-style-name="P1" svg:width="0.793cm" svg:height="0.793cm" svg:x="0.104cm" svg:y="0.013cm">
              <draw:image xlink:href="Pictures/100002000000001E0000001E1FD6F56EDCB0702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1" office:value-type="string" calcext:value-type="string">
            <text:p>Nidoran♀</text:p>
          </table:table-cell>
          <table:table-cell table:style-name="ce20">
            <draw:frame draw:z-index="28" draw:name="Grafik 60" draw:style-name="gr1" draw:text-style-name="P1" svg:width="0.793cm" svg:height="0.793cm" svg:x="0.071cm" svg:y="0.006cm">
              <draw:image xlink:href="Pictures/100002000000001E0000001E9D0FA762EC357FF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style-name="ce11" office:value-type="string" calcext:value-type="string">
            <text:p>Nidorina</text:p>
          </table:table-cell>
          <table:table-cell table:style-name="ce20">
            <draw:frame draw:z-index="29" draw:name="Grafik 62" draw:style-name="gr1" draw:text-style-name="P1" svg:width="0.793cm" svg:height="0.792cm" svg:x="0.064cm" svg:y="0.003cm">
              <draw:image xlink:href="Pictures/100002000000001E0000001E11AF591350DF070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Nidoqueen</text:p>
          </table:table-cell>
          <table:table-cell table:style-name="ce20">
            <draw:frame draw:z-index="30" draw:name="Grafik 64" draw:style-name="gr1" draw:text-style-name="P1" svg:width="0.793cm" svg:height="0.808cm" svg:x="0.11cm" svg:y="0.046cm">
              <draw:image xlink:href="Pictures/100002000000001E0000001E626DD2A4FDDBF74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2" office:value-type="float" office:value="32" calcext:value-type="float">
            <text:p>32</text:p>
          </table:table-cell>
          <table:table-cell table:style-name="ce11" office:value-type="string" calcext:value-type="string">
            <text:p>Nidoran♂</text:p>
          </table:table-cell>
          <table:table-cell table:style-name="ce20">
            <draw:frame draw:z-index="31" draw:name="Grafik 66" draw:style-name="gr1" draw:text-style-name="P1" svg:width="0.793cm" svg:height="0.793cm" svg:x="0.077cm" svg:y="0.013cm">
              <draw:image xlink:href="Pictures/100002000000001E0000001ED0F4271905E4323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1" office:value-type="string" calcext:value-type="string">
            <text:p>Nidorino</text:p>
          </table:table-cell>
          <table:table-cell table:style-name="ce20">
            <draw:frame draw:z-index="32" draw:name="Grafik 68" draw:style-name="gr1" draw:text-style-name="P1" svg:width="0.793cm" svg:height="0.793cm" svg:x="0.097cm" svg:y="0.036cm">
              <draw:image xlink:href="Pictures/100002000000001E0000001EEBD28863174486C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22" office:value-type="float" office:value="34" calcext:value-type="float">
            <text:p>34</text:p>
          </table:table-cell>
          <table:table-cell table:style-name="ce11" office:value-type="string" calcext:value-type="string">
            <text:p>Nidoking</text:p>
          </table:table-cell>
          <table:table-cell table:style-name="ce20">
            <draw:frame draw:z-index="33" draw:name="Grafik 70" draw:style-name="gr1" draw:text-style-name="P1" svg:width="0.819cm" svg:height="0.808cm" svg:x="0.117cm" svg:y="0.052cm">
              <draw:image xlink:href="Pictures/100002000000001F0000001EA4C1E954A728112E.png" xlink:type="simple" xlink:show="embed" xlink:actuate="onLoad" draw:mime-type="image/png">
                <text:p/>
              </draw:image>
            </draw:frame>
            <draw:frame draw:z-index="34" draw:name="Grafik 72" draw:style-name="gr1" draw:text-style-name="P1" svg:width="0.793cm" svg:height="0.793cm" svg:x="0.11cm" svg:y="0.813cm">
              <draw:image xlink:href="Pictures/100002000000001E0000001EDB6936580AF1A45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1" office:value-type="string" calcext:value-type="string">
            <text:p>Clefairy</text:p>
          </table:table-cell>
          <table:table-cell table:style-name="ce20"/>
          <table:table-cell table:style-name="ce28" table:formula="of:=ROUND(RAND()*10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2" office:value-type="float" office:value="36" calcext:value-type="float">
            <text:p>36</text:p>
          </table:table-cell>
          <table:table-cell table:style-name="ce11" office:value-type="string" calcext:value-type="string">
            <text:p>Clafable</text:p>
          </table:table-cell>
          <table:table-cell table:style-name="ce20">
            <draw:frame draw:z-index="35" draw:name="Grafik 74" draw:style-name="gr1" draw:text-style-name="P1" svg:width="0.793cm" svg:height="0.808cm" svg:x="0.13cm" svg:y="0.042cm">
              <draw:image xlink:href="Pictures/100002000000001E0000001E4C9D2FE1ABDAE8DB.png" xlink:type="simple" xlink:show="embed" xlink:actuate="onLoad" draw:mime-type="image/png">
                <text:p/>
              </draw:image>
            </draw:frame>
            <draw:frame draw:z-index="36" draw:name="Grafik 76" draw:style-name="gr1" draw:text-style-name="P1" svg:width="0.793cm" svg:height="0.793cm" svg:x="0.149cm" svg:y="0.829cm">
              <draw:image xlink:href="Pictures/100002000000001E0000001E94DF6DE3127D306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1" office:value-type="string" calcext:value-type="string">
            <text:p>Vulpix</text:p>
          </table:table-cell>
          <table:table-cell table:style-name="ce20"/>
          <table:table-cell table:style-name="ce28" table:formula="of:=ROUND(RAND()*100)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2" office:value-type="float" office:value="38" calcext:value-type="float">
            <text:p>38</text:p>
          </table:table-cell>
          <table:table-cell table:style-name="ce11" office:value-type="string" calcext:value-type="string">
            <text:p>Ninetales</text:p>
          </table:table-cell>
          <table:table-cell table:style-name="ce20">
            <draw:frame draw:z-index="37" draw:name="Grafik 78" draw:style-name="gr1" draw:text-style-name="P1" svg:width="0.793cm" svg:height="0.793cm" svg:x="0.037cm" svg:y="-0.001cm">
              <draw:image xlink:href="Pictures/100002000000001E0000001E40BFDF5BA91E9F0E.png" xlink:type="simple" xlink:show="embed" xlink:actuate="onLoad" draw:mime-type="image/png">
                <text:p/>
              </draw:image>
            </draw:frame>
            <draw:frame draw:z-index="38" draw:name="Grafik 80" draw:style-name="gr1" draw:text-style-name="P1" svg:width="0.793cm" svg:height="0.792cm" svg:x="0.163cm" svg:y="0.76cm">
              <draw:image xlink:href="Pictures/100002000000001E0000001EA83C7EEA6DCADCA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1" office:value-type="string" calcext:value-type="string">
            <text:p>Jigglypuff</text:p>
          </table:table-cell>
          <table:table-cell table:style-name="ce20">
            <draw:frame draw:z-index="39" draw:name="Grafik 82" draw:style-name="gr1" draw:text-style-name="P1" svg:width="0.793cm" svg:height="0.793cm" svg:x="0.05cm" svg:y="0.836cm">
              <draw:image xlink:href="Pictures/100002000000001E0000001E60C9A14287E6ED9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2" office:value-type="float" office:value="40" calcext:value-type="float">
            <text:p>40</text:p>
          </table:table-cell>
          <table:table-cell table:style-name="ce11" office:value-type="string" calcext:value-type="string">
            <text:p>Wigglytuff</text:p>
          </table:table-cell>
          <table:table-cell table:style-name="ce20"/>
          <table:table-cell table:style-name="ce28" table:formula="of:=ROUND(RAND()*100)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Zubat</text:p>
          </table:table-cell>
          <table:table-cell table:style-name="ce20">
            <draw:frame draw:z-index="40" draw:name="Grafik 84" draw:style-name="gr1" draw:text-style-name="P1" svg:width="0.793cm" svg:height="0.793cm" svg:x="0.07cm" svg:y="0.032cm">
              <draw:image xlink:href="Pictures/100002000000001E0000001E79F179B05C2DD40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2" office:value-type="float" office:value="42" calcext:value-type="float">
            <text:p>42</text:p>
          </table:table-cell>
          <table:table-cell table:style-name="ce11" office:value-type="string" calcext:value-type="string">
            <text:p>Golbat</text:p>
          </table:table-cell>
          <table:table-cell table:style-name="ce20">
            <draw:frame draw:z-index="41" draw:name="Grafik 86" draw:style-name="gr1" draw:text-style-name="P1" svg:width="0.793cm" svg:height="0.793cm" svg:x="0.063cm" svg:y="0.028cm">
              <draw:image xlink:href="Pictures/100002000000001E0000001E7FFF20B68D642C23.png" xlink:type="simple" xlink:show="embed" xlink:actuate="onLoad" draw:mime-type="image/png">
                <text:p/>
              </draw:image>
            </draw:frame>
            <draw:frame draw:z-index="42" draw:name="Grafik 88" draw:style-name="gr1" draw:text-style-name="P1" svg:width="0.793cm" svg:height="0.793cm" svg:x="0.079cm" svg:y="0.77cm">
              <draw:image xlink:href="Pictures/100002000000001E0000001EADE40CEA55CD3B1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11" office:value-type="string" calcext:value-type="string">
            <text:p>Oddish</text:p>
          </table:table-cell>
          <table:table-cell table:style-name="ce20">
            <draw:frame draw:z-index="43" draw:name="Grafik 90" draw:style-name="gr1" draw:text-style-name="P1" svg:width="0.793cm" svg:height="0.793cm" svg:x="0.073cm" svg:y="0.787cm">
              <draw:image xlink:href="Pictures/100002000000001E0000001E6D7323EE3367E8D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22" office:value-type="float" office:value="44" calcext:value-type="float">
            <text:p>44</text:p>
          </table:table-cell>
          <table:table-cell table:style-name="ce11" office:value-type="string" calcext:value-type="string">
            <text:p>Gloom</text:p>
          </table:table-cell>
          <table:table-cell table:style-name="ce20"/>
          <table:table-cell table:style-name="ce28" table:formula="of:=ROUND(RAND()*100)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11" office:value-type="string" calcext:value-type="string">
            <text:p>Vileplume</text:p>
          </table:table-cell>
          <table:table-cell table:style-name="ce20">
            <draw:frame draw:z-index="44" draw:name="Grafik 92" draw:style-name="gr1" draw:text-style-name="P1" svg:width="0.793cm" svg:height="0.808cm" svg:x="0.119cm" svg:y="0.043cm">
              <draw:image xlink:href="Pictures/100002000000001E0000001E92F5A0DA363509A1.png" xlink:type="simple" xlink:show="embed" xlink:actuate="onLoad" draw:mime-type="image/png">
                <text:p/>
              </draw:image>
            </draw:frame>
            <draw:frame draw:z-index="45" draw:name="Grafik 94" draw:style-name="gr1" draw:text-style-name="P1" svg:width="0.793cm" svg:height="0.793cm" svg:x="0.059cm" svg:y="0.83cm">
              <draw:image xlink:href="Pictures/100002000000001E0000001EC875BC2F9D947F2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2" office:value-type="float" office:value="46" calcext:value-type="float">
            <text:p>46</text:p>
          </table:table-cell>
          <table:table-cell table:style-name="ce11" office:value-type="string" calcext:value-type="string">
            <text:p>Paras</text:p>
          </table:table-cell>
          <table:table-cell table:style-name="ce20"/>
          <table:table-cell table:style-name="ce28" table:formula="of:=ROUND(RAND()*100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11" office:value-type="string" calcext:value-type="string">
            <text:p>Parasect</text:p>
          </table:table-cell>
          <table:table-cell table:style-name="ce20">
            <draw:frame draw:z-index="46" draw:name="Grafik 96" draw:style-name="gr1" draw:text-style-name="P1" svg:width="0.793cm" svg:height="0.793cm" svg:x="0.053cm" svg:y="0.026cm">
              <draw:image xlink:href="Pictures/100002000000001E0000001EA4B2D54807264AC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2" office:value-type="float" office:value="48" calcext:value-type="float">
            <text:p>48</text:p>
          </table:table-cell>
          <table:table-cell table:style-name="ce11" office:value-type="string" calcext:value-type="string">
            <text:p>Venonat</text:p>
          </table:table-cell>
          <table:table-cell table:style-name="ce20">
            <draw:frame draw:z-index="47" draw:name="Grafik 98" draw:style-name="gr1" draw:text-style-name="P1" svg:width="0.793cm" svg:height="0.808cm" svg:x="0.099cm" svg:y="0.049cm">
              <draw:image xlink:href="Pictures/100002000000001E0000001E711CD9D231C472A6.png" xlink:type="simple" xlink:show="embed" xlink:actuate="onLoad" draw:mime-type="image/png">
                <text:p/>
              </draw:image>
            </draw:frame>
            <draw:frame draw:z-index="48" draw:name="Grafik 100" draw:style-name="gr1" draw:text-style-name="P1" svg:width="0.793cm" svg:height="0.793cm" svg:x="0.119cm" svg:y="0.836cm">
              <draw:image xlink:href="Pictures/100002000000001E0000001EAE3635C73AFA7C2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11" office:value-type="string" calcext:value-type="string">
            <text:p>Venomoth</text:p>
          </table:table-cell>
          <table:table-cell table:style-name="ce20"/>
          <table:table-cell table:style-name="ce28" table:formula="of:=ROUND(RAND()*100)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2" office:value-type="float" office:value="50" calcext:value-type="float">
            <text:p>50</text:p>
          </table:table-cell>
          <table:table-cell table:style-name="ce11" office:value-type="string" calcext:value-type="string">
            <text:p>Diglett</text:p>
          </table:table-cell>
          <table:table-cell table:style-name="ce20">
            <draw:frame draw:z-index="49" draw:name="Grafik 102" draw:style-name="gr1" draw:text-style-name="P1" svg:width="0.793cm" svg:height="0.793cm" svg:x="0.112cm" svg:y="0.033cm">
              <draw:image xlink:href="Pictures/100002000000001E0000001EB6F1E9F07E9C7C4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11" office:value-type="string" calcext:value-type="string">
            <text:p>Dugtrio</text:p>
          </table:table-cell>
          <table:table-cell table:style-name="ce20">
            <draw:frame draw:z-index="50" draw:name="Grafik 104" draw:style-name="gr1" draw:text-style-name="P1" svg:width="0.793cm" svg:height="0.793cm" svg:x="0.105cm" svg:y="0.029cm">
              <draw:image xlink:href="Pictures/100002000000001E0000001EDA9EC86298B14CC9.png" xlink:type="simple" xlink:show="embed" xlink:actuate="onLoad" draw:mime-type="image/png">
                <text:p/>
              </draw:image>
            </draw:frame>
            <draw:frame draw:z-index="51" draw:name="Grafik 106" draw:style-name="gr1" draw:text-style-name="P1" svg:width="0.793cm" svg:height="0.793cm" svg:x="0.072cm" svg:y="0.816cm">
              <draw:image xlink:href="Pictures/100002000000001E0000001EE5C802AA45DA7D6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2" office:value-type="float" office:value="52" calcext:value-type="float">
            <text:p>52</text:p>
          </table:table-cell>
          <table:table-cell table:style-name="ce11" office:value-type="string" calcext:value-type="string">
            <text:p>Meowth</text:p>
          </table:table-cell>
          <table:table-cell table:style-name="ce20">
            <draw:frame draw:z-index="52" draw:name="Grafik 108" draw:style-name="gr1" draw:text-style-name="P1" svg:width="0.793cm" svg:height="0.793cm" svg:x="0.119cm" svg:y="0.833cm">
              <draw:image xlink:href="Pictures/100002000000001E0000001EF6A22C711DEEE05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11" office:value-type="string" calcext:value-type="string">
            <text:p>Persian</text:p>
          </table:table-cell>
          <table:table-cell table:style-name="ce20">
            <draw:frame draw:z-index="53" draw:name="Grafik 110" draw:style-name="gr1" draw:text-style-name="P1" svg:width="0.793cm" svg:height="0.792cm" svg:x="0.112cm" svg:y="0.8cm">
              <draw:image xlink:href="Pictures/100002000000001E0000001E99759D7422459BA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22" office:value-type="float" office:value="54" calcext:value-type="float">
            <text:p>54</text:p>
          </table:table-cell>
          <table:table-cell table:style-name="ce11" office:value-type="string" calcext:value-type="string">
            <text:p>Psyduck</text:p>
          </table:table-cell>
          <table:table-cell table:style-name="ce20">
            <draw:frame draw:z-index="54" draw:name="Grafik 112" draw:style-name="gr1" draw:text-style-name="P1" svg:width="0.793cm" svg:height="0.793cm" svg:x="0.105cm" svg:y="0.796cm">
              <draw:image xlink:href="Pictures/100002000000001E0000001EB259545F0FAB8FF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11" office:value-type="string" calcext:value-type="string">
            <text:p>Golduck</text:p>
          </table:table-cell>
          <table:table-cell table:style-name="ce20">
            <draw:frame draw:z-index="55" draw:name="Grafik 114" draw:style-name="gr1" draw:text-style-name="P1" svg:width="0.793cm" svg:height="0.793cm" svg:x="0.046cm" svg:y="0.813cm">
              <draw:image xlink:href="Pictures/100002000000001E0000001EF3502F830193E33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2" office:value-type="float" office:value="56" calcext:value-type="float">
            <text:p>56</text:p>
          </table:table-cell>
          <table:table-cell table:style-name="ce11" office:value-type="string" calcext:value-type="string">
            <text:p>Mankey</text:p>
          </table:table-cell>
          <table:table-cell table:style-name="ce20"/>
          <table:table-cell table:style-name="ce28" table:formula="of:=ROUND(RAND()*100)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11" office:value-type="string" calcext:value-type="string">
            <text:p>Primeape</text:p>
          </table:table-cell>
          <table:table-cell table:style-name="ce20">
            <draw:frame draw:z-index="56" draw:name="Grafik 116" draw:style-name="gr1" draw:text-style-name="P1" svg:width="0.793cm" svg:height="0.793cm" svg:x="0.065cm" svg:y="0.016cm">
              <draw:image xlink:href="Pictures/100002000000001E0000001E9D1F4C3CBAA21F3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2" office:value-type="float" office:value="58" calcext:value-type="float">
            <text:p>58</text:p>
          </table:table-cell>
          <table:table-cell table:style-name="ce11" office:value-type="string" calcext:value-type="string">
            <text:p>Growlithe</text:p>
          </table:table-cell>
          <table:table-cell table:style-name="ce20">
            <draw:frame draw:z-index="57" draw:name="Grafik 118" draw:style-name="gr1" draw:text-style-name="P1" svg:width="0.793cm" svg:height="0.793cm" svg:x="0.059cm" svg:y="0.006cm">
              <draw:image xlink:href="Pictures/100002000000001E0000001EBFC5C9340352C28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11" office:value-type="string" calcext:value-type="string">
            <text:p>Arcanine</text:p>
          </table:table-cell>
          <table:table-cell table:style-name="ce20">
            <draw:frame draw:z-index="58" draw:name="Grafik 120" draw:style-name="gr1" draw:text-style-name="P1" svg:width="0.793cm" svg:height="0.793cm" svg:x="0.052cm" svg:y="-0.001cm">
              <draw:image xlink:href="Pictures/100002000000001E0000001EC642C82893EC2D4E.png" xlink:type="simple" xlink:show="embed" xlink:actuate="onLoad" draw:mime-type="image/png">
                <text:p/>
              </draw:image>
            </draw:frame>
            <draw:frame draw:z-index="59" draw:name="Grafik 122" draw:style-name="gr1" draw:text-style-name="P1" svg:width="0.793cm" svg:height="0.792cm" svg:x="0.072cm" svg:y="0.839cm">
              <draw:image xlink:href="Pictures/100002000000001E0000001E5C3760CD0536600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2" office:value-type="float" office:value="60" calcext:value-type="float">
            <text:p>60</text:p>
          </table:table-cell>
          <table:table-cell table:style-name="ce11" office:value-type="string" calcext:value-type="string">
            <text:p>Poliwag</text:p>
          </table:table-cell>
          <table:table-cell table:style-name="ce20"/>
          <table:table-cell table:style-name="ce28" table:formula="of:=ROUND(RAND()*100)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11" office:value-type="string" calcext:value-type="string">
            <text:p>Poliwhirl</text:p>
          </table:table-cell>
          <table:table-cell table:style-name="ce20">
            <draw:frame draw:z-index="60" draw:name="Grafik 124" draw:style-name="gr1" draw:text-style-name="P1" svg:width="0.793cm" svg:height="0.808cm" svg:x="0.092cm" svg:y="0.039cm">
              <draw:image xlink:href="Pictures/100002000000001E0000001E459F8097E9103BF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2" office:value-type="float" office:value="62" calcext:value-type="float">
            <text:p>62</text:p>
          </table:table-cell>
          <table:table-cell table:style-name="ce11" office:value-type="string" calcext:value-type="string">
            <text:p>Poliwrath</text:p>
          </table:table-cell>
          <table:table-cell table:style-name="ce20">
            <draw:frame draw:z-index="61" draw:name="Grafik 126" draw:style-name="gr1" draw:text-style-name="P1" svg:width="0.793cm" svg:height="0.793cm" svg:x="0.085cm" svg:y="0.032cm">
              <draw:image xlink:href="Pictures/100002000000001E0000001E512569DC52F258C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11" office:value-type="string" calcext:value-type="string">
            <text:p>Arba</text:p>
          </table:table-cell>
          <table:table-cell table:style-name="ce20">
            <draw:frame draw:z-index="62" draw:name="Grafik 128" draw:style-name="gr1" draw:text-style-name="P1" svg:width="0.793cm" svg:height="0.793cm" svg:x="0.105cm" svg:y="0.028cm">
              <draw:image xlink:href="Pictures/100002000000001E0000001EC92E95E578E70F8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2" office:value-type="float" office:value="64" calcext:value-type="float">
            <text:p>64</text:p>
          </table:table-cell>
          <table:table-cell table:style-name="ce11" office:value-type="string" calcext:value-type="string">
            <text:p>Kadabra</text:p>
          </table:table-cell>
          <table:table-cell table:style-name="ce20">
            <draw:frame draw:z-index="63" draw:name="Grafik 130" draw:style-name="gr1" draw:text-style-name="P1" svg:width="0.793cm" svg:height="0.808cm" svg:x="0.098cm" svg:y="0.045cm">
              <draw:image xlink:href="Pictures/100002000000001E0000001E036DD782407ABE2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11" office:value-type="string" calcext:value-type="string">
            <text:p>Alakazam</text:p>
          </table:table-cell>
          <table:table-cell table:style-name="ce20">
            <draw:frame draw:z-index="64" draw:name="Grafik 132" draw:style-name="gr1" draw:text-style-name="P1" svg:width="0.819cm" svg:height="0.792cm" svg:x="0.091cm" svg:y="0.091cm">
              <draw:image xlink:href="Pictures/100002000000001F0000001E74206FD0CB91B45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2" office:value-type="float" office:value="66" calcext:value-type="float">
            <text:p>66</text:p>
          </table:table-cell>
          <table:table-cell table:style-name="ce11" office:value-type="string" calcext:value-type="string">
            <text:p>Machop</text:p>
          </table:table-cell>
          <table:table-cell table:style-name="ce20">
            <draw:frame draw:z-index="65" draw:name="Grafik 134" draw:style-name="gr1" draw:text-style-name="P1" svg:width="0.793cm" svg:height="0.793cm" svg:x="0.111cm" svg:y="0.008cm">
              <draw:image xlink:href="Pictures/100002000000001E0000001E7B1794922208F571.png" xlink:type="simple" xlink:show="embed" xlink:actuate="onLoad" draw:mime-type="image/png">
                <text:p/>
              </draw:image>
            </draw:frame>
            <draw:frame draw:z-index="66" draw:name="Grafik 136" draw:style-name="gr1" draw:text-style-name="P1" svg:width="0.793cm" svg:height="0.793cm" svg:x="0.105cm" svg:y="0.822cm">
              <draw:image xlink:href="Pictures/100002000000001E0000001E800D604F977C8AA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11" office:value-type="string" calcext:value-type="string">
            <text:p>Machoke</text:p>
          </table:table-cell>
          <table:table-cell table:style-name="ce20">
            <draw:frame draw:z-index="67" draw:name="Grafik 138" draw:style-name="gr1" draw:text-style-name="P1" svg:width="0.793cm" svg:height="0.793cm" svg:x="0.098cm" svg:y="0.812cm">
              <draw:image xlink:href="Pictures/100002000000001E0000001EE988C130C9902CF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22" office:value-type="float" office:value="68" calcext:value-type="float">
            <text:p>68</text:p>
          </table:table-cell>
          <table:table-cell table:style-name="ce11" office:value-type="string" calcext:value-type="string">
            <text:p>Machamp</text:p>
          </table:table-cell>
          <table:table-cell table:style-name="ce20">
            <draw:frame draw:z-index="68" draw:name="Grafik 140" draw:style-name="gr1" draw:text-style-name="P1" svg:width="0.793cm" svg:height="0.792cm" svg:x="0.144cm" svg:y="0.832cm">
              <draw:image xlink:href="Pictures/100002000000001E0000001E22EA11D2BD02033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11" office:value-type="string" calcext:value-type="string">
            <text:p>Bellspout</text:p>
          </table:table-cell>
          <table:table-cell table:style-name="ce20"/>
          <table:table-cell table:style-name="ce28" table:formula="of:=ROUND(RAND()*100)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2" office:value-type="float" office:value="70" calcext:value-type="float">
            <text:p>70</text:p>
          </table:table-cell>
          <table:table-cell table:style-name="ce11" office:value-type="string" calcext:value-type="string">
            <text:p>Weepinbell</text:p>
          </table:table-cell>
          <table:table-cell table:style-name="ce20">
            <draw:frame draw:z-index="69" draw:name="Grafik 142" draw:style-name="gr1" draw:text-style-name="P1" svg:width="0.793cm" svg:height="0.793cm" svg:x="0.085cm" svg:y="0.005cm">
              <draw:image xlink:href="Pictures/100002000000001E0000001E9F5046B226984CE3.png" xlink:type="simple" xlink:show="embed" xlink:actuate="onLoad" draw:mime-type="image/png">
                <text:p/>
              </draw:image>
            </draw:frame>
            <draw:frame draw:z-index="70" draw:name="Grafik 144" draw:style-name="gr1" draw:text-style-name="P1" svg:width="0.793cm" svg:height="0.793cm" svg:x="0.104cm" svg:y="0.845cm">
              <draw:image xlink:href="Pictures/100002000000001E0000001EB5D7D75739CAA82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11" office:value-type="string" calcext:value-type="string">
            <text:p>Victreebel</text:p>
          </table:table-cell>
          <table:table-cell table:style-name="ce20"/>
          <table:table-cell table:style-name="ce28" table:formula="of:=ROUND(RAND()*100)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2" office:value-type="float" office:value="72" calcext:value-type="float">
            <text:p>72</text:p>
          </table:table-cell>
          <table:table-cell table:style-name="ce11" office:value-type="string" calcext:value-type="string">
            <text:p>Tentacool</text:p>
          </table:table-cell>
          <table:table-cell table:style-name="ce20">
            <draw:frame draw:z-index="71" draw:name="Grafik 146" draw:style-name="gr1" draw:text-style-name="P1" svg:width="0.793cm" svg:height="0.793cm" svg:x="0.177cm" svg:y="0.021cm">
              <draw:image xlink:href="Pictures/100002000000001E0000001E6805E608A6B812A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11" office:value-type="string" calcext:value-type="string">
            <text:p>Tentacruel</text:p>
          </table:table-cell>
          <table:table-cell table:style-name="ce20">
            <draw:frame draw:z-index="72" draw:name="Grafik 148" draw:style-name="gr1" draw:text-style-name="P1" svg:width="0.793cm" svg:height="0.808cm" svg:x="0.118cm" svg:y="0.038cm">
              <draw:image xlink:href="Pictures/100002000000001E0000001E2C23AB187924E815.png" xlink:type="simple" xlink:show="embed" xlink:actuate="onLoad" draw:mime-type="image/png">
                <text:p/>
              </draw:image>
            </draw:frame>
            <draw:frame draw:z-index="73" draw:name="Grafik 150" draw:style-name="gr1" draw:text-style-name="P1" svg:width="0.793cm" svg:height="0.793cm" svg:x="0.111cm" svg:y="0.746cm">
              <draw:image xlink:href="Pictures/100002000000001E0000001E5A7FBFFD139F7DA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2" office:value-type="float" office:value="74" calcext:value-type="float">
            <text:p>74</text:p>
          </table:table-cell>
          <table:table-cell table:style-name="ce11" office:value-type="string" calcext:value-type="string">
            <text:p>Geodude</text:p>
          </table:table-cell>
          <table:table-cell table:style-name="ce20"/>
          <table:table-cell table:style-name="ce28" table:formula="of:=ROUND(RAND()*100)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11" office:value-type="string" calcext:value-type="string">
            <text:p>Graveler</text:p>
          </table:table-cell>
          <table:table-cell table:style-name="ce20">
            <draw:frame draw:z-index="74" draw:name="Grafik 152" draw:style-name="gr1" draw:text-style-name="P1" svg:width="0.793cm" svg:height="0.792cm" svg:x="0.104cm" svg:y="0.002cm">
              <draw:image xlink:href="Pictures/100002000000001E0000001EC0D55C18EFFCDD9E.png" xlink:type="simple" xlink:show="embed" xlink:actuate="onLoad" draw:mime-type="image/png">
                <text:p/>
              </draw:image>
            </draw:frame>
            <draw:frame draw:z-index="75" draw:name="Grafik 154" draw:style-name="gr1" draw:text-style-name="P1" svg:width="0.793cm" svg:height="0.793cm" svg:x="0.098cm" svg:y="0.841cm">
              <draw:image xlink:href="Pictures/100002000000001E0000001E4F285F3413609D8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2" office:value-type="float" office:value="76" calcext:value-type="float">
            <text:p>76</text:p>
          </table:table-cell>
          <table:table-cell table:style-name="ce11" office:value-type="string" calcext:value-type="string">
            <text:p>Golem</text:p>
          </table:table-cell>
          <table:table-cell table:style-name="ce20"/>
          <table:table-cell table:style-name="ce28" table:formula="of:=ROUND(RAND()*10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Ponyta</text:p>
          </table:table-cell>
          <table:table-cell table:style-name="ce20">
            <draw:frame draw:z-index="76" draw:name="Grafik 156" draw:style-name="gr1" draw:text-style-name="P1" svg:width="0.793cm" svg:height="0.807cm" svg:x="0.091cm" svg:y="0.038cm">
              <draw:image xlink:href="Pictures/100002000000001E0000001E72C3290600A2278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2" office:value-type="float" office:value="78" calcext:value-type="float">
            <text:p>78</text:p>
          </table:table-cell>
          <table:table-cell table:style-name="ce11" office:value-type="string" calcext:value-type="string">
            <text:p>Rapidash</text:p>
          </table:table-cell>
          <table:table-cell table:style-name="ce20">
            <draw:frame draw:z-index="77" draw:name="Grafik 158" draw:style-name="gr1" draw:text-style-name="P1" svg:width="0.793cm" svg:height="0.793cm" svg:x="0.084cm" svg:y="0.034cm">
              <draw:image xlink:href="Pictures/100002000000001E0000001E113F3785ADFF047F.png" xlink:type="simple" xlink:show="embed" xlink:actuate="onLoad" draw:mime-type="image/png">
                <text:p/>
              </draw:image>
            </draw:frame>
            <draw:frame draw:z-index="78" draw:name="Grafik 160" draw:style-name="gr1" draw:text-style-name="P1" svg:width="0.793cm" svg:height="0.793cm" svg:x="0.051cm" svg:y="0.795cm">
              <draw:image xlink:href="Pictures/100002000000001E0000001E724C46DCBA3040A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11" office:value-type="string" calcext:value-type="string">
            <text:p>Slowpoke</text:p>
          </table:table-cell>
          <table:table-cell table:style-name="ce20"/>
          <table:table-cell table:style-name="ce28" table:formula="of:=ROUND(RAND()*100)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2" office:value-type="float" office:value="80" calcext:value-type="float">
            <text:p>80</text:p>
          </table:table-cell>
          <table:table-cell table:style-name="ce11" office:value-type="string" calcext:value-type="string">
            <text:p>Slowbro</text:p>
          </table:table-cell>
          <table:table-cell table:style-name="ce20">
            <draw:frame draw:z-index="79" draw:name="Grafik 162" draw:style-name="gr1" draw:text-style-name="P1" svg:width="0.793cm" svg:height="0.793cm" svg:x="0.044cm" svg:y="0.018cm">
              <draw:image xlink:href="Pictures/100002000000001E0000001EB61E93FDE2D569CB.png" xlink:type="simple" xlink:show="embed" xlink:actuate="onLoad" draw:mime-type="image/png">
                <text:p/>
              </draw:image>
            </draw:frame>
            <draw:frame draw:z-index="80" draw:name="Grafik 164" draw:style-name="gr1" draw:text-style-name="P1" svg:width="0.793cm" svg:height="0.792cm" svg:x="0.117cm" svg:y="0.805cm">
              <draw:image xlink:href="Pictures/100002000000001E0000001ED29EC73F4F72E50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11" office:value-type="string" calcext:value-type="string">
            <text:p>Magnemite</text:p>
          </table:table-cell>
          <table:table-cell table:style-name="ce20"/>
          <table:table-cell table:style-name="ce28" table:formula="of:=ROUND(RAND()*100)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2" office:value-type="float" office:value="82" calcext:value-type="float">
            <text:p>82</text:p>
          </table:table-cell>
          <table:table-cell table:style-name="ce11" office:value-type="string" calcext:value-type="string">
            <text:p>Magneton</text:p>
          </table:table-cell>
          <table:table-cell table:style-name="ce20">
            <draw:frame draw:z-index="81" draw:name="Grafik 166" draw:style-name="gr1" draw:text-style-name="P1" svg:width="0.793cm" svg:height="0.793cm" svg:x="0.163cm" svg:y="0.058cm">
              <draw:image xlink:href="Pictures/100002000000001E0000001E08DBC452AF40891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11" office:value-type="string" calcext:value-type="string">
            <text:p>Farfetch'd</text:p>
          </table:table-cell>
          <table:table-cell table:style-name="ce20">
            <draw:frame draw:z-index="82" draw:name="Grafik 168" draw:style-name="gr1" draw:text-style-name="P1" svg:width="0.793cm" svg:height="0.793cm" svg:x="0.104cm" svg:y="0.024cm">
              <draw:image xlink:href="Pictures/100002000000001E0000001EE69C7D480E3E70FF.png" xlink:type="simple" xlink:show="embed" xlink:actuate="onLoad" draw:mime-type="image/png">
                <text:p/>
              </draw:image>
            </draw:frame>
            <draw:frame draw:z-index="83" draw:name="Grafik 170" draw:style-name="gr1" draw:text-style-name="P1" svg:width="0.793cm" svg:height="0.792cm" svg:x="0.044cm" svg:y="0.811cm">
              <draw:image xlink:href="Pictures/100002000000001E0000001EE5ADCC0360467AF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style-name="ce22" office:value-type="float" office:value="84" calcext:value-type="float">
            <text:p>84</text:p>
          </table:table-cell>
          <table:table-cell table:style-name="ce11" office:value-type="string" calcext:value-type="string">
            <text:p>Doduo</text:p>
          </table:table-cell>
          <table:table-cell table:style-name="ce20"/>
          <table:table-cell table:style-name="ce28" table:formula="of:=ROUND(RAND()*100)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11" office:value-type="string" calcext:value-type="string">
            <text:p>Dodrio</text:p>
          </table:table-cell>
          <table:table-cell table:style-name="ce20">
            <draw:frame draw:z-index="84" draw:name="Grafik 172" draw:style-name="gr1" draw:text-style-name="P1" svg:width="0.793cm" svg:height="0.793cm" svg:x="0.079cm" svg:y="0.053cm">
              <draw:image xlink:href="Pictures/100002000000001E0000001EFCE76FA515524DB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2" office:value-type="float" office:value="86" calcext:value-type="float">
            <text:p>86</text:p>
          </table:table-cell>
          <table:table-cell table:style-name="ce11" office:value-type="string" calcext:value-type="string">
            <text:p>Seel</text:p>
          </table:table-cell>
          <table:table-cell table:style-name="ce20">
            <draw:frame draw:z-index="85" draw:name="Grafik 174" draw:style-name="gr1" draw:text-style-name="P1" svg:width="0.793cm" svg:height="0.793cm" svg:x="0.099cm" svg:y="0.02cm">
              <draw:image xlink:href="Pictures/100002000000001E0000001E75E9E6EA52BF70AA.png" xlink:type="simple" xlink:show="embed" xlink:actuate="onLoad" draw:mime-type="image/png">
                <text:p/>
              </draw:image>
            </draw:frame>
            <draw:frame draw:z-index="86" draw:name="Grafik 176" draw:style-name="gr1" draw:text-style-name="P1" svg:width="0.793cm" svg:height="0.792cm" svg:x="0.093cm" svg:y="0.833cm">
              <draw:image xlink:href="Pictures/100002000000001E0000001E426CD7052F8F821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11" office:value-type="string" calcext:value-type="string">
            <text:p>Dewgong</text:p>
          </table:table-cell>
          <table:table-cell table:style-name="ce20"/>
          <table:table-cell table:style-name="ce28" table:formula="of:=ROUND(RAND()*100)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2" office:value-type="float" office:value="88" calcext:value-type="float">
            <text:p>88</text:p>
          </table:table-cell>
          <table:table-cell table:style-name="ce11" office:value-type="string" calcext:value-type="string">
            <text:p>Grimer</text:p>
          </table:table-cell>
          <table:table-cell table:style-name="ce20">
            <draw:frame draw:z-index="87" draw:name="Grafik 178" draw:style-name="gr1" draw:text-style-name="P1" svg:width="0.793cm" svg:height="0.793cm" svg:x="0.139cm" svg:y="0.059cm">
              <draw:image xlink:href="Pictures/100002000000001E0000001E66AB65F87A90261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11" office:value-type="string" calcext:value-type="string">
            <text:p>Muk</text:p>
          </table:table-cell>
          <table:table-cell table:style-name="ce20">
            <draw:frame draw:z-index="88" draw:name="Grafik 180" draw:style-name="gr1" draw:text-style-name="P1" svg:width="0.793cm" svg:height="0.807cm" svg:x="0.106cm" svg:y="0.053cm">
              <draw:image xlink:href="Pictures/100002000000001E0000001E4B28DAC6EC85B41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22" office:value-type="float" office:value="90" calcext:value-type="float">
            <text:p>90</text:p>
          </table:table-cell>
          <table:table-cell table:style-name="ce11" office:value-type="string" calcext:value-type="string">
            <text:p>Shellder</text:p>
          </table:table-cell>
          <table:table-cell table:style-name="ce20">
            <draw:frame draw:z-index="89" draw:name="Grafik 182" draw:style-name="gr1" draw:text-style-name="P1" svg:width="0.793cm" svg:height="0.793cm" svg:x="0.125cm" svg:y="0.023cm">
              <draw:image xlink:href="Pictures/100002000000001E0000001E85CF808040B67F3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11" office:value-type="string" calcext:value-type="string">
            <text:p>Cloyster</text:p>
          </table:table-cell>
          <table:table-cell table:style-name="ce20">
            <draw:frame draw:z-index="90" draw:name="Grafik 184" draw:style-name="gr1" draw:text-style-name="P1" svg:width="0.793cm" svg:height="0.793cm" svg:x="0.145cm" svg:y="0.066cm">
              <draw:image xlink:href="Pictures/100002000000001E0000001ECC80C835F738979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22" office:value-type="float" office:value="92" calcext:value-type="float">
            <text:p>92</text:p>
          </table:table-cell>
          <table:table-cell table:style-name="ce11" office:value-type="string" calcext:value-type="string">
            <text:p>gastly</text:p>
          </table:table-cell>
          <table:table-cell table:style-name="ce20">
            <draw:frame draw:z-index="91" draw:name="Grafik 186" draw:style-name="gr1" draw:text-style-name="P1" svg:width="0.793cm" svg:height="0.792cm" svg:x="0.059cm" svg:y="0.059cm">
              <draw:image xlink:href="Pictures/100002000000001E0000001EEDD168FA4A534BF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11" office:value-type="string" calcext:value-type="string">
            <text:p>Haunter</text:p>
          </table:table-cell>
          <table:table-cell table:style-name="ce20">
            <draw:frame draw:z-index="92" draw:name="Grafik 188" draw:style-name="gr1" draw:text-style-name="P1" svg:width="0.793cm" svg:height="0.793cm" svg:x="0.026cm" svg:y="0.082cm">
              <draw:image xlink:href="Pictures/100002000000001E0000001EBDEB9994735A161B.png" xlink:type="simple" xlink:show="embed" xlink:actuate="onLoad" draw:mime-type="image/png">
                <text:p/>
              </draw:image>
            </draw:frame>
            <draw:frame draw:z-index="93" draw:name="Grafik 190" draw:style-name="gr1" draw:text-style-name="P1" svg:width="0.793cm" svg:height="0.793cm" svg:x="0.125cm" svg:y="0.843cm">
              <draw:image xlink:href="Pictures/100002000000001E0000001E9FE9848AAB408BD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2" office:value-type="float" office:value="94" calcext:value-type="float">
            <text:p>94</text:p>
          </table:table-cell>
          <table:table-cell table:style-name="ce11" office:value-type="string" calcext:value-type="string">
            <text:p>Gengar</text:p>
          </table:table-cell>
          <table:table-cell table:style-name="ce20"/>
          <table:table-cell table:style-name="ce28" table:formula="of:=ROUND(RAND()*100)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11" office:value-type="string" calcext:value-type="string">
            <text:p>Onix</text:p>
          </table:table-cell>
          <table:table-cell table:style-name="ce20">
            <draw:frame draw:z-index="94" draw:name="Grafik 192" draw:style-name="gr1" draw:text-style-name="P1" svg:width="0.793cm" svg:height="0.792cm" svg:x="0.145cm" svg:y="0.066cm">
              <draw:image xlink:href="Pictures/100002000000001E0000001E0EE5A604CEE2BDE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2" office:value-type="float" office:value="96" calcext:value-type="float">
            <text:p>96</text:p>
          </table:table-cell>
          <table:table-cell table:style-name="ce11" office:value-type="string" calcext:value-type="string">
            <text:p>Drowzee</text:p>
          </table:table-cell>
          <table:table-cell table:style-name="ce20">
            <draw:frame draw:z-index="95" draw:name="Grafik 194" draw:style-name="gr1" draw:text-style-name="P1" svg:width="0.793cm" svg:height="0.793cm" svg:x="0.165cm" svg:y="0.062cm">
              <draw:image xlink:href="Pictures/100002000000001E0000001E686003D7FD0D778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11" office:value-type="string" calcext:value-type="string">
            <text:p>Hypno</text:p>
          </table:table-cell>
          <table:table-cell table:style-name="ce20">
            <draw:frame draw:z-index="96" draw:name="Grafik 196" draw:style-name="gr1" draw:text-style-name="P1" svg:width="0.793cm" svg:height="0.808cm" svg:x="0.105cm" svg:y="0.052cm">
              <draw:image xlink:href="Pictures/100002000000001E0000001E7E54D4B6B207C79E.png" xlink:type="simple" xlink:show="embed" xlink:actuate="onLoad" draw:mime-type="image/png">
                <text:p/>
              </draw:image>
            </draw:frame>
            <draw:frame draw:z-index="97" draw:name="Grafik 198" draw:style-name="gr1" draw:text-style-name="P1" svg:width="0.793cm" svg:height="0.793cm" svg:x="0.046cm" svg:y="0.813cm">
              <draw:image xlink:href="Pictures/100002000000001E0000001E71A58057D11E3AB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22" office:value-type="float" office:value="98" calcext:value-type="float">
            <text:p>98</text:p>
          </table:table-cell>
          <table:table-cell table:style-name="ce11" office:value-type="string" calcext:value-type="string">
            <text:p>Krabby</text:p>
          </table:table-cell>
          <table:table-cell table:style-name="ce20">
            <draw:frame draw:z-index="98" draw:name="Grafik 200" draw:style-name="gr1" draw:text-style-name="P1" svg:width="0.793cm" svg:height="0.792cm" svg:x="0.092cm" svg:y="0.833cm">
              <draw:image xlink:href="Pictures/100002000000001E0000001E5A0F1DA67DC39EC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11" office:value-type="string" calcext:value-type="string">
            <text:p>Kingler</text:p>
          </table:table-cell>
          <table:table-cell table:style-name="ce20">
            <draw:frame draw:z-index="99" draw:name="Grafik 202" draw:style-name="gr1" draw:text-style-name="P1" svg:width="0.793cm" svg:height="0.793cm" svg:x="0.138cm" svg:y="0.776cm">
              <draw:image xlink:href="Pictures/100002000000001E0000001E4FFF2C9C2EF42D2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style-name="ce22" office:value-type="float" office:value="100" calcext:value-type="float">
            <text:p>100</text:p>
          </table:table-cell>
          <table:table-cell table:style-name="ce11" office:value-type="string" calcext:value-type="string">
            <text:p>Voltorb</text:p>
          </table:table-cell>
          <table:table-cell table:style-name="ce20"/>
          <table:table-cell table:style-name="ce28" table:formula="of:=ROUND(RAND()*10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11" office:value-type="string" calcext:value-type="string">
            <text:p>Electrode</text:p>
          </table:table-cell>
          <table:table-cell table:style-name="ce20">
            <draw:frame draw:z-index="100" draw:name="Grafik 204" draw:style-name="gr1" draw:text-style-name="P1" svg:width="0.793cm" svg:height="0.793cm" svg:x="0.131cm" svg:y="0.026cm">
              <draw:image xlink:href="Pictures/100002000000001E0000001EF25D5B3439E80F8A.png" xlink:type="simple" xlink:show="embed" xlink:actuate="onLoad" draw:mime-type="image/png">
                <text:p/>
              </draw:image>
            </draw:frame>
            <draw:frame draw:z-index="101" draw:name="Grafik 206" draw:style-name="gr1" draw:text-style-name="P1" svg:width="0.793cm" svg:height="0.792cm" svg:x="0.125cm" svg:y="0.813cm">
              <draw:image xlink:href="Pictures/100002000000001E0000001E5448151A0CBF141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2" office:value-type="float" office:value="102" calcext:value-type="float">
            <text:p>102</text:p>
          </table:table-cell>
          <table:table-cell table:style-name="ce11" office:value-type="string" calcext:value-type="string">
            <text:p>Exeggcute</text:p>
          </table:table-cell>
          <table:table-cell table:style-name="ce20"/>
          <table:table-cell table:style-name="ce28" table:formula="of:=ROUND(RAND()*100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11" office:value-type="string" calcext:value-type="string">
            <text:p>Exeggutor</text:p>
          </table:table-cell>
          <table:table-cell table:style-name="ce20">
            <draw:frame draw:z-index="102" draw:name="Grafik 208" draw:style-name="gr1" draw:text-style-name="P1" svg:width="0.793cm" svg:height="0.793cm" svg:x="0.065cm" svg:y="0.065cm">
              <draw:image xlink:href="Pictures/100002000000001E0000001EA27CF23C67D933D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22" office:value-type="float" office:value="104" calcext:value-type="float">
            <text:p>104</text:p>
          </table:table-cell>
          <table:table-cell table:style-name="ce11" office:value-type="string" calcext:value-type="string">
            <text:p>Cubone</text:p>
          </table:table-cell>
          <table:table-cell table:style-name="ce20">
            <draw:frame draw:z-index="103" draw:name="Grafik 210" draw:style-name="gr1" draw:text-style-name="P1" svg:width="0.793cm" svg:height="0.793cm" svg:x="0.164cm" svg:y="0.006cm">
              <draw:image xlink:href="Pictures/100002000000001E0000001E84BE871382AC7D3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11" office:value-type="string" calcext:value-type="string">
            <text:p>Marowak</text:p>
          </table:table-cell>
          <table:table-cell table:style-name="ce20">
            <draw:frame draw:z-index="104" draw:name="Grafik 212" draw:style-name="gr1" draw:text-style-name="P1" svg:width="0.793cm" svg:height="0.793cm" svg:x="0.078cm" svg:y="0.028cm">
              <draw:image xlink:href="Pictures/100002000000001E0000001EB99E27D9D0C75D5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2" office:value-type="float" office:value="106" calcext:value-type="float">
            <text:p>106</text:p>
          </table:table-cell>
          <table:table-cell table:style-name="ce11" office:value-type="string" calcext:value-type="string">
            <text:p>Hitmonlee</text:p>
          </table:table-cell>
          <table:table-cell table:style-name="ce20">
            <draw:frame draw:z-index="105" draw:name="Grafik 214" draw:style-name="gr1" draw:text-style-name="P1" svg:width="0.793cm" svg:height="0.808cm" svg:x="0.125cm" svg:y="0.045cm">
              <draw:image xlink:href="Pictures/100002000000001E0000001EF90BEABE1189470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11" office:value-type="string" calcext:value-type="string">
            <text:p>Hitmonchan</text:p>
          </table:table-cell>
          <table:table-cell table:style-name="ce20">
            <draw:frame draw:z-index="106" draw:name="Grafik 216" draw:style-name="gr1" draw:text-style-name="P1" svg:width="0.793cm" svg:height="0.792cm" svg:x="0.171cm" svg:y="0.118cm">
              <draw:image xlink:href="Pictures/100002000000001E0000001E485AE7744BB2F02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2" office:value-type="float" office:value="108" calcext:value-type="float">
            <text:p>108</text:p>
          </table:table-cell>
          <table:table-cell table:style-name="ce11" office:value-type="string" calcext:value-type="string">
            <text:p>Lickitung</text:p>
          </table:table-cell>
          <table:table-cell table:style-name="ce20">
            <draw:frame draw:z-index="107" draw:name="Grafik 218" draw:style-name="gr1" draw:text-style-name="P1" svg:width="0.793cm" svg:height="0.793cm" svg:x="0.085cm" svg:y="0.035cm">
              <draw:image xlink:href="Pictures/100002000000001E0000001EDBBC23E2B1E49F7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11" office:value-type="string" calcext:value-type="string">
            <text:p>Koffing</text:p>
          </table:table-cell>
          <table:table-cell table:style-name="ce20">
            <draw:frame draw:z-index="108" draw:name="Grafik 220" draw:style-name="gr1" draw:text-style-name="P1" svg:width="0.793cm" svg:height="0.793cm" svg:x="0.052cm" svg:y="0.105cm">
              <draw:image xlink:href="Pictures/100002000000001E0000001E954F0A39B5D121B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table:style-name="ce22" office:value-type="float" office:value="110" calcext:value-type="float">
            <text:p>110</text:p>
          </table:table-cell>
          <table:table-cell table:style-name="ce11" office:value-type="string" calcext:value-type="string">
            <text:p>Weezing</text:p>
          </table:table-cell>
          <table:table-cell table:style-name="ce20">
            <draw:frame draw:z-index="109" draw:name="Grafik 222" draw:style-name="gr1" draw:text-style-name="P1" svg:width="0.793cm" svg:height="0.807cm" svg:x="0.045cm" svg:y="0.045cm">
              <draw:image xlink:href="Pictures/100002000000001E0000001E0050D06E3D7E99E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11" office:value-type="string" calcext:value-type="string">
            <text:p>Rhyhorn</text:p>
          </table:table-cell>
          <table:table-cell table:style-name="ce20">
            <draw:frame draw:z-index="110" draw:name="Grafik 224" draw:style-name="gr1" draw:text-style-name="P1" svg:width="0.793cm" svg:height="0.808cm" svg:x="0.118cm" svg:y="0.041cm">
              <draw:image xlink:href="Pictures/100002000000001E0000001E3832CB0E1866F0C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2" office:value-type="float" office:value="112" calcext:value-type="float">
            <text:p>112</text:p>
          </table:table-cell>
          <table:table-cell table:style-name="ce11" office:value-type="string" calcext:value-type="string">
            <text:p>Rhydon</text:p>
          </table:table-cell>
          <table:table-cell table:style-name="ce20">
            <draw:frame draw:z-index="133" draw:name="Grafik 270" draw:style-name="gr1" draw:text-style-name="P1" svg:width="0.793cm" svg:height="0.793cm" svg:x="0.079cm" svg:y="0.026cm">
              <draw:image xlink:href="Pictures/100002000000001E0000001E55E126BD7929944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11" office:value-type="string" calcext:value-type="string">
            <text:p>Chansey</text:p>
          </table:table-cell>
          <table:table-cell table:style-name="ce20">
            <draw:frame draw:z-index="111" draw:name="Grafik 226" draw:style-name="gr1" draw:text-style-name="P1" svg:width="0.793cm" svg:height="0.793cm" svg:x="0.111cm" svg:y="0.005cm">
              <draw:image xlink:href="Pictures/100002000000001E0000001E71CEE40D477CF7C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2" office:value-type="float" office:value="114" calcext:value-type="float">
            <text:p>114</text:p>
          </table:table-cell>
          <table:table-cell table:style-name="ce11" office:value-type="string" calcext:value-type="string">
            <text:p>Tangela</text:p>
          </table:table-cell>
          <table:table-cell table:style-name="ce20">
            <draw:frame draw:z-index="112" draw:name="Grafik 228" draw:style-name="gr1" draw:text-style-name="P1" svg:width="0.793cm" svg:height="0.792cm" svg:x="0.051cm" svg:y="0.002cm">
              <draw:image xlink:href="Pictures/100002000000001E0000001E17A52FEC1F606E8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11" office:value-type="string" calcext:value-type="string">
            <text:p>Kangaskhan</text:p>
          </table:table-cell>
          <table:table-cell table:style-name="ce20">
            <draw:frame draw:z-index="113" draw:name="Grafik 230" draw:style-name="gr1" draw:text-style-name="P1" svg:width="0.793cm" svg:height="0.793cm" svg:x="0.018cm" svg:y="0.018cm">
              <draw:image xlink:href="Pictures/100002000000001E0000001EE906A2AB8E0378DA.png" xlink:type="simple" xlink:show="embed" xlink:actuate="onLoad" draw:mime-type="image/png">
                <text:p/>
              </draw:image>
            </draw:frame>
            <draw:frame draw:z-index="114" draw:name="Grafik 232" draw:style-name="gr1" draw:text-style-name="P1" svg:width="0.793cm" svg:height="0.793cm" svg:x="0.144cm" svg:y="0.832cm">
              <draw:image xlink:href="Pictures/100002000000001E0000001E83A3AE39AE1595D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2" office:value-type="float" office:value="116" calcext:value-type="float">
            <text:p>116</text:p>
          </table:table-cell>
          <table:table-cell table:style-name="ce11" office:value-type="string" calcext:value-type="string">
            <text:p>Horsea</text:p>
          </table:table-cell>
          <table:table-cell table:style-name="ce20"/>
          <table:table-cell table:style-name="ce28" table:formula="of:=ROUND(RAND()*100)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11" office:value-type="string" calcext:value-type="string">
            <text:p>Seadra</text:p>
          </table:table-cell>
          <table:table-cell table:style-name="ce20">
            <draw:frame draw:z-index="115" draw:name="Grafik 234" draw:style-name="gr1" draw:text-style-name="P1" svg:width="0.793cm" svg:height="0.793cm" svg:x="0.058cm" svg:y="0.008cm">
              <draw:image xlink:href="Pictures/100002000000001E0000001E3EC452D937C30FFD.png" xlink:type="simple" xlink:show="embed" xlink:actuate="onLoad" draw:mime-type="image/png">
                <text:p/>
              </draw:image>
            </draw:frame>
            <draw:frame draw:z-index="116" draw:name="Grafik 236" draw:style-name="gr1" draw:text-style-name="P1" svg:width="0.793cm" svg:height="0.793cm" svg:x="0.051cm" svg:y="0.822cm">
              <draw:image xlink:href="Pictures/100002000000001E0000001E00770EE498F0706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2" office:value-type="float" office:value="118" calcext:value-type="float">
            <text:p>118</text:p>
          </table:table-cell>
          <table:table-cell table:style-name="ce11" office:value-type="string" calcext:value-type="string">
            <text:p>Goldeen</text:p>
          </table:table-cell>
          <table:table-cell table:style-name="ce20"/>
          <table:table-cell table:style-name="ce28" table:formula="of:=ROUND(RAND()*100)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11" office:value-type="string" calcext:value-type="string">
            <text:p>Seaking</text:p>
          </table:table-cell>
          <table:table-cell table:style-name="ce20">
            <draw:frame draw:z-index="117" draw:name="Grafik 238" draw:style-name="gr1" draw:text-style-name="P1" svg:width="0.793cm" svg:height="0.793cm" svg:x="0.071cm" svg:y="0.018cm">
              <draw:image xlink:href="Pictures/100002000000001E0000001ED052FEC865BE3779.png" xlink:type="simple" xlink:show="embed" xlink:actuate="onLoad" draw:mime-type="image/png">
                <text:p/>
              </draw:image>
            </draw:frame>
            <draw:frame draw:z-index="118" draw:name="Grafik 240" draw:style-name="gr1" draw:text-style-name="P1" svg:width="0.793cm" svg:height="0.792cm" svg:x="0.117cm" svg:y="0.832cm">
              <draw:image xlink:href="Pictures/100002000000001E0000001E46F45A0DBB020D0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2" office:value-type="float" office:value="120" calcext:value-type="float">
            <text:p>120</text:p>
          </table:table-cell>
          <table:table-cell table:style-name="ce11" office:value-type="string" calcext:value-type="string">
            <text:p>Staryu</text:p>
          </table:table-cell>
          <table:table-cell table:style-name="ce20">
            <draw:frame draw:z-index="119" draw:name="Grafik 242" draw:style-name="gr1" draw:text-style-name="P1" svg:width="0.793cm" svg:height="0.793cm" svg:x="0.137cm" svg:y="0.828cm">
              <draw:image xlink:href="Pictures/100002000000001E0000001E25A71A11DF3C28D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11" office:value-type="string" calcext:value-type="string">
            <text:p>Starmie</text:p>
          </table:table-cell>
          <table:table-cell table:style-name="ce20">
            <draw:frame draw:z-index="120" draw:name="Grafik 244" draw:style-name="gr1" draw:text-style-name="P1" svg:width="0.793cm" svg:height="0.793cm" svg:x="0.051cm" svg:y="0.845cm">
              <draw:image xlink:href="Pictures/100002000000001E0000001EFF3F64C2F338CAB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2" office:value-type="float" office:value="122" calcext:value-type="float">
            <text:p>122</text:p>
          </table:table-cell>
          <table:table-cell table:style-name="ce11" office:value-type="string" calcext:value-type="string">
            <text:p>Mr. Mime</text:p>
          </table:table-cell>
          <table:table-cell table:style-name="ce20">
            <draw:frame draw:z-index="121" draw:name="Grafik 246" draw:style-name="gr1" draw:text-style-name="P1" svg:width="0.793cm" svg:height="0.792cm" svg:x="0.044cm" svg:y="0.838cm">
              <draw:image xlink:href="Pictures/100002000000001E0000001E4B81B9034188036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11" office:value-type="string" calcext:value-type="string">
            <text:p>Scyther</text:p>
          </table:table-cell>
          <table:table-cell table:style-name="ce20"/>
          <table:table-cell table:style-name="ce28" table:formula="of:=ROUND(RAND()*100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2" office:value-type="float" office:value="124" calcext:value-type="float">
            <text:p>124</text:p>
          </table:table-cell>
          <table:table-cell table:style-name="ce11" office:value-type="string" calcext:value-type="string">
            <text:p>Jynx</text:p>
          </table:table-cell>
          <table:table-cell table:style-name="ce20">
            <draw:frame draw:z-index="122" draw:name="Grafik 248" draw:style-name="gr1" draw:text-style-name="P1" svg:width="0.793cm" svg:height="0.793cm" svg:x="0.144cm" svg:y="0.038cm">
              <draw:image xlink:href="Pictures/100002000000001E0000001E5150B2C4AC89776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11" office:value-type="string" calcext:value-type="string">
            <text:p>Electabuzz</text:p>
          </table:table-cell>
          <table:table-cell table:style-name="ce20">
            <draw:frame draw:z-index="123" draw:name="Grafik 250" draw:style-name="gr1" draw:text-style-name="P1" svg:width="0.793cm" svg:height="0.792cm" svg:x="0.137cm" svg:y="0.058cm">
              <draw:image xlink:href="Pictures/100002000000001E0000001EC0A615FBFB73C6E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2" office:value-type="float" office:value="126" calcext:value-type="float">
            <text:p>126</text:p>
          </table:table-cell>
          <table:table-cell table:style-name="ce11" office:value-type="string" calcext:value-type="string">
            <text:p>Magmar</text:p>
          </table:table-cell>
          <table:table-cell table:style-name="ce20">
            <draw:frame draw:z-index="124" draw:name="Grafik 252" draw:style-name="gr1" draw:text-style-name="P1" svg:width="0.793cm" svg:height="0.793cm" svg:x="0.13cm" svg:y="0.027cm">
              <draw:image xlink:href="Pictures/100002000000001E0000001E763BC4D80CB33269.png" xlink:type="simple" xlink:show="embed" xlink:actuate="onLoad" draw:mime-type="image/png">
                <text:p/>
              </draw:image>
            </draw:frame>
            <draw:frame draw:z-index="125" draw:name="Grafik 254" draw:style-name="gr1" draw:text-style-name="P1" svg:width="0.793cm" svg:height="0.793cm" svg:x="0.176cm" svg:y="0.841cm">
              <draw:image xlink:href="Pictures/100002000000001E0000001E8EABC3683434A92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11" office:value-type="string" calcext:value-type="string">
            <text:p>Pinsir</text:p>
          </table:table-cell>
          <table:table-cell table:style-name="ce20"/>
          <table:table-cell table:style-name="ce28" table:formula="of:=ROUND(RAND()*100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2" office:value-type="float" office:value="128" calcext:value-type="float">
            <text:p>128</text:p>
          </table:table-cell>
          <table:table-cell table:style-name="ce11" office:value-type="string" calcext:value-type="string">
            <text:p>Tauros</text:p>
          </table:table-cell>
          <table:table-cell table:style-name="ce20">
            <draw:frame draw:z-index="126" draw:name="Grafik 256" draw:style-name="gr1" draw:text-style-name="P1" svg:width="0.793cm" svg:height="0.792cm" svg:x="0.143cm" svg:y="0.064cm">
              <draw:image xlink:href="Pictures/100002000000001E0000001E0F06F548CDDE2B5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11" office:value-type="string" calcext:value-type="string">
            <text:p>Magikarp</text:p>
          </table:table-cell>
          <table:table-cell table:style-name="ce20">
            <draw:frame draw:z-index="127" draw:name="Grafik 258" draw:style-name="gr1" draw:text-style-name="P1" svg:width="0.793cm" svg:height="0.793cm" svg:x="0.11cm" svg:y="0.087cm">
              <draw:image xlink:href="Pictures/100002000000001E0000001EE386CA535B0EF0A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2" office:value-type="float" office:value="130" calcext:value-type="float">
            <text:p>130</text:p>
          </table:table-cell>
          <table:table-cell table:style-name="ce11" office:value-type="string" calcext:value-type="string">
            <text:p>Gyarados</text:p>
          </table:table-cell>
          <table:table-cell table:style-name="ce20">
            <draw:frame draw:z-index="128" draw:name="Grafik 260" draw:style-name="gr1" draw:text-style-name="P1" svg:width="0.793cm" svg:height="0.808cm" svg:x="0.13cm" svg:y="0.051cm">
              <draw:image xlink:href="Pictures/100002000000001E0000001E24DD689A7A5D3876.png" xlink:type="simple" xlink:show="embed" xlink:actuate="onLoad" draw:mime-type="image/png">
                <text:p/>
              </draw:image>
            </draw:frame>
            <draw:frame draw:z-index="129" draw:name="Grafik 262" draw:style-name="gr1" draw:text-style-name="P1" svg:width="0.793cm" svg:height="0.793cm" svg:x="0.123cm" svg:y="0.838cm">
              <draw:image xlink:href="Pictures/100002000000001E0000001EE246BB56C68EF7C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11" office:value-type="string" calcext:value-type="string">
            <text:p>Lapras</text:p>
          </table:table-cell>
          <table:table-cell table:style-name="ce20">
            <draw:frame draw:z-index="130" draw:name="Grafik 264" draw:style-name="gr1" draw:text-style-name="P1" svg:width="0.793cm" svg:height="0.792cm" svg:x="0.17cm" svg:y="0.805cm">
              <draw:image xlink:href="Pictures/100002000000001E0000001E6D863393CE0DBAE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style-name="ce22" office:value-type="float" office:value="132" calcext:value-type="float">
            <text:p>132</text:p>
          </table:table-cell>
          <table:table-cell table:style-name="ce11" office:value-type="string" calcext:value-type="string">
            <text:p>Ditto</text:p>
          </table:table-cell>
          <table:table-cell table:style-name="ce20"/>
          <table:table-cell table:style-name="ce28" table:formula="of:=ROUND(RAND()*100)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11" office:value-type="string" calcext:value-type="string">
            <text:p>Eevee</text:p>
          </table:table-cell>
          <table:table-cell table:style-name="ce20">
            <draw:frame draw:z-index="131" draw:name="Grafik 266" draw:style-name="gr1" draw:text-style-name="P1" svg:width="0.793cm" svg:height="0.793cm" svg:x="0.136cm" svg:y="0.004cm">
              <draw:image xlink:href="Pictures/100002000000001E0000001E0EFB355CBF19BA08.png" xlink:type="simple" xlink:show="embed" xlink:actuate="onLoad" draw:mime-type="image/png">
                <text:p/>
              </draw:image>
            </draw:frame>
            <draw:frame draw:z-index="132" draw:name="Grafik 268" draw:style-name="gr1" draw:text-style-name="P1" svg:width="0.793cm" svg:height="0.793cm" svg:x="0.077cm" svg:y="0.818cm">
              <draw:image xlink:href="Pictures/100002000000001E0000001EC56A0C55791ECF8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2" office:value-type="float" office:value="134" calcext:value-type="float">
            <text:p>134</text:p>
          </table:table-cell>
          <table:table-cell table:style-name="ce11" office:value-type="string" calcext:value-type="string">
            <text:p>Vaporeon</text:p>
          </table:table-cell>
          <table:table-cell table:style-name="ce20"/>
          <table:table-cell table:style-name="ce28" table:formula="of:=ROUND(RAND()*100)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11" office:value-type="string" calcext:value-type="string">
            <text:p>Jolteon</text:p>
          </table:table-cell>
          <table:table-cell table:style-name="ce20">
            <draw:frame draw:z-index="134" draw:name="Grafik 272" draw:style-name="gr1" draw:text-style-name="P1" svg:width="0.793cm" svg:height="0.793cm" svg:x="0.079cm" svg:y="0.029cm">
              <draw:image xlink:href="Pictures/100002000000001E0000001EE1C0123986EBE7BA.png" xlink:type="simple" xlink:show="embed" xlink:actuate="onLoad" draw:mime-type="image/png">
                <text:p/>
              </draw:image>
            </draw:frame>
            <draw:frame draw:z-index="135" draw:name="Grafik 274" draw:style-name="gr1" draw:text-style-name="P1" svg:width="0.793cm" svg:height="0.793cm" svg:x="0.073cm" svg:y="0.817cm">
              <draw:image xlink:href="Pictures/100002000000001E0000001E677F4897F8596EE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22" office:value-type="float" office:value="136" calcext:value-type="float">
            <text:p>136</text:p>
          </table:table-cell>
          <table:table-cell table:style-name="ce11" office:value-type="string" calcext:value-type="string">
            <text:p>Flareon</text:p>
          </table:table-cell>
          <table:table-cell table:style-name="ce20"/>
          <table:table-cell table:style-name="ce28" table:formula="of:=ROUND(RAND()*100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11" office:value-type="string" calcext:value-type="string">
            <text:p>Porygon</text:p>
          </table:table-cell>
          <table:table-cell table:style-name="ce20">
            <draw:frame draw:z-index="136" draw:name="Grafik 276" draw:style-name="gr1" draw:text-style-name="P1" svg:width="0.793cm" svg:height="0.793cm" svg:x="0.066cm" svg:y="0.013cm">
              <draw:image xlink:href="Pictures/100002000000001E0000001E84C1C2328911D29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2" office:value-type="float" office:value="138" calcext:value-type="float">
            <text:p>138</text:p>
          </table:table-cell>
          <table:table-cell table:style-name="ce11" office:value-type="string" calcext:value-type="string">
            <text:p>Omanyte</text:p>
          </table:table-cell>
          <table:table-cell table:style-name="ce20">
            <draw:frame draw:z-index="137" draw:name="Grafik 278" draw:style-name="gr1" draw:text-style-name="P1" svg:width="0.793cm" svg:height="0.793cm" svg:x="0.112cm" svg:y="0.009cm">
              <draw:image xlink:href="Pictures/100002000000001E0000001E3CBDBDE8AA6888D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11" office:value-type="string" calcext:value-type="string">
            <text:p>Omastar</text:p>
          </table:table-cell>
          <table:table-cell table:style-name="ce20">
            <draw:frame draw:z-index="138" draw:name="Grafik 280" draw:style-name="gr1" draw:text-style-name="P1" svg:width="0.793cm" svg:height="0.793cm" svg:x="0.079cm" svg:y="-0.001cm">
              <draw:image xlink:href="Pictures/100002000000001E0000001E96C233AD6430610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2" office:value-type="float" office:value="140" calcext:value-type="float">
            <text:p>140</text:p>
          </table:table-cell>
          <table:table-cell table:style-name="ce11" office:value-type="string" calcext:value-type="string">
            <text:p>Kabuto</text:p>
          </table:table-cell>
          <table:table-cell table:style-name="ce20">
            <draw:frame draw:z-index="139" draw:name="Grafik 282" draw:style-name="gr1" draw:text-style-name="P1" svg:width="0.793cm" svg:height="0.792cm" svg:x="0.046cm" svg:y="0.073cm">
              <draw:image xlink:href="Pictures/100002000000001E0000001EF2A9C795409F88F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11" office:value-type="string" calcext:value-type="string">
            <text:p>Kabutops</text:p>
          </table:table-cell>
          <table:table-cell table:style-name="ce20">
            <draw:frame draw:z-index="140" draw:name="Grafik 284" draw:style-name="gr1" draw:text-style-name="P1" svg:width="0.793cm" svg:height="0.793cm" svg:x="0.092cm" svg:y="0.016cm">
              <draw:image xlink:href="Pictures/100002000000001E0000001EB45B0B4080E58C9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22" office:value-type="float" office:value="142" calcext:value-type="float">
            <text:p>142</text:p>
          </table:table-cell>
          <table:table-cell table:style-name="ce11" office:value-type="string" calcext:value-type="string">
            <text:p>Aerodactyl</text:p>
          </table:table-cell>
          <table:table-cell table:style-name="ce20">
            <draw:frame draw:z-index="141" draw:name="Grafik 286" draw:style-name="gr1" draw:text-style-name="P1" svg:width="0.793cm" svg:height="0.793cm" svg:x="0.086cm" svg:y="0.033cm">
              <draw:image xlink:href="Pictures/100002000000001E0000001E97EF837AF7AC681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11" office:value-type="string" calcext:value-type="string">
            <text:p>Snorlax</text:p>
          </table:table-cell>
          <table:table-cell table:style-name="ce20">
            <draw:frame draw:z-index="142" draw:name="Grafik 288" draw:style-name="gr1" draw:text-style-name="P1" svg:width="0.793cm" svg:height="0.807cm" svg:x="0.079cm" svg:y="0.053cm">
              <draw:image xlink:href="Pictures/100002000000001E0000001E46B2F25F6E5AAA54.png" xlink:type="simple" xlink:show="embed" xlink:actuate="onLoad" draw:mime-type="image/png">
                <text:p/>
              </draw:image>
            </draw:frame>
            <draw:frame draw:z-index="143" draw:name="Grafik 290" draw:style-name="gr1" draw:text-style-name="P1" svg:width="0.793cm" svg:height="0.792cm" svg:x="0.072cm" svg:y="0.84cm">
              <draw:image xlink:href="Pictures/100002000000001E0000001E427477F60AC461F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2" office:value-type="float" office:value="144" calcext:value-type="float">
            <text:p>144</text:p>
          </table:table-cell>
          <table:table-cell table:style-name="ce11" office:value-type="string" calcext:value-type="string">
            <text:p>Articuno</text:p>
          </table:table-cell>
          <table:table-cell table:style-name="ce20"/>
          <table:table-cell table:style-name="ce28" table:formula="of:=ROUND(RAND()*100)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11" office:value-type="string" calcext:value-type="string">
            <text:p>Zapdos</text:p>
          </table:table-cell>
          <table:table-cell table:style-name="ce20">
            <draw:frame draw:z-index="144" draw:name="Grafik 292" draw:style-name="gr1" draw:text-style-name="P1" svg:width="0.793cm" svg:height="0.793cm" svg:x="0.119cm" svg:y="0.066cm">
              <draw:image xlink:href="Pictures/100002000000001E0000001E1210E664D35750EF.png" xlink:type="simple" xlink:show="embed" xlink:actuate="onLoad" draw:mime-type="image/png">
                <text:p/>
              </draw:image>
            </draw:frame>
            <draw:frame draw:z-index="145" draw:name="Grafik 294" draw:style-name="gr1" draw:text-style-name="P1" svg:width="0.793cm" svg:height="0.793cm" svg:x="0.138cm" svg:y="0.826cm">
              <draw:image xlink:href="Pictures/100002000000001E0000001E7A4CAADCF8F761A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2" office:value-type="float" office:value="146" calcext:value-type="float">
            <text:p>146</text:p>
          </table:table-cell>
          <table:table-cell table:style-name="ce11" office:value-type="string" calcext:value-type="string">
            <text:p>Moltres</text:p>
          </table:table-cell>
          <table:table-cell table:style-name="ce20"/>
          <table:table-cell table:style-name="ce28" table:formula="of:=ROUND(RAND()*100)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11" office:value-type="string" calcext:value-type="string">
            <text:p>Dratini</text:p>
          </table:table-cell>
          <table:table-cell table:style-name="ce20">
            <draw:frame draw:z-index="146" draw:name="Grafik 296" draw:style-name="gr1" draw:text-style-name="P1" svg:width="0.793cm" svg:height="0.792cm" svg:x="0.105cm" svg:y="0.003cm">
              <draw:image xlink:href="Pictures/100002000000001E0000001E7868F1035FBDC0D5.png" xlink:type="simple" xlink:show="embed" xlink:actuate="onLoad" draw:mime-type="image/png">
                <text:p/>
              </draw:image>
            </draw:frame>
            <draw:frame draw:z-index="147" draw:name="Grafik 298" draw:style-name="gr1" draw:text-style-name="P1" svg:width="0.793cm" svg:height="0.793cm" svg:x="0.125cm" svg:y="0.816cm">
              <draw:image xlink:href="Pictures/100002000000001E0000001EA722A58A5F2BF30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22" office:value-type="float" office:value="148" calcext:value-type="float">
            <text:p>148</text:p>
          </table:table-cell>
          <table:table-cell table:style-name="ce11" office:value-type="string" calcext:value-type="string">
            <text:p>Dragonair</text:p>
          </table:table-cell>
          <table:table-cell table:style-name="ce20"/>
          <table:table-cell table:style-name="ce28" table:formula="of:=ROUND(RAND()*100)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11" office:value-type="string" calcext:value-type="string">
            <text:p>Dragonite</text:p>
          </table:table-cell>
          <table:table-cell table:style-name="ce20">
            <draw:frame draw:z-index="148" draw:name="Grafik 300" draw:style-name="gr1" draw:text-style-name="P1" svg:width="0.793cm" svg:height="0.792cm" svg:x="0.092cm" svg:y="0.065cm">
              <draw:image xlink:href="Pictures/100002000000001E0000001EAF34D92F9BD58FE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2" office:value-type="float" office:value="150" calcext:value-type="float">
            <text:p>150</text:p>
          </table:table-cell>
          <table:table-cell table:style-name="ce11" office:value-type="string" calcext:value-type="string">
            <text:p>Mewtwo</text:p>
          </table:table-cell>
          <table:table-cell table:style-name="ce20">
            <draw:frame draw:z-index="149" draw:name="Grafik 302" draw:style-name="gr1" draw:text-style-name="P1" svg:width="0.793cm" svg:height="0.793cm" svg:x="0.112cm" svg:y="0.035cm">
              <draw:image xlink:href="Pictures/100002000000001E0000001ED405A4852221319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11" office:value-type="string" calcext:value-type="string">
            <text:p>Mew</text:p>
          </table:table-cell>
          <table:table-cell table:style-name="ce20">
            <draw:frame draw:z-index="150" draw:name="Grafik 304" draw:style-name="gr1" draw:text-style-name="P1" svg:width="0.793cm" svg:height="0.808cm" svg:x="0.052cm" svg:y="0.052cm">
              <draw:image xlink:href="Pictures/100002000000001E0000001E32D6AC1548F3F4A7.png" xlink:type="simple" xlink:show="embed" xlink:actuate="onLoad" draw:mime-type="image/png">
                <text:p/>
              </draw:image>
            </draw:frame>
            <draw:frame draw:z-index="151" draw:name="Grafik 306" draw:style-name="gr1" draw:text-style-name="P1" svg:width="0.793cm" svg:height="0.793cm" svg:x="0.072cm" svg:y="0.813cm">
              <draw:image xlink:href="Pictures/100002000000001E0000001E6BBB1826006E54F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2" office:value-type="float" office:value="152" calcext:value-type="float">
            <text:p>152</text:p>
          </table:table-cell>
          <table:table-cell table:style-name="ce11" office:value-type="string" calcext:value-type="string">
            <text:p>Chikorita</text:p>
          </table:table-cell>
          <table:table-cell table:style-name="ce20"/>
          <table:table-cell table:style-name="ce28" table:formula="of:=ROUND(RAND()*100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11" office:value-type="string" calcext:value-type="string">
            <text:p>Bayleef</text:p>
          </table:table-cell>
          <table:table-cell table:style-name="ce20">
            <draw:frame draw:z-index="152" draw:name="Grafik 308" draw:style-name="gr1" draw:text-style-name="P1" svg:width="0.793cm" svg:height="0.793cm" svg:x="0.092cm" svg:y="0.068cm">
              <draw:image xlink:href="Pictures/100002000000001E0000001EE2A346659346FB6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2" office:value-type="float" office:value="154" calcext:value-type="float">
            <text:p>154</text:p>
          </table:table-cell>
          <table:table-cell table:style-name="ce11" office:value-type="string" calcext:value-type="string">
            <text:p>Meganium</text:p>
          </table:table-cell>
          <table:table-cell table:style-name="ce20">
            <draw:frame draw:z-index="153" draw:name="Grafik 310" draw:style-name="gr1" draw:text-style-name="P1" svg:width="0.793cm" svg:height="0.793cm" svg:x="0.138cm" svg:y="0.032cm">
              <draw:image xlink:href="Pictures/100002000000001E0000001EFFB9434523D7AC8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11" office:value-type="string" calcext:value-type="string">
            <text:p>Cyndaquil</text:p>
          </table:table-cell>
          <table:table-cell table:style-name="ce20">
            <draw:frame draw:z-index="154" draw:name="Grafik 312" draw:style-name="gr1" draw:text-style-name="P1" svg:width="0.793cm" svg:height="0.793cm" svg:x="0.105cm" svg:y="-0.001cm">
              <draw:image xlink:href="Pictures/100002000000001E0000001E713D8C967101E718.png" xlink:type="simple" xlink:show="embed" xlink:actuate="onLoad" draw:mime-type="image/png">
                <text:p/>
              </draw:image>
            </draw:frame>
            <draw:frame draw:z-index="155" draw:name="Grafik 314" draw:style-name="gr1" draw:text-style-name="P1" svg:width="0.793cm" svg:height="0.792cm" svg:x="0.098cm" svg:y="0.813cm">
              <draw:image xlink:href="Pictures/100002000000001E0000001E5C8B5B66EFDE1A2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22" office:value-type="float" office:value="156" calcext:value-type="float">
            <text:p>156</text:p>
          </table:table-cell>
          <table:table-cell table:style-name="ce11" office:value-type="string" calcext:value-type="string">
            <text:p>Quilava</text:p>
          </table:table-cell>
          <table:table-cell table:style-name="ce20"/>
          <table:table-cell table:style-name="ce28" table:formula="of:=ROUND(RAND()*100)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11" office:value-type="string" calcext:value-type="string">
            <text:p>Typhlosion</text:p>
          </table:table-cell>
          <table:table-cell table:style-name="ce20">
            <draw:frame draw:z-index="156" draw:name="Grafik 316" draw:style-name="gr1" draw:text-style-name="P1" svg:width="0.793cm" svg:height="0.793cm" svg:x="0.118cm" svg:y="0.065cm">
              <draw:image xlink:href="Pictures/100002000000001E0000001E96E9518BD12320D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2" office:value-type="float" office:value="158" calcext:value-type="float">
            <text:p>158</text:p>
          </table:table-cell>
          <table:table-cell table:style-name="ce11" office:value-type="string" calcext:value-type="string">
            <text:p>Totodile</text:p>
          </table:table-cell>
          <table:table-cell table:style-name="ce20">
            <draw:frame draw:z-index="157" draw:name="Grafik 318" draw:style-name="gr1" draw:text-style-name="P1" svg:width="0.793cm" svg:height="0.793cm" svg:x="0.111cm" svg:y="0.032cm">
              <draw:image xlink:href="Pictures/100002000000001E0000001EA08A34C2CF184C3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11" office:value-type="string" calcext:value-type="string">
            <text:p>Croconaw</text:p>
          </table:table-cell>
          <table:table-cell table:style-name="ce20">
            <draw:frame draw:z-index="158" draw:name="Grafik 320" draw:style-name="gr1" draw:text-style-name="P1" svg:width="0.793cm" svg:height="0.793cm" svg:x="0.078cm" svg:y="0.028cm">
              <draw:image xlink:href="Pictures/100002000000001E0000001EDAF1D7AA0797991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22" office:value-type="float" office:value="160" calcext:value-type="float">
            <text:p>160</text:p>
          </table:table-cell>
          <table:table-cell table:style-name="ce11" office:value-type="string" calcext:value-type="string">
            <text:p>Feraligatr</text:p>
          </table:table-cell>
          <table:table-cell table:style-name="ce20">
            <draw:frame draw:z-index="159" draw:name="Grafik 322" draw:style-name="gr1" draw:text-style-name="P1" svg:width="0.819cm" svg:height="0.808cm" svg:x="0.045cm" svg:y="0.045cm">
              <draw:image xlink:href="Pictures/100002000000001F0000001E65A165BB76B06C1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11" office:value-type="string" calcext:value-type="string">
            <text:p>Sentret</text:p>
          </table:table-cell>
          <table:table-cell table:style-name="ce20">
            <draw:frame draw:z-index="160" draw:name="Grafik 324" draw:style-name="gr1" draw:text-style-name="P1" svg:width="0.793cm" svg:height="0.807cm" svg:x="0.091cm" svg:y="0.038cm">
              <draw:image xlink:href="Pictures/100002000000001E0000001E5B3938629334521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2" office:value-type="float" office:value="162" calcext:value-type="float">
            <text:p>162</text:p>
          </table:table-cell>
          <table:table-cell table:style-name="ce11" office:value-type="string" calcext:value-type="string">
            <text:p>Furret</text:p>
          </table:table-cell>
          <table:table-cell table:style-name="ce20">
            <draw:frame draw:z-index="161" draw:name="Grafik 326" draw:style-name="gr1" draw:text-style-name="P1" svg:width="0.793cm" svg:height="0.793cm" svg:x="0.111cm" svg:y="0.035cm">
              <draw:image xlink:href="Pictures/100002000000001E0000001EF4CF732155E3C962.png" xlink:type="simple" xlink:show="embed" xlink:actuate="onLoad" draw:mime-type="image/png">
                <text:p/>
              </draw:image>
            </draw:frame>
            <draw:frame draw:z-index="162" draw:name="Grafik 328" draw:style-name="gr1" draw:text-style-name="P1" svg:width="0.793cm" svg:height="0.793cm" svg:x="0.078cm" svg:y="0.847cm">
              <draw:image xlink:href="Pictures/100002000000001E0000001E01CDA8E27D67EC2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11" office:value-type="string" calcext:value-type="string">
            <text:p>Hoothoot</text:p>
          </table:table-cell>
          <table:table-cell table:style-name="ce20"/>
          <table:table-cell table:style-name="ce28" table:formula="of:=ROUND(RAND()*100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2" office:value-type="float" office:value="164" calcext:value-type="float">
            <text:p>164</text:p>
          </table:table-cell>
          <table:table-cell table:style-name="ce11" office:value-type="string" calcext:value-type="string">
            <text:p>Noctowl</text:p>
          </table:table-cell>
          <table:table-cell table:style-name="ce20">
            <draw:frame draw:z-index="163" draw:name="Grafik 330" draw:style-name="gr1" draw:text-style-name="P1" svg:width="0.793cm" svg:height="0.793cm" svg:x="0.098cm" svg:y="0.018cm">
              <draw:image xlink:href="Pictures/100002000000001E0000001EA13349033A0006E1.png" xlink:type="simple" xlink:show="embed" xlink:actuate="onLoad" draw:mime-type="image/png">
                <text:p/>
              </draw:image>
            </draw:frame>
            <draw:frame draw:z-index="164" draw:name="Grafik 332" draw:style-name="gr1" draw:text-style-name="P1" svg:width="0.793cm" svg:height="0.792cm" svg:x="0.118cm" svg:y="0.832cm">
              <draw:image xlink:href="Pictures/100002000000001E0000001E3A324841A599E4C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11" office:value-type="string" calcext:value-type="string">
            <text:p>Ledyba</text:p>
          </table:table-cell>
          <table:table-cell table:style-name="ce20">
            <draw:frame draw:z-index="165" draw:name="Grafik 334" draw:style-name="gr1" draw:text-style-name="P1" svg:width="0.793cm" svg:height="0.793cm" svg:x="0.111cm" svg:y="0.828cm">
              <draw:image xlink:href="Pictures/100002000000001E0000001E5F4E986C5E74EA3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2" office:value-type="float" office:value="166" calcext:value-type="float">
            <text:p>166</text:p>
          </table:table-cell>
          <table:table-cell table:style-name="ce11" office:value-type="string" calcext:value-type="string">
            <text:p>Ledian</text:p>
          </table:table-cell>
          <table:table-cell table:style-name="ce20">
            <draw:frame draw:z-index="166" draw:name="Grafik 336" draw:style-name="gr1" draw:text-style-name="P1" svg:width="0.793cm" svg:height="0.793cm" svg:x="0.078cm" svg:y="0.819cm">
              <draw:image xlink:href="Pictures/100002000000001E0000001EC26C2CCF6CD4A89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11" office:value-type="string" calcext:value-type="string">
            <text:p>Spinarak</text:p>
          </table:table-cell>
          <table:table-cell table:style-name="ce20"/>
          <table:table-cell table:style-name="ce28" table:formula="of:=ROUND(RAND()*100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2" office:value-type="float" office:value="168" calcext:value-type="float">
            <text:p>168</text:p>
          </table:table-cell>
          <table:table-cell table:style-name="ce11" office:value-type="string" calcext:value-type="string">
            <text:p>Ariados</text:p>
          </table:table-cell>
          <table:table-cell table:style-name="ce20">
            <draw:frame draw:z-index="167" draw:name="Grafik 338" draw:style-name="gr1" draw:text-style-name="P1" svg:width="0.793cm" svg:height="0.793cm" svg:x="0.098cm" svg:y="0.021cm">
              <draw:image xlink:href="Pictures/100002000000001E0000001E969DFBD7B6388CC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11" office:value-type="string" calcext:value-type="string">
            <text:p>Crobat</text:p>
          </table:table-cell>
          <table:table-cell table:style-name="ce20">
            <draw:frame draw:z-index="168" draw:name="Grafik 340" draw:style-name="gr1" draw:text-style-name="P1" svg:width="0.793cm" svg:height="0.808cm" svg:x="0.117cm" svg:y="0.038cm">
              <draw:image xlink:href="Pictures/100002000000001E0000001E239A16D2DDCCC8D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2" office:value-type="float" office:value="170" calcext:value-type="float">
            <text:p>170</text:p>
          </table:table-cell>
          <table:table-cell table:style-name="ce11" office:value-type="string" calcext:value-type="string">
            <text:p>Chinchou</text:p>
          </table:table-cell>
          <table:table-cell table:style-name="ce20">
            <draw:frame draw:z-index="169" draw:name="Grafik 342" draw:style-name="gr1" draw:text-style-name="P1" svg:width="0.793cm" svg:height="0.793cm" svg:x="0.058cm" svg:y="0.031cm">
              <draw:image xlink:href="Pictures/100002000000001E0000001E14C3CE307C2D016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11" office:value-type="string" calcext:value-type="string">
            <text:p>Lanturn</text:p>
          </table:table-cell>
          <table:table-cell table:style-name="ce20">
            <draw:frame draw:z-index="170" draw:name="Grafik 344" draw:style-name="gr1" draw:text-style-name="P1" svg:width="0.793cm" svg:height="0.793cm" svg:x="0.051cm" svg:y="0.028cm">
              <draw:image xlink:href="Pictures/100002000000001E0000001E77639CE929AD1BEA.png" xlink:type="simple" xlink:show="embed" xlink:actuate="onLoad" draw:mime-type="image/png">
                <text:p/>
              </draw:image>
            </draw:frame>
            <draw:frame draw:z-index="171" draw:name="Grafik 346" draw:style-name="gr1" draw:text-style-name="P1" svg:width="0.793cm" svg:height="0.793cm" svg:x="0.124cm" svg:y="0.841cm">
              <draw:image xlink:href="Pictures/100002000000001E0000001E0549191691BD786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2" office:value-type="float" office:value="172" calcext:value-type="float">
            <text:p>172</text:p>
          </table:table-cell>
          <table:table-cell table:style-name="ce11" office:value-type="string" calcext:value-type="string">
            <text:p>Pichu</text:p>
          </table:table-cell>
          <table:table-cell table:style-name="ce20">
            <draw:frame draw:z-index="172" draw:name="Grafik 348" draw:style-name="gr1" draw:text-style-name="P1" svg:width="0.793cm" svg:height="0.793cm" svg:x="0.091cm" svg:y="0.831cm">
              <draw:image xlink:href="Pictures/100002000000001E0000001E88DAC28568C2223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11" office:value-type="string" calcext:value-type="string">
            <text:p>Cleffa</text:p>
          </table:table-cell>
          <table:table-cell table:style-name="ce20"/>
          <table:table-cell table:style-name="ce28" table:formula="of:=ROUND(RAND()*100)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2" office:value-type="float" office:value="174" calcext:value-type="float">
            <text:p>174</text:p>
          </table:table-cell>
          <table:table-cell table:style-name="ce11" office:value-type="string" calcext:value-type="string">
            <text:p>Igglybuff</text:p>
          </table:table-cell>
          <table:table-cell table:style-name="ce20">
            <draw:frame draw:z-index="173" draw:name="Grafik 350" draw:style-name="gr1" draw:text-style-name="P1" svg:width="0.793cm" svg:height="0.793cm" svg:x="0.11cm" svg:y="0.034cm">
              <draw:image xlink:href="Pictures/100002000000001E0000001EC1F8266214D5F26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11" office:value-type="string" calcext:value-type="string">
            <text:p>Togepi</text:p>
          </table:table-cell>
          <table:table-cell table:style-name="ce20">
            <draw:frame draw:z-index="174" draw:name="Grafik 352" draw:style-name="gr1" draw:text-style-name="P1" svg:width="0.793cm" svg:height="0.793cm" svg:x="0.104cm" svg:y="0.024cm">
              <draw:image xlink:href="Pictures/100002000000001E0000001EB5C756778B4424A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2" office:value-type="float" office:value="176" calcext:value-type="float">
            <text:p>176</text:p>
          </table:table-cell>
          <table:table-cell table:style-name="ce11" office:value-type="string" calcext:value-type="string">
            <text:p>Togetic</text:p>
          </table:table-cell>
          <table:table-cell table:style-name="ce20">
            <draw:frame draw:z-index="175" draw:name="Grafik 354" draw:style-name="gr1" draw:text-style-name="P1" svg:width="0.793cm" svg:height="0.807cm" svg:x="0.097cm" svg:y="0.044cm">
              <draw:image xlink:href="Pictures/100002000000001E0000001EA20F0730F044E92A.png" xlink:type="simple" xlink:show="embed" xlink:actuate="onLoad" draw:mime-type="image/png">
                <text:p/>
              </draw:image>
            </draw:frame>
            <draw:frame draw:z-index="176" draw:name="Grafik 356" draw:style-name="gr1" draw:text-style-name="P1" svg:width="0.793cm" svg:height="0.792cm" svg:x="0.117cm" svg:y="0.831cm">
              <draw:image xlink:href="Pictures/100002000000001E0000001E80C13C6D315FC93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11" office:value-type="string" calcext:value-type="string">
            <text:p>Natu</text:p>
          </table:table-cell>
          <table:table-cell table:style-name="ce20"/>
          <table:table-cell table:style-name="ce28" table:formula="of:=ROUND(RAND()*100)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22" office:value-type="float" office:value="178" calcext:value-type="float">
            <text:p>178</text:p>
          </table:table-cell>
          <table:table-cell table:style-name="ce11" office:value-type="string" calcext:value-type="string">
            <text:p>Xatu</text:p>
          </table:table-cell>
          <table:table-cell table:style-name="ce20">
            <draw:frame draw:z-index="177" draw:name="Grafik 358" draw:style-name="gr1" draw:text-style-name="P1" svg:width="0.793cm" svg:height="0.793cm" svg:x="0.137cm" svg:y="0.031cm">
              <draw:image xlink:href="Pictures/100002000000001E0000001E462CA973CC5C709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Mareep</text:p>
          </table:table-cell>
          <table:table-cell table:style-name="ce20">
            <draw:frame draw:z-index="178" draw:name="Grafik 360" draw:style-name="gr1" draw:text-style-name="P1" svg:width="0.793cm" svg:height="0.793cm" svg:x="0.077cm" svg:y="0.024cm">
              <draw:image xlink:href="Pictures/100002000000001E0000001EB53AFFCC9BEA824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2" office:value-type="float" office:value="180" calcext:value-type="float">
            <text:p>180</text:p>
          </table:table-cell>
          <table:table-cell table:style-name="ce11" office:value-type="string" calcext:value-type="string">
            <text:p>Flaaffy</text:p>
          </table:table-cell>
          <table:table-cell table:style-name="ce20">
            <draw:frame draw:z-index="179" draw:name="Grafik 362" draw:style-name="gr1" draw:text-style-name="P1" svg:width="0.793cm" svg:height="0.793cm" svg:x="0.097cm" svg:y="0.021cm">
              <draw:image xlink:href="Pictures/100002000000001E0000001E428B53BDE464A05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11" office:value-type="string" calcext:value-type="string">
            <text:p>Ampharos</text:p>
          </table:table-cell>
          <table:table-cell table:style-name="ce20">
            <draw:frame draw:z-index="180" draw:name="Grafik 364" draw:style-name="gr1" draw:text-style-name="P1" svg:width="0.793cm" svg:height="0.793cm" svg:x="0.09cm" svg:y="0.09cm">
              <draw:image xlink:href="Pictures/100002000000001E0000001EDD1B955F419ECDF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2" office:value-type="float" office:value="182" calcext:value-type="float">
            <text:p>182</text:p>
          </table:table-cell>
          <table:table-cell table:style-name="ce11" office:value-type="string" calcext:value-type="string">
            <text:p>Bellossom</text:p>
          </table:table-cell>
          <table:table-cell table:style-name="ce20">
            <draw:frame draw:z-index="181" draw:name="Grafik 366" draw:style-name="gr1" draw:text-style-name="P1" svg:width="0.793cm" svg:height="0.792cm" svg:x="0.084cm" svg:y="0.057cm">
              <draw:image xlink:href="Pictures/100002000000001E0000001E88CFC69A43128EC5.png" xlink:type="simple" xlink:show="embed" xlink:actuate="onLoad" draw:mime-type="image/png">
                <text:p/>
              </draw:image>
            </draw:frame>
            <draw:frame draw:z-index="182" draw:name="Grafik 368" draw:style-name="gr1" draw:text-style-name="P1" svg:width="0.793cm" svg:height="0.792cm" svg:x="0.13cm" svg:y="0.818cm">
              <draw:image xlink:href="Pictures/100002000000001E0000001EB36370B69640165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11" office:value-type="string" calcext:value-type="string">
            <text:p>Marill</text:p>
          </table:table-cell>
          <table:table-cell table:style-name="ce20"/>
          <table:table-cell table:style-name="ce28" table:formula="of:=ROUND(RAND()*100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2" office:value-type="float" office:value="184" calcext:value-type="float">
            <text:p>184</text:p>
          </table:table-cell>
          <table:table-cell table:style-name="ce11" office:value-type="string" calcext:value-type="string">
            <text:p>Azumarill</text:p>
          </table:table-cell>
          <table:table-cell table:style-name="ce20">
            <draw:frame draw:z-index="183" draw:name="Grafik 370" draw:style-name="gr1" draw:text-style-name="P1" svg:width="0.793cm" svg:height="0.793cm" svg:x="0.097cm" svg:y="0.017cm">
              <draw:image xlink:href="Pictures/100002000000001E0000001EA716D51197313B0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11" office:value-type="string" calcext:value-type="string">
            <text:p>Sudowoodo</text:p>
          </table:table-cell>
          <table:table-cell table:style-name="ce20">
            <draw:frame draw:z-index="184" draw:name="Grafik 372" draw:style-name="gr1" draw:text-style-name="P1" svg:width="0.793cm" svg:height="0.793cm" svg:x="0.116cm" svg:y="0.037cm">
              <draw:image xlink:href="Pictures/100002000000001E0000001E1B0312DA610F589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2" office:value-type="float" office:value="186" calcext:value-type="float">
            <text:p>186</text:p>
          </table:table-cell>
          <table:table-cell table:style-name="ce11" office:value-type="string" calcext:value-type="string">
            <text:p>Politoed</text:p>
          </table:table-cell>
          <table:table-cell table:style-name="ce20">
            <draw:frame draw:z-index="185" draw:name="Grafik 374" draw:style-name="gr1" draw:text-style-name="P1" svg:width="0.793cm" svg:height="0.793cm" svg:x="0.136cm" svg:y="0.06cm">
              <draw:image xlink:href="Pictures/100002000000001E0000001E282E6586F4804849.png" xlink:type="simple" xlink:show="embed" xlink:actuate="onLoad" draw:mime-type="image/png">
                <text:p/>
              </draw:image>
            </draw:frame>
            <draw:frame draw:z-index="186" draw:name="Grafik 376" draw:style-name="gr1" draw:text-style-name="P1" svg:width="0.793cm" svg:height="0.793cm" svg:x="0.103cm" svg:y="0.846cm">
              <draw:image xlink:href="Pictures/100002000000001E0000001E87B91E0AE24A725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11" office:value-type="string" calcext:value-type="string">
            <text:p>Hoppip</text:p>
          </table:table-cell>
          <table:table-cell table:style-name="ce20">
            <draw:frame draw:z-index="187" draw:name="Grafik 378" draw:style-name="gr1" draw:text-style-name="P1" svg:width="0.793cm" svg:height="0.793cm" svg:x="0.07cm" svg:y="0.837cm">
              <draw:image xlink:href="Pictures/100002000000001E0000001EE2DDC032E0D6CAF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2" office:value-type="float" office:value="188" calcext:value-type="float">
            <text:p>188</text:p>
          </table:table-cell>
          <table:table-cell table:style-name="ce11" office:value-type="string" calcext:value-type="string">
            <text:p>Skiploom</text:p>
          </table:table-cell>
          <table:table-cell table:style-name="ce20"/>
          <table:table-cell table:style-name="ce28" table:formula="of:=ROUND(RAND()*100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11" office:value-type="string" calcext:value-type="string">
            <text:p>Jumpluff</text:p>
          </table:table-cell>
          <table:table-cell table:style-name="ce20">
            <draw:frame draw:z-index="188" draw:name="Grafik 380" draw:style-name="gr1" draw:text-style-name="P1" svg:width="0.793cm" svg:height="0.793cm" svg:x="0.09cm" svg:y="0.066cm">
              <draw:image xlink:href="Pictures/100002000000001E0000001E1AFB55127FD2A01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2" office:value-type="float" office:value="190" calcext:value-type="float">
            <text:p>190</text:p>
          </table:table-cell>
          <table:table-cell table:style-name="ce11" office:value-type="string" calcext:value-type="string">
            <text:p>Aipom</text:p>
          </table:table-cell>
          <table:table-cell table:style-name="ce20">
            <draw:frame draw:z-index="189" draw:name="Grafik 382" draw:style-name="gr1" draw:text-style-name="P1" svg:width="0.793cm" svg:height="0.793cm" svg:x="0.106cm" svg:y="0cm">
              <draw:image xlink:href="Pictures/100002000000001E0000001E7E2CC9480715057E.png" xlink:type="simple" xlink:show="embed" xlink:actuate="onLoad" draw:mime-type="image/png">
                <text:p/>
              </draw:image>
            </draw:frame>
            <draw:frame draw:z-index="190" draw:name="Grafik 384" draw:style-name="gr1" draw:text-style-name="P1" svg:width="0.793cm" svg:height="0.793cm" svg:x="0.099cm" svg:y="0.814cm">
              <draw:image xlink:href="Pictures/100002000000001E0000001E60A11D1601C0719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11" office:value-type="string" calcext:value-type="string">
            <text:p>Sunkern</text:p>
          </table:table-cell>
          <table:table-cell table:style-name="ce20"/>
          <table:table-cell table:style-name="ce28" table:formula="of:=ROUND(RAND()*100)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22" office:value-type="float" office:value="192" calcext:value-type="float">
            <text:p>192</text:p>
          </table:table-cell>
          <table:table-cell table:style-name="ce11" office:value-type="string" calcext:value-type="string">
            <text:p>Sunflora</text:p>
          </table:table-cell>
          <table:table-cell table:style-name="ce20">
            <draw:frame draw:z-index="191" draw:name="Grafik 386" draw:style-name="gr1" draw:text-style-name="P1" svg:width="0.793cm" svg:height="0.808cm" svg:x="0.093cm" svg:y="0.043cm">
              <draw:image xlink:href="Pictures/100002000000001E0000001EB1126257AEE5EB4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11" office:value-type="string" calcext:value-type="string">
            <text:p>Yanma</text:p>
          </table:table-cell>
          <table:table-cell table:style-name="ce20">
            <draw:frame draw:z-index="192" draw:name="Grafik 388" draw:style-name="gr1" draw:text-style-name="P1" svg:width="0.793cm" svg:height="0.793cm" svg:x="0.086cm" svg:y="0.059cm">
              <draw:image xlink:href="Pictures/100002000000001E0000001E8744D24A64A5CEC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22" office:value-type="float" office:value="194" calcext:value-type="float">
            <text:p>194</text:p>
          </table:table-cell>
          <table:table-cell table:style-name="ce11" office:value-type="string" calcext:value-type="string">
            <text:p>Wooper</text:p>
          </table:table-cell>
          <table:table-cell table:style-name="ce20">
            <draw:frame draw:z-index="193" draw:name="Grafik 390" draw:style-name="gr1" draw:text-style-name="P1" svg:width="0.793cm" svg:height="0.793cm" svg:x="0.079cm" svg:y="0.026cm">
              <draw:image xlink:href="Pictures/100002000000001E0000001E765BAE1851D47FE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11" office:value-type="string" calcext:value-type="string">
            <text:p>Quagsire</text:p>
          </table:table-cell>
          <table:table-cell table:style-name="ce20">
            <draw:frame draw:z-index="194" draw:name="Grafik 392" draw:style-name="gr1" draw:text-style-name="P1" svg:width="0.793cm" svg:height="0.808cm" svg:x="0.073cm" svg:y="0.049cm">
              <draw:image xlink:href="Pictures/100002000000001E0000001E9CE7AE357618B92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22" office:value-type="float" office:value="196" calcext:value-type="float">
            <text:p>196</text:p>
          </table:table-cell>
          <table:table-cell table:style-name="ce11" office:value-type="string" calcext:value-type="string">
            <text:p>Espeon</text:p>
          </table:table-cell>
          <table:table-cell table:style-name="ce20">
            <draw:frame draw:z-index="195" draw:name="Grafik 394" draw:style-name="gr1" draw:text-style-name="P1" svg:width="0.793cm" svg:height="0.808cm" svg:x="0.119cm" svg:y="0.039cm">
              <draw:image xlink:href="Pictures/100002000000001E0000001E8E11FDDF1B98D71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11" office:value-type="string" calcext:value-type="string">
            <text:p>Umbreon</text:p>
          </table:table-cell>
          <table:table-cell table:style-name="ce20">
            <draw:frame draw:z-index="196" draw:name="Grafik 396" draw:style-name="gr1" draw:text-style-name="P1" svg:width="0.793cm" svg:height="0.792cm" svg:x="0.112cm" svg:y="0.059cm">
              <draw:image xlink:href="Pictures/100002000000001E0000001E3606D68BF22D63C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2" office:value-type="float" office:value="198" calcext:value-type="float">
            <text:p>198</text:p>
          </table:table-cell>
          <table:table-cell table:style-name="ce11" office:value-type="string" calcext:value-type="string">
            <text:p>Murkrow</text:p>
          </table:table-cell>
          <table:table-cell table:style-name="ce20">
            <draw:frame draw:z-index="197" draw:name="Grafik 398" draw:style-name="gr1" draw:text-style-name="P1" svg:width="0.793cm" svg:height="0.808cm" svg:x="0.105cm" svg:y="0.056cm">
              <draw:image xlink:href="Pictures/100002000000001E0000001E53DBCCE2D57C8AE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11" office:value-type="string" calcext:value-type="string">
            <text:p>Slowking</text:p>
          </table:table-cell>
          <table:table-cell table:style-name="ce20">
            <draw:frame draw:z-index="198" draw:name="Grafik 400" draw:style-name="gr1" draw:text-style-name="P1" svg:width="0.793cm" svg:height="0.808cm" svg:x="0.099cm" svg:y="0.046cm">
              <draw:image xlink:href="Pictures/100002000000001E0000001E47B93996EA7169B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2" office:value-type="float" office:value="200" calcext:value-type="float">
            <text:p>200</text:p>
          </table:table-cell>
          <table:table-cell table:style-name="ce11" office:value-type="string" calcext:value-type="string">
            <text:p>Misdreavus</text:p>
          </table:table-cell>
          <table:table-cell table:style-name="ce20">
            <draw:frame draw:z-index="199" draw:name="Grafik 402" draw:style-name="gr1" draw:text-style-name="P1" svg:width="0.793cm" svg:height="0.807cm" svg:x="0.092cm" svg:y="0.039cm">
              <draw:image xlink:href="Pictures/100002000000001E0000001ECB5067797EB54A5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2" office:value-type="float" office:value="201" calcext:value-type="float" table:number-columns-spanned="1" table:number-rows-spanned="2">
            <text:p>201</text:p>
          </table:table-cell>
          <table:table-cell table:style-name="ce54" office:value-type="string" calcext:value-type="string" table:number-columns-spanned="1" table:number-rows-spanned="2">
            <text:p>Unown</text:p>
          </table:table-cell>
          <table:table-cell table:style-name="ce61" table:number-columns-spanned="1" table:number-rows-spanned="2">
            <draw:frame draw:z-index="200" draw:name="Grafik 404" draw:style-name="gr1" draw:text-style-name="P1" svg:width="0.793cm" svg:height="0.793cm" svg:x="0.112cm" svg:y="0.432cm">
              <draw:image xlink:href="Pictures/100002010000001E0000001E3AE03338572B7AF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2" calcext:value-type="float">
            <text:p>62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V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X</text:p>
          </table:table-cell>
          <table:table-cell table:style-name="ce71" office:value-type="string" calcext:value-type="string">
            <text:p>Y</text:p>
          </table:table-cell>
          <table:table-cell table:style-name="ce71" office:value-type="string" calcext:value-type="string">
            <text:p>Z</text:p>
          </table:table-cell>
          <table:table-cell table:style-name="ce71" office:value-type="string" calcext:value-type="string">
            <text:p>!</text:p>
          </table:table-cell>
          <table:table-cell table:style-name="ce71" office:value-type="string" calcext:value-type="string">
            <text:p>?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C</text:p>
          </table:table-cell>
          <table:table-cell table:style-name="ce71" office:value-type="string" calcext:value-type="string">
            <text:p>D</text:p>
          </table:table-cell>
          <table:table-cell table:style-name="ce71" office:value-type="string" calcext:value-type="string">
            <text:p>E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G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I</text:p>
          </table:table-cell>
          <table:table-cell table:style-name="ce36" office:value-type="string" calcext:value-type="string">
            <text:p>J</text:p>
          </table:table-cell>
          <table:table-cell table:style-name="ce71" office:value-type="string" calcext:value-type="string">
            <text:p>K</text:p>
          </table:table-cell>
          <table:table-cell table:style-name="ce71" office:value-type="string" calcext:value-type="string">
            <text:p>L</text:p>
          </table:table-cell>
          <table:table-cell table:style-name="ce71" office:value-type="string" calcext:value-type="string">
            <text:p>M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O</text:p>
          </table:table-cell>
          <table:table-cell table:style-name="ce71" office:value-type="string" calcext:value-type="string">
            <text:p>P</text:p>
          </table:table-cell>
          <table:table-cell table:style-name="ce71" office:value-type="string" calcext:value-type="string">
            <text:p>Q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T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V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X</text:p>
          </table:table-cell>
          <table:table-cell table:style-name="ce71" office:value-type="string" calcext:value-type="string">
            <text:p>Y</text:p>
          </table:table-cell>
          <table:table-cell table:style-name="ce71" office:value-type="string" calcext:value-type="string">
            <text:p>Z</text:p>
          </table:table-cell>
          <table:table-cell table:style-name="ce71" office:value-type="string" calcext:value-type="string">
            <text:p>!</text:p>
          </table:table-cell>
          <table:table-cell table:style-name="ce71" office:value-type="string" calcext:value-type="string">
            <text:p>?</text:p>
          </table:table-cell>
          <table:table-cell table:style-name="ce47" office:value-type="string" calcext:value-type="string">
            <text:p>Lucky</text:p>
          </table:table-cell>
          <table:table-cell table:number-columns-repeated="983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6" calcext:value-type="float">
            <text:p>6</text:p>
          </table:table-cell>
          <table:table-cell table:style-name="ce54" table:number-columns-repeated="8"/>
          <table:table-cell table:style-name="ce43" table:number-columns-repeated="9"/>
          <table:table-cell table:style-name="ce46"/>
          <table:table-cell table:style-name="ce43" table:number-columns-repeated="18"/>
          <table:table-cell table:style-name="ce47"/>
          <table:table-cell table:number-columns-repeated="983"/>
        </table:table-row>
        <table:table-row table:style-name="ro1">
          <table:table-cell table:style-name="ce22" office:value-type="float" office:value="202" calcext:value-type="float">
            <text:p>202</text:p>
          </table:table-cell>
          <table:table-cell table:style-name="ce11" office:value-type="string" calcext:value-type="string">
            <text:p>Wobbuffet</text:p>
          </table:table-cell>
          <table:table-cell table:style-name="ce20">
            <draw:frame draw:z-index="201" draw:name="Grafik 406" draw:style-name="gr1" draw:text-style-name="P1" svg:width="0.793cm" svg:height="0.793cm" svg:x="0.105cm" svg:y="0.026cm">
              <draw:image xlink:href="Pictures/100002000000001E0000001EE5807EE67B5D031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11" office:value-type="string" calcext:value-type="string">
            <text:p>Girafarig</text:p>
          </table:table-cell>
          <table:table-cell table:style-name="ce20">
            <draw:frame draw:z-index="202" draw:name="Grafik 408" draw:style-name="gr1" draw:text-style-name="P1" svg:width="0.793cm" svg:height="0.808cm" svg:x="0.072cm" svg:y="0.049cm">
              <draw:image xlink:href="Pictures/100002000000001E0000001EA8B537D847203E0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2" office:value-type="float" office:value="204" calcext:value-type="float">
            <text:p>204</text:p>
          </table:table-cell>
          <table:table-cell table:style-name="ce11" office:value-type="string" calcext:value-type="string">
            <text:p>Pineco</text:p>
          </table:table-cell>
          <table:table-cell table:style-name="ce20">
            <draw:frame draw:z-index="203" draw:name="Grafik 410" draw:style-name="gr1" draw:text-style-name="P1" svg:width="0.793cm" svg:height="0.793cm" svg:x="0.092cm" svg:y="0.065cm">
              <draw:image xlink:href="Pictures/100002000000001E0000001E9FFDF27A7F52A34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11" office:value-type="string" calcext:value-type="string">
            <text:p>Forretress</text:p>
          </table:table-cell>
          <table:table-cell table:style-name="ce20">
            <draw:frame draw:z-index="204" draw:name="Grafik 412" draw:style-name="gr1" draw:text-style-name="P1" svg:width="0.793cm" svg:height="0.793cm" svg:x="0.112cm" svg:y="0.032cm">
              <draw:image xlink:href="Pictures/100002000000001E0000001E48BF8A61A83305D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2" office:value-type="float" office:value="206" calcext:value-type="float">
            <text:p>206</text:p>
          </table:table-cell>
          <table:table-cell table:style-name="ce11" office:value-type="string" calcext:value-type="string">
            <text:p>Dunsparce</text:p>
          </table:table-cell>
          <table:table-cell table:style-name="ce20">
            <draw:frame draw:z-index="205" draw:name="Grafik 414" draw:style-name="gr1" draw:text-style-name="P1" svg:width="0.793cm" svg:height="0.793cm" svg:x="0.079cm" svg:y="0.029cm">
              <draw:image xlink:href="Pictures/100002000000001E0000001EC62FE09C729D05A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11" office:value-type="string" calcext:value-type="string">
            <text:p>Gligar</text:p>
          </table:table-cell>
          <table:table-cell table:style-name="ce20">
            <draw:frame draw:z-index="206" draw:name="Grafik 416" draw:style-name="gr1" draw:text-style-name="P1" svg:width="0.793cm" svg:height="0.793cm" svg:x="0.072cm" svg:y="0.019cm">
              <draw:image xlink:href="Pictures/100002000000001E0000001E7E4956FCD0937EA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2" office:value-type="float" office:value="208" calcext:value-type="float">
            <text:p>208</text:p>
          </table:table-cell>
          <table:table-cell table:style-name="ce11" office:value-type="string" calcext:value-type="string">
            <text:p>Steelix</text:p>
          </table:table-cell>
          <table:table-cell table:style-name="ce20">
            <draw:frame draw:z-index="207" draw:name="Grafik 418" draw:style-name="gr1" draw:text-style-name="P1" svg:width="0.925cm" svg:height="0.792cm" svg:x="0.039cm" svg:y="0.065cm">
              <draw:image xlink:href="Pictures/10000200000000230000001ED3DB127523A2876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11" office:value-type="string" calcext:value-type="string">
            <text:p>Snubbull</text:p>
          </table:table-cell>
          <table:table-cell table:style-name="ce20">
            <draw:frame draw:z-index="208" draw:name="Grafik 420" draw:style-name="gr1" draw:text-style-name="P1" svg:width="0.793cm" svg:height="0.793cm" svg:x="0.138cm" svg:y="0.035cm">
              <draw:image xlink:href="Pictures/100002000000001E0000001E0EEC00001739376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2" office:value-type="float" office:value="210" calcext:value-type="float">
            <text:p>210</text:p>
          </table:table-cell>
          <table:table-cell table:style-name="ce11" office:value-type="string" calcext:value-type="string">
            <text:p>Granbull</text:p>
          </table:table-cell>
          <table:table-cell table:style-name="ce20">
            <draw:frame draw:z-index="209" draw:name="Grafik 422" draw:style-name="gr1" draw:text-style-name="P1" svg:width="0.793cm" svg:height="0.808cm" svg:x="0.131cm" svg:y="0.052cm">
              <draw:image xlink:href="Pictures/100002000000001E0000001EEC16FCF3EC6D329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11" office:value-type="string" calcext:value-type="string">
            <text:p>Qwilfish</text:p>
          </table:table-cell>
          <table:table-cell table:style-name="ce20">
            <draw:frame draw:z-index="210" draw:name="Grafik 424" draw:style-name="gr1" draw:text-style-name="P1" svg:width="0.793cm" svg:height="0.793cm" svg:x="0.098cm" svg:y="0.019cm">
              <draw:image xlink:href="Pictures/100002000000001E0000001ECD5DB1C2BB6C37F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2" office:value-type="float" office:value="212" calcext:value-type="float">
            <text:p>212</text:p>
          </table:table-cell>
          <table:table-cell table:style-name="ce11" office:value-type="string" calcext:value-type="string">
            <text:p>Scizor</text:p>
          </table:table-cell>
          <table:table-cell table:style-name="ce20">
            <draw:frame draw:z-index="211" draw:name="Grafik 426" draw:style-name="gr1" draw:text-style-name="P1" svg:width="0.793cm" svg:height="0.793cm" svg:x="0.091cm" svg:y="0.068cm">
              <draw:image xlink:href="Pictures/100002000000001E0000001E6BB74A18CB9A90A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11" office:value-type="string" calcext:value-type="string">
            <text:p>Shuckle</text:p>
          </table:table-cell>
          <table:table-cell table:style-name="ce20">
            <draw:frame draw:z-index="212" draw:name="Grafik 428" draw:style-name="gr1" draw:text-style-name="P1" svg:width="0.793cm" svg:height="0.793cm" svg:x="0.138cm" svg:y="0.058cm">
              <draw:image xlink:href="Pictures/100002000000001E0000001E28A7CFE0A99854A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2" office:value-type="float" office:value="214" calcext:value-type="float">
            <text:p>214</text:p>
          </table:table-cell>
          <table:table-cell table:style-name="ce11" office:value-type="string" calcext:value-type="string">
            <text:p>Heracross</text:p>
          </table:table-cell>
          <table:table-cell table:style-name="ce20">
            <draw:frame draw:z-index="213" draw:name="Grafik 430" draw:style-name="gr1" draw:text-style-name="P1" svg:width="0.793cm" svg:height="0.807cm" svg:x="0.105cm" svg:y="0.052cm">
              <draw:image xlink:href="Pictures/100002000000001E0000001ECB98A49A7DEA838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11" office:value-type="string" calcext:value-type="string">
            <text:p>Sneasel</text:p>
          </table:table-cell>
          <table:table-cell table:style-name="ce20">
            <draw:frame draw:z-index="214" draw:name="Grafik 432" draw:style-name="gr1" draw:text-style-name="P1" svg:width="0.793cm" svg:height="0.793cm" svg:x="0.098cm" svg:y="0.022cm">
              <draw:image xlink:href="Pictures/100002000000001E0000001E90B3A98C273CFDD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2" office:value-type="float" office:value="216" calcext:value-type="float">
            <text:p>216</text:p>
          </table:table-cell>
          <table:table-cell table:style-name="ce11" office:value-type="string" calcext:value-type="string">
            <text:p>Teddiursa</text:p>
          </table:table-cell>
          <table:table-cell table:style-name="ce20">
            <draw:frame draw:z-index="215" draw:name="Grafik 434" draw:style-name="gr1" draw:text-style-name="P1" svg:width="0.793cm" svg:height="0.808cm" svg:x="0.091cm" svg:y="0.038cm">
              <draw:image xlink:href="Pictures/100002000000001E0000001E9E0FFAEE5CAE19F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11" office:value-type="string" calcext:value-type="string">
            <text:p>Ursaring</text:p>
          </table:table-cell>
          <table:table-cell table:style-name="ce20">
            <draw:frame draw:z-index="216" draw:name="Grafik 436" draw:style-name="gr1" draw:text-style-name="P1" svg:width="0.793cm" svg:height="0.792cm" svg:x="0.138cm" svg:y="0.058cm">
              <draw:image xlink:href="Pictures/100002000000001E0000001E1CB3558E3B6830E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2" office:value-type="float" office:value="218" calcext:value-type="float">
            <text:p>218</text:p>
          </table:table-cell>
          <table:table-cell table:style-name="ce11" office:value-type="string" calcext:value-type="string">
            <text:p>Slugma</text:p>
          </table:table-cell>
          <table:table-cell table:style-name="ce20">
            <draw:frame draw:z-index="217" draw:name="Grafik 438" draw:style-name="gr1" draw:text-style-name="P1" svg:width="0.793cm" svg:height="0.808cm" svg:x="0.131cm" svg:y="0.054cm">
              <draw:image xlink:href="Pictures/100002000000001E0000001E9F566F144942253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11" office:value-type="string" calcext:value-type="string">
            <text:p>Magcargo</text:p>
          </table:table-cell>
          <table:table-cell table:style-name="ce20">
            <draw:frame draw:z-index="218" draw:name="Grafik 440" draw:style-name="gr1" draw:text-style-name="P1" svg:width="0.793cm" svg:height="0.808cm" svg:x="0.124cm" svg:y="0.045cm">
              <draw:image xlink:href="Pictures/100002000000001E0000001E52201E169CDC5FC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2" office:value-type="float" office:value="220" calcext:value-type="float">
            <text:p>220</text:p>
          </table:table-cell>
          <table:table-cell table:style-name="ce11" office:value-type="string" calcext:value-type="string">
            <text:p>Swinub</text:p>
          </table:table-cell>
          <table:table-cell table:style-name="ce20">
            <draw:frame draw:z-index="219" draw:name="Grafik 442" draw:style-name="gr1" draw:text-style-name="P1" svg:width="0.793cm" svg:height="0.807cm" svg:x="0.118cm" svg:y="0.038cm">
              <draw:image xlink:href="Pictures/100002000000001E0000001E0F4C7200FBED60A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11" office:value-type="string" calcext:value-type="string">
            <text:p>Piloswine</text:p>
          </table:table-cell>
          <table:table-cell table:style-name="ce20">
            <draw:frame draw:z-index="220" draw:name="Grafik 444" draw:style-name="gr1" draw:text-style-name="P1" svg:width="0.793cm" svg:height="0.793cm" svg:x="0.111cm" svg:y="0.061cm">
              <draw:image xlink:href="Pictures/100002000000001E0000001E35E7D6F298F9273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2" office:value-type="float" office:value="222" calcext:value-type="float">
            <text:p>222</text:p>
          </table:table-cell>
          <table:table-cell table:style-name="ce11" office:value-type="string" calcext:value-type="string">
            <text:p>Corsola</text:p>
          </table:table-cell>
          <table:table-cell table:style-name="ce20">
            <draw:frame draw:z-index="221" draw:name="Grafik 446" draw:style-name="gr1" draw:text-style-name="P1" svg:width="0.793cm" svg:height="0.793cm" svg:x="0.078cm" svg:y="0.025cm">
              <draw:image xlink:href="Pictures/100002000000001E0000001EE1C009BA9368736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11" office:value-type="string" calcext:value-type="string">
            <text:p>Remoraid</text:p>
          </table:table-cell>
          <table:table-cell table:style-name="ce20">
            <draw:frame draw:z-index="222" draw:name="Grafik 448" draw:style-name="gr1" draw:text-style-name="P1" svg:width="0.793cm" svg:height="0.793cm" svg:x="0.098cm" svg:y="0.018cm">
              <draw:image xlink:href="Pictures/100002000000001E0000001E929C0DB82DC4CDC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2" office:value-type="float" office:value="224" calcext:value-type="float">
            <text:p>224</text:p>
          </table:table-cell>
          <table:table-cell table:style-name="ce11" office:value-type="string" calcext:value-type="string">
            <text:p>Octillery</text:p>
          </table:table-cell>
          <table:table-cell table:style-name="ce20">
            <draw:frame draw:z-index="223" draw:name="Grafik 450" draw:style-name="gr1" draw:text-style-name="P1" svg:width="0.793cm" svg:height="0.793cm" svg:x="0.091cm" svg:y="0.067cm">
              <draw:image xlink:href="Pictures/100002000000001E0000001ECE821D9A3726073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11" office:value-type="string" calcext:value-type="string">
            <text:p>Delibird</text:p>
          </table:table-cell>
          <table:table-cell table:style-name="ce20">
            <draw:frame draw:z-index="224" draw:name="Grafik 2" draw:style-name="gr1" draw:text-style-name="P1" svg:width="0.793cm" svg:height="0.828cm" svg:x="0.079cm" svg:y="0.036cm">
              <draw:image xlink:href="Pictures/100002000000001E0000001E41C328EE762AFBA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2" office:value-type="float" office:value="226" calcext:value-type="float">
            <text:p>226</text:p>
          </table:table-cell>
          <table:table-cell table:style-name="ce11" office:value-type="string" calcext:value-type="string">
            <text:p>Mantine</text:p>
          </table:table-cell>
          <table:table-cell table:style-name="ce20">
            <draw:frame draw:z-index="225" draw:name="Grafik 5" draw:style-name="gr1" draw:text-style-name="P1" svg:width="0.793cm" svg:height="0.797cm" svg:x="0.081cm" svg:y="0.012cm">
              <draw:image xlink:href="Pictures/100002000000001E0000001EA11B9AD7304A012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11" office:value-type="string" calcext:value-type="string">
            <text:p>Skarmory</text:p>
          </table:table-cell>
          <table:table-cell table:style-name="ce20">
            <draw:frame draw:z-index="226" draw:name="Grafik 9" draw:style-name="gr1" draw:text-style-name="P1" svg:width="0.793cm" svg:height="0.813cm" svg:x="0.084cm" svg:y="0.041cm">
              <draw:image xlink:href="Pictures/100002000000001E0000001E7D9B24B33598AE4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2" office:value-type="float" office:value="228" calcext:value-type="float">
            <text:p>228</text:p>
          </table:table-cell>
          <table:table-cell table:style-name="ce11" office:value-type="string" calcext:value-type="string">
            <text:p>Houndour</text:p>
          </table:table-cell>
          <table:table-cell table:style-name="ce20">
            <draw:frame draw:z-index="227" draw:name="Grafik 13" draw:style-name="gr1" draw:text-style-name="P1" svg:width="0.793cm" svg:height="0.797cm" svg:x="0.086cm" svg:y="0.022cm">
              <draw:image xlink:href="Pictures/100002000000001E0000001EC99DC0C89CF6250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11" office:value-type="string" calcext:value-type="string">
            <text:p>Houndoom</text:p>
          </table:table-cell>
          <table:table-cell table:style-name="ce20">
            <draw:frame draw:z-index="228" draw:name="Grafik 17" draw:style-name="gr1" draw:text-style-name="P1" svg:width="0.793cm" svg:height="0.797cm" svg:x="0.112cm" svg:y="0.025cm">
              <draw:image xlink:href="Pictures/100002000000001E0000001E8CFAC24E46F9232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2" office:value-type="float" office:value="230" calcext:value-type="float">
            <text:p>230</text:p>
          </table:table-cell>
          <table:table-cell table:style-name="ce11" office:value-type="string" calcext:value-type="string">
            <text:p>Kingdra</text:p>
          </table:table-cell>
          <table:table-cell table:style-name="ce20">
            <draw:frame draw:z-index="229" draw:name="Grafik 21" draw:style-name="gr1" draw:text-style-name="P1" svg:width="0.793cm" svg:height="0.797cm" svg:x="0.092cm" svg:y="0.035cm">
              <draw:image xlink:href="Pictures/100002000000001E0000001E34B535C5688D020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11" office:value-type="string" calcext:value-type="string">
            <text:p>Phanpy</text:p>
          </table:table-cell>
          <table:table-cell table:style-name="ce20">
            <draw:frame draw:z-index="230" draw:name="Grafik 25" draw:style-name="gr1" draw:text-style-name="P1" svg:width="0.793cm" svg:height="0.797cm" svg:x="0.071cm" svg:y="0.011cm">
              <draw:image xlink:href="Pictures/100002000000001E0000001E97061D132116A19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2" office:value-type="float" office:value="232" calcext:value-type="float">
            <text:p>232</text:p>
          </table:table-cell>
          <table:table-cell table:style-name="ce11" office:value-type="string" calcext:value-type="string">
            <text:p>Donphan</text:p>
          </table:table-cell>
          <table:table-cell table:style-name="ce20">
            <draw:frame draw:z-index="231" draw:name="Grafik 29" draw:style-name="gr1" draw:text-style-name="P1" svg:width="0.793cm" svg:height="0.797cm" svg:x="0.097cm" svg:y="0.018cm">
              <draw:image xlink:href="Pictures/100002000000001E0000001EF8CCDF1A588EB97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11" office:value-type="string" calcext:value-type="string">
            <text:p>Porygon2</text:p>
          </table:table-cell>
          <table:table-cell table:style-name="ce20">
            <draw:frame draw:z-index="232" draw:name="Grafik 33" draw:style-name="gr1" draw:text-style-name="P1" svg:width="0.793cm" svg:height="0.797cm" svg:x="0.076cm" svg:y="0.024cm">
              <draw:image xlink:href="Pictures/100002000000001E0000001E4DBCB44F1732206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22" office:value-type="float" office:value="234" calcext:value-type="float">
            <text:p>234</text:p>
          </table:table-cell>
          <table:table-cell table:style-name="ce11" office:value-type="string" calcext:value-type="string">
            <text:p>Stantler</text:p>
          </table:table-cell>
          <table:table-cell table:style-name="ce20">
            <draw:frame draw:z-index="233" draw:name="Grafik 37" draw:style-name="gr1" draw:text-style-name="P1" svg:width="0.793cm" svg:height="0.797cm" svg:x="0.102cm" svg:y="0.028cm">
              <draw:image xlink:href="Pictures/100002000000001E0000001EA563837D8882B0B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11" office:value-type="string" calcext:value-type="string">
            <text:p>Smeargle</text:p>
          </table:table-cell>
          <table:table-cell table:style-name="ce20">
            <draw:frame draw:z-index="234" draw:name="Grafik 41" draw:style-name="gr1" draw:text-style-name="P1" svg:width="0.793cm" svg:height="0.797cm" svg:x="0.081cm" svg:y="0.031cm">
              <draw:image xlink:href="Pictures/100002000000001E0000001E4CABBEE9E23EA29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2" office:value-type="float" office:value="236" calcext:value-type="float">
            <text:p>236</text:p>
          </table:table-cell>
          <table:table-cell table:style-name="ce11" office:value-type="string" calcext:value-type="string">
            <text:p>Tyrogue</text:p>
          </table:table-cell>
          <table:table-cell table:style-name="ce20">
            <draw:frame draw:z-index="235" draw:name="Grafik 45" draw:style-name="gr1" draw:text-style-name="P1" svg:width="0.793cm" svg:height="0.793cm" svg:x="0.084cm" svg:y="0.087cm">
              <draw:image xlink:href="Pictures/100002000000001E0000001EBE2272E7A96B4A6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11" office:value-type="string" calcext:value-type="string">
            <text:p>Hitmontop</text:p>
          </table:table-cell>
          <table:table-cell table:style-name="ce20">
            <draw:frame draw:z-index="236" draw:name="Grafik 49" draw:style-name="gr1" draw:text-style-name="P1" svg:width="0.793cm" svg:height="0.797cm" svg:x="0.086cm" svg:y="0.017cm">
              <draw:image xlink:href="Pictures/100002000000001E0000001E73BE98E3A36BD27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2" office:value-type="float" office:value="238" calcext:value-type="float">
            <text:p>238</text:p>
          </table:table-cell>
          <table:table-cell table:style-name="ce11" office:value-type="string" calcext:value-type="string">
            <text:p>Smoochum</text:p>
          </table:table-cell>
          <table:table-cell table:style-name="ce20">
            <draw:frame draw:z-index="237" draw:name="Grafik 53" draw:style-name="gr1" draw:text-style-name="P1" svg:width="0.793cm" svg:height="0.797cm" svg:x="0.066cm" svg:y="0.024cm">
              <draw:image xlink:href="Pictures/100002000000001E0000001E077B00A53254DCB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11" office:value-type="string" calcext:value-type="string">
            <text:p>Elekid</text:p>
          </table:table-cell>
          <table:table-cell table:style-name="ce20">
            <draw:frame draw:z-index="238" draw:name="Grafik 57" draw:style-name="gr1" draw:text-style-name="P1" svg:width="0.793cm" svg:height="0.813cm" svg:x="0.068cm" svg:y="0.053cm">
              <draw:image xlink:href="Pictures/100002000000001E0000001EF12A9599DDDCDCE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2" office:value-type="float" office:value="240" calcext:value-type="float">
            <text:p>240</text:p>
          </table:table-cell>
          <table:table-cell table:style-name="ce11" office:value-type="string" calcext:value-type="string">
            <text:p>Magby</text:p>
          </table:table-cell>
          <table:table-cell table:style-name="ce20">
            <draw:frame draw:z-index="239" draw:name="Grafik 61" draw:style-name="gr1" draw:text-style-name="P1" svg:width="0.793cm" svg:height="0.813cm" svg:x="0.094cm" svg:y="0.034cm">
              <draw:image xlink:href="Pictures/100002000000001E0000001E224E4CF87B8EF11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11" office:value-type="string" calcext:value-type="string">
            <text:p>Miltank</text:p>
          </table:table-cell>
          <table:table-cell table:style-name="ce20">
            <draw:frame draw:z-index="240" draw:name="Grafik 65" draw:style-name="gr1" draw:text-style-name="P1" svg:width="0.793cm" svg:height="0.812cm" svg:x="0.05cm" svg:y="0.037cm">
              <draw:image xlink:href="Pictures/100002000000001E0000001EAA70CA3A976CCC4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2" office:value-type="float" office:value="242" calcext:value-type="float">
            <text:p>242</text:p>
          </table:table-cell>
          <table:table-cell table:style-name="ce11" office:value-type="string" calcext:value-type="string">
            <text:p>Blissey</text:p>
          </table:table-cell>
          <table:table-cell table:style-name="ce20">
            <draw:frame draw:z-index="241" draw:name="Grafik 69" draw:style-name="gr1" draw:text-style-name="P1" svg:width="0.793cm" svg:height="0.797cm" svg:x="0.099cm" svg:y="0.024cm">
              <draw:image xlink:href="Pictures/100002000000001E0000001E68F7673F84D8DAE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11" office:value-type="string" calcext:value-type="string">
            <text:p>Raikou</text:p>
          </table:table-cell>
          <table:table-cell table:style-name="ce20">
            <draw:frame draw:z-index="242" draw:name="Grafik 73" draw:style-name="gr1" draw:text-style-name="P1" svg:width="0.793cm" svg:height="0.797cm" svg:x="0.102cm" svg:y="0.023cm">
              <draw:image xlink:href="Pictures/100002000000001E0000001E53334166F23AD76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2" office:value-type="float" office:value="244" calcext:value-type="float">
            <text:p>244</text:p>
          </table:table-cell>
          <table:table-cell table:style-name="ce11" office:value-type="string" calcext:value-type="string">
            <text:p>Entei</text:p>
          </table:table-cell>
          <table:table-cell table:style-name="ce20">
            <draw:frame draw:z-index="243" draw:name="Grafik 77" draw:style-name="gr1" draw:text-style-name="P1" svg:width="0.793cm" svg:height="0.797cm" svg:x="0.081cm" svg:y="0.03cm">
              <draw:image xlink:href="Pictures/100002000000001E0000001EF5A2EACD9D86E04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11" office:value-type="string" calcext:value-type="string">
            <text:p>Suicune</text:p>
          </table:table-cell>
          <table:table-cell table:style-name="ce20">
            <draw:frame draw:z-index="244" draw:name="Grafik 81" draw:style-name="gr1" draw:text-style-name="P1" svg:width="0.793cm" svg:height="0.797cm" svg:x="0.107cm" svg:y="0.036cm">
              <draw:image xlink:href="Pictures/100002000000001E0000001EE2FC7A0F82C9C33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2" office:value-type="float" office:value="246" calcext:value-type="float">
            <text:p>246</text:p>
          </table:table-cell>
          <table:table-cell table:style-name="ce11" office:value-type="string" calcext:value-type="string">
            <text:p>Larvitar</text:p>
          </table:table-cell>
          <table:table-cell table:style-name="ce20">
            <draw:frame draw:z-index="245" draw:name="Grafik 85" draw:style-name="gr1" draw:text-style-name="P1" svg:width="0.793cm" svg:height="0.797cm" svg:x="0.109cm" svg:y="0.017cm">
              <draw:image xlink:href="Pictures/100002000000001E0000001E3C6A61FE44B44CB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11" office:value-type="string" calcext:value-type="string">
            <text:p>Pupitar</text:p>
          </table:table-cell>
          <table:table-cell table:style-name="ce20">
            <draw:frame draw:z-index="246" draw:name="Grafik 89" draw:style-name="gr1" draw:text-style-name="P1" svg:width="0.793cm" svg:height="0.793cm" svg:x="0.089cm" svg:y="0.001cm">
              <draw:image xlink:href="Pictures/100002000000001E0000001E8D728E8BED80887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2" office:value-type="float" office:value="248" calcext:value-type="float">
            <text:p>248</text:p>
          </table:table-cell>
          <table:table-cell table:style-name="ce11" office:value-type="string" calcext:value-type="string">
            <text:p>Tyranitar</text:p>
          </table:table-cell>
          <table:table-cell table:style-name="ce20">
            <draw:frame draw:z-index="247" draw:name="Grafik 93" draw:style-name="gr1" draw:text-style-name="P1" svg:width="0.793cm" svg:height="0.813cm" svg:x="0.114cm" svg:y="0.053cm">
              <draw:image xlink:href="Pictures/100002000000001E0000001E276D46C11E947AF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11" office:value-type="string" calcext:value-type="string">
            <text:p>Lugia</text:p>
          </table:table-cell>
          <table:table-cell table:style-name="ce20">
            <draw:frame draw:z-index="248" draw:name="Grafik 97" draw:style-name="gr1" draw:text-style-name="P1" svg:width="0.846cm" svg:height="0.813cm" svg:x="0.071cm" svg:y="0.052cm">
              <draw:image xlink:href="Pictures/10000200000000200000001E5DB2A6A98CDA930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22" office:value-type="float" office:value="250" calcext:value-type="float">
            <text:p>250</text:p>
          </table:table-cell>
          <table:table-cell table:style-name="ce11" office:value-type="string" calcext:value-type="string">
            <text:p>Ho-Oh</text:p>
          </table:table-cell>
          <table:table-cell table:style-name="ce20">
            <draw:frame draw:z-index="249" draw:name="Grafik 101" draw:style-name="gr1" draw:text-style-name="P1" svg:width="0.793cm" svg:height="0.812cm" svg:x="0.096cm" svg:y="0.036cm">
              <draw:image xlink:href="Pictures/100002000000001E0000001EC4CF5FE6546A5EF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11" office:value-type="string" calcext:value-type="string">
            <text:p>Celebi</text:p>
          </table:table-cell>
          <table:table-cell table:style-name="ce20">
            <draw:frame draw:z-index="250" draw:name="Grafik 105" draw:style-name="gr1" draw:text-style-name="P1" svg:width="0.793cm" svg:height="0.797cm" svg:x="0.099cm" svg:y="0.019cm">
              <draw:image xlink:href="Pictures/100002000000001E0000001E250D1F1631B3ED7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2" office:value-type="float" office:value="252" calcext:value-type="float">
            <text:p>252</text:p>
          </table:table-cell>
          <table:table-cell table:style-name="ce11" office:value-type="string" calcext:value-type="string">
            <text:p>Treecko</text:p>
          </table:table-cell>
          <table:table-cell table:style-name="ce61">
            <draw:frame draw:z-index="251" draw:name="Grafik 109" draw:style-name="gr1" draw:text-style-name="P1" svg:width="0.793cm" svg:height="0.797cm" svg:x="0.124cm" svg:y="0cm">
              <draw:image xlink:href="Pictures/100002000000001E0000001E138B5F381CA9292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11" office:value-type="string" calcext:value-type="string">
            <text:p>Grovyle</text:p>
          </table:table-cell>
          <table:table-cell table:style-name="ce61">
            <draw:frame draw:z-index="252" draw:name="Grafik 113" draw:style-name="gr1" draw:text-style-name="P1" svg:width="0.793cm" svg:height="0.792cm" svg:x="0.079cm" svg:y="0.053cm">
              <draw:image xlink:href="Pictures/100002000000001E0000001ED4CC82693803A3B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2" office:value-type="float" office:value="254" calcext:value-type="float">
            <text:p>254</text:p>
          </table:table-cell>
          <table:table-cell table:style-name="ce11" office:value-type="string" calcext:value-type="string">
            <text:p>Sceptile</text:p>
          </table:table-cell>
          <table:table-cell table:style-name="ce61">
            <draw:frame draw:z-index="253" draw:name="Grafik 117" draw:style-name="gr1" draw:text-style-name="P1" svg:width="0.793cm" svg:height="0.808cm" svg:x="0.046cm" svg:y="0.049cm">
              <draw:image xlink:href="Pictures/100002000000001E0000001E5CD667D586841BC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11" office:value-type="string" calcext:value-type="string">
            <text:p>Torchic</text:p>
          </table:table-cell>
          <table:table-cell table:style-name="ce61">
            <draw:frame draw:z-index="254" draw:name="Grafik 121" draw:style-name="gr1" draw:text-style-name="P1" svg:width="0.793cm" svg:height="0.78cm" svg:x="0.106cm" svg:y="0.047cm">
              <draw:image xlink:href="Pictures/100002000000001E0000001EE982E5D54578A49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22" office:value-type="float" office:value="256" calcext:value-type="float">
            <text:p>256</text:p>
          </table:table-cell>
          <table:table-cell table:style-name="ce11" office:value-type="string" calcext:value-type="string">
            <text:p>Combusken</text:p>
          </table:table-cell>
          <table:table-cell table:style-name="ce61">
            <draw:frame draw:z-index="255" draw:name="Grafik 125" draw:style-name="gr1" draw:text-style-name="P1" svg:width="0.793cm" svg:height="0.779cm" svg:x="0.099cm" svg:y="0.067cm">
              <draw:image xlink:href="Pictures/100002000000001E0000001ED865947C27044D3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11" office:value-type="string" calcext:value-type="string">
            <text:p>Blaziken</text:p>
          </table:table-cell>
          <table:table-cell table:style-name="ce61">
            <draw:frame draw:z-index="256" draw:name="Grafik 129" draw:style-name="gr1" draw:text-style-name="P1" svg:width="0.793cm" svg:height="0.78cm" svg:x="0.093cm" svg:y="0.077cm">
              <draw:image xlink:href="Pictures/100002000000001E0000001E04CDEA222D6B78E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2" office:value-type="float" office:value="258" calcext:value-type="float">
            <text:p>258</text:p>
          </table:table-cell>
          <table:table-cell table:style-name="ce11" office:value-type="string" calcext:value-type="string">
            <text:p>Mudkip</text:p>
          </table:table-cell>
          <table:table-cell table:style-name="ce61">
            <draw:frame draw:z-index="257" draw:name="Grafik 133" draw:style-name="gr1" draw:text-style-name="P1" svg:width="0.793cm" svg:height="0.78cm" svg:x="0.086cm" svg:y="0.041cm">
              <draw:image xlink:href="Pictures/100002000000001E0000001EC6D9F5C6FDD7356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11" office:value-type="string" calcext:value-type="string">
            <text:p>Marshtomp</text:p>
          </table:table-cell>
          <table:table-cell table:style-name="ce61">
            <draw:frame draw:z-index="258" draw:name="Grafik 137" draw:style-name="gr1" draw:text-style-name="P1" svg:width="0.793cm" svg:height="0.78cm" svg:x="0.106cm" svg:y="0.047cm">
              <draw:image xlink:href="Pictures/100002000000001E0000001E2D314ACBA0D5B3A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2" office:value-type="float" office:value="260" calcext:value-type="float">
            <text:p>260</text:p>
          </table:table-cell>
          <table:table-cell table:style-name="ce11" office:value-type="string" calcext:value-type="string">
            <text:p>Swampert</text:p>
          </table:table-cell>
          <table:table-cell table:style-name="ce61">
            <draw:frame draw:z-index="259" draw:name="Grafik 141" draw:style-name="gr1" draw:text-style-name="P1" svg:width="0.793cm" svg:height="0.78cm" svg:x="0.073cm" svg:y="0.043cm">
              <draw:image xlink:href="Pictures/100002000000001E0000001EFFD91ED9C3841F0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11" office:value-type="string" calcext:value-type="string">
            <text:p>Poochyena</text:p>
          </table:table-cell>
          <table:table-cell table:style-name="ce61">
            <draw:frame draw:z-index="260" draw:name="Grafik 145" draw:style-name="gr1" draw:text-style-name="P1" svg:width="0.797cm" svg:height="0.78cm" svg:x="0.066cm" svg:y="0.073cm">
              <draw:image xlink:href="Pictures/100002000000001E0000001EB1DBB8AF45C4557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2" office:value-type="float" office:value="262" calcext:value-type="float">
            <text:p>262</text:p>
          </table:table-cell>
          <table:table-cell table:style-name="ce11" office:value-type="string" calcext:value-type="string">
            <text:p>Mightyena</text:p>
          </table:table-cell>
          <table:table-cell table:style-name="ce61">
            <draw:frame draw:z-index="261" draw:name="Grafik 149" draw:style-name="gr1" draw:text-style-name="P1" svg:width="0.797cm" svg:height="0.779cm" svg:x="0.059cm" svg:y="0.093cm">
              <draw:image xlink:href="Pictures/100002000000001E0000001ED38C27DF3329658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11" office:value-type="string" calcext:value-type="string">
            <text:p>Zigzagoon</text:p>
          </table:table-cell>
          <table:table-cell table:style-name="ce61">
            <draw:frame draw:z-index="262" draw:name="Grafik 153" draw:style-name="gr1" draw:text-style-name="P1" svg:width="0.793cm" svg:height="0.78cm" svg:x="0.083cm" svg:y="0.05cm">
              <draw:image xlink:href="Pictures/100002000000001E0000001E39A451E0C1D8E57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2" office:value-type="float" office:value="264" calcext:value-type="float">
            <text:p>264</text:p>
          </table:table-cell>
          <table:table-cell table:style-name="ce11" office:value-type="string" calcext:value-type="string">
            <text:p>Linoone</text:p>
          </table:table-cell>
          <table:table-cell table:style-name="ce61">
            <draw:frame draw:z-index="263" draw:name="Grafik 157" draw:style-name="gr1" draw:text-style-name="P1" svg:width="0.793cm" svg:height="0.78cm" svg:x="0.103cm" svg:y="0.04cm">
              <draw:image xlink:href="Pictures/100002000000001E0000001EA881A2D95E888C9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11" office:value-type="string" calcext:value-type="string">
            <text:p>Wurmple</text:p>
          </table:table-cell>
          <table:table-cell table:style-name="ce61">
            <draw:frame draw:z-index="264" draw:name="Grafik 161" draw:style-name="gr1" draw:text-style-name="P1" svg:width="0.793cm" svg:height="0.764cm" svg:x="0.043cm" svg:y="0.02cm">
              <draw:image xlink:href="Pictures/100002000000001E0000001E6F8BAC0198B3798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22" office:value-type="float" office:value="266" calcext:value-type="float">
            <text:p>266</text:p>
          </table:table-cell>
          <table:table-cell table:style-name="ce11" office:value-type="string" calcext:value-type="string">
            <text:p>Silcoon</text:p>
          </table:table-cell>
          <table:table-cell table:style-name="ce61">
            <draw:frame draw:z-index="265" draw:name="Grafik 165" draw:style-name="gr1" draw:text-style-name="P1" svg:width="0.793cm" svg:height="0.78cm" svg:x="0.116cm" svg:y="0.043cm">
              <draw:image xlink:href="Pictures/100002000000001E0000001ED2FA587430195DD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11" office:value-type="string" calcext:value-type="string">
            <text:p>Beautifly</text:p>
          </table:table-cell>
          <table:table-cell table:style-name="ce61">
            <draw:frame draw:z-index="266" draw:name="Grafik 169" draw:style-name="gr1" draw:text-style-name="P1" svg:width="0.793cm" svg:height="0.764cm" svg:x="0.056cm" svg:y="0.02cm">
              <draw:image xlink:href="Pictures/100002000000001E0000001E956DACDD8E0FFBF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2" office:value-type="float" office:value="268" calcext:value-type="float">
            <text:p>268</text:p>
          </table:table-cell>
          <table:table-cell table:style-name="ce11" office:value-type="string" calcext:value-type="string">
            <text:p>Cascoon</text:p>
          </table:table-cell>
          <table:table-cell table:style-name="ce61">
            <draw:frame draw:z-index="267" draw:name="Grafik 173" draw:style-name="gr1" draw:text-style-name="P1" svg:width="0.793cm" svg:height="0.78cm" svg:x="0.102cm" svg:y="0.04cm">
              <draw:image xlink:href="Pictures/100002000000001E0000001EFDA793B53CF36C3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11" office:value-type="string" calcext:value-type="string">
            <text:p>Dustox</text:p>
          </table:table-cell>
          <table:table-cell table:style-name="ce61">
            <draw:frame draw:z-index="268" draw:name="Grafik 177" draw:style-name="gr1" draw:text-style-name="P1" svg:width="0.793cm" svg:height="0.78cm" svg:x="0.096cm" svg:y="0.034cm">
              <draw:image xlink:href="Pictures/100002000000001E0000001E1A22CF0DA2AAF12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2" office:value-type="float" office:value="270" calcext:value-type="float">
            <text:p>270</text:p>
          </table:table-cell>
          <table:table-cell table:style-name="ce11" office:value-type="string" calcext:value-type="string">
            <text:p>Lotad</text:p>
          </table:table-cell>
          <table:table-cell table:style-name="ce61">
            <draw:frame draw:z-index="269" draw:name="Grafik 181" draw:style-name="gr1" draw:text-style-name="P1" svg:width="0.793cm" svg:height="0.78cm" svg:x="0.142cm" svg:y="0.013cm">
              <draw:image xlink:href="Pictures/100002000000001E0000001E760C807ABAB719F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11" office:value-type="string" calcext:value-type="string">
            <text:p>Lombre</text:p>
          </table:table-cell>
          <table:table-cell table:style-name="ce61">
            <draw:frame draw:z-index="270" draw:name="Grafik 185" draw:style-name="gr1" draw:text-style-name="P1" svg:width="0.793cm" svg:height="0.78cm" svg:x="0.135cm" svg:y="0.031cm">
              <draw:image xlink:href="Pictures/100002000000001E0000001E6ACEDF7C2887323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2" office:value-type="float" office:value="272" calcext:value-type="float">
            <text:p>272</text:p>
          </table:table-cell>
          <table:table-cell table:style-name="ce11" office:value-type="string" calcext:value-type="string">
            <text:p>Ludicolo</text:p>
          </table:table-cell>
          <table:table-cell table:style-name="ce61">
            <draw:frame draw:z-index="271" draw:name="Grafik 189" draw:style-name="gr1" draw:text-style-name="P1" svg:width="0.793cm" svg:height="0.78cm" svg:x="0.076cm" svg:y="0.043cm">
              <draw:image xlink:href="Pictures/100002000000001E0000001EBF0312A35C416C5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11" office:value-type="string" calcext:value-type="string">
            <text:p>Seedot</text:p>
          </table:table-cell>
          <table:table-cell table:style-name="ce61">
            <draw:frame draw:z-index="272" draw:name="Grafik 193" draw:style-name="gr1" draw:text-style-name="P1" svg:width="0.793cm" svg:height="0.78cm" svg:x="0.095cm" svg:y="0.005cm">
              <draw:image xlink:href="Pictures/100002000000001E0000001E67C8AE63A731D0B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2" office:value-type="float" office:value="274" calcext:value-type="float">
            <text:p>274</text:p>
          </table:table-cell>
          <table:table-cell table:style-name="ce11" office:value-type="string" calcext:value-type="string">
            <text:p>Nuzleaf</text:p>
          </table:table-cell>
          <table:table-cell table:style-name="ce61">
            <draw:frame draw:z-index="273" draw:name="Grafik 197" draw:style-name="gr1" draw:text-style-name="P1" svg:width="0.793cm" svg:height="0.78cm" svg:x="0.062cm" svg:y="0.04cm">
              <draw:image xlink:href="Pictures/100002000000001E0000001E702DA638B9B4B99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11" office:value-type="string" calcext:value-type="string">
            <text:p>Shiftry</text:p>
          </table:table-cell>
          <table:table-cell table:style-name="ce61">
            <draw:frame draw:z-index="274" draw:name="Grafik 201" draw:style-name="gr1" draw:text-style-name="P1" svg:width="0.819cm" svg:height="0.808cm" svg:x="0.109cm" svg:y="0.034cm">
              <draw:image xlink:href="Pictures/100002000000001F0000001EDC41C671A910C56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2" office:value-type="float" office:value="276" calcext:value-type="float">
            <text:p>276</text:p>
          </table:table-cell>
          <table:table-cell table:style-name="ce11" office:value-type="string" calcext:value-type="string">
            <text:p>Taillow</text:p>
          </table:table-cell>
          <table:table-cell table:style-name="ce61">
            <draw:frame draw:z-index="275" draw:name="Grafik 205" draw:style-name="gr1" draw:text-style-name="P1" svg:width="0.793cm" svg:height="0.78cm" svg:x="0.102cm" svg:y="0.066cm">
              <draw:image xlink:href="Pictures/100002000000001E0000001EA7326BAB102A044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11" office:value-type="string" calcext:value-type="string">
            <text:p>Swellow</text:p>
          </table:table-cell>
          <table:table-cell table:style-name="ce61">
            <draw:frame draw:z-index="276" draw:name="Grafik 209" draw:style-name="gr1" draw:text-style-name="P1" svg:width="0.793cm" svg:height="0.808cm" svg:x="0.042cm" svg:y="0.005cm">
              <draw:image xlink:href="Pictures/100002000000001E0000001E81986B91B1DBA34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22" office:value-type="float" office:value="278" calcext:value-type="float">
            <text:p>278</text:p>
          </table:table-cell>
          <table:table-cell table:style-name="ce11" office:value-type="string" calcext:value-type="string">
            <text:p>Wingull</text:p>
          </table:table-cell>
          <table:table-cell table:style-name="ce61">
            <draw:frame draw:z-index="277" draw:name="Grafik 213" draw:style-name="gr1" draw:text-style-name="P1" svg:width="0.793cm" svg:height="0.78cm" svg:x="0.115cm" svg:y="0.042cm">
              <draw:image xlink:href="Pictures/100002000000001E0000001E0A1E2B6CB6A6302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11" office:value-type="string" calcext:value-type="string">
            <text:p>Pelipper</text:p>
          </table:table-cell>
          <table:table-cell table:style-name="ce61">
            <draw:frame draw:z-index="278" draw:name="Grafik 217" draw:style-name="gr1" draw:text-style-name="P1" svg:width="0.793cm" svg:height="0.808cm" svg:x="0.135cm" svg:y="0.004cm">
              <draw:image xlink:href="Pictures/100002000000001E0000001EF94A9A2FE3F2B5B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2" office:value-type="float" office:value="280" calcext:value-type="float">
            <text:p>280</text:p>
          </table:table-cell>
          <table:table-cell table:style-name="ce11" office:value-type="string" calcext:value-type="string">
            <text:p>Ralts</text:p>
          </table:table-cell>
          <table:table-cell table:style-name="ce61">
            <draw:frame draw:z-index="279" draw:name="Grafik 221" draw:style-name="gr1" draw:text-style-name="P1" svg:width="0.793cm" svg:height="0.78cm" svg:x="0.075cm" svg:y="0.039cm">
              <draw:image xlink:href="Pictures/100002000000001E0000001EBEA435116396CBB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11" office:value-type="string" calcext:value-type="string">
            <text:p>Kirlia</text:p>
          </table:table-cell>
          <table:table-cell table:style-name="ce61">
            <draw:frame draw:z-index="280" draw:name="Grafik 225" draw:style-name="gr1" draw:text-style-name="P1" svg:width="0.793cm" svg:height="0.78cm" svg:x="0.121cm" svg:y="0.062cm">
              <draw:image xlink:href="Pictures/100002000000001E0000001E700DAE52876CA6A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2" office:value-type="float" office:value="282" calcext:value-type="float">
            <text:p>282</text:p>
          </table:table-cell>
          <table:table-cell table:style-name="ce11" office:value-type="string" calcext:value-type="string">
            <text:p>Gardevoir</text:p>
          </table:table-cell>
          <table:table-cell table:style-name="ce61">
            <draw:frame draw:z-index="281" draw:name="Grafik 229" draw:style-name="gr1" draw:text-style-name="P1" svg:width="0.793cm" svg:height="0.78cm" svg:x="0.115cm" svg:y="0.066cm">
              <draw:image xlink:href="Pictures/100002000000001E0000001EAF54AA762E0FB72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11" office:value-type="string" calcext:value-type="string">
            <text:p>Surskit</text:p>
          </table:table-cell>
          <table:table-cell table:style-name="ce61">
            <draw:frame draw:z-index="282" draw:name="Grafik 233" draw:style-name="gr1" draw:text-style-name="P1" svg:width="0.793cm" svg:height="0.78cm" svg:x="0.108cm" svg:y="0.033cm">
              <draw:image xlink:href="Pictures/100002000000001E0000001EAFDDE3D2534A68C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2" office:value-type="float" office:value="284" calcext:value-type="float">
            <text:p>284</text:p>
          </table:table-cell>
          <table:table-cell table:style-name="ce11" office:value-type="string" calcext:value-type="string">
            <text:p>Masquerain</text:p>
          </table:table-cell>
          <table:table-cell table:style-name="ce61">
            <draw:frame draw:z-index="283" draw:name="Grafik 237" draw:style-name="gr1" draw:text-style-name="P1" svg:width="0.793cm" svg:height="0.78cm" svg:x="0.049cm" svg:y="0.042cm">
              <draw:image xlink:href="Pictures/100002000000001E0000001E0EA6D9BD342C7ED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11" office:value-type="string" calcext:value-type="string">
            <text:p>Shroomish</text:p>
          </table:table-cell>
          <table:table-cell table:style-name="ce61">
            <draw:frame draw:z-index="284" draw:name="Grafik 241" draw:style-name="gr1" draw:text-style-name="P1" svg:width="0.793cm" svg:height="0.78cm" svg:x="0.068cm" svg:y="0.006cm">
              <draw:image xlink:href="Pictures/100002000000001E0000001E5D0D3CAF2DE35B9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22" office:value-type="float" office:value="286" calcext:value-type="float">
            <text:p>286</text:p>
          </table:table-cell>
          <table:table-cell table:style-name="ce11" office:value-type="string" calcext:value-type="string">
            <text:p>Breloom</text:p>
          </table:table-cell>
          <table:table-cell table:style-name="ce61">
            <draw:frame draw:z-index="285" draw:name="Grafik 245" draw:style-name="gr1" draw:text-style-name="P1" svg:width="0.793cm" svg:height="0.78cm" svg:x="0.088cm" svg:y="0.066cm">
              <draw:image xlink:href="Pictures/100002000000001E0000001ED89BC00CAC79D9D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11" office:value-type="string" calcext:value-type="string">
            <text:p>Slakoth</text:p>
          </table:table-cell>
          <table:table-cell table:style-name="ce61">
            <draw:frame draw:z-index="286" draw:name="Grafik 249" draw:style-name="gr1" draw:text-style-name="P1" svg:width="0.793cm" svg:height="0.78cm" svg:x="0.108cm" svg:y="0.035cm">
              <draw:image xlink:href="Pictures/100002000000001E0000001E0117D2F4BC10041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2" office:value-type="float" office:value="288" calcext:value-type="float">
            <text:p>288</text:p>
          </table:table-cell>
          <table:table-cell table:style-name="ce11" office:value-type="string" calcext:value-type="string">
            <text:p>Vigoroth</text:p>
          </table:table-cell>
          <table:table-cell table:style-name="ce61">
            <draw:frame draw:z-index="287" draw:name="Grafik 253" draw:style-name="gr1" draw:text-style-name="P1" svg:width="0.793cm" svg:height="0.78cm" svg:x="0.101cm" svg:y="0.039cm">
              <draw:image xlink:href="Pictures/100002000000001E0000001EC43B93582EBBB1E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11" office:value-type="string" calcext:value-type="string">
            <text:p>Slaking</text:p>
          </table:table-cell>
          <table:table-cell table:style-name="ce61">
            <draw:frame draw:z-index="288" draw:name="Grafik 257" draw:style-name="gr1" draw:text-style-name="P1" svg:width="0.793cm" svg:height="0.78cm" svg:x="0.068cm" svg:y="0.032cm">
              <draw:image xlink:href="Pictures/100002000000001E0000001E9788D2C63C6AD7E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22" office:value-type="float" office:value="290" calcext:value-type="float">
            <text:p>290</text:p>
          </table:table-cell>
          <table:table-cell table:style-name="ce11" office:value-type="string" calcext:value-type="string">
            <text:p>Nincada</text:p>
          </table:table-cell>
          <table:table-cell table:style-name="ce61">
            <draw:frame draw:z-index="289" draw:name="Grafik 261" draw:style-name="gr1" draw:text-style-name="P1" svg:width="0.793cm" svg:height="0.78cm" svg:x="0.141cm" svg:y="0.015cm">
              <draw:image xlink:href="Pictures/100002000000001E0000001E00ABEB46B9DC8C8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11" office:value-type="string" calcext:value-type="string">
            <text:p>Ninjask</text:p>
          </table:table-cell>
          <table:table-cell table:style-name="ce61">
            <draw:frame draw:z-index="290" draw:name="Grafik 265" draw:style-name="gr1" draw:text-style-name="P1" svg:width="0.793cm" svg:height="0.78cm" svg:x="0.108cm" svg:y="0.032cm">
              <draw:image xlink:href="Pictures/100002000000001E0000001E336096266C85705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2" office:value-type="float" office:value="292" calcext:value-type="float">
            <text:p>292</text:p>
          </table:table-cell>
          <table:table-cell table:style-name="ce11" office:value-type="string" calcext:value-type="string">
            <text:p>Shedinja</text:p>
          </table:table-cell>
          <table:table-cell table:style-name="ce61">
            <draw:frame draw:z-index="291" draw:name="Grafik 269" draw:style-name="gr1" draw:text-style-name="P1" svg:width="0.793cm" svg:height="0.78cm" svg:x="0.075cm" svg:y="0.012cm">
              <draw:image xlink:href="Pictures/100002000000001E0000001E6597BC0713E1F68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11" office:value-type="string" calcext:value-type="string">
            <text:p>Whismur</text:p>
          </table:table-cell>
          <table:table-cell table:style-name="ce61">
            <draw:frame draw:z-index="292" draw:name="Grafik 273" draw:style-name="gr1" draw:text-style-name="P1" svg:width="0.793cm" svg:height="0.78cm" svg:x="0.068cm" svg:y="0.035cm">
              <draw:image xlink:href="Pictures/100002000000001E0000001EBD30FC5E1A319BE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2" office:value-type="float" office:value="294" calcext:value-type="float">
            <text:p>294</text:p>
          </table:table-cell>
          <table:table-cell table:style-name="ce11" office:value-type="string" calcext:value-type="string">
            <text:p>Loudred</text:p>
          </table:table-cell>
          <table:table-cell table:style-name="ce61">
            <draw:frame draw:z-index="293" draw:name="Grafik 277" draw:style-name="gr1" draw:text-style-name="P1" svg:width="0.793cm" svg:height="0.78cm" svg:x="0.088cm" svg:y="0.065cm">
              <draw:image xlink:href="Pictures/100002000000001E0000001E4FF8C8BA8910938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11" office:value-type="string" calcext:value-type="string">
            <text:p>Exploud</text:p>
          </table:table-cell>
          <table:table-cell table:style-name="ce61">
            <draw:frame draw:z-index="294" draw:name="Grafik 281" draw:style-name="gr1" draw:text-style-name="P1" svg:width="0.793cm" svg:height="0.78cm" svg:x="0.108cm" svg:y="0.032cm">
              <draw:image xlink:href="Pictures/100002000000001E0000001E95145164037D876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2" office:value-type="float" office:value="296" calcext:value-type="float">
            <text:p>296</text:p>
          </table:table-cell>
          <table:table-cell table:style-name="ce11" office:value-type="string" calcext:value-type="string">
            <text:p>Makuhita</text:p>
          </table:table-cell>
          <table:table-cell table:style-name="ce61">
            <draw:frame draw:z-index="295" draw:name="Grafik 285" draw:style-name="gr1" draw:text-style-name="P1" svg:width="0.793cm" svg:height="0.764cm" svg:x="0.074cm" svg:y="0.068cm">
              <draw:image xlink:href="Pictures/100002000000001E0000001ED64A8EFC5B36B52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11" office:value-type="string" calcext:value-type="string">
            <text:p>Hariyama</text:p>
          </table:table-cell>
          <table:table-cell table:style-name="ce61">
            <draw:frame draw:z-index="296" draw:name="Grafik 289" draw:style-name="gr1" draw:text-style-name="P1" svg:width="0.793cm" svg:height="0.78cm" svg:x="0.121cm" svg:y="0.032cm">
              <draw:image xlink:href="Pictures/100002000000001E0000001EB683A6D37E5BE01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2" office:value-type="float" office:value="298" calcext:value-type="float">
            <text:p>298</text:p>
          </table:table-cell>
          <table:table-cell table:style-name="ce11" office:value-type="string" calcext:value-type="string">
            <text:p>Azurill</text:p>
          </table:table-cell>
          <table:table-cell table:style-name="ce61">
            <draw:frame draw:z-index="297" draw:name="Grafik 293" draw:style-name="gr1" draw:text-style-name="P1" svg:width="0.793cm" svg:height="0.764cm" svg:x="0.114cm" svg:y="0.065cm">
              <draw:image xlink:href="Pictures/100002000000001E0000001E93F5FFC1C0AF709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11" office:value-type="string" calcext:value-type="string">
            <text:p>Nosepass</text:p>
          </table:table-cell>
          <table:table-cell table:style-name="ce61">
            <draw:frame draw:z-index="298" draw:name="Grafik 297" draw:style-name="gr1" draw:text-style-name="P1" svg:width="0.793cm" svg:height="0.78cm" svg:x="0.107cm" svg:y="0.035cm">
              <draw:image xlink:href="Pictures/100002000000001E0000001E57BFD02F8BA61AB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2" office:value-type="float" office:value="300" calcext:value-type="float">
            <text:p>300</text:p>
          </table:table-cell>
          <table:table-cell table:style-name="ce11" office:value-type="string" calcext:value-type="string">
            <text:p>Skitty</text:p>
          </table:table-cell>
          <table:table-cell table:style-name="ce61">
            <draw:frame draw:z-index="299" draw:name="Grafik 301" draw:style-name="gr1" draw:text-style-name="P1" svg:width="0.793cm" svg:height="0.764cm" svg:x="0.048cm" svg:y="0.038cm">
              <draw:image xlink:href="Pictures/100002000000001E0000001E77F924D30F5EEE3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11" office:value-type="string" calcext:value-type="string">
            <text:p>Delacatty</text:p>
          </table:table-cell>
          <table:table-cell table:style-name="ce61">
            <draw:frame draw:z-index="300" draw:name="Grafik 305" draw:style-name="gr1" draw:text-style-name="P1" svg:width="0.793cm" svg:height="0.78cm" svg:x="0.094cm" svg:y="0.032cm">
              <draw:image xlink:href="Pictures/100002000000001E0000001EEF5414F2375EBB6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2" office:value-type="float" office:value="302" calcext:value-type="float">
            <text:p>302</text:p>
          </table:table-cell>
          <table:table-cell table:style-name="ce11" office:value-type="string" calcext:value-type="string">
            <text:p>Sableye</text:p>
          </table:table-cell>
          <table:table-cell table:style-name="ce61">
            <draw:frame draw:z-index="301" draw:name="Grafik 309" draw:style-name="gr1" draw:text-style-name="P1" svg:width="0.793cm" svg:height="0.793cm" svg:x="0.106cm" svg:y="0.029cm">
              <draw:image xlink:href="Pictures/100002000000001E0000001E28387080F47739F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11" office:value-type="string" calcext:value-type="string">
            <text:p>Mawile</text:p>
          </table:table-cell>
          <table:table-cell table:style-name="ce61">
            <draw:frame draw:z-index="302" draw:name="Grafik 313" draw:style-name="gr1" draw:text-style-name="P1" svg:width="0.793cm" svg:height="0.793cm" svg:x="0.073cm" svg:y="0.02cm">
              <draw:image xlink:href="Pictures/100002000000001E0000001E74FC9AE75593E80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2" office:value-type="float" office:value="304" calcext:value-type="float">
            <text:p>304</text:p>
          </table:table-cell>
          <table:table-cell table:style-name="ce11" office:value-type="string" calcext:value-type="string">
            <text:p>Aron</text:p>
          </table:table-cell>
          <table:table-cell table:style-name="ce61">
            <draw:frame draw:z-index="303" draw:name="Grafik 317" draw:style-name="gr1" draw:text-style-name="P1" svg:width="0.793cm" svg:height="0.793cm" svg:x="0.093cm" svg:y="0.04cm">
              <draw:image xlink:href="Pictures/100002000000001E0000001E15D7D479A5DD7EA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11" office:value-type="string" calcext:value-type="string">
            <text:p>Lairon</text:p>
          </table:table-cell>
          <table:table-cell table:style-name="ce61">
            <draw:frame draw:z-index="304" draw:name="Grafik 321" draw:style-name="gr1" draw:text-style-name="P1" svg:width="0.793cm" svg:height="0.793cm" svg:x="0.086cm" svg:y="0.009cm">
              <draw:image xlink:href="Pictures/100002000000001E0000001EDF457BC223C73D6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2" office:value-type="float" office:value="306" calcext:value-type="float">
            <text:p>306</text:p>
          </table:table-cell>
          <table:table-cell table:style-name="ce11" office:value-type="string" calcext:value-type="string">
            <text:p>Aggron</text:p>
          </table:table-cell>
          <table:table-cell table:style-name="ce61">
            <draw:frame draw:z-index="305" draw:name="Grafik 325" draw:style-name="gr1" draw:text-style-name="P1" svg:width="0.793cm" svg:height="0.793cm" svg:x="0.079cm" svg:y="0.053cm">
              <draw:image xlink:href="Pictures/100002000000001E0000001E072F81AEA12A0309.png" xlink:type="simple" xlink:show="embed" xlink:actuate="onLoad" draw:mime-type="image/png">
                <text:p/>
              </draw:image>
            </draw:frame>
            <draw:frame draw:z-index="306" draw:name="Grafik 329" draw:style-name="gr1" draw:text-style-name="P1" svg:width="0.793cm" svg:height="0.793cm" svg:x="0.073cm" svg:y="0.84cm">
              <draw:image xlink:href="Pictures/100002000000001E0000001E6D90C7B38E6DE7B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11" office:value-type="string" calcext:value-type="string">
            <text:p>Meditite</text:p>
          </table:table-cell>
          <table:table-cell table:style-name="ce61"/>
          <table:table-cell table:style-name="ce28" table:formula="of:=ROUND(RAND()*10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2" office:value-type="float" office:value="308" calcext:value-type="float">
            <text:p>308</text:p>
          </table:table-cell>
          <table:table-cell table:style-name="ce11" office:value-type="string" calcext:value-type="string">
            <text:p>Medicham</text:p>
          </table:table-cell>
          <table:table-cell table:style-name="ce61">
            <draw:frame draw:z-index="307" draw:name="Grafik 333" draw:style-name="gr1" draw:text-style-name="P1" svg:width="0.793cm" svg:height="0.793cm" svg:x="0.092cm" svg:y="0.016cm">
              <draw:image xlink:href="Pictures/100002000000001E0000001EFCC1B32C07DD3F1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11" office:value-type="string" calcext:value-type="string">
            <text:p>Electrike</text:p>
          </table:table-cell>
          <table:table-cell table:style-name="ce61">
            <draw:frame draw:z-index="308" draw:name="Grafik 337" draw:style-name="gr1" draw:text-style-name="P1" svg:width="0.793cm" svg:height="0.793cm" svg:x="0.086cm" svg:y="0.033cm">
              <draw:image xlink:href="Pictures/100002000000001E0000001EB7C105636E98A39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2" office:value-type="float" office:value="310" calcext:value-type="float">
            <text:p>310</text:p>
          </table:table-cell>
          <table:table-cell table:style-name="ce11" office:value-type="string" calcext:value-type="string">
            <text:p>Manectric</text:p>
          </table:table-cell>
          <table:table-cell table:style-name="ce61">
            <draw:frame draw:z-index="309" draw:name="Grafik 341" draw:style-name="gr1" draw:text-style-name="P1" svg:width="0.793cm" svg:height="0.793cm" svg:x="0.079cm" svg:y="0.026cm">
              <draw:image xlink:href="Pictures/100002000000001E0000001ECDAB71D9E85D965A.png" xlink:type="simple" xlink:show="embed" xlink:actuate="onLoad" draw:mime-type="image/png">
                <text:p/>
              </draw:image>
            </draw:frame>
            <draw:frame draw:z-index="310" draw:name="Grafik 345" draw:style-name="gr1" draw:text-style-name="P1" svg:width="0.793cm" svg:height="0.792cm" svg:x="0.072cm" svg:y="0.84cm">
              <draw:image xlink:href="Pictures/100002000000001E0000001EEC66A37D8583FA2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11" office:value-type="string" calcext:value-type="string">
            <text:p>Plusle</text:p>
          </table:table-cell>
          <table:table-cell table:style-name="ce61"/>
          <table:table-cell table:style-name="ce28" table:formula="of:=ROUND(RAND()*100)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2" office:value-type="float" office:value="312" calcext:value-type="float">
            <text:p>312</text:p>
          </table:table-cell>
          <table:table-cell table:style-name="ce11" office:value-type="string" calcext:value-type="string">
            <text:p>Minun</text:p>
          </table:table-cell>
          <table:table-cell table:style-name="ce61">
            <draw:frame draw:z-index="311" draw:name="Grafik 349" draw:style-name="gr1" draw:text-style-name="P1" svg:width="0.793cm" svg:height="0.793cm" svg:x="0.119cm" svg:y="0.039cm">
              <draw:image xlink:href="Pictures/100002000000001E0000001E25B3B808FBDAA96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11" office:value-type="string" calcext:value-type="string">
            <text:p>Volbeat</text:p>
          </table:table-cell>
          <table:table-cell table:style-name="ce61">
            <draw:frame draw:z-index="312" draw:name="Grafik 353" draw:style-name="gr1" draw:text-style-name="P1" svg:width="0.793cm" svg:height="0.792cm" svg:x="0.112cm" svg:y="0.059cm">
              <draw:image xlink:href="Pictures/100002000000001E0000001EDA2E77EC453DC74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2" office:value-type="float" office:value="314" calcext:value-type="float">
            <text:p>314</text:p>
          </table:table-cell>
          <table:table-cell table:style-name="ce11" office:value-type="string" calcext:value-type="string">
            <text:p>Illumise</text:p>
          </table:table-cell>
          <table:table-cell table:style-name="ce61">
            <draw:frame draw:z-index="313" draw:name="Grafik 357" draw:style-name="gr1" draw:text-style-name="P1" svg:width="0.793cm" svg:height="0.793cm" svg:x="0.132cm" svg:y="0.055cm">
              <draw:image xlink:href="Pictures/100002000000001E0000001EF07076379455981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11" office:value-type="string" calcext:value-type="string">
            <text:p>Roselia</text:p>
          </table:table-cell>
          <table:table-cell table:style-name="ce61">
            <draw:frame draw:z-index="314" draw:name="Grafik 361" draw:style-name="gr1" draw:text-style-name="P1" svg:width="0.793cm" svg:height="0.793cm" svg:x="0.046cm" svg:y="0.019cm">
              <draw:image xlink:href="Pictures/100002000000001E0000001E6568D05D44311EA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2" office:value-type="float" office:value="316" calcext:value-type="float">
            <text:p>316</text:p>
          </table:table-cell>
          <table:table-cell table:style-name="ce11" office:value-type="string" calcext:value-type="string">
            <text:p>Gulpin</text:p>
          </table:table-cell>
          <table:table-cell table:style-name="ce61">
            <draw:frame draw:z-index="315" draw:name="Grafik 365" draw:style-name="gr1" draw:text-style-name="P1" svg:width="0.793cm" svg:height="0.793cm" svg:x="0.092cm" svg:y="0.039cm">
              <draw:image xlink:href="Pictures/100002000000001E0000001E8A6F50971B2CDCE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11" office:value-type="string" calcext:value-type="string">
            <text:p>Swalot</text:p>
          </table:table-cell>
          <table:table-cell table:style-name="ce61">
            <draw:frame draw:z-index="316" draw:name="Grafik 369" draw:style-name="gr1" draw:text-style-name="P1" svg:width="0.793cm" svg:height="0.793cm" svg:x="0.112cm" svg:y="0.009cm">
              <draw:image xlink:href="Pictures/100002000000001E0000001EA4639847C643817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2" office:value-type="float" office:value="318" calcext:value-type="float">
            <text:p>318</text:p>
          </table:table-cell>
          <table:table-cell table:style-name="ce11" office:value-type="string" calcext:value-type="string">
            <text:p>Carvanha</text:p>
          </table:table-cell>
          <table:table-cell table:style-name="ce61">
            <draw:frame draw:z-index="317" draw:name="Grafik 373" draw:style-name="gr1" draw:text-style-name="P1" svg:width="0.793cm" svg:height="0.793cm" svg:x="0.079cm" svg:y="0.026cm">
              <draw:image xlink:href="Pictures/100002000000001E0000001E4B12CCB04BAFE1F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11" office:value-type="string" calcext:value-type="string">
            <text:p>Sharpedo</text:p>
          </table:table-cell>
          <table:table-cell table:style-name="ce61">
            <draw:frame draw:z-index="318" draw:name="Grafik 377" draw:style-name="gr1" draw:text-style-name="P1" svg:width="0.793cm" svg:height="0.793cm" svg:x="0.072cm" svg:y="0.019cm">
              <draw:image xlink:href="Pictures/100002000000001E0000001E46BD25BEEE7BCDC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22" office:value-type="float" office:value="320" calcext:value-type="float">
            <text:p>320</text:p>
          </table:table-cell>
          <table:table-cell table:style-name="ce11" office:value-type="string" calcext:value-type="string">
            <text:p>Wailmer</text:p>
          </table:table-cell>
          <table:table-cell table:style-name="ce61">
            <draw:frame draw:z-index="319" draw:name="Grafik 381" draw:style-name="gr1" draw:text-style-name="P1" svg:width="0.793cm" svg:height="0.793cm" svg:x="0.118cm" svg:y="0.042cm">
              <draw:image xlink:href="Pictures/100002000000001E0000001E1FFB68F47AA045E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11" office:value-type="string" calcext:value-type="string">
            <text:p>Wailord</text:p>
          </table:table-cell>
          <table:table-cell table:style-name="ce61">
            <draw:frame draw:z-index="320" draw:name="Grafik 385" draw:style-name="gr1" draw:text-style-name="P1" svg:width="0.793cm" svg:height="0.793cm" svg:x="0.111cm" svg:y="0.032cm">
              <draw:image xlink:href="Pictures/100002000000001E0000001E23C0B3B3C5AE6A2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2" office:value-type="float" office:value="322" calcext:value-type="float">
            <text:p>322</text:p>
          </table:table-cell>
          <table:table-cell table:style-name="ce11" office:value-type="string" calcext:value-type="string">
            <text:p>Nunmel</text:p>
          </table:table-cell>
          <table:table-cell table:style-name="ce61">
            <draw:frame draw:z-index="321" draw:name="Grafik 389" draw:style-name="gr1" draw:text-style-name="P1" svg:width="0.793cm" svg:height="0.793cm" svg:x="0.052cm" svg:y="-0.001cm">
              <draw:image xlink:href="Pictures/100002000000001E0000001EBDA8A6BA7FCBC9B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11" office:value-type="string" calcext:value-type="string">
            <text:p>Camerupt</text:p>
          </table:table-cell>
          <table:table-cell table:style-name="ce61">
            <draw:frame draw:z-index="322" draw:name="Grafik 393" draw:style-name="gr1" draw:text-style-name="P1" svg:width="0.793cm" svg:height="0.793cm" svg:x="0.045cm" svg:y="0.048cm">
              <draw:image xlink:href="Pictures/100002000000001E0000001E88AFE09092ED8D7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2" office:value-type="float" office:value="324" calcext:value-type="float">
            <text:p>324</text:p>
          </table:table-cell>
          <table:table-cell table:style-name="ce11" office:value-type="string" calcext:value-type="string">
            <text:p>Torkoal</text:p>
          </table:table-cell>
          <table:table-cell table:style-name="ce61">
            <draw:frame draw:z-index="323" draw:name="Grafik 397" draw:style-name="gr1" draw:text-style-name="P1" svg:width="0.793cm" svg:height="0.793cm" svg:x="0.091cm" svg:y="0.065cm">
              <draw:image xlink:href="Pictures/100002000000001E0000001E5A716A663CED0D3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11" office:value-type="string" calcext:value-type="string">
            <text:p>Spoink</text:p>
          </table:table-cell>
          <table:table-cell table:style-name="ce61">
            <draw:frame draw:z-index="324" draw:name="Grafik 401" draw:style-name="gr1" draw:text-style-name="P1" svg:width="0.793cm" svg:height="0.793cm" svg:x="0.085cm" svg:y="0.032cm">
              <draw:image xlink:href="Pictures/100002000000001E0000001E25E2FEB78FDA0C8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22" office:value-type="float" office:value="326" calcext:value-type="float">
            <text:p>326</text:p>
          </table:table-cell>
          <table:table-cell table:style-name="ce11" office:value-type="string" calcext:value-type="string">
            <text:p>Grumpig</text:p>
          </table:table-cell>
          <table:table-cell table:style-name="ce61">
            <draw:frame draw:z-index="325" draw:name="Grafik 405" draw:style-name="gr1" draw:text-style-name="P1" svg:width="0.793cm" svg:height="0.793cm" svg:x="0.078cm" svg:y="0.028cm">
              <draw:image xlink:href="Pictures/100002000000001E0000001EF8711996944A7AE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0" calcext:value-type="float">
            <text:p>80</text:p>
          </table:table-cell>
          <table:table-cell table:style-name="ce35" table:number-columns-repeated="4"/>
          <table:table-cell table:number-columns-repeated="1016"/>
        </table:table-row>
        <table:table-row table:style-name="ro1">
          <table:table-cell table:style-name="ce22" office:value-type="float" office:value="327" calcext:value-type="float" table:number-columns-spanned="1" table:number-rows-spanned="2">
            <text:p>327</text:p>
          </table:table-cell>
          <table:table-cell table:style-name="ce54" office:value-type="string" calcext:value-type="string" table:number-columns-spanned="1" table:number-rows-spanned="2">
            <text:p>Spinda</text:p>
          </table:table-cell>
          <table:table-cell table:style-name="ce61" table:number-columns-spanned="1" table:number-rows-spanned="2">
            <draw:frame draw:z-index="326" draw:name="Grafik 409" draw:style-name="gr1" draw:text-style-name="P1" svg:width="1.657cm" svg:height="0.793cm" svg:x="1.306cm" svg:y="0.363cm">
              <draw:image xlink:href="Pictures/100002000000001E0000001EBA9F2F12C0DCFA2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3" calcext:value-type="float">
            <text:p>4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23" calcext:value-type="float">
            <text:p>23</text:p>
          </table:table-cell>
          <table:table-cell table:style-name="ce37" table:number-columns-repeated="4"/>
          <table:table-cell table:number-columns-repeated="1016"/>
        </table:table-row>
        <table:table-row table:style-name="ro1">
          <table:table-cell table:style-name="ce22" office:value-type="float" office:value="328" calcext:value-type="float">
            <text:p>328</text:p>
          </table:table-cell>
          <table:table-cell table:style-name="ce11" office:value-type="string" calcext:value-type="string">
            <text:p>Trapinch</text:p>
          </table:table-cell>
          <table:table-cell table:style-name="ce61">
            <draw:frame draw:z-index="327" draw:name="Grafik 413" draw:style-name="gr1" draw:text-style-name="P1" svg:width="0.793cm" svg:height="0.793cm" svg:x="0.118cm" svg:y="0.068cm">
              <draw:image xlink:href="Pictures/100002000000001E0000001EAE2BD9CE1B1A8A6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11" office:value-type="string" calcext:value-type="string">
            <text:p>Vibrava</text:p>
          </table:table-cell>
          <table:table-cell table:style-name="ce61">
            <draw:frame draw:z-index="328" draw:name="Grafik 417" draw:style-name="gr1" draw:text-style-name="P1" svg:width="0.793cm" svg:height="0.793cm" svg:x="0.085cm" svg:y="0.032cm">
              <draw:image xlink:href="Pictures/100002000000001E0000001ED269130F16D5E7F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2" office:value-type="float" office:value="330" calcext:value-type="float">
            <text:p>330</text:p>
          </table:table-cell>
          <table:table-cell table:style-name="ce11" office:value-type="string" calcext:value-type="string">
            <text:p>Flygon</text:p>
          </table:table-cell>
          <table:table-cell table:style-name="ce61">
            <draw:frame draw:z-index="329" draw:name="Grafik 421" draw:style-name="gr1" draw:text-style-name="P1" svg:width="0.793cm" svg:height="0.793cm" svg:x="0.051cm" svg:y="0.025cm">
              <draw:image xlink:href="Pictures/100002000000001E0000001E7F16B77CEB5FE1B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11" office:value-type="string" calcext:value-type="string">
            <text:p>Cacnea</text:p>
          </table:table-cell>
          <table:table-cell table:style-name="ce61">
            <draw:frame draw:z-index="330" draw:name="Grafik 425" draw:style-name="gr1" draw:text-style-name="P1" svg:width="0.793cm" svg:height="0.793cm" svg:x="0.071cm" svg:y="0.021cm">
              <draw:image xlink:href="Pictures/100002000000001E0000001EB5B7B7A80617231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2" office:value-type="float" office:value="332" calcext:value-type="float">
            <text:p>332</text:p>
          </table:table-cell>
          <table:table-cell table:style-name="ce11" office:value-type="string" calcext:value-type="string">
            <text:p>Cacturne</text:p>
          </table:table-cell>
          <table:table-cell table:style-name="ce61">
            <draw:frame draw:z-index="331" draw:name="Grafik 429" draw:style-name="gr1" draw:text-style-name="P1" svg:width="0.793cm" svg:height="0.793cm" svg:x="0.091cm" svg:y="0.038cm">
              <draw:image xlink:href="Pictures/100002000000001E0000001E78DA6F3D4D4CD25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11" office:value-type="string" calcext:value-type="string">
            <text:p>Swablu</text:p>
          </table:table-cell>
          <table:table-cell table:style-name="ce61">
            <draw:frame draw:z-index="332" draw:name="Grafik 433" draw:style-name="gr1" draw:text-style-name="P1" svg:width="0.793cm" svg:height="0.793cm" svg:x="0.084cm" svg:y="0.031cm">
              <draw:image xlink:href="Pictures/100002000000001E0000001EC365D968AC46635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22" office:value-type="float" office:value="334" calcext:value-type="float">
            <text:p>334</text:p>
          </table:table-cell>
          <table:table-cell table:style-name="ce11" office:value-type="string" calcext:value-type="string">
            <text:p>Altaria</text:p>
          </table:table-cell>
          <table:table-cell table:style-name="ce61">
            <draw:frame draw:z-index="333" draw:name="Grafik 437" draw:style-name="gr1" draw:text-style-name="P1" svg:width="0.793cm" svg:height="0.793cm" svg:x="0.104cm" svg:y="0.028cm">
              <draw:image xlink:href="Pictures/100002000000001E0000001E31BFA2ADC8896C5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11" office:value-type="string" calcext:value-type="string">
            <text:p>Zangoose</text:p>
          </table:table-cell>
          <table:table-cell table:style-name="ce61">
            <draw:frame draw:z-index="334" draw:name="Grafik 441" draw:style-name="gr1" draw:text-style-name="P1" svg:width="0.793cm" svg:height="0.793cm" svg:x="0.045cm" svg:y="0.018cm">
              <draw:image xlink:href="Pictures/100002000000001E0000001E9740CD352EA3E0E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2" office:value-type="float" office:value="336" calcext:value-type="float">
            <text:p>336</text:p>
          </table:table-cell>
          <table:table-cell table:style-name="ce11" office:value-type="string" calcext:value-type="string">
            <text:p>Seviper</text:p>
          </table:table-cell>
          <table:table-cell table:style-name="ce61">
            <draw:frame draw:z-index="335" draw:name="Grafik 445" draw:style-name="gr1" draw:text-style-name="P1" svg:width="0.793cm" svg:height="0.793cm" svg:x="0.117cm" svg:y="0.038cm">
              <draw:image xlink:href="Pictures/100002000000001E0000001EFFB58F21350A276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11" office:value-type="string" calcext:value-type="string">
            <text:p>Lunatone</text:p>
          </table:table-cell>
          <table:table-cell table:style-name="ce61">
            <draw:frame draw:z-index="336" draw:name="Grafik 449" draw:style-name="gr1" draw:text-style-name="P1" svg:width="0.793cm" svg:height="0.793cm" svg:x="0.084cm" svg:y="0.008cm">
              <draw:image xlink:href="Pictures/100002000000001E0000001EF11FC63A394C3177.png" xlink:type="simple" xlink:show="embed" xlink:actuate="onLoad" draw:mime-type="image/png">
                <text:p/>
              </draw:image>
            </draw:frame>
            <draw:frame draw:z-index="337" draw:name="Grafik 452" draw:style-name="gr1" draw:text-style-name="P1" svg:width="0.793cm" svg:height="0.793cm" svg:x="0.078cm" svg:y="0.847cm">
              <draw:image xlink:href="Pictures/100002000000001E0000001E744C2DC6AB73173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2" office:value-type="float" office:value="338" calcext:value-type="float">
            <text:p>338</text:p>
          </table:table-cell>
          <table:table-cell table:style-name="ce11" office:value-type="string" calcext:value-type="string">
            <text:p>Solrock</text:p>
          </table:table-cell>
          <table:table-cell table:style-name="ce61"/>
          <table:table-cell table:style-name="ce28" table:formula="of:=ROUND(RAND()*100)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11" office:value-type="string" calcext:value-type="string">
            <text:p>Barboach</text:p>
          </table:table-cell>
          <table:table-cell table:style-name="ce61">
            <draw:frame draw:z-index="338" draw:name="Grafik 454" draw:style-name="gr1" draw:text-style-name="P1" svg:width="0.793cm" svg:height="0.793cm" svg:x="0.071cm" svg:y="0.018cm">
              <draw:image xlink:href="Pictures/100002000000001E0000001E56CFB00982A98C4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2" office:value-type="float" office:value="340" calcext:value-type="float">
            <text:p>340</text:p>
          </table:table-cell>
          <table:table-cell table:style-name="ce11" office:value-type="string" calcext:value-type="string">
            <text:p>Whiscash</text:p>
          </table:table-cell>
          <table:table-cell table:style-name="ce61">
            <draw:frame draw:z-index="339" draw:name="Grafik 456" draw:style-name="gr1" draw:text-style-name="P1" svg:width="0.793cm" svg:height="0.793cm" svg:x="0.064cm" svg:y="0.014cm">
              <draw:image xlink:href="Pictures/100002000000001E0000001EA8F806AB7349A51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11" office:value-type="string" calcext:value-type="string">
            <text:p>Corphish</text:p>
          </table:table-cell>
          <table:table-cell table:style-name="ce61">
            <draw:frame draw:z-index="340" draw:name="Grafik 458" draw:style-name="gr1" draw:text-style-name="P1" svg:width="0.793cm" svg:height="0.793cm" svg:x="0.058cm" svg:y="0.058cm">
              <draw:image xlink:href="Pictures/100002000000001E0000001E6AA8459B3DDC72D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2" office:value-type="float" office:value="342" calcext:value-type="float">
            <text:p>342</text:p>
          </table:table-cell>
          <table:table-cell table:style-name="ce11" office:value-type="string" calcext:value-type="string">
            <text:p>Crawdaunt</text:p>
          </table:table-cell>
          <table:table-cell table:style-name="ce61">
            <draw:frame draw:z-index="341" draw:name="Grafik 460" draw:style-name="gr1" draw:text-style-name="P1" svg:width="0.793cm" svg:height="0.793cm" svg:x="0.077cm" svg:y="0.024cm">
              <draw:image xlink:href="Pictures/100002000000001E0000001ED8B5106B5E8C550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11" office:value-type="string" calcext:value-type="string">
            <text:p>Baltoy</text:p>
          </table:table-cell>
          <table:table-cell table:style-name="ce61">
            <draw:frame draw:z-index="342" draw:name="Grafik 462" draw:style-name="gr1" draw:text-style-name="P1" svg:width="0.793cm" svg:height="0.793cm" svg:x="0.071cm" svg:y="0.021cm">
              <draw:image xlink:href="Pictures/100002000000001E0000001E4D812C48800EA24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22" office:value-type="float" office:value="344" calcext:value-type="float">
            <text:p>344</text:p>
          </table:table-cell>
          <table:table-cell table:style-name="ce11" office:value-type="string" calcext:value-type="string">
            <text:p>Claydol</text:p>
          </table:table-cell>
          <table:table-cell table:style-name="ce61">
            <draw:frame draw:z-index="343" draw:name="Grafik 464" draw:style-name="gr1" draw:text-style-name="P1" svg:width="0.793cm" svg:height="0.793cm" svg:x="0.064cm" svg:y="0.038cm">
              <draw:image xlink:href="Pictures/100002000000001E0000001EB7936202AC69963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11" office:value-type="string" calcext:value-type="string">
            <text:p>Lileep</text:p>
          </table:table-cell>
          <table:table-cell table:style-name="ce61">
            <draw:frame draw:z-index="344" draw:name="Grafik 466" draw:style-name="gr1" draw:text-style-name="P1" svg:width="0.793cm" svg:height="0.793cm" svg:x="0.11cm" svg:y="0.004cm">
              <draw:image xlink:href="Pictures/100002000000001E0000001EA216B6EB68477A1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2" office:value-type="float" office:value="346" calcext:value-type="float">
            <text:p>346</text:p>
          </table:table-cell>
          <table:table-cell table:style-name="ce11" office:value-type="string" calcext:value-type="string">
            <text:p>Cradily</text:p>
          </table:table-cell>
          <table:table-cell table:style-name="ce61">
            <draw:frame draw:z-index="345" draw:name="Grafik 468" draw:style-name="gr1" draw:text-style-name="P1" svg:width="0.793cm" svg:height="0.793cm" svg:x="0.13cm" svg:y="0.027cm">
              <draw:image xlink:href="Pictures/100002000000001E0000001E790500D0BF1EFCB7.png" xlink:type="simple" xlink:show="embed" xlink:actuate="onLoad" draw:mime-type="image/png">
                <text:p/>
              </draw:image>
            </draw:frame>
            <draw:frame draw:z-index="346" draw:name="Grafik 470" draw:style-name="gr1" draw:text-style-name="P1" svg:width="0.793cm" svg:height="0.793cm" svg:x="0.097cm" svg:y="0.841cm">
              <draw:image xlink:href="Pictures/100002000000001E0000001ECEC422DD56DF40D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11" office:value-type="string" calcext:value-type="string">
            <text:p>Anorith</text:p>
          </table:table-cell>
          <table:table-cell table:style-name="ce61"/>
          <table:table-cell table:style-name="ce28" table:formula="of:=ROUND(RAND()*100)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2" office:value-type="float" office:value="348" calcext:value-type="float">
            <text:p>348</text:p>
          </table:table-cell>
          <table:table-cell table:style-name="ce11" office:value-type="string" calcext:value-type="string">
            <text:p>Armaldo</text:p>
          </table:table-cell>
          <table:table-cell table:style-name="ce61">
            <draw:frame draw:z-index="347" draw:name="Grafik 472" draw:style-name="gr1" draw:text-style-name="P1" svg:width="0.793cm" svg:height="0.793cm" svg:x="0.143cm" svg:y="0.037cm">
              <draw:image xlink:href="Pictures/100002000000001E0000001E52186082591C406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11" office:value-type="string" calcext:value-type="string">
            <text:p>Feebas</text:p>
          </table:table-cell>
          <table:table-cell table:style-name="ce61">
            <draw:frame draw:z-index="348" draw:name="Grafik 474" draw:style-name="gr1" draw:text-style-name="P1" svg:width="0.793cm" svg:height="0.793cm" svg:x="0.084cm" svg:y="0.034cm">
              <draw:image xlink:href="Pictures/100002000000001E0000001EAAEEA60A821D8F8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22" office:value-type="float" office:value="350" calcext:value-type="float">
            <text:p>350</text:p>
          </table:table-cell>
          <table:table-cell table:style-name="ce11" office:value-type="string" calcext:value-type="string">
            <text:p>Milotic</text:p>
          </table:table-cell>
          <table:table-cell table:style-name="ce61">
            <draw:frame draw:z-index="349" draw:name="Grafik 476" draw:style-name="gr1" draw:text-style-name="P1" svg:width="0.793cm" svg:height="0.793cm" svg:x="0.077cm" svg:y="0.024cm">
              <draw:image xlink:href="Pictures/100002000000001E0000001E306778EB8987903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2" office:value-type="float" office:value="351" calcext:value-type="float" table:number-columns-spanned="1" table:number-rows-spanned="2">
            <text:p>351</text:p>
          </table:table-cell>
          <table:table-cell table:style-name="ce54" office:value-type="string" calcext:value-type="string" table:number-columns-spanned="1" table:number-rows-spanned="2">
            <text:p>Castform</text:p>
          </table:table-cell>
          <table:table-cell table:style-name="ce61" table:number-columns-spanned="1" table:number-rows-spanned="2">
            <draw:frame draw:z-index="350" draw:name="Grafik 478" draw:style-name="gr1" draw:text-style-name="P1" svg:width="0.793cm" svg:height="0.792cm" svg:x="0.106cm" svg:y="0.37cm">
              <draw:image xlink:href="Pictures/100002000000001E0000001E484383B5C3F5757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table:style-name="ce22" office:value-type="float" office:value="352" calcext:value-type="float">
            <text:p>352</text:p>
          </table:table-cell>
          <table:table-cell table:style-name="ce11" office:value-type="string" calcext:value-type="string">
            <text:p>Kecleon</text:p>
          </table:table-cell>
          <table:table-cell table:style-name="ce61">
            <draw:frame draw:z-index="351" draw:name="Grafik 480" draw:style-name="gr1" draw:text-style-name="P1" svg:width="0.793cm" svg:height="0.793cm" svg:x="0.046cm" svg:y="0.02cm">
              <draw:image xlink:href="Pictures/100002000000001E0000001EADA2B2840D7E9F6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11" office:value-type="string" calcext:value-type="string">
            <text:p>Shuppet</text:p>
          </table:table-cell>
          <table:table-cell table:style-name="ce61">
            <draw:frame draw:z-index="352" draw:name="Grafik 482" draw:style-name="gr1" draw:text-style-name="P1" svg:width="0.793cm" svg:height="0.793cm" svg:x="0.093cm" svg:y="0.04cm">
              <draw:image xlink:href="Pictures/100002000000001E0000001E4995DD9CDFBDEC4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2" office:value-type="float" office:value="354" calcext:value-type="float">
            <text:p>354</text:p>
          </table:table-cell>
          <table:table-cell table:style-name="ce11" office:value-type="string" calcext:value-type="string">
            <text:p>Banette</text:p>
          </table:table-cell>
          <table:table-cell table:style-name="ce61">
            <draw:frame draw:z-index="353" draw:name="Grafik 484" draw:style-name="gr1" draw:text-style-name="P1" svg:width="0.793cm" svg:height="0.793cm" svg:x="0.086cm" svg:y="0.009cm">
              <draw:image xlink:href="Pictures/100002000000001E0000001E383677A961E3D08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11" office:value-type="string" calcext:value-type="string">
            <text:p>Duskull</text:p>
          </table:table-cell>
          <table:table-cell table:style-name="ce61">
            <draw:frame draw:z-index="354" draw:name="Grafik 486" draw:style-name="gr1" draw:text-style-name="P1" svg:width="0.793cm" svg:height="0.793cm" svg:x="0.079cm" svg:y="0.026cm">
              <draw:image xlink:href="Pictures/100002000000001E0000001E86B08F206C2923C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2" office:value-type="float" office:value="356" calcext:value-type="float">
            <text:p>356</text:p>
          </table:table-cell>
          <table:table-cell table:style-name="ce11" office:value-type="string" calcext:value-type="string">
            <text:p>Dusclops</text:p>
          </table:table-cell>
          <table:table-cell table:style-name="ce61">
            <draw:frame draw:z-index="355" draw:name="Grafik 488" draw:style-name="gr1" draw:text-style-name="P1" svg:width="0.793cm" svg:height="0.793cm" svg:x="0.073cm" svg:y="0.02cm">
              <draw:image xlink:href="Pictures/100002000000001E0000001EDEDFEFD409A717A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11" office:value-type="string" calcext:value-type="string">
            <text:p>Tropius</text:p>
          </table:table-cell>
          <table:table-cell table:style-name="ce61">
            <draw:frame draw:z-index="356" draw:name="Grafik 490" draw:style-name="gr1" draw:text-style-name="P1" svg:width="0.819cm" svg:height="0.793cm" svg:x="0.066cm" svg:y="0.042cm">
              <draw:image xlink:href="Pictures/100002000000001F0000001E811CD018F77E146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2" office:value-type="float" office:value="358" calcext:value-type="float">
            <text:p>358</text:p>
          </table:table-cell>
          <table:table-cell table:style-name="ce11" office:value-type="string" calcext:value-type="string">
            <text:p>Chimecho</text:p>
          </table:table-cell>
          <table:table-cell table:style-name="ce61">
            <draw:frame draw:z-index="357" draw:name="Grafik 492" draw:style-name="gr1" draw:text-style-name="P1" svg:width="0.793cm" svg:height="0.793cm" svg:x="0.059cm" svg:y="0.033cm">
              <draw:image xlink:href="Pictures/100002000000001E0000001E382714598DFF5AF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11" office:value-type="string" calcext:value-type="string">
            <text:p>Absol</text:p>
          </table:table-cell>
          <table:table-cell table:style-name="ce61">
            <draw:frame draw:z-index="358" draw:name="Grafik 494" draw:style-name="gr1" draw:text-style-name="P1" svg:width="0.793cm" svg:height="0.793cm" svg:x="0.079cm" svg:y="0.026cm">
              <draw:image xlink:href="Pictures/100002000000001E0000001EBCCC7A7091C60CC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2" office:value-type="float" office:value="360" calcext:value-type="float">
            <text:p>360</text:p>
          </table:table-cell>
          <table:table-cell table:style-name="ce11" office:value-type="string" calcext:value-type="string">
            <text:p>Wynaut</text:p>
          </table:table-cell>
          <table:table-cell table:style-name="ce61">
            <draw:frame draw:z-index="359" draw:name="Grafik 496" draw:style-name="gr1" draw:text-style-name="P1" svg:width="0.793cm" svg:height="0.793cm" svg:x="0.046cm" svg:y="0.022cm">
              <draw:image xlink:href="Pictures/100002000000001E0000001E99E695D6FEB7EEA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11" office:value-type="string" calcext:value-type="string">
            <text:p>Snorunt</text:p>
          </table:table-cell>
          <table:table-cell table:style-name="ce61">
            <draw:frame draw:z-index="360" draw:name="Grafik 498" draw:style-name="gr1" draw:text-style-name="P1" svg:width="0.793cm" svg:height="0.793cm" svg:x="0.092cm" svg:y="0.039cm">
              <draw:image xlink:href="Pictures/100002000000001E0000001E7105B3C89CE1C50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style-name="ce22" office:value-type="float" office:value="362" calcext:value-type="float">
            <text:p>362</text:p>
          </table:table-cell>
          <table:table-cell table:style-name="ce11" office:value-type="string" calcext:value-type="string">
            <text:p>Glalie</text:p>
          </table:table-cell>
          <table:table-cell table:style-name="ce61">
            <draw:frame draw:z-index="361" draw:name="Grafik 500" draw:style-name="gr1" draw:text-style-name="P1" svg:width="0.793cm" svg:height="0.793cm" svg:x="0.085cm" svg:y="0.006cm">
              <draw:image xlink:href="Pictures/100002000000001E0000001E83D2F70C57F0DE0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11" office:value-type="string" calcext:value-type="string">
            <text:p>Spheal</text:p>
          </table:table-cell>
          <table:table-cell table:style-name="ce61">
            <draw:frame draw:z-index="362" draw:name="Grafik 502" draw:style-name="gr1" draw:text-style-name="P1" svg:width="0.793cm" svg:height="0.793cm" svg:x="0.079cm" svg:y="0.029cm">
              <draw:image xlink:href="Pictures/100002000000001E0000001ECCAA232FA6CB475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2" office:value-type="float" office:value="364" calcext:value-type="float">
            <text:p>364</text:p>
          </table:table-cell>
          <table:table-cell table:style-name="ce11" office:value-type="string" calcext:value-type="string">
            <text:p>Sealeo</text:p>
          </table:table-cell>
          <table:table-cell table:style-name="ce61">
            <draw:frame draw:z-index="363" draw:name="Grafik 504" draw:style-name="gr1" draw:text-style-name="P1" svg:width="0.793cm" svg:height="0.793cm" svg:x="0.072cm" svg:y="0.019cm">
              <draw:image xlink:href="Pictures/100002000000001E0000001E6796743A911D746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11" office:value-type="string" calcext:value-type="string">
            <text:p>Walrein</text:p>
          </table:table-cell>
          <table:table-cell table:style-name="ce61">
            <draw:frame draw:z-index="364" draw:name="Grafik 506" draw:style-name="gr1" draw:text-style-name="P1" svg:width="0.793cm" svg:height="0.793cm" svg:x="0.065cm" svg:y="0.039cm">
              <draw:image xlink:href="Pictures/100002000000001E0000001E07C733356BF75E8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2" office:value-type="float" office:value="366" calcext:value-type="float">
            <text:p>366</text:p>
          </table:table-cell>
          <table:table-cell table:style-name="ce11" office:value-type="string" calcext:value-type="string">
            <text:p>Clamperl</text:p>
          </table:table-cell>
          <table:table-cell table:style-name="ce61">
            <draw:frame draw:z-index="365" draw:name="Grafik 508" draw:style-name="gr1" draw:text-style-name="P1" svg:width="0.793cm" svg:height="0.793cm" svg:x="0.112cm" svg:y="0.035cm">
              <draw:image xlink:href="Pictures/100002000000001E0000001EE1556780D15C904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11" office:value-type="string" calcext:value-type="string">
            <text:p>Huntail</text:p>
          </table:table-cell>
          <table:table-cell table:style-name="ce61">
            <draw:frame draw:z-index="366" draw:name="Grafik 510" draw:style-name="gr1" draw:text-style-name="P1" svg:width="0.793cm" svg:height="0.793cm" svg:x="0.079cm" svg:y="0.026cm">
              <draw:image xlink:href="Pictures/100002000000001E0000001E2CDD0693A79E5F5E.png" xlink:type="simple" xlink:show="embed" xlink:actuate="onLoad" draw:mime-type="image/png">
                <text:p/>
              </draw:image>
            </draw:frame>
            <draw:frame draw:z-index="367" draw:name="Grafik 512" draw:style-name="gr1" draw:text-style-name="P1" svg:width="0.793cm" svg:height="0.793cm" svg:x="0.072cm" svg:y="0.839cm">
              <draw:image xlink:href="Pictures/100002000000001E0000001E1D82D50873BDA26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22" office:value-type="float" office:value="368" calcext:value-type="float">
            <text:p>368</text:p>
          </table:table-cell>
          <table:table-cell table:style-name="ce11" office:value-type="string" calcext:value-type="string">
            <text:p>Gorebyss</text:p>
          </table:table-cell>
          <table:table-cell table:style-name="ce61"/>
          <table:table-cell table:style-name="ce28" table:formula="of:=ROUND(RAND()*100)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11" office:value-type="string" calcext:value-type="string">
            <text:p>Relicanth</text:p>
          </table:table-cell>
          <table:table-cell table:style-name="ce61">
            <draw:frame draw:z-index="368" draw:name="Grafik 514" draw:style-name="gr1" draw:text-style-name="P1" svg:width="0.793cm" svg:height="0.793cm" svg:x="0.092cm" svg:y="0.015cm">
              <draw:image xlink:href="Pictures/100002000000001E0000001E15CC0C8E1ED7415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2" office:value-type="float" office:value="370" calcext:value-type="float">
            <text:p>370</text:p>
          </table:table-cell>
          <table:table-cell table:style-name="ce11" office:value-type="string" calcext:value-type="string">
            <text:p>Luvdisc</text:p>
          </table:table-cell>
          <table:table-cell table:style-name="ce61">
            <draw:frame draw:z-index="369" draw:name="Grafik 516" draw:style-name="gr1" draw:text-style-name="P1" svg:width="0.793cm" svg:height="0.793cm" svg:x="0.085cm" svg:y="0.006cm">
              <draw:image xlink:href="Pictures/100002000000001E0000001ECE02E9A484778C4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11" office:value-type="string" calcext:value-type="string">
            <text:p>Bagon</text:p>
          </table:table-cell>
          <table:table-cell table:style-name="ce61">
            <draw:frame draw:z-index="370" draw:name="Grafik 518" draw:style-name="gr1" draw:text-style-name="P1" svg:width="0.793cm" svg:height="0.793cm" svg:x="0.078cm" svg:y="-0.001cm">
              <draw:image xlink:href="Pictures/100002000000001E0000001EF766C342FED63D5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2" office:value-type="float" office:value="372" calcext:value-type="float">
            <text:p>372</text:p>
          </table:table-cell>
          <table:table-cell table:style-name="ce11" office:value-type="string" calcext:value-type="string">
            <text:p>Shelgon</text:p>
          </table:table-cell>
          <table:table-cell table:style-name="ce61">
            <draw:frame draw:z-index="371" draw:name="Grafik 520" draw:style-name="gr1" draw:text-style-name="P1" svg:width="0.793cm" svg:height="0.793cm" svg:x="0.072cm" svg:y="0.022cm">
              <draw:image xlink:href="Pictures/100002000000001E0000001E613B570F3CF8EF3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11" office:value-type="string" calcext:value-type="string">
            <text:p>Salamence</text:p>
          </table:table-cell>
          <table:table-cell table:style-name="ce61">
            <draw:frame draw:z-index="372" draw:name="Grafik 522" draw:style-name="gr1" draw:text-style-name="P1" svg:width="0.846cm" svg:height="0.793cm" svg:x="0.065cm" svg:y="0.039cm">
              <draw:image xlink:href="Pictures/10000200000000200000001E5E801771B042A66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22" office:value-type="float" office:value="374" calcext:value-type="float">
            <text:p>374</text:p>
          </table:table-cell>
          <table:table-cell table:style-name="ce11" office:value-type="string" calcext:value-type="string">
            <text:p>Beldum</text:p>
          </table:table-cell>
          <table:table-cell table:style-name="ce61">
            <draw:frame draw:z-index="373" draw:name="Grafik 524" draw:style-name="gr1" draw:text-style-name="P1" svg:width="0.793cm" svg:height="0.793cm" svg:x="0.085cm" svg:y="0.032cm">
              <draw:image xlink:href="Pictures/100002000000001E0000001E409A8827549D44D9.png" xlink:type="simple" xlink:show="embed" xlink:actuate="onLoad" draw:mime-type="image/png">
                <text:p/>
              </draw:image>
            </draw:frame>
            <draw:frame draw:z-index="374" draw:name="Grafik 526" draw:style-name="gr1" draw:text-style-name="P1" svg:width="0.793cm" svg:height="0.792cm" svg:x="0.105cm" svg:y="0.793cm">
              <draw:image xlink:href="Pictures/100002000000001E0000001E8D7650BDF5F97FF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11" office:value-type="string" calcext:value-type="string">
            <text:p>Metang</text:p>
          </table:table-cell>
          <table:table-cell table:style-name="ce61">
            <draw:frame draw:z-index="375" draw:name="Grafik 528" draw:style-name="gr1" draw:text-style-name="P1" svg:width="0.846cm" svg:height="0.793cm" svg:x="0.045cm" svg:y="0.842cm">
              <draw:image xlink:href="Pictures/10000200000000200000001EBDB6DA48FFEE4B3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2" office:value-type="float" office:value="376" calcext:value-type="float">
            <text:p>376</text:p>
          </table:table-cell>
          <table:table-cell table:style-name="ce11" office:value-type="string" calcext:value-type="string">
            <text:p>Metagross</text:p>
          </table:table-cell>
          <table:table-cell table:style-name="ce61"/>
          <table:table-cell table:style-name="ce28" table:formula="of:=ROUND(RAND()*100)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11" office:value-type="string" calcext:value-type="string">
            <text:p>Regirock</text:p>
          </table:table-cell>
          <table:table-cell table:style-name="ce61">
            <draw:frame draw:z-index="376" draw:name="Grafik 530" draw:style-name="gr1" draw:text-style-name="P1" svg:width="0.793cm" svg:height="0.793cm" svg:x="0.118cm" svg:y="0.038cm">
              <draw:image xlink:href="Pictures/100002000000001E0000001ECEB916968BC3106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2" office:value-type="float" office:value="378" calcext:value-type="float">
            <text:p>378</text:p>
          </table:table-cell>
          <table:table-cell table:style-name="ce11" office:value-type="string" calcext:value-type="string">
            <text:p>Regice</text:p>
          </table:table-cell>
          <table:table-cell table:style-name="ce61">
            <draw:frame draw:z-index="377" draw:name="Grafik 532" draw:style-name="gr1" draw:text-style-name="P1" svg:width="0.793cm" svg:height="0.793cm" svg:x="0.058cm" svg:y="0.035cm">
              <draw:image xlink:href="Pictures/100002000000001E0000001E0B2C18E1E08644B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11" office:value-type="string" calcext:value-type="string">
            <text:p>Registeel</text:p>
          </table:table-cell>
          <table:table-cell table:style-name="ce61">
            <draw:frame draw:z-index="378" draw:name="Grafik 534" draw:style-name="gr1" draw:text-style-name="P1" svg:width="0.793cm" svg:height="0.793cm" svg:x="0.051cm" svg:y="0.025cm">
              <draw:image xlink:href="Pictures/100002000000001E0000001E0055E18AA2C1130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2" office:value-type="float" office:value="380" calcext:value-type="float">
            <text:p>380</text:p>
          </table:table-cell>
          <table:table-cell table:style-name="ce11" office:value-type="string" calcext:value-type="string">
            <text:p>Latias</text:p>
          </table:table-cell>
          <table:table-cell table:style-name="ce61">
            <draw:frame draw:z-index="379" draw:name="Grafik 536" draw:style-name="gr1" draw:text-style-name="P1" svg:width="0.793cm" svg:height="0.793cm" svg:x="0.098cm" svg:y="0.018cm">
              <draw:image xlink:href="Pictures/100002000000001E0000001E36E2A3D4D00EF85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11" office:value-type="string" calcext:value-type="string">
            <text:p>Latios</text:p>
          </table:table-cell>
          <table:table-cell table:style-name="ce61">
            <draw:frame draw:z-index="380" draw:name="Grafik 538" draw:style-name="gr1" draw:text-style-name="P1" svg:width="0.793cm" svg:height="0.793cm" svg:x="0.091cm" svg:y="0.015cm">
              <draw:image xlink:href="Pictures/100002000000001E0000001E2F850ECC2BC8221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2" office:value-type="float" office:value="382" calcext:value-type="float">
            <text:p>382</text:p>
          </table:table-cell>
          <table:table-cell table:style-name="ce11" office:value-type="string" calcext:value-type="string">
            <text:p>Kyogre</text:p>
          </table:table-cell>
          <table:table-cell table:style-name="ce61">
            <draw:frame draw:z-index="381" draw:name="Grafik 540" draw:style-name="gr1" draw:text-style-name="P1" svg:width="0.872cm" svg:height="0.793cm" svg:x="0.058cm" svg:y="0.005cm">
              <draw:image xlink:href="Pictures/10000200000000210000001E442F59105626FB9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11" office:value-type="string" calcext:value-type="string">
            <text:p>Groudon</text:p>
          </table:table-cell>
          <table:table-cell table:style-name="ce61">
            <draw:frame draw:z-index="382" draw:name="Grafik 542" draw:style-name="gr1" draw:text-style-name="P1" svg:width="0.872cm" svg:height="0.793cm" svg:x="0.078cm" svg:y="0.025cm">
              <draw:image xlink:href="Pictures/10000200000000210000001E2EF699037AC95D7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2" office:value-type="float" office:value="384" calcext:value-type="float">
            <text:p>384</text:p>
          </table:table-cell>
          <table:table-cell table:style-name="ce11" office:value-type="string" calcext:value-type="string">
            <text:p>Rayquaza</text:p>
          </table:table-cell>
          <table:table-cell table:style-name="ce61">
            <draw:frame draw:z-index="383" draw:name="Grafik 544" draw:style-name="gr1" draw:text-style-name="P1" svg:width="0.819cm" svg:height="0.793cm" svg:x="0.071cm" svg:y="0.021cm">
              <draw:image xlink:href="Pictures/100002000000001F0000001EAB5EDD05AADAB93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11" office:value-type="string" calcext:value-type="string">
            <text:p>Jirachi</text:p>
          </table:table-cell>
          <table:table-cell table:style-name="ce61">
            <draw:frame draw:z-index="384" draw:name="Grafik 546" draw:style-name="gr1" draw:text-style-name="P1" svg:width="0.793cm" svg:height="0.793cm" svg:x="0.117cm" svg:y="0.011cm">
              <draw:image xlink:href="Pictures/100002000000001E0000001E94E7CD730DB999C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5" office:value-type="float" office:value="386" calcext:value-type="float" table:number-columns-spanned="1" table:number-rows-spanned="2">
            <text:p>386</text:p>
          </table:table-cell>
          <table:table-cell table:style-name="ce15" office:value-type="string" calcext:value-type="string" table:number-columns-spanned="1" table:number-rows-spanned="2">
            <text:p>Deoxys</text:p>
          </table:table-cell>
          <table:table-cell table:style-name="ce23" table:number-columns-spanned="1" table:number-rows-spanned="2">
            <draw:frame draw:z-index="385" draw:name="Grafik 548" draw:style-name="gr1" draw:text-style-name="P1" svg:width="0.793cm" svg:height="0.792cm" svg:x="0.111cm" svg:y="0.455cm">
              <draw:image xlink:href="Pictures/100002000000001E0000001E1CFAC2029173AFF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covered-table-cell table:style-name="ce6"/>
          <table:covered-table-cell table:style-name="ce16"/>
          <table:covered-table-cell table:style-name="ce24"/>
          <table:table-cell table:style-name="ce28" table:formula="of:=ROUND(RAND()*100)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22" office:value-type="float" office:value="387" calcext:value-type="float">
            <text:p>387</text:p>
          </table:table-cell>
          <table:table-cell table:style-name="ce54" office:value-type="string" calcext:value-type="string">
            <text:p>Turtwig</text:p>
          </table:table-cell>
          <table:table-cell table:style-name="ce61">
            <draw:frame draw:z-index="386" draw:name="Grafik 551" draw:style-name="gr1" draw:text-style-name="P1" svg:width="0.793cm" svg:height="0.793cm" svg:x="0.079cm" svg:y="0.026cm">
              <draw:image xlink:href="Pictures/100002000000001E0000001E29D65E30EADB9DB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10" office:value-type="string" calcext:value-type="string">
            <text:p>Grotle</text:p>
          </table:table-cell>
          <table:table-cell table:style-name="ce62">
            <draw:frame draw:z-index="387" draw:name="Grafik 553" draw:style-name="gr1" draw:text-style-name="P1" svg:width="0.793cm" svg:height="0.793cm" svg:x="0.099cm" svg:y="0.02cm">
              <draw:image xlink:href="Pictures/100002000000001E0000001E00914BADD4A86DF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2" office:value-type="float" office:value="389" calcext:value-type="float">
            <text:p>389</text:p>
          </table:table-cell>
          <table:table-cell table:style-name="ce11" office:value-type="string" calcext:value-type="string">
            <text:p>Torterra</text:p>
          </table:table-cell>
          <table:table-cell table:style-name="ce61">
            <draw:frame draw:z-index="388" draw:name="Grafik 555" draw:style-name="gr1" draw:text-style-name="P1" svg:width="0.793cm" svg:height="0.793cm" svg:x="0.119cm" svg:y="0.043cm">
              <draw:image xlink:href="Pictures/100002000000001E0000001EEA233390A2BEBBD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11" office:value-type="string" calcext:value-type="string">
            <text:p>Chimchar</text:p>
          </table:table-cell>
          <table:table-cell table:style-name="ce61">
            <draw:frame draw:z-index="389" draw:name="Grafik 557" draw:style-name="gr1" draw:text-style-name="P1" svg:width="0.793cm" svg:height="0.793cm" svg:x="0.112cm" svg:y="0.006cm">
              <draw:image xlink:href="Pictures/100002000000001E0000001EC32A35FE9B9B26A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22" office:value-type="float" office:value="391" calcext:value-type="float">
            <text:p>391</text:p>
          </table:table-cell>
          <table:table-cell table:style-name="ce11" office:value-type="string" calcext:value-type="string">
            <text:p>Monferno</text:p>
          </table:table-cell>
          <table:table-cell table:style-name="ce61">
            <draw:frame draw:z-index="390" draw:name="Grafik 559" draw:style-name="gr1" draw:text-style-name="P1" svg:width="0.793cm" svg:height="0.793cm" svg:x="0.132cm" svg:y="0.026cm">
              <draw:image xlink:href="Pictures/100002000000001E0000001E8A984DB2A267685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11" office:value-type="string" calcext:value-type="string">
            <text:p>Infernape</text:p>
          </table:table-cell>
          <table:table-cell table:style-name="ce61">
            <draw:frame draw:z-index="391" draw:name="Grafik 561" draw:style-name="gr1" draw:text-style-name="P1" svg:width="0.793cm" svg:height="0.793cm" svg:x="0.099cm" svg:y="0.023cm">
              <draw:image xlink:href="Pictures/100002000000001E0000001E85356C78BA1E338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2" office:value-type="float" office:value="393" calcext:value-type="float">
            <text:p>393</text:p>
          </table:table-cell>
          <table:table-cell table:style-name="ce11" office:value-type="string" calcext:value-type="string">
            <text:p>Piplup</text:p>
          </table:table-cell>
          <table:table-cell table:style-name="ce61">
            <draw:frame draw:z-index="392" draw:name="Grafik 563" draw:style-name="gr1" draw:text-style-name="P1" svg:width="0.793cm" svg:height="0.793cm" svg:x="0.119cm" svg:y="0.013cm">
              <draw:image xlink:href="Pictures/100002000000001E0000001E04358517D479792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11" office:value-type="string" calcext:value-type="string">
            <text:p>Prinplup</text:p>
          </table:table-cell>
          <table:table-cell table:style-name="ce61">
            <draw:frame draw:z-index="393" draw:name="Grafik 565" draw:style-name="gr1" draw:text-style-name="P1" svg:width="0.793cm" svg:height="0.793cm" svg:x="0.086cm" svg:y="0.033cm">
              <draw:image xlink:href="Pictures/100002000000001E0000001E316A1ECA6AA13FB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2" office:value-type="float" office:value="395" calcext:value-type="float">
            <text:p>395</text:p>
          </table:table-cell>
          <table:table-cell table:style-name="ce11" office:value-type="string" calcext:value-type="string">
            <text:p>Empoleon</text:p>
          </table:table-cell>
          <table:table-cell table:style-name="ce61">
            <draw:frame draw:z-index="394" draw:name="Grafik 567" draw:style-name="gr1" draw:text-style-name="P1" svg:width="0.793cm" svg:height="0.793cm" svg:x="0.105cm" svg:y="0.029cm">
              <draw:image xlink:href="Pictures/100002000000001E0000001E614938219E0063F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11" office:value-type="string" calcext:value-type="string">
            <text:p>Starly</text:p>
          </table:table-cell>
          <table:table-cell table:style-name="ce61">
            <draw:frame draw:z-index="395" draw:name="Grafik 569" draw:style-name="gr1" draw:text-style-name="P1" svg:width="0.793cm" svg:height="0.793cm" svg:x="0.099cm" svg:y="0.046cm">
              <draw:image xlink:href="Pictures/100002000000001E0000001E8A201341DFBF032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22" office:value-type="float" office:value="397" calcext:value-type="float">
            <text:p>397</text:p>
          </table:table-cell>
          <table:table-cell table:style-name="ce11" office:value-type="string" calcext:value-type="string">
            <text:p>Staravia</text:p>
          </table:table-cell>
          <table:table-cell table:style-name="ce61">
            <draw:frame draw:z-index="396" draw:name="Grafik 571" draw:style-name="gr1" draw:text-style-name="P1" svg:width="0.793cm" svg:height="0.792cm" svg:x="0.092cm" svg:y="0.066cm">
              <draw:image xlink:href="Pictures/100002000000001E0000001E91DD9C10AD9A54C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11" office:value-type="string" calcext:value-type="string">
            <text:p>Staraptor</text:p>
          </table:table-cell>
          <table:table-cell table:style-name="ce61">
            <draw:frame draw:z-index="397" draw:name="Grafik 573" draw:style-name="gr1" draw:text-style-name="P1" svg:width="0.793cm" svg:height="0.793cm" svg:x="0.085cm" svg:y="0.062cm">
              <draw:image xlink:href="Pictures/100002000000001E0000001E30D82C7DE385231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2" office:value-type="float" office:value="399" calcext:value-type="float">
            <text:p>399</text:p>
          </table:table-cell>
          <table:table-cell table:style-name="ce11" office:value-type="string" calcext:value-type="string">
            <text:p>Bidoof</text:p>
          </table:table-cell>
          <table:table-cell table:style-name="ce61">
            <draw:frame draw:z-index="398" draw:name="Grafik 575" draw:style-name="gr1" draw:text-style-name="P1" svg:width="0.793cm" svg:height="0.793cm" svg:x="0.079cm" svg:y="0.026cm">
              <draw:image xlink:href="Pictures/100002000000001E0000001E63F62D38AD7B406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11" office:value-type="string" calcext:value-type="string">
            <text:p>Bibarel</text:p>
          </table:table-cell>
          <table:table-cell table:style-name="ce61">
            <draw:frame draw:z-index="399" draw:name="Grafik 577" draw:style-name="gr1" draw:text-style-name="P1" svg:width="0.793cm" svg:height="0.793cm" svg:x="0.072cm" svg:y="0.046cm">
              <draw:image xlink:href="Pictures/100002000000001E0000001EDDDFFF18F3DBA04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2" office:value-type="float" office:value="401" calcext:value-type="float">
            <text:p>401</text:p>
          </table:table-cell>
          <table:table-cell table:style-name="ce11" office:value-type="string" calcext:value-type="string">
            <text:p>Kricketot</text:p>
          </table:table-cell>
          <table:table-cell table:style-name="ce61">
            <draw:frame draw:z-index="400" draw:name="Grafik 579" draw:style-name="gr1" draw:text-style-name="P1" svg:width="0.793cm" svg:height="0.793cm" svg:x="0.092cm" svg:y="0.042cm">
              <draw:image xlink:href="Pictures/100002000000001E0000001E629CA7D03C143D6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11" office:value-type="string" calcext:value-type="string">
            <text:p>Kricketune</text:p>
          </table:table-cell>
          <table:table-cell table:style-name="ce61">
            <draw:frame draw:z-index="401" draw:name="Grafik 581" draw:style-name="gr1" draw:text-style-name="P1" svg:width="0.793cm" svg:height="0.793cm" svg:x="0.085cm" svg:y="0.059cm">
              <draw:image xlink:href="Pictures/100002000000001E0000001EF1666FCA19D766A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2" office:value-type="float" office:value="403" calcext:value-type="float">
            <text:p>403</text:p>
          </table:table-cell>
          <table:table-cell table:style-name="ce11" office:value-type="string" calcext:value-type="string">
            <text:p>Shinx</text:p>
          </table:table-cell>
          <table:table-cell table:style-name="ce61">
            <draw:frame draw:z-index="402" draw:name="Grafik 583" draw:style-name="gr1" draw:text-style-name="P1" svg:width="0.793cm" svg:height="0.793cm" svg:x="0.079cm" svg:y="0.052cm">
              <draw:image xlink:href="Pictures/100002000000001E0000001EB1A6A399EA8D3F7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11" office:value-type="string" calcext:value-type="string">
            <text:p>Luxio</text:p>
          </table:table-cell>
          <table:table-cell table:style-name="ce61">
            <draw:frame draw:z-index="403" draw:name="Grafik 585" draw:style-name="gr1" draw:text-style-name="P1" svg:width="0.793cm" svg:height="0.793cm" svg:x="0.098cm" svg:y="0.022cm">
              <draw:image xlink:href="Pictures/100002000000001E0000001E5EF0B416C5DB0A3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2" office:value-type="float" office:value="405" calcext:value-type="float">
            <text:p>405</text:p>
          </table:table-cell>
          <table:table-cell table:style-name="ce11" office:value-type="string" calcext:value-type="string">
            <text:p>Luxray</text:p>
          </table:table-cell>
          <table:table-cell table:style-name="ce61">
            <draw:frame draw:z-index="404" draw:name="Grafik 587" draw:style-name="gr1" draw:text-style-name="P1" svg:width="0.793cm" svg:height="0.793cm" svg:x="0.065cm" svg:y="0.039cm">
              <draw:image xlink:href="Pictures/100002000000001E0000001E86D6970A5D8AAA9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11" office:value-type="string" calcext:value-type="string">
            <text:p>Budew</text:p>
          </table:table-cell>
          <table:table-cell table:style-name="ce61">
            <draw:frame draw:z-index="405" draw:name="Grafik 589" draw:style-name="gr1" draw:text-style-name="P1" svg:width="0.793cm" svg:height="0.793cm" svg:x="0.111cm" svg:y="0.032cm">
              <draw:image xlink:href="Pictures/100002000000001E0000001E6FBA25D4E96296F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22" office:value-type="float" office:value="407" calcext:value-type="float">
            <text:p>407</text:p>
          </table:table-cell>
          <table:table-cell table:style-name="ce11" office:value-type="string" calcext:value-type="string">
            <text:p>Roserade</text:p>
          </table:table-cell>
          <table:table-cell table:style-name="ce61">
            <draw:frame draw:z-index="406" draw:name="Grafik 591" draw:style-name="gr1" draw:text-style-name="P1" svg:width="0.793cm" svg:height="0.793cm" svg:x="0.078cm" svg:y="0.055cm">
              <draw:image xlink:href="Pictures/100002000000001E0000001E8C229E9096B4D35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11" office:value-type="string" calcext:value-type="string">
            <text:p>Cranidos</text:p>
          </table:table-cell>
          <table:table-cell table:style-name="ce61">
            <draw:frame draw:z-index="407" draw:name="Grafik 593" draw:style-name="gr1" draw:text-style-name="P1" svg:width="0.793cm" svg:height="0.793cm" svg:x="0.072cm" svg:y="0.019cm">
              <draw:image xlink:href="Pictures/100002000000001E0000001E677E30F45297857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22" office:value-type="float" office:value="409" calcext:value-type="float">
            <text:p>409</text:p>
          </table:table-cell>
          <table:table-cell table:style-name="ce11" office:value-type="string" calcext:value-type="string">
            <text:p>Rampardos</text:p>
          </table:table-cell>
          <table:table-cell table:style-name="ce61">
            <draw:frame draw:z-index="408" draw:name="Grafik 595" draw:style-name="gr1" draw:text-style-name="P1" svg:width="0.793cm" svg:height="0.792cm" svg:x="0.091cm" svg:y="0.065cm">
              <draw:image xlink:href="Pictures/100002000000001E0000001EDBE98BA8B84225B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11" office:value-type="string" calcext:value-type="string">
            <text:p>Shieldon</text:p>
          </table:table-cell>
          <table:table-cell table:style-name="ce61">
            <draw:frame draw:z-index="409" draw:name="Grafik 597" draw:style-name="gr1" draw:text-style-name="P1" svg:width="0.793cm" svg:height="0.793cm" svg:x="0.085cm" svg:y="0.035cm">
              <draw:image xlink:href="Pictures/100002000000001E0000001E86BC38C888E4BC1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2" office:value-type="float" office:value="411" calcext:value-type="float">
            <text:p>411</text:p>
          </table:table-cell>
          <table:table-cell table:style-name="ce11" office:value-type="string" calcext:value-type="string">
            <text:p>Bastiodon</text:p>
          </table:table-cell>
          <table:table-cell table:style-name="ce61">
            <draw:frame draw:z-index="410" draw:name="Grafik 599" draw:style-name="gr1" draw:text-style-name="P1" svg:width="0.793cm" svg:height="0.793cm" svg:x="0.078cm" svg:y="0.025cm">
              <draw:image xlink:href="Pictures/100002000000001E0000001E48B42B36AABB415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2" office:value-type="float" office:value="412" calcext:value-type="float" table:number-columns-spanned="1" table:number-rows-spanned="2">
            <text:p>412</text:p>
          </table:table-cell>
          <table:table-cell table:style-name="ce54" office:value-type="string" calcext:value-type="string" table:number-columns-spanned="1" table:number-rows-spanned="2">
            <text:p>Burmy</text:p>
          </table:table-cell>
          <table:table-cell table:style-name="ce61" table:number-columns-spanned="1" table:number-rows-spanned="2">
            <draw:frame draw:z-index="411" draw:name="Grafik 601" draw:style-name="gr1" draw:text-style-name="P1" svg:width="0.793cm" svg:height="0.792cm" svg:x="0.098cm" svg:y="0.363cm">
              <draw:image xlink:href="Pictures/100002000000001E0000001E2010C8E46F8CFD3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2" office:value-type="float" office:value="413" calcext:value-type="float" table:number-columns-spanned="1" table:number-rows-spanned="2">
            <text:p>413</text:p>
          </table:table-cell>
          <table:table-cell table:style-name="ce54" office:value-type="string" calcext:value-type="string" table:number-columns-spanned="1" table:number-rows-spanned="2">
            <text:p>Wormadam</text:p>
          </table:table-cell>
          <table:table-cell table:style-name="ce61" table:number-columns-spanned="1" table:number-rows-spanned="2">
            <draw:frame draw:z-index="412" draw:name="Grafik 603" draw:style-name="gr1" draw:text-style-name="P1" svg:width="0.793cm" svg:height="0.793cm" svg:x="0.118cm" svg:y="0.488cm">
              <draw:image xlink:href="Pictures/100002000000001E0000001E1DC55CD2C8F70EF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11" office:value-type="string" calcext:value-type="string">
            <text:p>Mothim</text:p>
          </table:table-cell>
          <table:table-cell table:style-name="ce61">
            <draw:frame draw:z-index="413" draw:name="Grafik 605" draw:style-name="gr1" draw:text-style-name="P1" svg:width="0.793cm" svg:height="0.793cm" svg:x="0.085cm" svg:y="0.035cm">
              <draw:image xlink:href="Pictures/100002000000001E0000001E3DB728058FB2A3B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22" office:value-type="float" office:value="415" calcext:value-type="float">
            <text:p>415</text:p>
          </table:table-cell>
          <table:table-cell table:style-name="ce11" office:value-type="string" calcext:value-type="string">
            <text:p>Combee</text:p>
          </table:table-cell>
          <table:table-cell table:style-name="ce61">
            <draw:frame draw:z-index="414" draw:name="Grafik 607" draw:style-name="gr1" draw:text-style-name="P1" svg:width="0.793cm" svg:height="0.793cm" svg:x="0.078cm" svg:y="0.025cm">
              <draw:image xlink:href="Pictures/100002000000001E0000001E832370B126B833F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11" office:value-type="string" calcext:value-type="string">
            <text:p>Vespiquen</text:p>
          </table:table-cell>
          <table:table-cell table:style-name="ce61">
            <draw:frame draw:z-index="415" draw:name="Grafik 609" draw:style-name="gr1" draw:text-style-name="P1" svg:width="0.793cm" svg:height="0.793cm" svg:x="0.098cm" svg:y="0.018cm">
              <draw:image xlink:href="Pictures/100002000000001E0000001E198C7265D6098D5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2" office:value-type="float" office:value="417" calcext:value-type="float">
            <text:p>417</text:p>
          </table:table-cell>
          <table:table-cell table:style-name="ce11" office:value-type="string" calcext:value-type="string">
            <text:p>Pachirisu</text:p>
          </table:table-cell>
          <table:table-cell table:style-name="ce61">
            <draw:frame draw:z-index="416" draw:name="Grafik 611" draw:style-name="gr1" draw:text-style-name="P1" svg:width="0.793cm" svg:height="0.793cm" svg:x="0.065cm" svg:y="0.041cm">
              <draw:image xlink:href="Pictures/100002000000001E0000001EF39B009F1652E7E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11" office:value-type="string" calcext:value-type="string">
            <text:p>Buizel</text:p>
          </table:table-cell>
          <table:table-cell table:style-name="ce61">
            <draw:frame draw:z-index="417" draw:name="Grafik 613" draw:style-name="gr1" draw:text-style-name="P1" svg:width="0.793cm" svg:height="0.793cm" svg:x="0.111cm" svg:y="0.031cm">
              <draw:image xlink:href="Pictures/100002000000001E0000001E7D45F8F278E6125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2" office:value-type="float" office:value="419" calcext:value-type="float">
            <text:p>419</text:p>
          </table:table-cell>
          <table:table-cell table:style-name="ce11" office:value-type="string" calcext:value-type="string">
            <text:p>Floatzel</text:p>
          </table:table-cell>
          <table:table-cell table:style-name="ce61">
            <draw:frame draw:z-index="418" draw:name="Grafik 615" draw:style-name="gr1" draw:text-style-name="P1" svg:width="0.793cm" svg:height="0.793cm" svg:x="0.078cm" svg:y="0.051cm">
              <draw:image xlink:href="Pictures/100002000000001E0000001E09AEA6AC5969E44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11" office:value-type="string" calcext:value-type="string">
            <text:p>Cherubi</text:p>
          </table:table-cell>
          <table:table-cell table:style-name="ce61">
            <draw:frame draw:z-index="419" draw:name="Grafik 617" draw:style-name="gr1" draw:text-style-name="P1" svg:width="0.793cm" svg:height="0.793cm" svg:x="0.098cm" svg:y="0.048cm">
              <draw:image xlink:href="Pictures/100002000000001E0000001E4E5306687AB2FE3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2" office:value-type="float" office:value="421" calcext:value-type="float" table:number-columns-spanned="1" table:number-rows-spanned="2">
            <text:p>421</text:p>
          </table:table-cell>
          <table:table-cell table:style-name="ce54" office:value-type="string" calcext:value-type="string" table:number-columns-spanned="1" table:number-rows-spanned="2">
            <text:p>Cherrim</text:p>
          </table:table-cell>
          <table:table-cell table:style-name="ce61" table:number-columns-spanned="1" table:number-rows-spanned="2">
            <draw:frame draw:z-index="420" draw:name="Grafik 619" draw:style-name="gr1" draw:text-style-name="P1" svg:width="0.793cm" svg:height="0.793cm" svg:x="0.117cm" svg:y="0.408cm">
              <draw:image xlink:href="Pictures/100002000000001E0000001EA00C039C6448AFB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2" office:value-type="float" office:value="422" calcext:value-type="float" table:number-columns-spanned="1" table:number-rows-spanned="2">
            <text:p>422</text:p>
          </table:table-cell>
          <table:table-cell table:style-name="ce54" office:value-type="string" calcext:value-type="string" table:number-columns-spanned="1" table:number-rows-spanned="2">
            <text:p>Shellos</text:p>
          </table:table-cell>
          <table:table-cell table:style-name="ce61" table:number-columns-spanned="1" table:number-rows-spanned="2">
            <draw:frame draw:z-index="421" draw:name="Grafik 621" draw:style-name="gr1" draw:text-style-name="P1" svg:width="0.793cm" svg:height="0.793cm" svg:x="0.058cm" svg:y="0.405cm">
              <draw:image xlink:href="Pictures/100002000000001E0000001E975FDCCA970D99F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2" office:value-type="float" office:value="423" calcext:value-type="float" table:number-columns-spanned="1" table:number-rows-spanned="2">
            <text:p>423</text:p>
          </table:table-cell>
          <table:table-cell table:style-name="ce54" office:value-type="string" calcext:value-type="string" table:number-columns-spanned="1" table:number-rows-spanned="2">
            <text:p>Gastrodon</text:p>
          </table:table-cell>
          <table:table-cell table:style-name="ce61" table:number-columns-spanned="1" table:number-rows-spanned="2">
            <draw:frame draw:z-index="422" draw:name="Grafik 623" draw:style-name="gr1" draw:text-style-name="P1" svg:width="0.793cm" svg:height="0.792cm" svg:x="0.104cm" svg:y="0.448cm">
              <draw:image xlink:href="Pictures/100002000000001E0000001E7DF4D4500CF512E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11" office:value-type="string" calcext:value-type="string">
            <text:p>Ambipom</text:p>
          </table:table-cell>
          <table:table-cell table:style-name="ce61">
            <draw:frame draw:z-index="423" draw:name="Grafik 625" draw:style-name="gr1" draw:text-style-name="P1" svg:width="0.793cm" svg:height="0.793cm" svg:x="0.097cm" svg:y="0.018cm">
              <draw:image xlink:href="Pictures/100002000000001E0000001E471898CC372E96F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2" office:value-type="float" office:value="425" calcext:value-type="float">
            <text:p>425</text:p>
          </table:table-cell>
          <table:table-cell table:style-name="ce11" office:value-type="string" calcext:value-type="string">
            <text:p>Drifloon</text:p>
          </table:table-cell>
          <table:table-cell table:style-name="ce61">
            <draw:frame draw:z-index="424" draw:name="Grafik 627" draw:style-name="gr1" draw:text-style-name="P1" svg:width="0.793cm" svg:height="0.793cm" svg:x="0.091cm" svg:y="0.038cm">
              <draw:image xlink:href="Pictures/100002000000001E0000001E7B7EA0867E82868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11" office:value-type="string" calcext:value-type="string">
            <text:p>Drifblim</text:p>
          </table:table-cell>
          <table:table-cell table:style-name="ce61">
            <draw:frame draw:z-index="425" draw:name="Grafik 629" draw:style-name="gr1" draw:text-style-name="P1" svg:width="0.793cm" svg:height="0.793cm" svg:x="0.11cm" svg:y="0.061cm">
              <draw:image xlink:href="Pictures/100002000000001E0000001EF430633D177C5BD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22" office:value-type="float" office:value="427" calcext:value-type="float">
            <text:p>427</text:p>
          </table:table-cell>
          <table:table-cell table:style-name="ce11" office:value-type="string" calcext:value-type="string">
            <text:p>Buneary</text:p>
          </table:table-cell>
          <table:table-cell table:style-name="ce61">
            <draw:frame draw:z-index="426" draw:name="Grafik 631" draw:style-name="gr1" draw:text-style-name="P1" svg:width="0.793cm" svg:height="0.793cm" svg:x="0.13cm" svg:y="0.024cm">
              <draw:image xlink:href="Pictures/100002000000001E0000001EF88D61AF295C1DD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11" office:value-type="string" calcext:value-type="string">
            <text:p>Lopunny</text:p>
          </table:table-cell>
          <table:table-cell table:style-name="ce61">
            <draw:frame draw:z-index="427" draw:name="Grafik 633" draw:style-name="gr1" draw:text-style-name="P1" svg:width="0.793cm" svg:height="0.793cm" svg:x="0.071cm" svg:y="0.018cm">
              <draw:image xlink:href="Pictures/100002000000001E0000001E55704F47D95D4B0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2" office:value-type="float" office:value="429" calcext:value-type="float">
            <text:p>429</text:p>
          </table:table-cell>
          <table:table-cell table:style-name="ce11" office:value-type="string" calcext:value-type="string">
            <text:p>Mismagius</text:p>
          </table:table-cell>
          <table:table-cell table:style-name="ce61">
            <draw:frame draw:z-index="428" draw:name="Grafik 635" draw:style-name="gr1" draw:text-style-name="P1" svg:width="0.793cm" svg:height="0.793cm" svg:x="0.117cm" svg:y="0.067cm">
              <draw:image xlink:href="Pictures/100002000000001E0000001E2CDF1CF6F6D5F7E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11" office:value-type="string" calcext:value-type="string">
            <text:p>Honchkrow</text:p>
          </table:table-cell>
          <table:table-cell table:style-name="ce61">
            <draw:frame draw:z-index="429" draw:name="Grafik 637" draw:style-name="gr1" draw:text-style-name="P1" svg:width="0.793cm" svg:height="0.793cm" svg:x="0.084cm" svg:y="0.057cm">
              <draw:image xlink:href="Pictures/100002000000001E0000001E22CE4E64CF548E40.png" xlink:type="simple" xlink:show="embed" xlink:actuate="onLoad" draw:mime-type="image/png">
                <text:p/>
              </draw:image>
            </draw:frame>
            <draw:frame draw:z-index="430" draw:name="Grafik 639" draw:style-name="gr1" draw:text-style-name="P1" svg:width="0.793cm" svg:height="0.793cm" svg:x="0.077cm" svg:y="0.844cm">
              <draw:image xlink:href="Pictures/100002000000001E0000001ECEE92B630C82ED8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22" office:value-type="float" office:value="431" calcext:value-type="float">
            <text:p>431</text:p>
          </table:table-cell>
          <table:table-cell table:style-name="ce11" office:value-type="string" calcext:value-type="string">
            <text:p>Glameow</text:p>
          </table:table-cell>
          <table:table-cell table:style-name="ce61"/>
          <table:table-cell table:style-name="ce28" table:formula="of:=ROUND(RAND()*100)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11" office:value-type="string" calcext:value-type="string">
            <text:p>Purugly</text:p>
          </table:table-cell>
          <table:table-cell table:style-name="ce61">
            <draw:frame draw:z-index="431" draw:name="Grafik 641" draw:style-name="gr1" draw:text-style-name="P1" svg:width="0.793cm" svg:height="0.793cm" svg:x="0.097cm" svg:y="0.021cm">
              <draw:image xlink:href="Pictures/100002000000001E0000001E24B3131B6408AB9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2" office:value-type="float" office:value="433" calcext:value-type="float">
            <text:p>433</text:p>
          </table:table-cell>
          <table:table-cell table:style-name="ce11" office:value-type="string" calcext:value-type="string">
            <text:p>Chingling</text:p>
          </table:table-cell>
          <table:table-cell table:style-name="ce61">
            <draw:frame draw:z-index="432" draw:name="Grafik 643" draw:style-name="gr1" draw:text-style-name="P1" svg:width="0.793cm" svg:height="0.793cm" svg:x="0.09cm" svg:y="0.037cm">
              <draw:image xlink:href="Pictures/100002000000001E0000001E0A1BD9B78602731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11" office:value-type="string" calcext:value-type="string">
            <text:p>Stunky</text:p>
          </table:table-cell>
          <table:table-cell table:style-name="ce61">
            <draw:frame draw:z-index="433" draw:name="Grafik 645" draw:style-name="gr1" draw:text-style-name="P1" svg:width="0.793cm" svg:height="0.793cm" svg:x="0.084cm" svg:y="0.031cm">
              <draw:image xlink:href="Pictures/100002000000001E0000001E439FF6D82927F51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2" office:value-type="float" office:value="435" calcext:value-type="float">
            <text:p>435</text:p>
          </table:table-cell>
          <table:table-cell table:style-name="ce11" office:value-type="string" calcext:value-type="string">
            <text:p>Skuntank</text:p>
          </table:table-cell>
          <table:table-cell table:style-name="ce61">
            <draw:frame draw:z-index="434" draw:name="Grafik 647" draw:style-name="gr1" draw:text-style-name="P1" svg:width="0.793cm" svg:height="0.793cm" svg:x="0.053cm" svg:y="0.029cm">
              <draw:image xlink:href="Pictures/100002000000001E0000001E7FED173DD2EDCA8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11" office:value-type="string" calcext:value-type="string">
            <text:p>Bronzor</text:p>
          </table:table-cell>
          <table:table-cell table:style-name="ce61">
            <draw:frame draw:z-index="435" draw:name="Grafik 649" draw:style-name="gr1" draw:text-style-name="P1" svg:width="0.793cm" svg:height="0.793cm" svg:x="0.099cm" svg:y="0.02cm">
              <draw:image xlink:href="Pictures/100002000000001E0000001E6EF5AFB573FE51C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2" office:value-type="float" office:value="437" calcext:value-type="float">
            <text:p>437</text:p>
          </table:table-cell>
          <table:table-cell table:style-name="ce11" office:value-type="string" calcext:value-type="string">
            <text:p>Bronzong</text:p>
          </table:table-cell>
          <table:table-cell table:style-name="ce61">
            <draw:frame draw:z-index="436" draw:name="Grafik 651" draw:style-name="gr1" draw:text-style-name="P1" svg:width="0.793cm" svg:height="0.793cm" svg:x="0.093cm" svg:y="0.04cm">
              <draw:image xlink:href="Pictures/100002000000001E0000001E4597BBA3818E621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11" office:value-type="string" calcext:value-type="string">
            <text:p>Bonsly</text:p>
          </table:table-cell>
          <table:table-cell table:style-name="ce61">
            <draw:frame draw:z-index="437" draw:name="Grafik 653" draw:style-name="gr1" draw:text-style-name="P1" svg:width="0.793cm" svg:height="0.793cm" svg:x="0.112cm" svg:y="0.036cm">
              <draw:image xlink:href="Pictures/100002000000001E0000001EF89B4560B24603B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2" office:value-type="float" office:value="439" calcext:value-type="float">
            <text:p>439</text:p>
          </table:table-cell>
          <table:table-cell table:style-name="ce11" office:value-type="string" calcext:value-type="string">
            <text:p>Mime Jr.</text:p>
          </table:table-cell>
          <table:table-cell table:style-name="ce61">
            <draw:frame draw:z-index="438" draw:name="Grafik 655" draw:style-name="gr1" draw:text-style-name="P1" svg:width="0.793cm" svg:height="0.793cm" svg:x="0.106cm" svg:y="0.026cm">
              <draw:image xlink:href="Pictures/100002000000001E0000001E1892E5CCBD6D5E0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11" office:value-type="string" calcext:value-type="string">
            <text:p>Happiny</text:p>
          </table:table-cell>
          <table:table-cell table:style-name="ce61">
            <draw:frame draw:z-index="439" draw:name="Grafik 657" draw:style-name="gr1" draw:text-style-name="P1" svg:width="0.793cm" svg:height="0.793cm" svg:x="0.125cm" svg:y="0.02cm">
              <draw:image xlink:href="Pictures/100002000000001E0000001E97D19A1B2C65590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2" office:value-type="float" office:value="441" calcext:value-type="float">
            <text:p>441</text:p>
          </table:table-cell>
          <table:table-cell table:style-name="ce11" office:value-type="string" calcext:value-type="string">
            <text:p>Chatot</text:p>
          </table:table-cell>
          <table:table-cell table:style-name="ce61">
            <draw:frame draw:z-index="440" draw:name="Grafik 659" draw:style-name="gr1" draw:text-style-name="P1" svg:width="0.793cm" svg:height="0.793cm" svg:x="0.092cm" svg:y="0.042cm">
              <draw:image xlink:href="Pictures/100002000000001E0000001E93DAECCB158DFCF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11" office:value-type="string" calcext:value-type="string">
            <text:p>Spiritomb</text:p>
          </table:table-cell>
          <table:table-cell table:style-name="ce61">
            <draw:frame draw:z-index="441" draw:name="Grafik 661" draw:style-name="gr1" draw:text-style-name="P1" svg:width="0.793cm" svg:height="0.793cm" svg:x="0.112cm" svg:y="0.006cm">
              <draw:image xlink:href="Pictures/100002000000001E0000001EC56E1B9159445B9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2" office:value-type="float" office:value="443" calcext:value-type="float">
            <text:p>443</text:p>
          </table:table-cell>
          <table:table-cell table:style-name="ce11" office:value-type="string" calcext:value-type="string">
            <text:p>Gible</text:p>
          </table:table-cell>
          <table:table-cell table:style-name="ce61">
            <draw:frame draw:z-index="442" draw:name="Grafik 663" draw:style-name="gr1" draw:text-style-name="P1" svg:width="0.793cm" svg:height="0.793cm" svg:x="0.053cm" svg:y="0.053cm">
              <draw:image xlink:href="Pictures/100002000000001E0000001ED2279C1C6F39156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11" office:value-type="string" calcext:value-type="string">
            <text:p>Gabite</text:p>
          </table:table-cell>
          <table:table-cell table:style-name="ce61">
            <draw:frame draw:z-index="443" draw:name="Grafik 665" draw:style-name="gr1" draw:text-style-name="P1" svg:width="0.793cm" svg:height="0.793cm" svg:x="0.099cm" svg:y="0.022cm">
              <draw:image xlink:href="Pictures/100002000000001E0000001E35E3BD2B832A0FE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22" office:value-type="float" office:value="445" calcext:value-type="float">
            <text:p>445</text:p>
          </table:table-cell>
          <table:table-cell table:style-name="ce11" office:value-type="string" calcext:value-type="string">
            <text:p>Garchomp</text:p>
          </table:table-cell>
          <table:table-cell table:style-name="ce61">
            <draw:frame draw:z-index="444" draw:name="Grafik 667" draw:style-name="gr1" draw:text-style-name="P1" svg:width="0.793cm" svg:height="0.793cm" svg:x="0.092cm" svg:y="0.039cm">
              <draw:image xlink:href="Pictures/100002000000001E0000001E40A85E545E016D6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11" office:value-type="string" calcext:value-type="string">
            <text:p>Munchlax</text:p>
          </table:table-cell>
          <table:table-cell table:style-name="ce61">
            <draw:frame draw:z-index="445" draw:name="Grafik 669" draw:style-name="gr1" draw:text-style-name="P1" svg:width="0.793cm" svg:height="0.792cm" svg:x="0.112cm" svg:y="0.059cm">
              <draw:image xlink:href="Pictures/100002000000001E0000001EFB2E28F12E77D84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2" office:value-type="float" office:value="447" calcext:value-type="float">
            <text:p>447</text:p>
          </table:table-cell>
          <table:table-cell table:style-name="ce11" office:value-type="string" calcext:value-type="string">
            <text:p>Riolu</text:p>
          </table:table-cell>
          <table:table-cell table:style-name="ce61">
            <draw:frame draw:z-index="446" draw:name="Grafik 671" draw:style-name="gr1" draw:text-style-name="P1" svg:width="0.793cm" svg:height="0.793cm" svg:x="0.105cm" svg:y="0.029cm">
              <draw:image xlink:href="Pictures/100002000000001E0000001E660953D0DA3C01F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11" office:value-type="string" calcext:value-type="string">
            <text:p>Lucario</text:p>
          </table:table-cell>
          <table:table-cell table:style-name="ce61">
            <draw:frame draw:z-index="447" draw:name="Grafik 673" draw:style-name="gr1" draw:text-style-name="P1" svg:width="0.793cm" svg:height="0.793cm" svg:x="0.099cm" svg:y="0.019cm">
              <draw:image xlink:href="Pictures/100002000000001E0000001E99B336B385F1B1D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2" office:value-type="float" office:value="449" calcext:value-type="float">
            <text:p>449</text:p>
          </table:table-cell>
          <table:table-cell table:style-name="ce11" office:value-type="string" calcext:value-type="string">
            <text:p>Hippopotas</text:p>
          </table:table-cell>
          <table:table-cell table:style-name="ce61">
            <draw:frame draw:z-index="448" draw:name="Grafik 675" draw:style-name="gr1" draw:text-style-name="P1" svg:width="0.793cm" svg:height="0.793cm" svg:x="0.118cm" svg:y="0.039cm">
              <draw:image xlink:href="Pictures/100002000000001E0000001EB3E0D5F2A22073D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11" office:value-type="string" calcext:value-type="string">
            <text:p>Hippowdon</text:p>
          </table:table-cell>
          <table:table-cell table:style-name="ce61">
            <draw:frame draw:z-index="449" draw:name="Grafik 677" draw:style-name="gr1" draw:text-style-name="P1" svg:width="0.793cm" svg:height="0.793cm" svg:x="0.085cm" svg:y="0.035cm">
              <draw:image xlink:href="Pictures/100002000000001E0000001E6A7973619AF6707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2" office:value-type="float" office:value="451" calcext:value-type="float">
            <text:p>451</text:p>
          </table:table-cell>
          <table:table-cell table:style-name="ce11" office:value-type="string" calcext:value-type="string">
            <text:p>Skorupi</text:p>
          </table:table-cell>
          <table:table-cell table:style-name="ce61">
            <draw:frame draw:z-index="450" draw:name="Grafik 679" draw:style-name="gr1" draw:text-style-name="P1" svg:width="0.793cm" svg:height="0.793cm" svg:x="0.079cm" svg:y="-0.001cm">
              <draw:image xlink:href="Pictures/100002000000001E0000001E8EC71722FCA01FF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11" office:value-type="string" calcext:value-type="string">
            <text:p>Drapion</text:p>
          </table:table-cell>
          <table:table-cell table:style-name="ce61">
            <draw:frame draw:z-index="451" draw:name="Grafik 681" draw:style-name="gr1" draw:text-style-name="P1" svg:width="0.793cm" svg:height="0.793cm" svg:x="0.098cm" svg:y="0.019cm">
              <draw:image xlink:href="Pictures/100002000000001E0000001EB0F5BEE4F39EBE4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2" office:value-type="float" office:value="453" calcext:value-type="float">
            <text:p>453</text:p>
          </table:table-cell>
          <table:table-cell table:style-name="ce11" office:value-type="string" calcext:value-type="string">
            <text:p>Croagunk</text:p>
          </table:table-cell>
          <table:table-cell table:style-name="ce61">
            <draw:frame draw:z-index="452" draw:name="Grafik 683" draw:style-name="gr1" draw:text-style-name="P1" svg:width="0.793cm" svg:height="0.793cm" svg:x="0.092cm" svg:y="0.042cm">
              <draw:image xlink:href="Pictures/100002000000001E0000001E6A47E96003DAB89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11" office:value-type="string" calcext:value-type="string">
            <text:p>Toxicroak</text:p>
          </table:table-cell>
          <table:table-cell table:style-name="ce61">
            <draw:frame draw:z-index="453" draw:name="Grafik 685" draw:style-name="gr1" draw:text-style-name="P1" svg:width="0.793cm" svg:height="0.793cm" svg:x="0.111cm" svg:y="0.032cm">
              <draw:image xlink:href="Pictures/100002000000001E0000001E59E967102E7D3E8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2" office:value-type="float" office:value="455" calcext:value-type="float">
            <text:p>455</text:p>
          </table:table-cell>
          <table:table-cell table:style-name="ce11" office:value-type="string" calcext:value-type="string">
            <text:p>Carnivine</text:p>
          </table:table-cell>
          <table:table-cell table:style-name="ce61">
            <draw:frame draw:z-index="454" draw:name="Grafik 687" draw:style-name="gr1" draw:text-style-name="P1" svg:width="0.793cm" svg:height="0.793cm" svg:x="0.105cm" svg:y="0.025cm">
              <draw:image xlink:href="Pictures/100002000000001E0000001E6942C47F61C5A23B.png" xlink:type="simple" xlink:show="embed" xlink:actuate="onLoad" draw:mime-type="image/png">
                <text:p/>
              </draw:image>
            </draw:frame>
            <draw:frame draw:z-index="455" draw:name="Grafik 689" draw:style-name="gr1" draw:text-style-name="P1" svg:width="0.793cm" svg:height="0.792cm" svg:x="0.098cm" svg:y="0.839cm">
              <draw:image xlink:href="Pictures/100002000000001E0000001E91A2FB07C42D188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11" office:value-type="string" calcext:value-type="string">
            <text:p>Finneon</text:p>
          </table:table-cell>
          <table:table-cell table:style-name="ce61"/>
          <table:table-cell table:style-name="ce28" table:formula="of:=ROUND(RAND()*100)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2" office:value-type="float" office:value="457" calcext:value-type="float">
            <text:p>457</text:p>
          </table:table-cell>
          <table:table-cell table:style-name="ce11" office:value-type="string" calcext:value-type="string">
            <text:p>Lumineon</text:p>
          </table:table-cell>
          <table:table-cell table:style-name="ce61">
            <draw:frame draw:z-index="456" draw:name="Grafik 691" draw:style-name="gr1" draw:text-style-name="P1" svg:width="0.793cm" svg:height="0.793cm" svg:x="0.091cm" svg:y="0.065cm">
              <draw:image xlink:href="Pictures/100002000000001E0000001E6F0D7A61C938F6A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11" office:value-type="string" calcext:value-type="string">
            <text:p>Mantyke</text:p>
          </table:table-cell>
          <table:table-cell table:style-name="ce61">
            <draw:frame draw:z-index="457" draw:name="Grafik 693" draw:style-name="gr1" draw:text-style-name="P1" svg:width="0.793cm" svg:height="0.793cm" svg:x="0.085cm" svg:y="0.032cm">
              <draw:image xlink:href="Pictures/100002000000001E0000001E53AFAE405A27F47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2" office:value-type="float" office:value="459" calcext:value-type="float">
            <text:p>459</text:p>
          </table:table-cell>
          <table:table-cell table:style-name="ce11" office:value-type="string" calcext:value-type="string">
            <text:p>Snover</text:p>
          </table:table-cell>
          <table:table-cell table:style-name="ce61">
            <draw:frame draw:z-index="458" draw:name="Grafik 695" draw:style-name="gr1" draw:text-style-name="P1" svg:width="0.793cm" svg:height="0.792cm" svg:x="0.105cm" svg:y="0.002cm">
              <draw:image xlink:href="Pictures/100002000000001E0000001E2E4AEF0E0E118B7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11" office:value-type="string" calcext:value-type="string">
            <text:p>Abomasnow</text:p>
          </table:table-cell>
          <table:table-cell table:style-name="ce61">
            <draw:frame draw:z-index="459" draw:name="Grafik 697" draw:style-name="gr1" draw:text-style-name="P1" svg:width="0.793cm" svg:height="0.793cm" svg:x="0.071cm" svg:y="0.019cm">
              <draw:image xlink:href="Pictures/100002000000001E0000001E7BA51AB9C6FFCE6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2" office:value-type="float" office:value="461" calcext:value-type="float">
            <text:p>461</text:p>
          </table:table-cell>
          <table:table-cell table:style-name="ce11" office:value-type="string" calcext:value-type="string">
            <text:p>Weavile</text:p>
          </table:table-cell>
          <table:table-cell table:style-name="ce61">
            <draw:frame draw:z-index="460" draw:name="Grafik 699" draw:style-name="gr1" draw:text-style-name="P1" svg:width="0.793cm" svg:height="0.793cm" svg:x="0.091cm" svg:y="0.012cm">
              <draw:image xlink:href="Pictures/100002000000001E0000001EB14E5B39BCDB494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11" office:value-type="string" calcext:value-type="string">
            <text:p>Magnezone</text:p>
          </table:table-cell>
          <table:table-cell table:style-name="ce61">
            <draw:frame draw:z-index="461" draw:name="Grafik 701" draw:style-name="gr1" draw:text-style-name="P1" svg:width="0.793cm" svg:height="0.793cm" svg:x="0.111cm" svg:y="0.008cm">
              <draw:image xlink:href="Pictures/100002000000001E0000001EF266A2743BC8E0A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2" office:value-type="float" office:value="463" calcext:value-type="float">
            <text:p>463</text:p>
          </table:table-cell>
          <table:table-cell table:style-name="ce11" office:value-type="string" calcext:value-type="string">
            <text:p>Lickilicky</text:p>
          </table:table-cell>
          <table:table-cell table:style-name="ce61">
            <draw:frame draw:z-index="462" draw:name="Grafik 703" draw:style-name="gr1" draw:text-style-name="P1" svg:width="0.793cm" svg:height="0.793cm" svg:x="0.078cm" svg:y="0.025cm">
              <draw:image xlink:href="Pictures/100002000000001E0000001EC0198FD433456B1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11" office:value-type="string" calcext:value-type="string">
            <text:p>Rhyperior</text:p>
          </table:table-cell>
          <table:table-cell table:style-name="ce61">
            <draw:frame draw:z-index="463" draw:name="Grafik 705" draw:style-name="gr1" draw:text-style-name="P1" svg:width="0.793cm" svg:height="0.793cm" svg:x="0.071cm" svg:y="0.018cm">
              <draw:image xlink:href="Pictures/100002000000001E0000001E81A7A0F3265CDAB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2" office:value-type="float" office:value="465" calcext:value-type="float">
            <text:p>465</text:p>
          </table:table-cell>
          <table:table-cell table:style-name="ce11" office:value-type="string" calcext:value-type="string">
            <text:p>Tangrowth</text:p>
          </table:table-cell>
          <table:table-cell table:style-name="ce61">
            <draw:frame draw:z-index="464" draw:name="Grafik 707" draw:style-name="gr1" draw:text-style-name="P1" svg:width="0.793cm" svg:height="0.793cm" svg:x="0.091cm" svg:y="0.068cm">
              <draw:image xlink:href="Pictures/100002000000001E0000001E55C80FC9B94CEC8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11" office:value-type="string" calcext:value-type="string">
            <text:p>Electivire</text:p>
          </table:table-cell>
          <table:table-cell table:style-name="ce61">
            <draw:frame draw:z-index="465" draw:name="Grafik 709" draw:style-name="gr1" draw:text-style-name="P1" svg:width="0.793cm" svg:height="0.793cm" svg:x="0.084cm" svg:y="0.031cm">
              <draw:image xlink:href="Pictures/100002000000001E0000001E0363E2AF9588D6E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2" office:value-type="float" office:value="467" calcext:value-type="float">
            <text:p>467</text:p>
          </table:table-cell>
          <table:table-cell table:style-name="ce11" office:value-type="string" calcext:value-type="string">
            <text:p>Magmortar</text:p>
          </table:table-cell>
          <table:table-cell table:style-name="ce61">
            <draw:frame draw:z-index="466" draw:name="Grafik 711" draw:style-name="gr1" draw:text-style-name="P1" svg:width="0.793cm" svg:height="0.793cm" svg:x="0.078cm" svg:y="0.025cm">
              <draw:image xlink:href="Pictures/100002000000001E0000001E0C0F911527FC1B7C.png" xlink:type="simple" xlink:show="embed" xlink:actuate="onLoad" draw:mime-type="image/png">
                <text:p/>
              </draw:image>
            </draw:frame>
            <draw:frame draw:z-index="467" draw:name="Grafik 713" draw:style-name="gr1" draw:text-style-name="P1" svg:width="0.793cm" svg:height="0.792cm" svg:x="0.071cm" svg:y="0.838cm">
              <draw:image xlink:href="Pictures/100002000000001E0000001EBA7AF6B532157DC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11" office:value-type="string" calcext:value-type="string">
            <text:p>Togekiss</text:p>
          </table:table-cell>
          <table:table-cell table:style-name="ce61"/>
          <table:table-cell table:style-name="ce28" table:formula="of:=ROUND(RAND()*100)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2" office:value-type="float" office:value="469" calcext:value-type="float">
            <text:p>469</text:p>
          </table:table-cell>
          <table:table-cell table:style-name="ce11" office:value-type="string" calcext:value-type="string">
            <text:p>Yanmega</text:p>
          </table:table-cell>
          <table:table-cell table:style-name="ce61">
            <draw:frame draw:z-index="468" draw:name="Grafik 715" draw:style-name="gr1" draw:text-style-name="P1" svg:width="0.793cm" svg:height="0.793cm" svg:x="0.117cm" svg:y="0.011cm">
              <draw:image xlink:href="Pictures/100002000000001E0000001E656ABE0BDB25D58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11" office:value-type="string" calcext:value-type="string">
            <text:p>Leafeon</text:p>
          </table:table-cell>
          <table:table-cell table:style-name="ce61">
            <draw:frame draw:z-index="469" draw:name="Grafik 717" draw:style-name="gr1" draw:text-style-name="P1" svg:width="0.793cm" svg:height="0.793cm" svg:x="0.137cm" svg:y="0.005cm">
              <draw:image xlink:href="Pictures/100002000000001E0000001E2234AC14D961868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2" office:value-type="float" office:value="471" calcext:value-type="float">
            <text:p>471</text:p>
          </table:table-cell>
          <table:table-cell table:style-name="ce11" office:value-type="string" calcext:value-type="string">
            <text:p>Glaceon</text:p>
          </table:table-cell>
          <table:table-cell table:style-name="ce61">
            <draw:frame draw:z-index="470" draw:name="Grafik 719" draw:style-name="gr1" draw:text-style-name="P1" svg:width="0.793cm" svg:height="0.793cm" svg:x="0.078cm" svg:y="0.028cm">
              <draw:image xlink:href="Pictures/100002000000001E0000001E96E928322DC7E6F0.png" xlink:type="simple" xlink:show="embed" xlink:actuate="onLoad" draw:mime-type="image/png">
                <text:p/>
              </draw:image>
            </draw:frame>
            <draw:frame draw:z-index="471" draw:name="Grafik 721" draw:style-name="gr1" draw:text-style-name="P1" svg:width="0.819cm" svg:height="0.793cm" svg:x="0.071cm" svg:y="0.841cm">
              <draw:image xlink:href="Pictures/100002000000001F0000001E80493055D3ED3E8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11" office:value-type="string" calcext:value-type="string">
            <text:p>Gliscor</text:p>
          </table:table-cell>
          <table:table-cell table:style-name="ce61"/>
          <table:table-cell table:style-name="ce28" table:formula="of:=ROUND(RAND()*100)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2" office:value-type="float" office:value="473" calcext:value-type="float">
            <text:p>473</text:p>
          </table:table-cell>
          <table:table-cell table:style-name="ce11" office:value-type="string" calcext:value-type="string">
            <text:p>Mamoswine</text:p>
          </table:table-cell>
          <table:table-cell table:style-name="ce61">
            <draw:frame draw:z-index="472" draw:name="Grafik 723" draw:style-name="gr1" draw:text-style-name="P1" svg:width="0.793cm" svg:height="0.793cm" svg:x="0.091cm" svg:y="0.038cm">
              <draw:image xlink:href="Pictures/100002000000001E0000001E2AE4D37B1945CC7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11" office:value-type="string" calcext:value-type="string">
            <text:p>Porygon-Z</text:p>
          </table:table-cell>
          <table:table-cell table:style-name="ce61">
            <draw:frame draw:z-index="473" draw:name="Grafik 725" draw:style-name="gr1" draw:text-style-name="P1" svg:width="0.793cm" svg:height="0.793cm" svg:x="0.058cm" svg:y="0.061cm">
              <draw:image xlink:href="Pictures/100002000000001E0000001E7A88638BEB0DA3C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2" office:value-type="float" office:value="475" calcext:value-type="float">
            <text:p>475</text:p>
          </table:table-cell>
          <table:table-cell table:style-name="ce11" office:value-type="string" calcext:value-type="string">
            <text:p>Gallade</text:p>
          </table:table-cell>
          <table:table-cell table:style-name="ce61">
            <draw:frame draw:z-index="474" draw:name="Grafik 727" draw:style-name="gr1" draw:text-style-name="P1" svg:width="0.793cm" svg:height="0.793cm" svg:x="0.077cm" svg:y="0.024cm">
              <draw:image xlink:href="Pictures/100002000000001E0000001E40953AC2CA49ABA9.png" xlink:type="simple" xlink:show="embed" xlink:actuate="onLoad" draw:mime-type="image/png">
                <text:p/>
              </draw:image>
            </draw:frame>
            <draw:frame draw:z-index="475" draw:name="Grafik 729" draw:style-name="gr1" draw:text-style-name="P1" svg:width="0.793cm" svg:height="0.793cm" svg:x="0.071cm" svg:y="0.838cm">
              <draw:image xlink:href="Pictures/100002000000001E0000001E81E2DD32B5881AD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11" office:value-type="string" calcext:value-type="string">
            <text:p>Probopass</text:p>
          </table:table-cell>
          <table:table-cell table:style-name="ce61"/>
          <table:table-cell table:style-name="ce28" table:formula="of:=ROUND(RAND()*100)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table:style-name="ce22" office:value-type="float" office:value="477" calcext:value-type="float">
            <text:p>477</text:p>
          </table:table-cell>
          <table:table-cell table:style-name="ce11" office:value-type="string" calcext:value-type="string">
            <text:p>Duskoir</text:p>
          </table:table-cell>
          <table:table-cell table:style-name="ce61">
            <draw:frame draw:z-index="476" draw:name="Grafik 731" draw:style-name="gr1" draw:text-style-name="P1" svg:width="0.793cm" svg:height="0.793cm" svg:x="0.09cm" svg:y="0.041cm">
              <draw:image xlink:href="Pictures/100002000000001E0000001EF74CB4A74FF1666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11" office:value-type="string" calcext:value-type="string">
            <text:p>Froslass</text:p>
          </table:table-cell>
          <table:table-cell table:style-name="ce61">
            <draw:frame draw:z-index="477" draw:name="Grafik 733" draw:style-name="gr1" draw:text-style-name="P1" svg:width="0.793cm" svg:height="0.793cm" svg:x="0.084cm" svg:y="0.031cm">
              <draw:image xlink:href="Pictures/100002000000001E0000001EDC8579CFF5C2965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2" office:value-type="float" office:value="479" calcext:value-type="float" table:number-columns-spanned="1" table:number-rows-spanned="2">
            <text:p>479</text:p>
          </table:table-cell>
          <table:table-cell table:style-name="ce54" office:value-type="string" calcext:value-type="string" table:number-columns-spanned="1" table:number-rows-spanned="2">
            <text:p>Rotom</text:p>
          </table:table-cell>
          <table:table-cell table:style-name="ce61" table:number-columns-spanned="1" table:number-rows-spanned="2">
            <draw:frame draw:z-index="478" draw:name="Grafik 735" draw:style-name="gr1" draw:text-style-name="P1" svg:width="0.793cm" svg:height="0.792cm" svg:x="0.13cm" svg:y="0.474cm">
              <draw:image xlink:href="Pictures/100002000000001E0000001EEDD348F0D1482F7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11" office:value-type="string" calcext:value-type="string">
            <text:p>Uxie</text:p>
          </table:table-cell>
          <table:table-cell table:style-name="ce61">
            <draw:frame draw:z-index="479" draw:name="Grafik 737" draw:style-name="gr1" draw:text-style-name="P1" svg:width="0.793cm" svg:height="0.793cm" svg:x="0.044cm" svg:y="0.018cm">
              <draw:image xlink:href="Pictures/100002000000001E0000001E73C566FAA5AE3CF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22" office:value-type="float" office:value="481" calcext:value-type="float">
            <text:p>481</text:p>
          </table:table-cell>
          <table:table-cell table:style-name="ce11" office:value-type="string" calcext:value-type="string">
            <text:p>Mesprit</text:p>
          </table:table-cell>
          <table:table-cell table:style-name="ce61">
            <draw:frame draw:z-index="480" draw:name="Grafik 739" draw:style-name="gr1" draw:text-style-name="P1" svg:width="0.793cm" svg:height="0.792cm" svg:x="0.09cm" svg:y="0.064cm">
              <draw:image xlink:href="Pictures/100002000000001E0000001E707AFCCB913C8D2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11" office:value-type="string" calcext:value-type="string">
            <text:p>Azelf</text:p>
          </table:table-cell>
          <table:table-cell table:style-name="ce61">
            <draw:frame draw:z-index="481" draw:name="Grafik 741" draw:style-name="gr1" draw:text-style-name="P1" svg:width="0.793cm" svg:height="0.793cm" svg:x="0.084cm" svg:y="0.007cm">
              <draw:image xlink:href="Pictures/100002000000001E0000001EF1D1439D21E02E7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2" office:value-type="float" office:value="483" calcext:value-type="float">
            <text:p>483</text:p>
          </table:table-cell>
          <table:table-cell table:style-name="ce11" office:value-type="string" calcext:value-type="string">
            <text:p>Dialga</text:p>
          </table:table-cell>
          <table:table-cell table:style-name="ce61">
            <draw:frame draw:z-index="482" draw:name="Grafik 743" draw:style-name="gr1" draw:text-style-name="P1" svg:width="0.793cm" svg:height="0.793cm" svg:x="0.103cm" svg:y="0.05cm">
              <draw:image xlink:href="Pictures/100002000000001E0000001EBC77B2E6FE05181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11" office:value-type="string" calcext:value-type="string">
            <text:p>Palkia</text:p>
          </table:table-cell>
          <table:table-cell table:style-name="ce61">
            <draw:frame draw:z-index="483" draw:name="Grafik 745" draw:style-name="gr1" draw:text-style-name="P1" svg:width="0.793cm" svg:height="0.793cm" svg:x="0.07cm" svg:y="0.044cm">
              <draw:image xlink:href="Pictures/100002000000001E0000001E9CA80E20CA787F1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2" office:value-type="float" office:value="485" calcext:value-type="float">
            <text:p>485</text:p>
          </table:table-cell>
          <table:table-cell table:style-name="ce11" office:value-type="string" calcext:value-type="string">
            <text:p>Heatran</text:p>
          </table:table-cell>
          <table:table-cell table:style-name="ce61">
            <draw:frame draw:z-index="484" draw:name="Grafik 747" draw:style-name="gr1" draw:text-style-name="P1" svg:width="0.872cm" svg:height="0.793cm" svg:x="0.064cm" svg:y="0.04cm">
              <draw:image xlink:href="Pictures/10000200000000210000001E8F304F3745AB678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11" office:value-type="string" calcext:value-type="string">
            <text:p>Regigigas</text:p>
          </table:table-cell>
          <table:table-cell table:style-name="ce61">
            <draw:frame draw:z-index="485" draw:name="Grafik 749" draw:style-name="gr1" draw:text-style-name="P1" svg:width="0.846cm" svg:height="0.793cm" svg:x="0.057cm" svg:y="0.03cm">
              <draw:image xlink:href="Pictures/10000200000000200000001E4B6F9B771605419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2" office:value-type="float" office:value="487" calcext:value-type="float" table:number-columns-spanned="1" table:number-rows-spanned="2">
            <text:p>487</text:p>
          </table:table-cell>
          <table:table-cell table:style-name="ce54" office:value-type="string" calcext:value-type="string" table:number-columns-spanned="1" table:number-rows-spanned="2">
            <text:p>Giratina</text:p>
          </table:table-cell>
          <table:table-cell table:style-name="ce61" table:number-columns-spanned="1" table:number-rows-spanned="2">
            <draw:frame draw:z-index="486" draw:name="Grafik 751" draw:style-name="gr1" draw:text-style-name="P1" svg:width="0.793cm" svg:height="0.792cm" svg:x="0.05cm" svg:y="0.447cm">
              <draw:image xlink:href="Pictures/100002000000001E0000001EDEB6955130E3596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11" office:value-type="string" calcext:value-type="string">
            <text:p>Cresselia</text:p>
          </table:table-cell>
          <table:table-cell table:style-name="ce61">
            <draw:frame draw:z-index="487" draw:name="Grafik 753" draw:style-name="gr1" draw:text-style-name="P1" svg:width="0.793cm" svg:height="0.793cm" svg:x="0.096cm" svg:y="0.017cm">
              <draw:image xlink:href="Pictures/100002000000001E0000001EE43748808DDD9F6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2" office:value-type="float" office:value="489" calcext:value-type="float">
            <text:p>489</text:p>
          </table:table-cell>
          <table:table-cell table:style-name="ce11" office:value-type="string" calcext:value-type="string">
            <text:p>Phione</text:p>
          </table:table-cell>
          <table:table-cell table:style-name="ce61">
            <draw:frame draw:z-index="488" draw:name="Grafik 755" draw:style-name="gr1" draw:text-style-name="P1" svg:width="0.793cm" svg:height="0.793cm" svg:x="0.09cm" svg:y="0.01cm">
              <draw:image xlink:href="Pictures/100002000000001E0000001E0FD67C03EC6BF76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11" office:value-type="string" calcext:value-type="string">
            <text:p>Manaphy</text:p>
          </table:table-cell>
          <table:table-cell table:style-name="ce61">
            <draw:frame draw:z-index="489" draw:name="Grafik 757" draw:style-name="gr1" draw:text-style-name="P1" svg:width="0.793cm" svg:height="0.793cm" svg:x="0.083cm" svg:y="0.007cm">
              <draw:image xlink:href="Pictures/100002000000001E0000001E9005784FB99BDED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2" office:value-type="float" office:value="491" calcext:value-type="float">
            <text:p>491</text:p>
          </table:table-cell>
          <table:table-cell table:style-name="ce11" office:value-type="string" calcext:value-type="string">
            <text:p>Darkrai</text:p>
          </table:table-cell>
          <table:table-cell table:style-name="ce61">
            <draw:frame draw:z-index="490" draw:name="Grafik 759" draw:style-name="gr1" draw:text-style-name="P1" svg:width="0.819cm" svg:height="0.793cm" svg:x="0.076cm" svg:y="0.024cm">
              <draw:image xlink:href="Pictures/100002000000001F0000001EF1256AA29AB7A4E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2" office:value-type="float" office:value="492" calcext:value-type="float" table:number-columns-spanned="1" table:number-rows-spanned="2">
            <text:p>492</text:p>
          </table:table-cell>
          <table:table-cell table:style-name="ce54" office:value-type="string" calcext:value-type="string" table:number-columns-spanned="1" table:number-rows-spanned="2">
            <text:p>Shaymin</text:p>
          </table:table-cell>
          <table:table-cell table:style-name="ce61" table:number-columns-spanned="1" table:number-rows-spanned="2">
            <draw:frame draw:z-index="491" draw:name="Grafik 761" draw:style-name="gr1" draw:text-style-name="P1" svg:width="0.793cm" svg:height="0.792cm" svg:x="0.043cm" svg:y="0.387cm">
              <draw:image xlink:href="Pictures/100002000000001E0000001E087EFAE5517B82B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2" office:value-type="float" office:value="493" calcext:value-type="float" table:number-columns-spanned="1" table:number-rows-spanned="2">
            <text:p>493</text:p>
          </table:table-cell>
          <table:table-cell table:style-name="ce54" office:value-type="string" calcext:value-type="string" table:number-columns-spanned="1" table:number-rows-spanned="2">
            <text:p>Arceus</text:p>
          </table:table-cell>
          <table:table-cell table:style-name="ce61" table:number-columns-spanned="1" table:number-rows-spanned="2">
            <draw:frame draw:z-index="492" draw:name="Grafik 763" draw:style-name="gr1" draw:text-style-name="P1" svg:width="0.793cm" svg:height="0.793cm" svg:x="0.09cm" svg:y="0.513cm">
              <draw:image xlink:href="Pictures/100002000000001E0000001EA8C45DA0CDD5B02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5" calcext:value-type="float">
            <text:p>85</text:p>
          </table:table-cell>
          <table:table-cell table:style-name="ce71" office:value-type="string" calcext:value-type="string" table:number-columns-spanned="2" table:number-rows-spanned="1">
            <text:p>Rock / Gestein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Bug / Käfer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Ice / Eis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Psychic / Psycho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Ghost / Geist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Dragon / Drachen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Dark / Unlicht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Steel / Stahl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Fairy / Feen</text:p>
          </table:table-cell>
          <table:covered-table-cell table:style-name="ce71"/>
          <table:table-cell table:number-columns-repeated="1002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0" calcext:value-type="float">
            <text:p>0</text:p>
          </table:table-cell>
          <table:table-cell table:style-name="ce54"/>
          <table:table-cell table:style-name="ce43"/>
          <table:table-cell table:style-name="ce54"/>
          <table:table-cell table:style-name="ce43"/>
          <table:table-cell table:style-name="ce54"/>
          <table:table-cell table:style-name="ce43"/>
          <table:table-cell table:style-name="ce54"/>
          <table:table-cell table:style-name="ce43"/>
          <table:table-cell table:style-name="ce54"/>
          <table:table-cell table:style-name="ce43"/>
          <table:table-cell table:style-name="ce54"/>
          <table:table-cell table:style-name="ce43"/>
          <table:table-cell table:style-name="ce54"/>
          <table:table-cell table:style-name="ce43"/>
          <table:table-cell table:style-name="ce54"/>
          <table:table-cell table:style-name="ce43"/>
          <table:table-cell table:style-name="ce54"/>
          <table:table-cell table:style-name="ce43"/>
          <table:table-cell table:number-columns-repeated="1002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11" office:value-type="string" calcext:value-type="string">
            <text:p>Victini</text:p>
          </table:table-cell>
          <table:table-cell table:style-name="ce61">
            <draw:frame draw:z-index="493" draw:name="Grafik 765" draw:style-name="gr1" draw:text-style-name="P1" svg:width="0.793cm" svg:height="0.793cm" svg:x="0.162cm" svg:y="0.007cm">
              <draw:image xlink:href="Pictures/100002000000001E0000001EC3F0F30E1F4D8B6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2" office:value-type="float" office:value="495" calcext:value-type="float">
            <text:p>495</text:p>
          </table:table-cell>
          <table:table-cell table:style-name="ce11" office:value-type="string" calcext:value-type="string">
            <text:p>Snivy</text:p>
          </table:table-cell>
          <table:table-cell table:style-name="ce61">
            <draw:frame draw:z-index="494" draw:name="Grafik 767" draw:style-name="gr1" draw:text-style-name="P1" svg:width="0.793cm" svg:height="0.793cm" svg:x="0.076cm" svg:y="0.023cm">
              <draw:image xlink:href="Pictures/100002000000001E0000001E3836861D69FD638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11" office:value-type="string" calcext:value-type="string">
            <text:p>Servine</text:p>
          </table:table-cell>
          <table:table-cell table:style-name="ce61">
            <draw:frame draw:z-index="495" draw:name="Grafik 769" draw:style-name="gr1" draw:text-style-name="P1" svg:width="0.793cm" svg:height="0.793cm" svg:x="0.132cm" svg:y="0.026cm">
              <draw:image xlink:href="Pictures/100002000000001E0000001E0C8F113A8BEA968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2" office:value-type="float" office:value="497" calcext:value-type="float">
            <text:p>497</text:p>
          </table:table-cell>
          <table:table-cell table:style-name="ce11" office:value-type="string" calcext:value-type="string">
            <text:p>Serperior</text:p>
          </table:table-cell>
          <table:table-cell table:style-name="ce61">
            <draw:frame draw:z-index="496" draw:name="Grafik 771" draw:style-name="gr1" draw:text-style-name="P1" svg:width="0.793cm" svg:height="0.793cm" svg:x="0.099cm" svg:y="0.049cm">
              <draw:image xlink:href="Pictures/100002000000001E0000001EFBBD9D6E1F7DE4D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11" office:value-type="string" calcext:value-type="string">
            <text:p>Tepig</text:p>
          </table:table-cell>
          <table:table-cell table:style-name="ce61">
            <draw:frame draw:z-index="497" draw:name="Grafik 773" draw:style-name="gr1" draw:text-style-name="P1" svg:width="0.793cm" svg:height="0.793cm" svg:x="0.145cm" svg:y="0.04cm">
              <draw:image xlink:href="Pictures/100002000000001E0000001E3DBE710B43870BA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2" office:value-type="float" office:value="499" calcext:value-type="float">
            <text:p>499</text:p>
          </table:table-cell>
          <table:table-cell table:style-name="ce11" office:value-type="string" calcext:value-type="string">
            <text:p>Pignite</text:p>
          </table:table-cell>
          <table:table-cell table:style-name="ce61">
            <draw:frame draw:z-index="498" draw:name="Grafik 775" draw:style-name="gr1" draw:text-style-name="P1" svg:width="0.793cm" svg:height="0.793cm" svg:x="0.139cm" svg:y="0.033cm">
              <draw:image xlink:href="Pictures/100002000000001E0000001E1BE016DF43D114C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11" office:value-type="string" calcext:value-type="string">
            <text:p>Emboar</text:p>
          </table:table-cell>
          <table:table-cell table:style-name="ce61">
            <draw:frame draw:z-index="499" draw:name="Grafik 777" draw:style-name="gr1" draw:text-style-name="P1" svg:width="0.793cm" svg:height="0.793cm" svg:x="0.132cm" svg:y="0.029cm">
              <draw:image xlink:href="Pictures/100002000000001E0000001E88A682F6A3E5718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2" office:value-type="float" office:value="501" calcext:value-type="float">
            <text:p>501</text:p>
          </table:table-cell>
          <table:table-cell table:style-name="ce11" office:value-type="string" calcext:value-type="string">
            <text:p>Oshawott</text:p>
          </table:table-cell>
          <table:table-cell table:style-name="ce61">
            <draw:frame draw:z-index="500" draw:name="Grafik 779" draw:style-name="gr1" draw:text-style-name="P1" svg:width="0.793cm" svg:height="0.793cm" svg:x="0.099cm" svg:y="0.02cm">
              <draw:image xlink:href="Pictures/100002000000001E0000001E1EAAEBA012778FB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11" office:value-type="string" calcext:value-type="string">
            <text:p>Dewott</text:p>
          </table:table-cell>
          <table:table-cell table:style-name="ce61">
            <draw:frame draw:z-index="501" draw:name="Grafik 781" draw:style-name="gr1" draw:text-style-name="P1" svg:width="0.793cm" svg:height="0.792cm" svg:x="0.145cm" svg:y="0.066cm">
              <draw:image xlink:href="Pictures/100002000000001E0000001EE32CD7A25A348DA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2" office:value-type="float" office:value="503" calcext:value-type="float">
            <text:p>503</text:p>
          </table:table-cell>
          <table:table-cell table:style-name="ce11" office:value-type="string" calcext:value-type="string">
            <text:p>Samurott</text:p>
          </table:table-cell>
          <table:table-cell table:style-name="ce61">
            <draw:frame draw:z-index="502" draw:name="Grafik 783" draw:style-name="gr1" draw:text-style-name="P1" svg:width="0.819cm" svg:height="0.793cm" svg:x="0.086cm" svg:y="0.062cm">
              <draw:image xlink:href="Pictures/100002000000001F0000001E99384853841D32E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11" office:value-type="string" calcext:value-type="string">
            <text:p>Patrat</text:p>
          </table:table-cell>
          <table:table-cell table:style-name="ce61">
            <draw:frame draw:z-index="503" draw:name="Grafik 785" draw:style-name="gr1" draw:text-style-name="P1" svg:width="0.793cm" svg:height="0.793cm" svg:x="0.105cm" svg:y="-0.001cm">
              <draw:image xlink:href="Pictures/100002000000001E0000001EA336CEFFC0B06F8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2" office:value-type="float" office:value="505" calcext:value-type="float">
            <text:p>505</text:p>
          </table:table-cell>
          <table:table-cell table:style-name="ce11" office:value-type="string" calcext:value-type="string">
            <text:p>Watchdog</text:p>
          </table:table-cell>
          <table:table-cell table:style-name="ce61">
            <draw:frame draw:z-index="504" draw:name="Grafik 787" draw:style-name="gr1" draw:text-style-name="P1" svg:width="0.793cm" svg:height="0.793cm" svg:x="0.099cm" svg:y="0.019cm">
              <draw:image xlink:href="Pictures/100002000000001E0000001E1D89C44A4A1A996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11" office:value-type="string" calcext:value-type="string">
            <text:p>Lillipup</text:p>
          </table:table-cell>
          <table:table-cell table:style-name="ce61">
            <draw:frame draw:z-index="505" draw:name="Grafik 789" draw:style-name="gr1" draw:text-style-name="P1" svg:width="0.793cm" svg:height="0.793cm" svg:x="0.145cm" svg:y="0.016cm">
              <draw:image xlink:href="Pictures/100002000000001E0000001E563B5DB3AA06AD2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2" office:value-type="float" office:value="507" calcext:value-type="float">
            <text:p>507</text:p>
          </table:table-cell>
          <table:table-cell table:style-name="ce11" office:value-type="string" calcext:value-type="string">
            <text:p>Heredier</text:p>
          </table:table-cell>
          <table:table-cell table:style-name="ce61">
            <draw:frame draw:z-index="506" draw:name="Grafik 791" draw:style-name="gr1" draw:text-style-name="P1" svg:width="0.793cm" svg:height="0.793cm" svg:x="0.112cm" svg:y="0.033cm">
              <draw:image xlink:href="Pictures/100002000000001E0000001ED5F355AD396CAAE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11" office:value-type="string" calcext:value-type="string">
            <text:p>Stoutland</text:p>
          </table:table-cell>
          <table:table-cell table:style-name="ce61">
            <draw:frame draw:z-index="507" draw:name="Grafik 793" draw:style-name="gr1" draw:text-style-name="P1" svg:width="0.793cm" svg:height="0.793cm" svg:x="0.132cm" svg:y="0.026cm">
              <draw:image xlink:href="Pictures/100002000000001E0000001E246210DED8A6AD5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2" office:value-type="float" office:value="509" calcext:value-type="float">
            <text:p>509</text:p>
          </table:table-cell>
          <table:table-cell table:style-name="ce11" office:value-type="string" calcext:value-type="string">
            <text:p>Purrloin</text:p>
          </table:table-cell>
          <table:table-cell table:style-name="ce61">
            <draw:frame draw:z-index="508" draw:name="Grafik 795" draw:style-name="gr1" draw:text-style-name="P1" svg:width="0.793cm" svg:height="0.793cm" svg:x="0.099cm" svg:y="0.022cm">
              <draw:image xlink:href="Pictures/100002000000001E0000001E901545ADF2BA456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11" office:value-type="string" calcext:value-type="string">
            <text:p>Liepard</text:p>
          </table:table-cell>
          <table:table-cell table:style-name="ce61">
            <draw:frame draw:z-index="509" draw:name="Grafik 797" draw:style-name="gr1" draw:text-style-name="P1" svg:width="0.793cm" svg:height="0.793cm" svg:x="0.092cm" svg:y="0.013cm">
              <draw:image xlink:href="Pictures/100002000000001E0000001E0AF88C8EDEDB92A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2" office:value-type="float" office:value="511" calcext:value-type="float">
            <text:p>511</text:p>
          </table:table-cell>
          <table:table-cell table:style-name="ce11" office:value-type="string" calcext:value-type="string">
            <text:p>Pansage</text:p>
          </table:table-cell>
          <table:table-cell table:style-name="ce61">
            <draw:frame draw:z-index="510" draw:name="Grafik 799" draw:style-name="gr1" draw:text-style-name="P1" svg:width="0.793cm" svg:height="0.793cm" svg:x="0.085cm" svg:y="0.006cm">
              <draw:image xlink:href="Pictures/100002000000001E0000001E9C421E124D6B003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11" office:value-type="string" calcext:value-type="string">
            <text:p>Simisage</text:p>
          </table:table-cell>
          <table:table-cell table:style-name="ce61">
            <draw:frame draw:z-index="511" draw:name="Grafik 801" draw:style-name="gr1" draw:text-style-name="P1" svg:width="0.793cm" svg:height="0.793cm" svg:x="0.079cm" svg:y="0.029cm">
              <draw:image xlink:href="Pictures/100002000000001E0000001EB47B13B557DAA1D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2" office:value-type="float" office:value="513" calcext:value-type="float">
            <text:p>513</text:p>
          </table:table-cell>
          <table:table-cell table:style-name="ce11" office:value-type="string" calcext:value-type="string">
            <text:p>Pansear</text:p>
          </table:table-cell>
          <table:table-cell table:style-name="ce61">
            <draw:frame draw:z-index="512" draw:name="Grafik 803" draw:style-name="gr1" draw:text-style-name="P1" svg:width="0.793cm" svg:height="0.793cm" svg:x="0.098cm" svg:y="0.019cm">
              <draw:image xlink:href="Pictures/100002000000001E0000001EEA7B0E32AADA12F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11" office:value-type="string" calcext:value-type="string">
            <text:p>Simisear</text:p>
          </table:table-cell>
          <table:table-cell table:style-name="ce61">
            <draw:frame draw:z-index="513" draw:name="Grafik 805" draw:style-name="gr1" draw:text-style-name="P1" svg:width="0.793cm" svg:height="0.793cm" svg:x="0.092cm" svg:y="0.039cm">
              <draw:image xlink:href="Pictures/100002000000001E0000001E90D6787A9C3E138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2" office:value-type="float" office:value="515" calcext:value-type="float">
            <text:p>515</text:p>
          </table:table-cell>
          <table:table-cell table:style-name="ce11" office:value-type="string" calcext:value-type="string">
            <text:p>Panpor</text:p>
          </table:table-cell>
          <table:table-cell table:style-name="ce61">
            <draw:frame draw:z-index="514" draw:name="Grafik 807" draw:style-name="gr1" draw:text-style-name="P1" svg:width="0.793cm" svg:height="0.793cm" svg:x="0.085cm" svg:y="0.035cm">
              <draw:image xlink:href="Pictures/100002000000001E0000001E974F053BB4194C3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11" office:value-type="string" calcext:value-type="string">
            <text:p>Simipour</text:p>
          </table:table-cell>
          <table:table-cell table:style-name="ce61">
            <draw:frame draw:z-index="515" draw:name="Grafik 809" draw:style-name="gr1" draw:text-style-name="P1" svg:width="0.793cm" svg:height="0.793cm" svg:x="0.105cm" svg:y="0.025cm">
              <draw:image xlink:href="Pictures/100002000000001E0000001E5ADE0374512970C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2" office:value-type="float" office:value="517" calcext:value-type="float">
            <text:p>517</text:p>
          </table:table-cell>
          <table:table-cell table:style-name="ce11" office:value-type="string" calcext:value-type="string">
            <text:p>Munna</text:p>
          </table:table-cell>
          <table:table-cell table:style-name="ce61">
            <draw:frame draw:z-index="516" draw:name="Grafik 811" draw:style-name="gr1" draw:text-style-name="P1" svg:width="0.793cm" svg:height="0.793cm" svg:x="0.125cm" svg:y="0.019cm">
              <draw:image xlink:href="Pictures/100002000000001E0000001ECE5B211C2A27227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54" office:value-type="string" calcext:value-type="string">
            <text:p>Musharna</text:p>
          </table:table-cell>
          <table:table-cell table:style-name="ce61">
            <draw:frame draw:z-index="517" draw:name="Grafik 813" draw:style-name="gr1" draw:text-style-name="P1" svg:width="0.793cm" svg:height="0.793cm" svg:x="0.091cm" svg:y="0.068cm">
              <draw:image xlink:href="Pictures/100002000000001E0000001E69F80C1AFFE9FC8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2" office:value-type="float" office:value="519" calcext:value-type="float">
            <text:p>519</text:p>
          </table:table-cell>
          <table:table-cell table:style-name="ce54" office:value-type="string" calcext:value-type="string">
            <text:p>Pidove</text:p>
          </table:table-cell>
          <table:table-cell table:style-name="ce61">
            <draw:frame draw:z-index="518" draw:name="Grafik 815" draw:style-name="gr1" draw:text-style-name="P1" svg:width="0.793cm" svg:height="0.793cm" svg:x="0.085cm" svg:y="0.032cm">
              <draw:image xlink:href="Pictures/100002000000001E0000001E3AAE21A363EF4FD5.png" xlink:type="simple" xlink:show="embed" xlink:actuate="onLoad" draw:mime-type="image/png">
                <text:p/>
              </draw:image>
            </draw:frame>
            <draw:frame draw:z-index="519" draw:name="Grafik 817" draw:style-name="gr1" draw:text-style-name="P1" svg:width="0.793cm" svg:height="0.793cm" svg:x="0.105cm" svg:y="0.845cm">
              <draw:image xlink:href="Pictures/100002000000001E0000001E43F3A0805A56058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11" office:value-type="string" calcext:value-type="string">
            <text:p>Tranquill</text:p>
          </table:table-cell>
          <table:table-cell table:style-name="ce61"/>
          <table:table-cell table:style-name="ce28" table:formula="of:=ROUND(RAND()*100)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22" office:value-type="float" office:value="521" calcext:value-type="float">
            <text:p>521</text:p>
          </table:table-cell>
          <table:table-cell table:style-name="ce11" office:value-type="string" calcext:value-type="string">
            <text:p>Unfezant</text:p>
          </table:table-cell>
          <table:table-cell table:style-name="ce61">
            <draw:frame draw:z-index="520" draw:name="Grafik 819" draw:style-name="gr1" draw:text-style-name="P1" svg:width="0.793cm" svg:height="0.793cm" svg:x="0.098cm" svg:y="0.022cm">
              <draw:image xlink:href="Pictures/100002000000001E0000001E903BEC6ACDC6BD8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11" office:value-type="string" calcext:value-type="string">
            <text:p>Blitzle</text:p>
          </table:table-cell>
          <table:table-cell table:style-name="ce61">
            <draw:frame draw:z-index="521" draw:name="Grafik 821" draw:style-name="gr1" draw:text-style-name="P1" svg:width="0.793cm" svg:height="0.793cm" svg:x="0.118cm" svg:y="0.038cm">
              <draw:image xlink:href="Pictures/100002000000001E0000001E409D17D07DEB981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22" office:value-type="float" office:value="523" calcext:value-type="float">
            <text:p>523</text:p>
          </table:table-cell>
          <table:table-cell table:style-name="ce11" office:value-type="string" calcext:value-type="string">
            <text:p>Zebstika</text:p>
          </table:table-cell>
          <table:table-cell table:style-name="ce61">
            <draw:frame draw:z-index="522" draw:name="Grafik 823" draw:style-name="gr1" draw:text-style-name="P1" svg:width="0.793cm" svg:height="0.793cm" svg:x="0.138cm" svg:y="0.032cm">
              <draw:image xlink:href="Pictures/100002000000001E0000001EE19CCE4D926380F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11" office:value-type="string" calcext:value-type="string">
            <text:p>Roggenrola</text:p>
          </table:table-cell>
          <table:table-cell table:style-name="ce61">
            <draw:frame draw:z-index="523" draw:name="Grafik 825" draw:style-name="gr1" draw:text-style-name="P1" svg:width="0.793cm" svg:height="0.793cm" svg:x="0.078cm" svg:y="0.028cm">
              <draw:image xlink:href="Pictures/100002000000001E0000001E46D3E1D2E7F0FB7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2" office:value-type="float" office:value="525" calcext:value-type="float">
            <text:p>525</text:p>
          </table:table-cell>
          <table:table-cell table:style-name="ce11" office:value-type="string" calcext:value-type="string">
            <text:p>Boldore</text:p>
          </table:table-cell>
          <table:table-cell table:style-name="ce61">
            <draw:frame draw:z-index="524" draw:name="Grafik 827" draw:style-name="gr1" draw:text-style-name="P1" svg:width="0.793cm" svg:height="0.793cm" svg:x="0.098cm" svg:y="0.045cm">
              <draw:image xlink:href="Pictures/100002000000001E0000001E94939F3AE6D9672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11" office:value-type="string" calcext:value-type="string">
            <text:p>Gigalith</text:p>
          </table:table-cell>
          <table:table-cell table:style-name="ce61">
            <draw:frame draw:z-index="525" draw:name="Grafik 829" draw:style-name="gr1" draw:text-style-name="P1" svg:width="0.793cm" svg:height="0.793cm" svg:x="0.118cm" svg:y="0.038cm">
              <draw:image xlink:href="Pictures/100002000000001E0000001E7C31A1AD86B52A8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2" office:value-type="float" office:value="527" calcext:value-type="float">
            <text:p>527</text:p>
          </table:table-cell>
          <table:table-cell table:style-name="ce11" office:value-type="string" calcext:value-type="string">
            <text:p>Woobat</text:p>
          </table:table-cell>
          <table:table-cell table:style-name="ce61">
            <draw:frame draw:z-index="526" draw:name="Grafik 831" draw:style-name="gr1" draw:text-style-name="P1" svg:width="0.793cm" svg:height="0.793cm" svg:x="0.111cm" svg:y="0.034cm">
              <draw:image xlink:href="Pictures/100002000000001E0000001EA455E0F36A4A7668.png" xlink:type="simple" xlink:show="embed" xlink:actuate="onLoad" draw:mime-type="image/png">
                <text:p/>
              </draw:image>
            </draw:frame>
            <draw:frame draw:z-index="527" draw:name="Grafik 833" draw:style-name="gr1" draw:text-style-name="P1" svg:width="0.793cm" svg:height="0.793cm" svg:x="0.104cm" svg:y="0.847cm">
              <draw:image xlink:href="Pictures/100002000000001E0000001EF7A78E729EE3CD1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11" office:value-type="string" calcext:value-type="string">
            <text:p>Swoobat</text:p>
          </table:table-cell>
          <table:table-cell table:style-name="ce61"/>
          <table:table-cell table:style-name="ce28" table:formula="of:=ROUND(RAND()*100)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22" office:value-type="float" office:value="529" calcext:value-type="float">
            <text:p>529</text:p>
          </table:table-cell>
          <table:table-cell table:style-name="ce11" office:value-type="string" calcext:value-type="string">
            <text:p>Drilbur</text:p>
          </table:table-cell>
          <table:table-cell table:style-name="ce61">
            <draw:frame draw:z-index="528" draw:name="Grafik 835" draw:style-name="gr1" draw:text-style-name="P1" svg:width="0.793cm" svg:height="0.793cm" svg:x="0.098cm" svg:y="0.018cm">
              <draw:image xlink:href="Pictures/100002000000001E0000001EA3D5646671B3744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11" office:value-type="string" calcext:value-type="string">
            <text:p>Excadrill</text:p>
          </table:table-cell>
          <table:table-cell table:style-name="ce61">
            <draw:frame draw:z-index="529" draw:name="Grafik 837" draw:style-name="gr1" draw:text-style-name="P1" svg:width="0.793cm" svg:height="0.793cm" svg:x="0.117cm" svg:y="0.041cm">
              <draw:image xlink:href="Pictures/100002000000001E0000001E992E741B1B40184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2" office:value-type="float" office:value="531" calcext:value-type="float">
            <text:p>531</text:p>
          </table:table-cell>
          <table:table-cell table:style-name="ce11" office:value-type="string" calcext:value-type="string">
            <text:p>Audino</text:p>
          </table:table-cell>
          <table:table-cell table:style-name="ce61">
            <draw:frame draw:z-index="530" draw:name="Grafik 839" draw:style-name="gr1" draw:text-style-name="P1" svg:width="0.793cm" svg:height="0.793cm" svg:x="0.111cm" svg:y="0.031cm">
              <draw:image xlink:href="Pictures/100002000000001E0000001EDDA5162D504897B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11" office:value-type="string" calcext:value-type="string">
            <text:p>Timburr</text:p>
          </table:table-cell>
          <table:table-cell table:style-name="ce61">
            <draw:frame draw:z-index="531" draw:name="Grafik 841" draw:style-name="gr1" draw:text-style-name="P1" svg:width="0.793cm" svg:height="0.793cm" svg:x="0.104cm" svg:y="0.025cm">
              <draw:image xlink:href="Pictures/100002000000001E0000001E194123A09968649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2" office:value-type="float" office:value="533" calcext:value-type="float">
            <text:p>533</text:p>
          </table:table-cell>
          <table:table-cell table:style-name="ce11" office:value-type="string" calcext:value-type="string">
            <text:p>Gurdurr</text:p>
          </table:table-cell>
          <table:table-cell table:style-name="ce61">
            <draw:frame draw:z-index="532" draw:name="Grafik 843" draw:style-name="gr1" draw:text-style-name="P1" svg:width="0.793cm" svg:height="0.793cm" svg:x="0.079cm" svg:y="0.029cm">
              <draw:image xlink:href="Pictures/100002000000001E0000001E10A2D0CEF70EFBC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11" office:value-type="string" calcext:value-type="string">
            <text:p>Conkeldurr</text:p>
          </table:table-cell>
          <table:table-cell table:style-name="ce61">
            <draw:frame draw:z-index="533" draw:name="Grafik 845" draw:style-name="gr1" draw:text-style-name="P1" svg:width="0.819cm" svg:height="0.793cm" svg:x="0.073cm" svg:y="0.02cm">
              <draw:image xlink:href="Pictures/100002000000001F0000001E14C3ACC437773B7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2" office:value-type="float" office:value="535" calcext:value-type="float">
            <text:p>535</text:p>
          </table:table-cell>
          <table:table-cell table:style-name="ce11" office:value-type="string" calcext:value-type="string">
            <text:p>Tympole</text:p>
          </table:table-cell>
          <table:table-cell table:style-name="ce61">
            <draw:frame draw:z-index="534" draw:name="Grafik 847" draw:style-name="gr1" draw:text-style-name="P1" svg:width="0.793cm" svg:height="0.793cm" svg:x="0.093cm" svg:y="0.04cm">
              <draw:image xlink:href="Pictures/100002000000001E0000001E347D0B15AD22D65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11" office:value-type="string" calcext:value-type="string">
            <text:p>Palpitoad</text:p>
          </table:table-cell>
          <table:table-cell table:style-name="ce61">
            <draw:frame draw:z-index="535" draw:name="Grafik 849" draw:style-name="gr1" draw:text-style-name="P1" svg:width="0.793cm" svg:height="0.793cm" svg:x="0.139cm" svg:y="0.036cm">
              <draw:image xlink:href="Pictures/100002000000001E0000001ED43855A64BC214D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2" office:value-type="float" office:value="537" calcext:value-type="float">
            <text:p>537</text:p>
          </table:table-cell>
          <table:table-cell table:style-name="ce11" office:value-type="string" calcext:value-type="string">
            <text:p>Seismitoad</text:p>
          </table:table-cell>
          <table:table-cell table:style-name="ce61">
            <draw:frame draw:z-index="536" draw:name="Grafik 851" draw:style-name="gr1" draw:text-style-name="P1" svg:width="0.793cm" svg:height="0.793cm" svg:x="0.106cm" svg:y="0.026cm">
              <draw:image xlink:href="Pictures/100002000000001E0000001E34240ABDC819F4D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11" office:value-type="string" calcext:value-type="string">
            <text:p>Throh</text:p>
          </table:table-cell>
          <table:table-cell table:style-name="ce61">
            <draw:frame draw:z-index="537" draw:name="Grafik 853" draw:style-name="gr1" draw:text-style-name="P1" svg:width="0.793cm" svg:height="0.793cm" svg:x="0.099cm" svg:y="0.046cm">
              <draw:image xlink:href="Pictures/100002000000001E0000001EC230D50492277CA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2" office:value-type="float" office:value="539" calcext:value-type="float">
            <text:p>539</text:p>
          </table:table-cell>
          <table:table-cell table:style-name="ce11" office:value-type="string" calcext:value-type="string">
            <text:p>Sawk</text:p>
          </table:table-cell>
          <table:table-cell table:style-name="ce61">
            <draw:frame draw:z-index="538" draw:name="Grafik 855" draw:style-name="gr1" draw:text-style-name="P1" svg:width="0.793cm" svg:height="0.793cm" svg:x="0.119cm" svg:y="0.042cm">
              <draw:image xlink:href="Pictures/100002000000001E0000001E5013A7E2A7044B3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11" office:value-type="string" calcext:value-type="string">
            <text:p>Sewaddle</text:p>
          </table:table-cell>
          <table:table-cell table:style-name="ce61">
            <draw:frame draw:z-index="539" draw:name="Grafik 857" draw:style-name="gr1" draw:text-style-name="P1" svg:width="0.793cm" svg:height="0.793cm" svg:x="0.086cm" svg:y="0.033cm">
              <draw:image xlink:href="Pictures/100002000000001E0000001EADCCD8416368143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22" office:value-type="float" office:value="541" calcext:value-type="float">
            <text:p>541</text:p>
          </table:table-cell>
          <table:table-cell table:style-name="ce11" office:value-type="string" calcext:value-type="string">
            <text:p>Swadloon</text:p>
          </table:table-cell>
          <table:table-cell table:style-name="ce61">
            <draw:frame draw:z-index="540" draw:name="Grafik 859" draw:style-name="gr1" draw:text-style-name="P1" svg:width="0.793cm" svg:height="0.793cm" svg:x="0.079cm" svg:y="-0.001cm">
              <draw:image xlink:href="Pictures/100002000000001E0000001E347B8CEF8C5E087C.png" xlink:type="simple" xlink:show="embed" xlink:actuate="onLoad" draw:mime-type="image/png">
                <text:p/>
              </draw:image>
            </draw:frame>
            <draw:frame draw:z-index="541" draw:name="Grafik 861" draw:style-name="gr1" draw:text-style-name="P1" svg:width="0.793cm" svg:height="0.792cm" svg:x="0.046cm" svg:y="0.813cm">
              <draw:image xlink:href="Pictures/100002000000001E0000001E8F61B02B7249A6F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11" office:value-type="string" calcext:value-type="string">
            <text:p>Leavanny</text:p>
          </table:table-cell>
          <table:table-cell table:style-name="ce61"/>
          <table:table-cell table:style-name="ce28" table:formula="of:=ROUND(RAND()*10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2" office:value-type="float" office:value="543" calcext:value-type="float">
            <text:p>543</text:p>
          </table:table-cell>
          <table:table-cell table:style-name="ce11" office:value-type="string" calcext:value-type="string">
            <text:p>Venipede</text:p>
          </table:table-cell>
          <table:table-cell table:style-name="ce61">
            <draw:frame draw:z-index="542" draw:name="Grafik 863" draw:style-name="gr1" draw:text-style-name="P1" svg:width="0.793cm" svg:height="0.793cm" svg:x="0.119cm" svg:y="0.039cm">
              <draw:image xlink:href="Pictures/100002000000001E0000001E452AE527E6AECB2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11" office:value-type="string" calcext:value-type="string">
            <text:p>Whirlipede</text:p>
          </table:table-cell>
          <table:table-cell table:style-name="ce61">
            <draw:frame draw:z-index="543" draw:name="Grafik 865" draw:style-name="gr1" draw:text-style-name="P1" svg:width="0.793cm" svg:height="0.793cm" svg:x="0.112cm" svg:y="0.006cm">
              <draw:image xlink:href="Pictures/100002000000001E0000001E84816E44D7B50E6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2" office:value-type="float" office:value="545" calcext:value-type="float">
            <text:p>545</text:p>
          </table:table-cell>
          <table:table-cell table:style-name="ce11" office:value-type="string" calcext:value-type="string">
            <text:p>Scolipede</text:p>
          </table:table-cell>
          <table:table-cell table:style-name="ce61">
            <draw:frame draw:z-index="544" draw:name="Grafik 867" draw:style-name="gr1" draw:text-style-name="P1" svg:width="0.793cm" svg:height="0.793cm" svg:x="0.105cm" svg:y="0.029cm">
              <draw:image xlink:href="Pictures/100002000000001E0000001E2C378B7A925A7B9F.png" xlink:type="simple" xlink:show="embed" xlink:actuate="onLoad" draw:mime-type="image/png">
                <text:p/>
              </draw:image>
            </draw:frame>
            <draw:frame draw:z-index="545" draw:name="Grafik 869" draw:style-name="gr1" draw:text-style-name="P1" svg:width="0.793cm" svg:height="0.793cm" svg:x="0.072cm" svg:y="0.842cm">
              <draw:image xlink:href="Pictures/100002000000001E0000001ED0F688F062E6FE8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11" office:value-type="string" calcext:value-type="string">
            <text:p>Cottonee</text:p>
          </table:table-cell>
          <table:table-cell table:style-name="ce61"/>
          <table:table-cell table:style-name="ce28" table:formula="of:=ROUND(RAND()*100)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2" office:value-type="float" office:value="547" calcext:value-type="float">
            <text:p>547</text:p>
          </table:table-cell>
          <table:table-cell table:style-name="ce11" office:value-type="string" calcext:value-type="string">
            <text:p>Whimsicott</text:p>
          </table:table-cell>
          <table:table-cell table:style-name="ce61">
            <draw:frame draw:z-index="546" draw:name="Grafik 871" draw:style-name="gr1" draw:text-style-name="P1" svg:width="0.793cm" svg:height="0.793cm" svg:x="0.092cm" svg:y="0.039cm">
              <draw:image xlink:href="Pictures/100002000000001E0000001E11B090A1175D8B5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11" office:value-type="string" calcext:value-type="string">
            <text:p>Petilil</text:p>
          </table:table-cell>
          <table:table-cell table:style-name="ce61">
            <draw:frame draw:z-index="547" draw:name="Grafik 873" draw:style-name="gr1" draw:text-style-name="P1" svg:width="0.793cm" svg:height="0.793cm" svg:x="0.085cm" svg:y="0.035cm">
              <draw:image xlink:href="Pictures/100002000000001E0000001EF0EC238C90ED9BE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2" office:value-type="float" office:value="549" calcext:value-type="float">
            <text:p>549</text:p>
          </table:table-cell>
          <table:table-cell table:style-name="ce11" office:value-type="string" calcext:value-type="string">
            <text:p>Lilligant</text:p>
          </table:table-cell>
          <table:table-cell table:style-name="ce61">
            <draw:frame draw:z-index="548" draw:name="Grafik 875" draw:style-name="gr1" draw:text-style-name="P1" svg:width="0.793cm" svg:height="0.793cm" svg:x="0.079cm" svg:y="0.026cm">
              <draw:image xlink:href="Pictures/100002000000001E0000001E2D28CCD61EEB0C8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2" office:value-type="float" office:value="550" calcext:value-type="float" table:number-columns-spanned="1" table:number-rows-spanned="2">
            <text:p>550</text:p>
          </table:table-cell>
          <table:table-cell table:style-name="ce54" office:value-type="string" calcext:value-type="string" table:number-columns-spanned="1" table:number-rows-spanned="2">
            <text:p>Basculin</text:p>
          </table:table-cell>
          <table:table-cell table:style-name="ce61" table:number-columns-spanned="1" table:number-rows-spanned="2">
            <draw:frame draw:z-index="549" draw:name="Grafik 877" draw:style-name="gr1" draw:text-style-name="P1" svg:width="0.793cm" svg:height="0.792cm" svg:x="0.098cm" svg:y="0.416cm">
              <draw:image xlink:href="Pictures/100002000000001E0000001EEAF5F8735660022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22" office:value-type="float" office:value="551" calcext:value-type="float">
            <text:p>551</text:p>
          </table:table-cell>
          <table:table-cell table:style-name="ce11" office:value-type="string" calcext:value-type="string">
            <text:p>Sandile</text:p>
          </table:table-cell>
          <table:table-cell table:style-name="ce61">
            <draw:frame draw:z-index="550" draw:name="Grafik 879" draw:style-name="gr1" draw:text-style-name="P1" svg:width="0.793cm" svg:height="0.793cm" svg:x="0.092cm" svg:y="0.039cm">
              <draw:image xlink:href="Pictures/100002000000001E0000001E142A72B3FC62EDC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11" office:value-type="string" calcext:value-type="string">
            <text:p>Krokorok</text:p>
          </table:table-cell>
          <table:table-cell table:style-name="ce61">
            <draw:frame draw:z-index="551" draw:name="Grafik 881" draw:style-name="gr1" draw:text-style-name="P1" svg:width="0.793cm" svg:height="0.793cm" svg:x="0.111cm" svg:y="0.032cm">
              <draw:image xlink:href="Pictures/100002000000001E0000001EAFD30C90730E168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2" office:value-type="float" office:value="553" calcext:value-type="float">
            <text:p>553</text:p>
          </table:table-cell>
          <table:table-cell table:style-name="ce11" office:value-type="string" calcext:value-type="string">
            <text:p>Krookodile</text:p>
          </table:table-cell>
          <table:table-cell table:style-name="ce61">
            <draw:frame draw:z-index="552" draw:name="Grafik 883" draw:style-name="gr1" draw:text-style-name="P1" svg:width="0.793cm" svg:height="0.793cm" svg:x="0.105cm" svg:y="0.028cm">
              <draw:image xlink:href="Pictures/100002000000001E0000001EBD1537B992063EA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11" office:value-type="string" calcext:value-type="string">
            <text:p>Darumaka</text:p>
          </table:table-cell>
          <table:table-cell table:style-name="ce61">
            <draw:frame draw:z-index="553" draw:name="Grafik 885" draw:style-name="gr1" draw:text-style-name="P1" svg:width="0.793cm" svg:height="0.793cm" svg:x="0.072cm" svg:y="0.019cm">
              <draw:image xlink:href="Pictures/100002000000001E0000001ED3C0D0892AF1476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2" office:value-type="float" office:value="555" calcext:value-type="float">
            <text:p>555</text:p>
          </table:table-cell>
          <table:table-cell table:style-name="ce11" office:value-type="string" calcext:value-type="string">
            <text:p>Darmanitan</text:p>
          </table:table-cell>
          <table:table-cell table:style-name="ce61">
            <draw:frame draw:z-index="554" draw:name="Grafik 887" draw:style-name="gr1" draw:text-style-name="P1" svg:width="0.793cm" svg:height="0.793cm" svg:x="0.118cm" svg:y="0.039cm">
              <draw:image xlink:href="Pictures/100002000000001E0000001E8076A22DF6C0ECF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11" office:value-type="string" calcext:value-type="string">
            <text:p>Maractus</text:p>
          </table:table-cell>
          <table:table-cell table:style-name="ce61">
            <draw:frame draw:z-index="555" draw:name="Grafik 889" draw:style-name="gr1" draw:text-style-name="P1" svg:width="0.793cm" svg:height="0.793cm" svg:x="0.111cm" svg:y="0.035cm">
              <draw:image xlink:href="Pictures/100002000000001E0000001EA9F5715206D7816C.png" xlink:type="simple" xlink:show="embed" xlink:actuate="onLoad" draw:mime-type="image/png">
                <text:p/>
              </draw:image>
            </draw:frame>
            <draw:frame draw:z-index="556" draw:name="Grafik 891" draw:style-name="gr1" draw:text-style-name="P1" svg:width="0.793cm" svg:height="0.793cm" svg:x="0.131cm" svg:y="0.847cm">
              <draw:image xlink:href="Pictures/100002000000001E0000001E2950C5739AFB559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22" office:value-type="float" office:value="557" calcext:value-type="float">
            <text:p>557</text:p>
          </table:table-cell>
          <table:table-cell table:style-name="ce11" office:value-type="string" calcext:value-type="string">
            <text:p>Dwebble</text:p>
          </table:table-cell>
          <table:table-cell table:style-name="ce61"/>
          <table:table-cell table:style-name="ce28" table:formula="of:=ROUND(RAND()*100)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11" office:value-type="string" calcext:value-type="string">
            <text:p>Crustle</text:p>
          </table:table-cell>
          <table:table-cell table:style-name="ce61">
            <draw:frame draw:z-index="557" draw:name="Grafik 893" draw:style-name="gr1" draw:text-style-name="P1" svg:width="0.793cm" svg:height="0.793cm" svg:x="0.071cm" svg:y="0.019cm">
              <draw:image xlink:href="Pictures/100002000000001E0000001E2EB1D682BB7CE0D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2" office:value-type="float" office:value="559" calcext:value-type="float">
            <text:p>559</text:p>
          </table:table-cell>
          <table:table-cell table:style-name="ce11" office:value-type="string" calcext:value-type="string">
            <text:p>Scraggy</text:p>
          </table:table-cell>
          <table:table-cell table:style-name="ce61">
            <draw:frame draw:z-index="558" draw:name="Grafik 895" draw:style-name="gr1" draw:text-style-name="P1" svg:width="0.793cm" svg:height="0.793cm" svg:x="0.091cm" svg:y="0.068cm">
              <draw:image xlink:href="Pictures/100002000000001E0000001E0CCA3480CC00254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11" office:value-type="string" calcext:value-type="string">
            <text:p>Scraftly</text:p>
          </table:table-cell>
          <table:table-cell table:style-name="ce61">
            <draw:frame draw:z-index="559" draw:name="Grafik 897" draw:style-name="gr1" draw:text-style-name="P1" svg:width="0.793cm" svg:height="0.793cm" svg:x="0.111cm" svg:y="0.032cm">
              <draw:image xlink:href="Pictures/100002000000001E0000001ECFA464412E6C906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2" office:value-type="float" office:value="561" calcext:value-type="float">
            <text:p>561</text:p>
          </table:table-cell>
          <table:table-cell table:style-name="ce11" office:value-type="string" calcext:value-type="string">
            <text:p>Sigilyph</text:p>
          </table:table-cell>
          <table:table-cell table:style-name="ce61">
            <draw:frame draw:z-index="560" draw:name="Grafik 899" draw:style-name="gr1" draw:text-style-name="P1" svg:width="0.793cm" svg:height="0.793cm" svg:x="0.104cm" svg:y="0.051cm">
              <draw:image xlink:href="Pictures/100002000000001E0000001EA2AEFBDED55EA65C.png" xlink:type="simple" xlink:show="embed" xlink:actuate="onLoad" draw:mime-type="image/png">
                <text:p/>
              </draw:image>
            </draw:frame>
            <draw:frame draw:z-index="561" draw:name="Grafik 901" draw:style-name="gr1" draw:text-style-name="P1" svg:width="0.793cm" svg:height="0.792cm" svg:x="0.124cm" svg:y="0.839cm">
              <draw:image xlink:href="Pictures/100002000000001E0000001E3791B3A05C9BCC9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11" office:value-type="string" calcext:value-type="string">
            <text:p>Yamask</text:p>
          </table:table-cell>
          <table:table-cell table:style-name="ce61"/>
          <table:table-cell table:style-name="ce28" table:formula="of:=ROUND(RAND()*100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2" office:value-type="float" office:value="563" calcext:value-type="float">
            <text:p>563</text:p>
          </table:table-cell>
          <table:table-cell table:style-name="ce11" office:value-type="string" calcext:value-type="string">
            <text:p>Cofagrigus</text:p>
          </table:table-cell>
          <table:table-cell table:style-name="ce61">
            <draw:frame draw:z-index="562" draw:name="Grafik 903" draw:style-name="gr1" draw:text-style-name="P1" svg:width="0.793cm" svg:height="0.793cm" svg:x="0.091cm" svg:y="0.065cm">
              <draw:image xlink:href="Pictures/100002000000001E0000001E2A404C413091921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11" office:value-type="string" calcext:value-type="string">
            <text:p>Tirtouga</text:p>
          </table:table-cell>
          <table:table-cell table:style-name="ce61">
            <draw:frame draw:z-index="563" draw:name="Grafik 905" draw:style-name="gr1" draw:text-style-name="P1" svg:width="0.793cm" svg:height="0.793cm" svg:x="0.084cm" svg:y="0.005cm">
              <draw:image xlink:href="Pictures/100002000000001E0000001E131C96DDB035B42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2" office:value-type="float" office:value="565" calcext:value-type="float">
            <text:p>565</text:p>
          </table:table-cell>
          <table:table-cell table:style-name="ce11" office:value-type="string" calcext:value-type="string">
            <text:p>Carracosta</text:p>
          </table:table-cell>
          <table:table-cell table:style-name="ce61">
            <draw:frame draw:z-index="564" draw:name="Grafik 907" draw:style-name="gr1" draw:text-style-name="P1" svg:width="0.793cm" svg:height="0.793cm" svg:x="0.104cm" svg:y="0.054cm">
              <draw:image xlink:href="Pictures/100002000000001E0000001EBB31E72C3E6B71E7.png" xlink:type="simple" xlink:show="embed" xlink:actuate="onLoad" draw:mime-type="image/png">
                <text:p/>
              </draw:image>
            </draw:frame>
            <draw:frame draw:z-index="565" draw:name="Grafik 909" draw:style-name="gr1" draw:text-style-name="P1" svg:width="0.793cm" svg:height="0.793cm" svg:x="0.071cm" svg:y="0.841cm">
              <draw:image xlink:href="Pictures/100002000000001E0000001E262598F614B3A76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11" office:value-type="string" calcext:value-type="string">
            <text:p>Archen</text:p>
          </table:table-cell>
          <table:table-cell table:style-name="ce61"/>
          <table:table-cell table:style-name="ce28" table:formula="of:=ROUND(RAND()*100)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22" office:value-type="float" office:value="567" calcext:value-type="float">
            <text:p>567</text:p>
          </table:table-cell>
          <table:table-cell table:style-name="ce11" office:value-type="string" calcext:value-type="string">
            <text:p>Archeops</text:p>
          </table:table-cell>
          <table:table-cell table:style-name="ce61">
            <draw:frame draw:z-index="566" draw:name="Grafik 911" draw:style-name="gr1" draw:text-style-name="P1" svg:width="0.793cm" svg:height="0.793cm" svg:x="0.091cm" svg:y="0.011cm">
              <draw:image xlink:href="Pictures/100002000000001E0000001EC98016A01C932E0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11" office:value-type="string" calcext:value-type="string">
            <text:p>Trubbish</text:p>
          </table:table-cell>
          <table:table-cell table:style-name="ce61">
            <draw:frame draw:z-index="567" draw:name="Grafik 913" draw:style-name="gr1" draw:text-style-name="P1" svg:width="0.793cm" svg:height="0.793cm" svg:x="0.111cm" svg:y="0.008cm">
              <draw:image xlink:href="Pictures/100002000000001E0000001ED19284BBF09CB9D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2" office:value-type="float" office:value="569" calcext:value-type="float">
            <text:p>569</text:p>
          </table:table-cell>
          <table:table-cell table:style-name="ce11" office:value-type="string" calcext:value-type="string">
            <text:p>Garbodor</text:p>
          </table:table-cell>
          <table:table-cell table:style-name="ce61">
            <draw:frame draw:z-index="568" draw:name="Grafik 915" draw:style-name="gr1" draw:text-style-name="P1" svg:width="0.793cm" svg:height="0.793cm" svg:x="0.104cm" svg:y="0.025cm">
              <draw:image xlink:href="Pictures/100002000000001E0000001E68FF6EC3D815CD71.png" xlink:type="simple" xlink:show="embed" xlink:actuate="onLoad" draw:mime-type="image/png">
                <text:p/>
              </draw:image>
            </draw:frame>
            <draw:frame draw:z-index="569" draw:name="Grafik 917" draw:style-name="gr1" draw:text-style-name="P1" svg:width="0.793cm" svg:height="0.793cm" svg:x="0.071cm" svg:y="0.838cm">
              <draw:image xlink:href="Pictures/100002000000001E0000001E5E4965C76E725AE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11" office:value-type="string" calcext:value-type="string">
            <text:p>Zoruna</text:p>
          </table:table-cell>
          <table:table-cell table:style-name="ce61"/>
          <table:table-cell table:style-name="ce28" table:formula="of:=ROUND(RAND()*100)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22" office:value-type="float" office:value="571" calcext:value-type="float">
            <text:p>571</text:p>
          </table:table-cell>
          <table:table-cell table:style-name="ce11" office:value-type="string" calcext:value-type="string">
            <text:p>Zoroark</text:p>
          </table:table-cell>
          <table:table-cell table:style-name="ce61">
            <draw:frame draw:z-index="570" draw:name="Grafik 919" draw:style-name="gr1" draw:text-style-name="P1" svg:width="0.793cm" svg:height="0.793cm" svg:x="0.117cm" svg:y="0.041cm">
              <draw:image xlink:href="Pictures/100002000000001E0000001E06553C67E9544D4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11" office:value-type="string" calcext:value-type="string">
            <text:p>Minccino</text:p>
          </table:table-cell>
          <table:table-cell table:style-name="ce61">
            <draw:frame draw:z-index="571" draw:name="Grafik 921" draw:style-name="gr1" draw:text-style-name="P1" svg:width="0.793cm" svg:height="0.793cm" svg:x="0.137cm" svg:y="0.005cm">
              <draw:image xlink:href="Pictures/100002000000001E0000001E0858B4369EBC016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2" office:value-type="float" office:value="573" calcext:value-type="float">
            <text:p>573</text:p>
          </table:table-cell>
          <table:table-cell table:style-name="ce11" office:value-type="string" calcext:value-type="string">
            <text:p>Cinccino</text:p>
          </table:table-cell>
          <table:table-cell table:style-name="ce61">
            <draw:frame draw:z-index="572" draw:name="Grafik 923" draw:style-name="gr1" draw:text-style-name="P1" svg:width="0.793cm" svg:height="0.793cm" svg:x="0.051cm" svg:y="0.024cm">
              <draw:image xlink:href="Pictures/100002000000001E0000001EAA0F40D2E62D42E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11" office:value-type="string" calcext:value-type="string">
            <text:p>Gothita</text:p>
          </table:table-cell>
          <table:table-cell table:style-name="ce61">
            <draw:frame draw:z-index="573" draw:name="Grafik 925" draw:style-name="gr1" draw:text-style-name="P1" svg:width="0.793cm" svg:height="0.793cm" svg:x="0.071cm" svg:y="0.021cm">
              <draw:image xlink:href="Pictures/100002000000001E0000001E05B7214C5279CF2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2" office:value-type="float" office:value="575" calcext:value-type="float">
            <text:p>575</text:p>
          </table:table-cell>
          <table:table-cell table:style-name="ce11" office:value-type="string" calcext:value-type="string">
            <text:p>Gothorita</text:p>
          </table:table-cell>
          <table:table-cell table:style-name="ce61">
            <draw:frame draw:z-index="574" draw:name="Grafik 927" draw:style-name="gr1" draw:text-style-name="P1" svg:width="0.793cm" svg:height="0.793cm" svg:x="0.09cm" svg:y="0.064cm">
              <draw:image xlink:href="Pictures/100002000000001E0000001E48C454123EAFA7F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11" office:value-type="string" calcext:value-type="string">
            <text:p>Gothitelle</text:p>
          </table:table-cell>
          <table:table-cell table:style-name="ce61">
            <draw:frame draw:z-index="575" draw:name="Grafik 929" draw:style-name="gr1" draw:text-style-name="P1" svg:width="0.793cm" svg:height="0.793cm" svg:x="0.084cm" svg:y="0.031cm">
              <draw:image xlink:href="Pictures/100002000000001E0000001E02DC8A23935F37B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2" office:value-type="float" office:value="577" calcext:value-type="float">
            <text:p>577</text:p>
          </table:table-cell>
          <table:table-cell table:style-name="ce11" office:value-type="string" calcext:value-type="string">
            <text:p>Solosis</text:p>
          </table:table-cell>
          <table:table-cell table:style-name="ce61">
            <draw:frame draw:z-index="576" draw:name="Grafik 931" draw:style-name="gr1" draw:text-style-name="P1" svg:width="0.793cm" svg:height="0.793cm" svg:x="0.077cm" svg:y="0.027cm">
              <draw:image xlink:href="Pictures/100002000000001E0000001E33148E3982EC82FA.png" xlink:type="simple" xlink:show="embed" xlink:actuate="onLoad" draw:mime-type="image/png">
                <text:p/>
              </draw:image>
            </draw:frame>
            <draw:frame draw:z-index="577" draw:name="Grafik 933" draw:style-name="gr1" draw:text-style-name="P1" svg:width="0.793cm" svg:height="0.793cm" svg:x="0.097cm" svg:y="0.814cm">
              <draw:image xlink:href="Pictures/100002000000001E0000001E723DA13A6C834E1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11" office:value-type="string" calcext:value-type="string">
            <text:p>Duosion</text:p>
          </table:table-cell>
          <table:table-cell table:style-name="ce61">
            <draw:frame draw:z-index="578" draw:name="Grafik 935" draw:style-name="gr1" draw:text-style-name="P1" svg:width="1.119cm" svg:height="0.793cm" svg:x="0.223cm" svg:y="0.831cm">
              <draw:image xlink:href="Pictures/100002000000001E0000001EAC8C82094AA06F5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22" office:value-type="float" office:value="579" calcext:value-type="float">
            <text:p>579</text:p>
          </table:table-cell>
          <table:table-cell table:style-name="ce11" office:value-type="string" calcext:value-type="string">
            <text:p>Reuniclus</text:p>
          </table:table-cell>
          <table:table-cell table:style-name="ce61"/>
          <table:table-cell table:style-name="ce28" table:formula="of:=ROUND(RAND()*100)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11" office:value-type="string" calcext:value-type="string">
            <text:p>Ducklett</text:p>
          </table:table-cell>
          <table:table-cell table:style-name="ce61">
            <draw:frame draw:z-index="579" draw:name="Grafik 937" draw:style-name="gr1" draw:text-style-name="P1" svg:width="0.793cm" svg:height="0.793cm" svg:x="0.084cm" svg:y="0.007cm">
              <draw:image xlink:href="Pictures/100002000000001E0000001E8C52AAE6C509C70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2" office:value-type="float" office:value="581" calcext:value-type="float">
            <text:p>581</text:p>
          </table:table-cell>
          <table:table-cell table:style-name="ce11" office:value-type="string" calcext:value-type="string">
            <text:p>Swanna</text:p>
          </table:table-cell>
          <table:table-cell table:style-name="ce61">
            <draw:frame draw:z-index="580" draw:name="Grafik 939" draw:style-name="gr1" draw:text-style-name="P1" svg:width="0.793cm" svg:height="0.793cm" svg:x="0.103cm" svg:y="0.024cm">
              <draw:image xlink:href="Pictures/100002000000001E0000001E8F3196F4E050D98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11" office:value-type="string" calcext:value-type="string">
            <text:p>Vanillite</text:p>
          </table:table-cell>
          <table:table-cell table:style-name="ce61">
            <draw:frame draw:z-index="581" draw:name="Grafik 941" draw:style-name="gr1" draw:text-style-name="P1" svg:width="0.793cm" svg:height="0.793cm" svg:x="0.07cm" svg:y="0.017cm">
              <draw:image xlink:href="Pictures/100002000000001E0000001ED3DAA9683D05B2C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2" office:value-type="float" office:value="583" calcext:value-type="float">
            <text:p>583</text:p>
          </table:table-cell>
          <table:table-cell table:style-name="ce11" office:value-type="string" calcext:value-type="string">
            <text:p>Vanillish</text:p>
          </table:table-cell>
          <table:table-cell table:style-name="ce61">
            <draw:frame draw:z-index="582" draw:name="Grafik 943" draw:style-name="gr1" draw:text-style-name="P1" svg:width="0.793cm" svg:height="0.793cm" svg:x="0.116cm" svg:y="0.04cm">
              <draw:image xlink:href="Pictures/100002000000001E0000001EE8E203AEE3318D2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11" office:value-type="string" calcext:value-type="string">
            <text:p>Vanilluxe</text:p>
          </table:table-cell>
          <table:table-cell table:style-name="ce61">
            <draw:frame draw:z-index="583" draw:name="Grafik 945" draw:style-name="gr1" draw:text-style-name="P1" svg:width="0.793cm" svg:height="0.793cm" svg:x="0.11cm" svg:y="0.057cm">
              <draw:image xlink:href="Pictures/100002000000001E0000001EA762760E0A9FDF2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2" office:value-type="float" office:value="585" calcext:value-type="float">
            <text:p>585</text:p>
          </table:table-cell>
          <table:table-cell table:style-name="ce11" office:value-type="string" calcext:value-type="string">
            <text:p>Deerling</text:p>
          </table:table-cell>
          <table:table-cell table:style-name="ce61">
            <draw:frame draw:z-index="584" draw:name="Grafik 947" draw:style-name="gr1" draw:text-style-name="P1" svg:width="0.793cm" svg:height="0.793cm" svg:x="0.103cm" svg:y="0.024cm">
              <draw:image xlink:href="Pictures/100002000000001E0000001ECEDC6A7C644E15C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11" office:value-type="string" calcext:value-type="string">
            <text:p>Sawsbuck</text:p>
          </table:table-cell>
          <table:table-cell table:style-name="ce61">
            <draw:frame draw:z-index="585" draw:name="Grafik 949" draw:style-name="gr1" draw:text-style-name="P1" svg:width="0.793cm" svg:height="0.793cm" svg:x="0.07cm" svg:y="0.02cm">
              <draw:image xlink:href="Pictures/100002000000001E0000001E5D12682990044DC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2" office:value-type="float" office:value="587" calcext:value-type="float">
            <text:p>587</text:p>
          </table:table-cell>
          <table:table-cell table:style-name="ce11" office:value-type="string" calcext:value-type="string">
            <text:p>Emolga</text:p>
          </table:table-cell>
          <table:table-cell table:style-name="ce61">
            <draw:frame draw:z-index="586" draw:name="Grafik 951" draw:style-name="gr1" draw:text-style-name="P1" svg:width="0.793cm" svg:height="0.793cm" svg:x="0.09cm" svg:y="0.01cm">
              <draw:image xlink:href="Pictures/100002000000001E0000001EE5113BFC6563545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11" office:value-type="string" calcext:value-type="string">
            <text:p>Karrablast</text:p>
          </table:table-cell>
          <table:table-cell table:style-name="ce61">
            <draw:frame draw:z-index="587" draw:name="Grafik 953" draw:style-name="gr1" draw:text-style-name="P1" svg:width="0.793cm" svg:height="0.793cm" svg:x="0.11cm" svg:y="0.004cm">
              <draw:image xlink:href="Pictures/100002000000001E0000001EC834470EFAE940C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22" office:value-type="float" office:value="589" calcext:value-type="float">
            <text:p>589</text:p>
          </table:table-cell>
          <table:table-cell table:style-name="ce11" office:value-type="string" calcext:value-type="string">
            <text:p>Escavalier</text:p>
          </table:table-cell>
          <table:table-cell table:style-name="ce61">
            <draw:frame draw:z-index="588" draw:name="Grafik 955" draw:style-name="gr1" draw:text-style-name="P1" svg:width="0.793cm" svg:height="0.793cm" svg:x="0.05cm" svg:y="0.053cm">
              <draw:image xlink:href="Pictures/100002000000001E0000001E6BBE55E8EC1DE7E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11" office:value-type="string" calcext:value-type="string">
            <text:p>Foongus</text:p>
          </table:table-cell>
          <table:table-cell table:style-name="ce61">
            <draw:frame draw:z-index="589" draw:name="Grafik 957" draw:style-name="gr1" draw:text-style-name="P1" svg:width="0.793cm" svg:height="0.793cm" svg:x="0.07cm" svg:y="0.017cm">
              <draw:image xlink:href="Pictures/100002000000001E0000001EE120AA6FD6092BF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2" office:value-type="float" office:value="591" calcext:value-type="float">
            <text:p>591</text:p>
          </table:table-cell>
          <table:table-cell table:style-name="ce11" office:value-type="string" calcext:value-type="string">
            <text:p>Amoonguss</text:p>
          </table:table-cell>
          <table:table-cell table:style-name="ce61">
            <draw:frame draw:z-index="590" draw:name="Grafik 959" draw:style-name="gr1" draw:text-style-name="P1" svg:width="0.793cm" svg:height="0.792cm" svg:x="0.116cm" svg:y="0.063cm">
              <draw:image xlink:href="Pictures/100002000000001E0000001ED0E548A47F28832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11" office:value-type="string" calcext:value-type="string">
            <text:p>Frillish</text:p>
          </table:table-cell>
          <table:table-cell table:style-name="ce61">
            <draw:frame draw:z-index="591" draw:name="Grafik 961" draw:style-name="gr1" draw:text-style-name="P1" svg:width="0.793cm" svg:height="0.793cm" svg:x="0.109cm" svg:y="0.007cm">
              <draw:image xlink:href="Pictures/100002000000001E0000001EC203E4ADF5B8756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2" office:value-type="float" office:value="593" calcext:value-type="float">
            <text:p>593</text:p>
          </table:table-cell>
          <table:table-cell table:style-name="ce11" office:value-type="string" calcext:value-type="string">
            <text:p>Jellicent</text:p>
          </table:table-cell>
          <table:table-cell table:style-name="ce61">
            <draw:frame draw:z-index="592" draw:name="Grafik 963" draw:style-name="gr1" draw:text-style-name="P1" svg:width="0.793cm" svg:height="0.793cm" svg:x="0.076cm" svg:y="0.023cm">
              <draw:image xlink:href="Pictures/100002000000001E0000001E613588CE7BA5A400.png" xlink:type="simple" xlink:show="embed" xlink:actuate="onLoad" draw:mime-type="image/png">
                <text:p/>
              </draw:image>
            </draw:frame>
            <draw:frame draw:z-index="593" draw:name="Grafik 965" draw:style-name="gr1" draw:text-style-name="P1" svg:width="0.793cm" svg:height="0.793cm" svg:x="0.07cm" svg:y="0.837cm">
              <draw:image xlink:href="Pictures/100002000000001E0000001E358FE85C3E690B4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table:style-name="ce11" office:value-type="string" calcext:value-type="string">
            <text:p>Alomomola</text:p>
          </table:table-cell>
          <table:table-cell table:style-name="ce61"/>
          <table:table-cell table:style-name="ce28" table:formula="of:=ROUND(RAND()*10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2" office:value-type="float" office:value="595" calcext:value-type="float">
            <text:p>595</text:p>
          </table:table-cell>
          <table:table-cell table:style-name="ce11" office:value-type="string" calcext:value-type="string">
            <text:p>Joltik</text:p>
          </table:table-cell>
          <table:table-cell table:style-name="ce61">
            <draw:frame draw:z-index="594" draw:name="Grafik 967" draw:style-name="gr1" draw:text-style-name="P1" svg:width="0.793cm" svg:height="0.793cm" svg:x="0.089cm" svg:y="0.013cm">
              <draw:image xlink:href="Pictures/100002000000001E0000001E0794985B42274B0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table:style-name="ce11" office:value-type="string" calcext:value-type="string">
            <text:p>Galvantula</text:p>
          </table:table-cell>
          <table:table-cell table:style-name="ce61">
            <draw:frame draw:z-index="595" draw:name="Grafik 969" draw:style-name="gr1" draw:text-style-name="P1" svg:width="0.793cm" svg:height="0.793cm" svg:x="0.079cm" svg:y="0.026cm">
              <draw:image xlink:href="Pictures/100002000000001E0000001EB91290D03D07776B.png" xlink:type="simple" xlink:show="embed" xlink:actuate="onLoad" draw:mime-type="image/png">
                <text:p/>
              </draw:image>
            </draw:frame>
            <draw:frame draw:z-index="596" draw:name="Grafik 971" draw:style-name="gr1" draw:text-style-name="P1" svg:width="0.793cm" svg:height="0.793cm" svg:x="0.099cm" svg:y="0.84cm">
              <draw:image xlink:href="Pictures/100002000000001E0000001E7DC59BD59073BAB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22" office:value-type="float" office:value="597" calcext:value-type="float">
            <text:p>597</text:p>
          </table:table-cell>
          <table:table-cell table:style-name="ce11" office:value-type="string" calcext:value-type="string">
            <text:p>Ferroseed</text:p>
          </table:table-cell>
          <table:table-cell table:style-name="ce61"/>
          <table:table-cell table:style-name="ce28" table:formula="of:=ROUND(RAND()*100)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table:style-name="ce11" office:value-type="string" calcext:value-type="string">
            <text:p>Ferrothorn</text:p>
          </table:table-cell>
          <table:table-cell table:style-name="ce61">
            <draw:frame draw:z-index="597" draw:name="Grafik 973" draw:style-name="gr1" draw:text-style-name="P1" svg:width="0.793cm" svg:height="0.793cm" svg:x="0.093cm" svg:y="0.043cm">
              <draw:image xlink:href="Pictures/100002000000001E0000001E4049170F5FEE15F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2" office:value-type="float" office:value="599" calcext:value-type="float">
            <text:p>599</text:p>
          </table:table-cell>
          <table:table-cell table:style-name="ce11" office:value-type="string" calcext:value-type="string">
            <text:p>Klink</text:p>
          </table:table-cell>
          <table:table-cell table:style-name="ce61">
            <draw:frame draw:z-index="598" draw:name="Grafik 975" draw:style-name="gr1" draw:text-style-name="P1" svg:width="0.793cm" svg:height="0.793cm" svg:x="0.112cm" svg:y="0.006cm">
              <draw:image xlink:href="Pictures/100002000000001E0000001EC348B2B3C214DB7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11" office:value-type="string" calcext:value-type="string">
            <text:p>Klang</text:p>
          </table:table-cell>
          <table:table-cell table:style-name="ce61">
            <draw:frame draw:z-index="599" draw:name="Grafik 977" draw:style-name="gr1" draw:text-style-name="P1" svg:width="0.793cm" svg:height="0.793cm" svg:x="0.106cm" svg:y="-0.001cm">
              <draw:image xlink:href="Pictures/100002000000001E0000001E773E0D2164F75F6A.png" xlink:type="simple" xlink:show="embed" xlink:actuate="onLoad" draw:mime-type="image/png">
                <text:p/>
              </draw:image>
            </draw:frame>
            <draw:frame draw:z-index="600" draw:name="Grafik 979" draw:style-name="gr1" draw:text-style-name="P1" svg:width="0.793cm" svg:height="0.792cm" svg:x="0.099cm" svg:y="0.84cm">
              <draw:image xlink:href="Pictures/100002000000001E0000001E3B1D31A19E7DB28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2" office:value-type="float" office:value="601" calcext:value-type="float">
            <text:p>601</text:p>
          </table:table-cell>
          <table:table-cell table:style-name="ce11" office:value-type="string" calcext:value-type="string">
            <text:p>Klinklang</text:p>
          </table:table-cell>
          <table:table-cell table:style-name="ce61"/>
          <table:table-cell table:style-name="ce28" table:formula="of:=ROUND(RAND()*100)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table:style-name="ce11" office:value-type="string" calcext:value-type="string">
            <text:p>Tynamo</text:p>
          </table:table-cell>
          <table:table-cell table:style-name="ce61">
            <draw:frame draw:z-index="601" draw:name="Grafik 981" draw:style-name="gr1" draw:text-style-name="P1" svg:width="0.793cm" svg:height="0.793cm" svg:x="0.092cm" svg:y="0.039cm">
              <draw:image xlink:href="Pictures/100002000000001E0000001E791FC9C74EA178A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2" office:value-type="float" office:value="603" calcext:value-type="float">
            <text:p>603</text:p>
          </table:table-cell>
          <table:table-cell table:style-name="ce11" office:value-type="string" calcext:value-type="string">
            <text:p>Eelektrik</text:p>
          </table:table-cell>
          <table:table-cell table:style-name="ce61">
            <draw:frame draw:z-index="602" draw:name="Grafik 983" draw:style-name="gr1" draw:text-style-name="P1" svg:width="0.793cm" svg:height="0.793cm" svg:x="0.086cm" svg:y="0.006cm">
              <draw:image xlink:href="Pictures/100002000000001E0000001E563802BE444880E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table:style-name="ce11" office:value-type="string" calcext:value-type="string">
            <text:p>Eelektross</text:p>
          </table:table-cell>
          <table:table-cell table:style-name="ce61">
            <draw:frame draw:z-index="603" draw:name="Grafik 985" draw:style-name="gr1" draw:text-style-name="P1" svg:width="0.793cm" svg:height="0.793cm" svg:x="0.105cm" svg:y="0.029cm">
              <draw:image xlink:href="Pictures/100002000000001E0000001E186EB701AE02C06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2" office:value-type="float" office:value="605" calcext:value-type="float">
            <text:p>605</text:p>
          </table:table-cell>
          <table:table-cell table:style-name="ce11" office:value-type="string" calcext:value-type="string">
            <text:p>Elgyem</text:p>
          </table:table-cell>
          <table:table-cell table:style-name="ce61">
            <draw:frame draw:z-index="604" draw:name="Grafik 987" draw:style-name="gr1" draw:text-style-name="P1" svg:width="0.793cm" svg:height="0.793cm" svg:x="0.099cm" svg:y="0.046cm">
              <draw:image xlink:href="Pictures/100002000000001E0000001E33E4DD3EC52D451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table:style-name="ce11" office:value-type="string" calcext:value-type="string">
            <text:p>Beheeyem</text:p>
          </table:table-cell>
          <table:table-cell table:style-name="ce61">
            <draw:frame draw:z-index="605" draw:name="Grafik 989" draw:style-name="gr1" draw:text-style-name="P1" svg:width="0.793cm" svg:height="0.793cm" svg:x="0.092cm" svg:y="0.039cm">
              <draw:image xlink:href="Pictures/100002000000001E0000001ED01FF127EDF73B9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2" office:value-type="float" office:value="607" calcext:value-type="float">
            <text:p>607</text:p>
          </table:table-cell>
          <table:table-cell table:style-name="ce11" office:value-type="string" calcext:value-type="string">
            <text:p>Litwick</text:p>
          </table:table-cell>
          <table:table-cell table:style-name="ce61">
            <draw:frame draw:z-index="606" draw:name="Grafik 991" draw:style-name="gr1" draw:text-style-name="P1" svg:width="0.793cm" svg:height="0.793cm" svg:x="0.085cm" svg:y="0.036cm">
              <draw:image xlink:href="Pictures/100002000000001E0000001E0B3BC8D7AAE2F04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table:style-name="ce11" office:value-type="string" calcext:value-type="string">
            <text:p>Lampent</text:p>
          </table:table-cell>
          <table:table-cell table:style-name="ce61">
            <draw:frame draw:z-index="607" draw:name="Grafik 993" draw:style-name="gr1" draw:text-style-name="P1" svg:width="0.793cm" svg:height="0.793cm" svg:x="0.079cm" svg:y="-0.001cm">
              <draw:image xlink:href="Pictures/100002000000001E0000001EDC67E2B1710CF3D0.png" xlink:type="simple" xlink:show="embed" xlink:actuate="onLoad" draw:mime-type="image/png">
                <text:p/>
              </draw:image>
            </draw:frame>
            <draw:frame draw:z-index="608" draw:name="Grafik 995" draw:style-name="gr1" draw:text-style-name="P1" svg:width="0.793cm" svg:height="0.793cm" svg:x="0.072cm" svg:y="0.839cm">
              <draw:image xlink:href="Pictures/100002000000001E0000001EC5516FC15AACDBE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22" office:value-type="float" office:value="609" calcext:value-type="float">
            <text:p>609</text:p>
          </table:table-cell>
          <table:table-cell table:style-name="ce11" office:value-type="string" calcext:value-type="string">
            <text:p>Chandelure</text:p>
          </table:table-cell>
          <table:table-cell table:style-name="ce61"/>
          <table:table-cell table:style-name="ce28" table:formula="of:=ROUND(RAND()*100)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table:style-name="ce11" office:value-type="string" calcext:value-type="string">
            <text:p>Axew</text:p>
          </table:table-cell>
          <table:table-cell table:style-name="ce61">
            <draw:frame draw:z-index="609" draw:name="Grafik 997" draw:style-name="gr1" draw:text-style-name="P1" svg:width="0.793cm" svg:height="0.793cm" svg:x="0.118cm" svg:y="0.016cm">
              <draw:image xlink:href="Pictures/100002000000001E0000001E6C752CEC916B30F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2" office:value-type="float" office:value="611" calcext:value-type="float">
            <text:p>611</text:p>
          </table:table-cell>
          <table:table-cell table:style-name="ce11" office:value-type="string" calcext:value-type="string">
            <text:p>Fraxure</text:p>
          </table:table-cell>
          <table:table-cell table:style-name="ce61">
            <draw:frame draw:z-index="610" draw:name="Grafik 999" draw:style-name="gr1" draw:text-style-name="P1" svg:width="0.793cm" svg:height="0.793cm" svg:x="0.085cm" svg:y="0.006cm">
              <draw:image xlink:href="Pictures/100002000000001E0000001ED9FD780E50B4088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table:style-name="ce11" office:value-type="string" calcext:value-type="string">
            <text:p>Haxorus</text:p>
          </table:table-cell>
          <table:table-cell table:style-name="ce61">
            <draw:frame draw:z-index="611" draw:name="Grafik 1001" draw:style-name="gr1" draw:text-style-name="P1" svg:width="0.793cm" svg:height="0.793cm" svg:x="0.105cm" svg:y="0.052cm">
              <draw:image xlink:href="Pictures/100002000000001E0000001E1984523FE6857B8E.png" xlink:type="simple" xlink:show="embed" xlink:actuate="onLoad" draw:mime-type="image/png">
                <text:p/>
              </draw:image>
            </draw:frame>
            <draw:frame draw:z-index="612" draw:name="Grafik 1003" draw:style-name="gr1" draw:text-style-name="P1" svg:width="0.793cm" svg:height="0.792cm" svg:x="0.045cm" svg:y="0.839cm">
              <draw:image xlink:href="Pictures/100002000000001E0000001EF1F6F022BCB686E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22" office:value-type="float" office:value="613" calcext:value-type="float">
            <text:p>613</text:p>
          </table:table-cell>
          <table:table-cell table:style-name="ce11" office:value-type="string" calcext:value-type="string">
            <text:p>Cubchoo</text:p>
          </table:table-cell>
          <table:table-cell table:style-name="ce61"/>
          <table:table-cell table:style-name="ce28" table:formula="of:=ROUND(RAND()*10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table:style-name="ce11" office:value-type="string" calcext:value-type="string">
            <text:p>Beartic</text:p>
          </table:table-cell>
          <table:table-cell table:style-name="ce61">
            <draw:frame draw:z-index="613" draw:name="Grafik 1005" draw:style-name="gr1" draw:text-style-name="P1" svg:width="0.793cm" svg:height="0.793cm" svg:x="0.065cm" svg:y="0.039cm">
              <draw:image xlink:href="Pictures/100002000000001E0000001E110AB2A846EDF06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2" office:value-type="float" office:value="615" calcext:value-type="float">
            <text:p>615</text:p>
          </table:table-cell>
          <table:table-cell table:style-name="ce11" office:value-type="string" calcext:value-type="string">
            <text:p>Cryogonal</text:p>
          </table:table-cell>
          <table:table-cell table:style-name="ce61">
            <draw:frame draw:z-index="614" draw:name="Grafik 1007" draw:style-name="gr1" draw:text-style-name="P1" svg:width="0.793cm" svg:height="0.793cm" svg:x="0.085cm" svg:y="0.006cm">
              <draw:image xlink:href="Pictures/100002000000001E0000001EEEAC73E82414FA4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table:style-name="ce11" office:value-type="string" calcext:value-type="string">
            <text:p>Shelmet</text:p>
          </table:table-cell>
          <table:table-cell table:style-name="ce61">
            <draw:frame draw:z-index="615" draw:name="Grafik 1009" draw:style-name="gr1" draw:text-style-name="P1" svg:width="0.793cm" svg:height="0.792cm" svg:x="0.105cm" svg:y="0.003cm">
              <draw:image xlink:href="Pictures/100002000000001E0000001E76E0853FA514AF50.png" xlink:type="simple" xlink:show="embed" xlink:actuate="onLoad" draw:mime-type="image/png">
                <text:p/>
              </draw:image>
            </draw:frame>
            <draw:frame draw:z-index="616" draw:name="Grafik 1011" draw:style-name="gr1" draw:text-style-name="P1" svg:width="0.793cm" svg:height="0.793cm" svg:x="0.072cm" svg:y="0.842cm">
              <draw:image xlink:href="Pictures/100002000000001E0000001ECFB380E76C4149C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2" office:value-type="float" office:value="617" calcext:value-type="float">
            <text:p>617</text:p>
          </table:table-cell>
          <table:table-cell table:style-name="ce11" office:value-type="string" calcext:value-type="string">
            <text:p>Accelgor</text:p>
          </table:table-cell>
          <table:table-cell table:style-name="ce61"/>
          <table:table-cell table:style-name="ce28" table:formula="of:=ROUND(RAND()*100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table:style-name="ce11" office:value-type="string" calcext:value-type="string">
            <text:p>Stunfisk</text:p>
          </table:table-cell>
          <table:table-cell table:style-name="ce61">
            <draw:frame draw:z-index="617" draw:name="Grafik 1013" draw:style-name="gr1" draw:text-style-name="P1" svg:width="0.793cm" svg:height="0.793cm" svg:x="0.091cm" svg:y="0.012cm">
              <draw:image xlink:href="Pictures/100002000000001E0000001E9C938452B6F3912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2" office:value-type="float" office:value="619" calcext:value-type="float">
            <text:p>619</text:p>
          </table:table-cell>
          <table:table-cell table:style-name="ce11" office:value-type="string" calcext:value-type="string">
            <text:p>Mienfoo</text:p>
          </table:table-cell>
          <table:table-cell table:style-name="ce61">
            <draw:frame draw:z-index="618" draw:name="Grafik 1015" draw:style-name="gr1" draw:text-style-name="P1" svg:width="0.793cm" svg:height="0.793cm" svg:x="0.111cm" svg:y="0.035cm">
              <draw:image xlink:href="Pictures/100002000000001E0000001ED66DEDA2D0EAACD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table:style-name="ce11" office:value-type="string" calcext:value-type="string">
            <text:p>Mienshao</text:p>
          </table:table-cell>
          <table:table-cell table:style-name="ce61">
            <draw:frame draw:z-index="619" draw:name="Grafik 1017" draw:style-name="gr1" draw:text-style-name="P1" svg:width="0.793cm" svg:height="0.793cm" svg:x="0.131cm" svg:y="0.025cm">
              <draw:image xlink:href="Pictures/100002000000001E0000001ECD80A666871D6D8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2" office:value-type="float" office:value="621" calcext:value-type="float">
            <text:p>621</text:p>
          </table:table-cell>
          <table:table-cell table:style-name="ce11" office:value-type="string" calcext:value-type="string">
            <text:p>Druddigon</text:p>
          </table:table-cell>
          <table:table-cell table:style-name="ce61">
            <draw:frame draw:z-index="620" draw:name="Grafik 1019" draw:style-name="gr1" draw:text-style-name="P1" svg:width="0.793cm" svg:height="0.793cm" svg:x="0.071cm" svg:y="0.045cm">
              <draw:image xlink:href="Pictures/100002000000001E0000001E4FED7514188F9C2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table:style-name="ce11" office:value-type="string" calcext:value-type="string">
            <text:p>Golett</text:p>
          </table:table-cell>
          <table:table-cell table:style-name="ce61">
            <draw:frame draw:z-index="621" draw:name="Grafik 1021" draw:style-name="gr1" draw:text-style-name="P1" svg:width="0.793cm" svg:height="0.793cm" svg:x="0.118cm" svg:y="0.015cm">
              <draw:image xlink:href="Pictures/100002000000001E0000001EB2BFE334C951C90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2" office:value-type="float" office:value="623" calcext:value-type="float">
            <text:p>623</text:p>
          </table:table-cell>
          <table:table-cell table:style-name="ce11" office:value-type="string" calcext:value-type="string">
            <text:p>Golurk</text:p>
          </table:table-cell>
          <table:table-cell table:style-name="ce61">
            <draw:frame draw:z-index="622" draw:name="Grafik 1023" draw:style-name="gr1" draw:text-style-name="P1" svg:width="0.793cm" svg:height="0.793cm" svg:x="0.138cm" svg:y="0.058cm">
              <draw:image xlink:href="Pictures/100002000000001E0000001EB4532B205A47E3B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table:style-name="ce11" office:value-type="string" calcext:value-type="string">
            <text:p>Pawniard</text:p>
          </table:table-cell>
          <table:table-cell table:style-name="ce61">
            <draw:frame draw:z-index="623" draw:name="Grafik 1025" draw:style-name="gr1" draw:text-style-name="P1" svg:width="0.793cm" svg:height="0.793cm" svg:x="0.104cm" svg:y="0.025cm">
              <draw:image xlink:href="Pictures/100002000000001E0000001E552C67195A03EC7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22" office:value-type="float" office:value="625" calcext:value-type="float">
            <text:p>625</text:p>
          </table:table-cell>
          <table:table-cell table:style-name="ce11" office:value-type="string" calcext:value-type="string">
            <text:p>Bisharp</text:p>
          </table:table-cell>
          <table:table-cell table:style-name="ce61">
            <draw:frame draw:z-index="624" draw:name="Grafik 1027" draw:style-name="gr1" draw:text-style-name="P1" svg:width="0.793cm" svg:height="0.793cm" svg:x="0.098cm" svg:y="0.021cm">
              <draw:image xlink:href="Pictures/100002000000001E0000001E33E700F76F88251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table:style-name="ce11" office:value-type="string" calcext:value-type="string">
            <text:p>Bouffalant</text:p>
          </table:table-cell>
          <table:table-cell table:style-name="ce61">
            <draw:frame draw:z-index="625" draw:name="Grafik 1029" draw:style-name="gr1" draw:text-style-name="P1" svg:width="0.793cm" svg:height="0.793cm" svg:x="0.091cm" svg:y="0.012cm">
              <draw:image xlink:href="Pictures/100002000000001E0000001E4AF70EB49907404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2" office:value-type="float" office:value="627" calcext:value-type="float">
            <text:p>627</text:p>
          </table:table-cell>
          <table:table-cell table:style-name="ce11" office:value-type="string" calcext:value-type="string">
            <text:p>Rufflet</text:p>
          </table:table-cell>
          <table:table-cell table:style-name="ce61">
            <draw:frame draw:z-index="626" draw:name="Grafik 1031" draw:style-name="gr1" draw:text-style-name="P1" svg:width="0.793cm" svg:height="0.793cm" svg:x="0.084cm" svg:y="0.031cm">
              <draw:image xlink:href="Pictures/100002000000001E0000001E32905B1F0CD5EF5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table:style-name="ce11" office:value-type="string" calcext:value-type="string">
            <text:p>Braviary</text:p>
          </table:table-cell>
          <table:table-cell table:style-name="ce61">
            <draw:frame draw:z-index="627" draw:name="Grafik 1033" draw:style-name="gr1" draw:text-style-name="P1" svg:width="0.793cm" svg:height="0.792cm" svg:x="0.104cm" svg:y="0.002cm">
              <draw:image xlink:href="Pictures/100002000000001E0000001E53511664806E6DC5.png" xlink:type="simple" xlink:show="embed" xlink:actuate="onLoad" draw:mime-type="image/png">
                <text:p/>
              </draw:image>
            </draw:frame>
            <draw:frame draw:z-index="628" draw:name="Grafik 1035" draw:style-name="gr1" draw:text-style-name="P1" svg:width="0.793cm" svg:height="0.793cm" svg:x="0.098cm" svg:y="0.841cm">
              <draw:image xlink:href="Pictures/100002000000001E0000001E759C1113DDCDA9F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22" office:value-type="float" office:value="629" calcext:value-type="float">
            <text:p>629</text:p>
          </table:table-cell>
          <table:table-cell table:style-name="ce11" office:value-type="string" calcext:value-type="string">
            <text:p>Vullaby</text:p>
          </table:table-cell>
          <table:table-cell table:style-name="ce61"/>
          <table:table-cell table:style-name="ce28" table:formula="of:=ROUND(RAND()*100)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table:style-name="ce11" office:value-type="string" calcext:value-type="string">
            <text:p>Mandibuzz</text:p>
          </table:table-cell>
          <table:table-cell table:style-name="ce61">
            <draw:frame draw:z-index="629" draw:name="Grafik 1037" draw:style-name="gr1" draw:text-style-name="P1" svg:width="0.793cm" svg:height="0.793cm" svg:x="0.091cm" svg:y="0.038cm">
              <draw:image xlink:href="Pictures/100002000000001E0000001E8BC4C974A9304A3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2" office:value-type="float" office:value="631" calcext:value-type="float">
            <text:p>631</text:p>
          </table:table-cell>
          <table:table-cell table:style-name="ce11" office:value-type="string" calcext:value-type="string">
            <text:p>Heatmor</text:p>
          </table:table-cell>
          <table:table-cell table:style-name="ce61">
            <draw:frame draw:z-index="630" draw:name="Grafik 1039" draw:style-name="gr1" draw:text-style-name="P1" svg:width="0.793cm" svg:height="0.793cm" svg:x="0.084cm" svg:y="0.008cm">
              <draw:image xlink:href="Pictures/100002000000001E0000001E8DF98CBCF6F57754.png" xlink:type="simple" xlink:show="embed" xlink:actuate="onLoad" draw:mime-type="image/png">
                <text:p/>
              </draw:image>
            </draw:frame>
            <draw:frame draw:z-index="631" draw:name="Grafik 1041" draw:style-name="gr1" draw:text-style-name="P1" svg:width="0.793cm" svg:height="0.793cm" svg:x="0.078cm" svg:y="0.847cm">
              <draw:image xlink:href="Pictures/100002000000001E0000001E6D071B8B29C442D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table:style-name="ce11" office:value-type="string" calcext:value-type="string">
            <text:p>Durant</text:p>
          </table:table-cell>
          <table:table-cell table:style-name="ce61"/>
          <table:table-cell table:style-name="ce28" table:formula="of:=ROUND(RAND()*100)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style-name="ce22" office:value-type="float" office:value="633" calcext:value-type="float">
            <text:p>633</text:p>
          </table:table-cell>
          <table:table-cell table:style-name="ce11" office:value-type="string" calcext:value-type="string">
            <text:p>Deino</text:p>
          </table:table-cell>
          <table:table-cell table:style-name="ce61">
            <draw:frame draw:z-index="632" draw:name="Grafik 1043" draw:style-name="gr1" draw:text-style-name="P1" svg:width="0.793cm" svg:height="0.793cm" svg:x="0.097cm" svg:y="0.018cm">
              <draw:image xlink:href="Pictures/100002000000001E0000001E98DABFD4C34A67C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table:style-name="ce11" office:value-type="string" calcext:value-type="string">
            <text:p>Zweilous</text:p>
          </table:table-cell>
          <table:table-cell table:style-name="ce61">
            <draw:frame draw:z-index="633" draw:name="Grafik 1045" draw:style-name="gr1" draw:text-style-name="P1" svg:width="0.793cm" svg:height="0.793cm" svg:x="0.117cm" svg:y="0.041cm">
              <draw:image xlink:href="Pictures/100002000000001E0000001E828099C83B09233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22" office:value-type="float" office:value="635" calcext:value-type="float">
            <text:p>635</text:p>
          </table:table-cell>
          <table:table-cell table:style-name="ce11" office:value-type="string" calcext:value-type="string">
            <text:p>Hydreigon</text:p>
          </table:table-cell>
          <table:table-cell table:style-name="ce61">
            <draw:frame draw:z-index="634" draw:name="Grafik 1047" draw:style-name="gr1" draw:text-style-name="P1" svg:width="0.793cm" svg:height="0.793cm" svg:x="0.11cm" svg:y="0.031cm">
              <draw:image xlink:href="Pictures/100002000000001E0000001E424400CBAF58D1A8.png" xlink:type="simple" xlink:show="embed" xlink:actuate="onLoad" draw:mime-type="image/png">
                <text:p/>
              </draw:image>
            </draw:frame>
            <draw:frame draw:z-index="635" draw:name="Grafik 1049" draw:style-name="gr1" draw:text-style-name="P1" svg:width="0.793cm" svg:height="0.793cm" svg:x="0.077cm" svg:y="0.845cm">
              <draw:image xlink:href="Pictures/100002000000001E0000001E7EF283424A85B07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table:style-name="ce11" office:value-type="string" calcext:value-type="string">
            <text:p>Larvesta</text:p>
          </table:table-cell>
          <table:table-cell table:style-name="ce61">
            <draw:frame draw:z-index="636" draw:name="Grafik 1051" draw:style-name="gr1" draw:text-style-name="P1" svg:width="0.793cm" svg:height="0.792cm" svg:x="0.071cm" svg:y="0.838cm">
              <draw:image xlink:href="Pictures/100002000000001E0000001E5C26667724557A0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2" office:value-type="float" office:value="637" calcext:value-type="float">
            <text:p>637</text:p>
          </table:table-cell>
          <table:table-cell table:style-name="ce11" office:value-type="string" calcext:value-type="string">
            <text:p>Volcarona</text:p>
          </table:table-cell>
          <table:table-cell table:style-name="ce61"/>
          <table:table-cell table:style-name="ce28" table:formula="of:=ROUND(RAND()*100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table:style-name="ce11" office:value-type="string" calcext:value-type="string">
            <text:p>Cobalion</text:p>
          </table:table-cell>
          <table:table-cell table:style-name="ce61">
            <draw:frame draw:z-index="637" draw:name="Grafik 1053" draw:style-name="gr1" draw:text-style-name="P1" svg:width="0.793cm" svg:height="0.793cm" svg:x="0.09cm" svg:y="0.038cm">
              <draw:image xlink:href="Pictures/100002000000001E0000001E403579673525796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2" office:value-type="float" office:value="639" calcext:value-type="float">
            <text:p>639</text:p>
          </table:table-cell>
          <table:table-cell table:style-name="ce11" office:value-type="string" calcext:value-type="string">
            <text:p>Terrakion</text:p>
          </table:table-cell>
          <table:table-cell table:style-name="ce61">
            <draw:frame draw:z-index="638" draw:name="Grafik 1055" draw:style-name="gr1" draw:text-style-name="P1" svg:width="0.793cm" svg:height="0.793cm" svg:x="0.11cm" svg:y="0.031cm">
              <draw:image xlink:href="Pictures/100002000000001E0000001E7780502479AC5D0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table:style-name="ce11" office:value-type="string" calcext:value-type="string">
            <text:p>Virizion</text:p>
          </table:table-cell>
          <table:table-cell table:style-name="ce61">
            <draw:frame draw:z-index="639" draw:name="Grafik 1057" draw:style-name="gr1" draw:text-style-name="P1" svg:width="0.793cm" svg:height="0.793cm" svg:x="0.077cm" svg:y="0.027cm">
              <draw:image xlink:href="Pictures/100002000000001E0000001E0395B0E0BCAEDEA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2" office:value-type="float" office:value="641" calcext:value-type="float" table:number-columns-spanned="1" table:number-rows-spanned="2">
            <text:p>641</text:p>
          </table:table-cell>
          <table:table-cell table:style-name="ce54" office:value-type="string" calcext:value-type="string" table:number-columns-spanned="1" table:number-rows-spanned="2">
            <text:p>Tornadus</text:p>
          </table:table-cell>
          <table:table-cell table:style-name="ce61" table:number-columns-spanned="1" table:number-rows-spanned="2">
            <draw:frame draw:z-index="640" draw:name="Grafik 1059" draw:style-name="gr1" draw:text-style-name="P1" svg:width="0.793cm" svg:height="0.793cm" svg:x="0.07cm" svg:y="0.494cm">
              <draw:image xlink:href="Pictures/100002000000001E0000001EB42EBDDE797C612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2" office:value-type="float" office:value="642" calcext:value-type="float" table:number-columns-spanned="1" table:number-rows-spanned="2">
            <text:p>642</text:p>
          </table:table-cell>
          <table:table-cell table:style-name="ce54" office:value-type="string" calcext:value-type="string" table:number-columns-spanned="1" table:number-rows-spanned="2">
            <text:p>Thundurus</text:p>
          </table:table-cell>
          <table:table-cell table:style-name="ce61" table:number-columns-spanned="1" table:number-rows-spanned="2">
            <draw:frame draw:z-index="641" draw:name="Grafik 1061" draw:style-name="gr1" draw:text-style-name="P1" svg:width="0.819cm" svg:height="0.793cm" svg:x="0.09cm" svg:y="0.437cm">
              <draw:image xlink:href="Pictures/100002000000001F0000001E676F71D02315BB8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2" office:value-type="float" office:value="643" calcext:value-type="float">
            <text:p>643</text:p>
          </table:table-cell>
          <table:table-cell table:style-name="ce11" office:value-type="string" calcext:value-type="string">
            <text:p>Reshiram</text:p>
          </table:table-cell>
          <table:table-cell table:style-name="ce61">
            <draw:frame draw:z-index="642" draw:name="Grafik 1063" draw:style-name="gr1" draw:text-style-name="P1" svg:width="0.846cm" svg:height="0.792cm" svg:x="0.057cm" svg:y="0.057cm">
              <draw:image xlink:href="Pictures/10000200000000200000001E56D280EE2FF7A43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table:style-name="ce11" office:value-type="string" calcext:value-type="string">
            <text:p>Zekrom</text:p>
          </table:table-cell>
          <table:table-cell table:style-name="ce61">
            <draw:frame draw:z-index="643" draw:name="Grafik 1065" draw:style-name="gr1" draw:text-style-name="P1" svg:width="0.793cm" svg:height="0.793cm" svg:x="0.13cm" svg:y="0.053cm">
              <draw:image xlink:href="Pictures/100002000000001E0000001ECECE102CFE8770A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2" office:value-type="float" office:value="645" calcext:value-type="float" table:number-columns-spanned="1" table:number-rows-spanned="2">
            <text:p>645</text:p>
          </table:table-cell>
          <table:table-cell table:style-name="ce54" office:value-type="string" calcext:value-type="string" table:number-columns-spanned="1" table:number-rows-spanned="2">
            <text:p>Landorus</text:p>
          </table:table-cell>
          <table:table-cell table:style-name="ce61" table:number-columns-spanned="1" table:number-rows-spanned="2">
            <draw:frame draw:z-index="644" draw:name="Grafik 1067" draw:style-name="gr1" draw:text-style-name="P1" svg:width="0.819cm" svg:height="0.793cm" svg:x="0.044cm" svg:y="0.494cm">
              <draw:image xlink:href="Pictures/100002000000001F0000001E0CF530DB75EB0D3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2" office:value-type="float" office:value="646" calcext:value-type="float" table:number-columns-spanned="1" table:number-rows-spanned="2">
            <text:p>646</text:p>
          </table:table-cell>
          <table:table-cell table:style-name="ce54" office:value-type="string" calcext:value-type="string" table:number-columns-spanned="1" table:number-rows-spanned="2">
            <text:p>Kyurem</text:p>
          </table:table-cell>
          <table:table-cell table:style-name="ce61" table:number-columns-spanned="1" table:number-rows-spanned="2">
            <draw:frame draw:z-index="645" draw:name="Grafik 1069" draw:style-name="gr1" draw:text-style-name="P1" svg:width="0.819cm" svg:height="0.793cm" svg:x="0.064cm" svg:y="0.543cm">
              <draw:image xlink:href="Pictures/100002000000001F0000001E784F397805A9B30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22" office:value-type="float" office:value="647" calcext:value-type="float">
            <text:p>647</text:p>
          </table:table-cell>
          <table:table-cell table:style-name="ce11" office:value-type="string" calcext:value-type="string">
            <text:p>Keldeo</text:p>
          </table:table-cell>
          <table:table-cell table:style-name="ce61">
            <draw:frame draw:z-index="646" draw:name="Grafik 1071" draw:style-name="gr1" draw:text-style-name="P1" svg:width="0.793cm" svg:height="0.793cm" svg:x="0.11cm" svg:y="0.03cm">
              <draw:image xlink:href="Pictures/100002000000001E0000001E9CBB0CEC8A42CB5B.png" xlink:type="simple" xlink:show="embed" xlink:actuate="onLoad" draw:mime-type="image/png">
                <text:p/>
              </draw:image>
            </draw:frame>
            <draw:frame draw:z-index="647" draw:name="Grafik 1073" draw:style-name="gr1" draw:text-style-name="P1" svg:width="0.793cm" svg:height="0.792cm" svg:x="0.077cm" svg:y="0.844cm">
              <draw:image xlink:href="Pictures/100002000000001E0000001EC934B39AF310415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table:style-name="ce11" office:value-type="string" calcext:value-type="string">
            <text:p>Meloetta</text:p>
          </table:table-cell>
          <table:table-cell table:style-name="ce61"/>
          <table:table-cell table:style-name="ce28" table:formula="of:=ROUND(RAND()*100)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2" office:value-type="float" office:value="649" calcext:value-type="float" table:number-columns-spanned="1" table:number-rows-spanned="2">
            <text:p>649</text:p>
          </table:table-cell>
          <table:table-cell table:style-name="ce54" office:value-type="string" calcext:value-type="string" table:number-columns-spanned="1" table:number-rows-spanned="2">
            <text:p>Genesect</text:p>
          </table:table-cell>
          <table:table-cell table:style-name="ce61" table:number-columns-spanned="1" table:number-rows-spanned="2">
            <draw:frame draw:z-index="648" draw:name="Grafik 1075" draw:style-name="gr1" draw:text-style-name="P1" svg:width="0.793cm" svg:height="0.793cm" svg:x="0.07cm" svg:y="0.467cm">
              <draw:image xlink:href="Pictures/100002000000001E0000001E8BB6397D22B71B1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table:style-name="ce11" office:value-type="string" calcext:value-type="string">
            <text:p>Chespin</text:p>
          </table:table-cell>
          <table:table-cell table:style-name="ce61">
            <draw:frame draw:z-index="649" draw:name="Grafik 788" draw:style-name="gr1" draw:text-style-name="P1" svg:width="0.793cm" svg:height="0.793cm" svg:x="0.106cm" svg:y="0.029cm">
              <draw:image xlink:href="Pictures/100002000000001E0000001E2241D0C2F2CB10C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2" office:value-type="float" office:value="651" calcext:value-type="float">
            <text:p>651</text:p>
          </table:table-cell>
          <table:table-cell table:style-name="ce11" office:value-type="string" calcext:value-type="string">
            <text:p>Quilladin</text:p>
          </table:table-cell>
          <table:table-cell table:style-name="ce61">
            <draw:frame draw:z-index="650" draw:name="Grafik 792" draw:style-name="gr1" draw:text-style-name="P1" svg:width="0.793cm" svg:height="0.793cm" svg:x="0.106cm" svg:y="0.053cm">
              <draw:image xlink:href="Pictures/100002000000001E0000001ED266397D23DB32F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table:style-name="ce11" office:value-type="string" calcext:value-type="string">
            <text:p>Chesnaught</text:p>
          </table:table-cell>
          <table:table-cell table:style-name="ce61">
            <draw:frame draw:z-index="651" draw:name="Grafik 796" draw:style-name="gr1" draw:text-style-name="P1" svg:width="0.793cm" svg:height="0.792cm" svg:x="0.106cm" svg:y="0.053cm">
              <draw:image xlink:href="Pictures/100002000000001E0000001E4ED4AC40B3526DF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2" office:value-type="float" office:value="653" calcext:value-type="float">
            <text:p>653</text:p>
          </table:table-cell>
          <table:table-cell table:style-name="ce11" office:value-type="string" calcext:value-type="string">
            <text:p>Fennekin</text:p>
          </table:table-cell>
          <table:table-cell table:style-name="ce61">
            <draw:frame draw:z-index="652" draw:name="Grafik 802" draw:style-name="gr1" draw:text-style-name="P1" svg:width="0.793cm" svg:height="0.793cm" svg:x="0.106cm" svg:y="0.029cm">
              <draw:image xlink:href="Pictures/100002000000001E0000001E69ABFF389B87ED3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table:style-name="ce11" office:value-type="string" calcext:value-type="string">
            <text:p>Braixen</text:p>
          </table:table-cell>
          <table:table-cell table:style-name="ce61">
            <draw:frame draw:z-index="653" draw:name="Grafik 806" draw:style-name="gr1" draw:text-style-name="P1" svg:width="0.793cm" svg:height="0.793cm" svg:x="0.079cm" svg:y="0.026cm">
              <draw:image xlink:href="Pictures/100002000000001E0000001E1C9B8759A2A6938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2" office:value-type="float" office:value="655" calcext:value-type="float">
            <text:p>655</text:p>
          </table:table-cell>
          <table:table-cell table:style-name="ce11" office:value-type="string" calcext:value-type="string">
            <text:p>Delphox</text:p>
          </table:table-cell>
          <table:table-cell table:style-name="ce61">
            <draw:frame draw:z-index="654" draw:name="Grafik 810" draw:style-name="gr1" draw:text-style-name="P1" svg:width="0.793cm" svg:height="0.793cm" svg:x="0.106cm" svg:y="0.026cm">
              <draw:image xlink:href="Pictures/100002000000001E0000001E727074FF1041A9F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4" calcext:value-type="float">
            <text:p>14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table:style-name="ce11" office:value-type="string" calcext:value-type="string">
            <text:p>Froakie</text:p>
          </table:table-cell>
          <table:table-cell table:style-name="ce61">
            <draw:frame draw:z-index="655" draw:name="Grafik 816" draw:style-name="gr1" draw:text-style-name="P1" svg:width="0.793cm" svg:height="0.793cm" svg:x="0.106cm" svg:y="0.029cm">
              <draw:image xlink:href="Pictures/100002000000001E0000001E162B7E94CBE1D40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" calcext:value-type="float">
            <text:p>6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57" calcext:value-type="float">
            <text:p>657</text:p>
          </table:table-cell>
          <table:table-cell table:style-name="ce11" office:value-type="string" calcext:value-type="string">
            <text:p>Frogadier</text:p>
          </table:table-cell>
          <table:table-cell table:style-name="ce61">
            <draw:frame draw:z-index="656" draw:name="Grafik 820" draw:style-name="gr1" draw:text-style-name="P1" svg:width="0.793cm" svg:height="0.793cm" svg:x="0.106cm" svg:y="0.026cm">
              <draw:image xlink:href="Pictures/100002000000001E0000001E01BBC8FE99D5751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8" calcext:value-type="float">
            <text:p>78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table:style-name="ce11" office:value-type="string" calcext:value-type="string">
            <text:p>Greninja</text:p>
          </table:table-cell>
          <table:table-cell table:style-name="ce61">
            <draw:frame draw:z-index="657" draw:name="Grafik 824" draw:style-name="gr1" draw:text-style-name="P1" svg:width="0.793cm" svg:height="0.793cm" svg:x="0.079cm" svg:y="0.026cm">
              <draw:image xlink:href="Pictures/100002000000001E0000001E157034F465BFDCC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8" calcext:value-type="float">
            <text:p>28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59" calcext:value-type="float">
            <text:p>659</text:p>
          </table:table-cell>
          <table:table-cell table:style-name="ce11" office:value-type="string" calcext:value-type="string">
            <text:p>Bunnelby</text:p>
          </table:table-cell>
          <table:table-cell table:style-name="ce61">
            <draw:frame draw:z-index="658" draw:name="Grafik 830" draw:style-name="gr1" draw:text-style-name="P1" svg:width="0.793cm" svg:height="0.793cm" svg:x="0.079cm" svg:y="0.029cm">
              <draw:image xlink:href="Pictures/100002000000001E0000001EAB9E658860C05DB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2" calcext:value-type="float">
            <text:p>22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table:style-name="ce11" office:value-type="string" calcext:value-type="string">
            <text:p>Diggersby</text:p>
          </table:table-cell>
          <table:table-cell table:style-name="ce61">
            <draw:frame draw:z-index="659" draw:name="Grafik 832" draw:style-name="gr1" draw:text-style-name="P1" svg:width="0.793cm" svg:height="0.793cm" svg:x="0.079cm" svg:y="0.053cm">
              <draw:image xlink:href="Pictures/100002000000001E0000001E3C8A500DC7E4560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5" calcext:value-type="float">
            <text:p>85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61" calcext:value-type="float">
            <text:p>661</text:p>
          </table:table-cell>
          <table:table-cell table:style-name="ce11" office:value-type="string" calcext:value-type="string">
            <text:p>Fletchling</text:p>
          </table:table-cell>
          <table:table-cell table:style-name="ce61">
            <draw:frame draw:z-index="660" draw:name="Grafik 838" draw:style-name="gr1" draw:text-style-name="P1" svg:width="0.793cm" svg:height="0.793cm" svg:x="0.053cm" svg:y="0.026cm">
              <draw:image xlink:href="Pictures/100002000000001E0000001E2572632C633F898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1" calcext:value-type="float">
            <text:p>11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table:style-name="ce11" office:value-type="string" calcext:value-type="string">
            <text:p>Fletchinder</text:p>
          </table:table-cell>
          <table:table-cell table:style-name="ce61">
            <draw:frame draw:z-index="661" draw:name="Grafik 844" draw:style-name="gr1" draw:text-style-name="P1" svg:width="0.793cm" svg:height="0.793cm" svg:x="0.079cm" svg:y="0.029cm">
              <draw:image xlink:href="Pictures/100002000000001E0000001E474BEA1EB57BE68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1" calcext:value-type="float">
            <text:p>31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63" calcext:value-type="float">
            <text:p>663</text:p>
          </table:table-cell>
          <table:table-cell table:style-name="ce11" office:value-type="string" calcext:value-type="string">
            <text:p>Talonflame</text:p>
          </table:table-cell>
          <table:table-cell table:style-name="ce61">
            <draw:frame draw:z-index="662" draw:name="Grafik 850" draw:style-name="gr1" draw:text-style-name="P1" svg:width="0.793cm" svg:height="0.793cm" svg:x="0.079cm" svg:y="0cm">
              <draw:image xlink:href="Pictures/100002000000001E0000001E5BB1665143476EE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8" calcext:value-type="float">
            <text:p>38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table:style-name="ce11" office:value-type="string" calcext:value-type="string">
            <text:p>Scatterbug</text:p>
          </table:table-cell>
          <table:table-cell table:style-name="ce61">
            <draw:frame draw:z-index="663" draw:name="Grafik 856" draw:style-name="gr1" draw:text-style-name="P1" svg:width="0.793cm" svg:height="0.793cm" svg:x="0.079cm" svg:y="0.026cm">
              <draw:image xlink:href="Pictures/100002000000001E0000001E76D4720491B6823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0" calcext:value-type="float">
            <text:p>50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65" calcext:value-type="float">
            <text:p>665</text:p>
          </table:table-cell>
          <table:table-cell table:style-name="ce11" office:value-type="string" calcext:value-type="string">
            <text:p>Spewpa</text:p>
          </table:table-cell>
          <table:table-cell table:style-name="ce61">
            <draw:frame draw:z-index="664" draw:name="Grafik 860" draw:style-name="gr1" draw:text-style-name="P1" svg:width="0.793cm" svg:height="0.793cm" svg:x="0.106cm" svg:y="0.003cm">
              <draw:image xlink:href="Pictures/100002000000001E0000001E5A3AB443C9534B5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1" calcext:value-type="float">
            <text:p>21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66" calcext:value-type="float" table:number-columns-spanned="1" table:number-rows-spanned="2">
            <text:p>666</text:p>
          </table:table-cell>
          <table:table-cell table:style-name="ce54" office:value-type="string" calcext:value-type="string" table:number-columns-spanned="1" table:number-rows-spanned="2">
            <text:p>Vivillon</text:p>
          </table:table-cell>
          <table:table-cell table:style-name="ce61" table:number-columns-spanned="1" table:number-rows-spanned="2">
            <draw:frame draw:z-index="665" draw:name="Grafik 864" draw:style-name="gr1" draw:text-style-name="P1" svg:width="0.793cm" svg:height="0.793cm" svg:x="0.079cm" svg:y="0.423cm">
              <draw:image xlink:href="Pictures/100002000000001E0000001E861CE375ADC4629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3" calcext:value-type="float">
            <text:p>33</text:p>
          </table:table-cell>
          <table:table-cell table:style-name="ce71" table:number-columns-repeated="2"/>
          <table:table-cell table:style-name="ce71" office:value-type="string" calcext:value-type="string" table:number-columns-spanned="3" table:number-rows-spanned="1">
            <text:p>Marine / Aquamarin</text:p>
            <draw:frame draw:z-index="722" draw:name="Grafik 11" draw:style-name="gr1" draw:text-style-name="P1" svg:width="0.799cm" svg:height="0.728cm" svg:x="0.073cm" svg:y="0.058cm">
              <draw:image xlink:href="Pictures/10000200000000650000005C0529851BEA4FA8B8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1">
            <text:p>Meadow / Blumenmeer</text:p>
            <draw:frame draw:z-index="721" draw:name="Grafik 3" draw:style-name="gr1" draw:text-style-name="P1" svg:width="0.74cm" svg:height="0.682cm" svg:x="0.109cm" svg:y="0.111cm">
              <draw:image xlink:href="Pictures/10000200000000660000005EA78233414694319B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1">
            <text:p>Modern / Innovations</text:p>
            <draw:frame draw:z-index="726" draw:name="Grafik 75" draw:style-name="gr1" draw:text-style-name="P1" svg:width="0.747cm" svg:height="0.696cm" svg:x="0.072cm" svg:y="0.064cm">
              <draw:image xlink:href="Pictures/10000200000000660000005F285E83904FA04462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1">
            <text:p>Monsoon / Monsun</text:p>
            <draw:frame draw:z-index="727" draw:name="Grafik 91" draw:style-name="gr1" draw:text-style-name="P1" svg:width="0.787cm" svg:height="0.725cm" svg:x="0.165cm" svg:y="0.074cm">
              <draw:image xlink:href="Pictures/10000200000000660000005E0233E565733EAAC4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1">
            <text:p>Ocean / Ozean</text:p>
            <draw:frame draw:z-index="728" draw:name="Grafik 99" draw:style-name="gr1" draw:text-style-name="P1" svg:width="0.767cm" svg:height="0.714cm" svg:x="0.135cm" svg:y="0.078cm">
              <draw:image xlink:href="Pictures/10000200000000660000005FB40651099E42C7D7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1">
            <text:p>Polar / Schneefeld</text:p>
            <draw:frame draw:z-index="732" draw:name="Grafik 139" draw:style-name="gr1" draw:text-style-name="P1" svg:width="0.774cm" svg:height="0.713cm" svg:x="0.125cm" svg:y="0.046cm">
              <draw:image xlink:href="Pictures/10000200000000660000005E8147E28F1687E477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1">
            <text:p>River / Flussdelta</text:p>
            <draw:frame draw:z-index="725" draw:name="Grafik 59" draw:style-name="gr1" draw:text-style-name="P1" svg:width="0.813cm" svg:height="0.75cm" svg:x="0.086cm" svg:y="0.049cm">
              <draw:image xlink:href="Pictures/10000200000000670000005FDBF0E1EC7BE1255B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1">
            <text:p>Sandstorm / Sand</text:p>
            <draw:frame draw:z-index="730" draw:name="Grafik 123" draw:style-name="gr1" draw:text-style-name="P1" svg:width="0.813cm" svg:height="0.757cm" svg:x="0.115cm" svg:y="0.041cm">
              <draw:image xlink:href="Pictures/10000200000000660000005F4E5C2D3D58CA27DB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1">
            <text:p>Savanna / Savannen</text:p>
            <draw:frame draw:z-index="731" draw:name="Grafik 131" draw:style-name="gr1" draw:text-style-name="P1" svg:width="0.767cm" svg:height="0.714cm" svg:x="0.105cm" svg:y="0.052cm">
              <draw:image xlink:href="Pictures/10000200000000650000005E6002D0D506697537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1">
            <text:p>Sun / Sonnen</text:p>
            <draw:frame draw:z-index="733" draw:name="Grafik 147" draw:style-name="gr1" draw:text-style-name="P1" svg:width="0.807cm" svg:height="0.726cm" svg:x="0.118cm" svg:y="0.079cm">
              <draw:image xlink:href="Pictures/10000200000000640000005AED0B4F8C1D2CDC98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1">
            <text:p>Tundra / Flocken</text:p>
            <draw:frame draw:z-index="724" draw:name="Grafik 51" draw:style-name="gr1" draw:text-style-name="P1" svg:width="0.859cm" svg:height="0.8cm" svg:x="0.122cm" svg:y="0.032cm">
              <draw:image xlink:href="Pictures/10000200000000660000005F8B9694F771D30090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1">
            <text:p>Pokéball</text:p>
            <draw:frame draw:z-index="729" draw:name="Grafik 107" draw:style-name="gr1" draw:text-style-name="P1" svg:width="0.8cm" svg:height="0.737cm" svg:x="0.099cm" svg:y="0.048cm">
              <draw:image xlink:href="Pictures/10000200000000660000005EAEBA741041256241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1">
            <text:p>Fancy / Fantasie</text:p>
            <draw:frame draw:z-index="723" draw:name="Grafik 43" draw:style-name="gr1" draw:text-style-name="P1" svg:width="0.8cm" svg:height="0.737cm" svg:x="0.073cm" svg:y="0.049cm">
              <draw:image xlink:href="Pictures/10000200000000660000005E32CE5D75A5507F48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71"/>
          <table:table-cell table:number-columns-repeated="979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27" calcext:value-type="float">
            <text:p>27</text:p>
          </table:table-cell>
          <table:table-cell table:style-name="ce76"/>
          <table:table-cell table:style-name="ce43"/>
          <table:table-cell table:style-name="ce44"/>
          <table:table-cell table:style-name="ce76"/>
          <table:table-cell table:style-name="ce43"/>
          <table:table-cell table:style-name="ce44"/>
          <table:table-cell table:style-name="ce76"/>
          <table:table-cell table:style-name="ce43"/>
          <table:table-cell table:style-name="ce44"/>
          <table:table-cell table:style-name="ce76"/>
          <table:table-cell table:style-name="ce43"/>
          <table:table-cell table:style-name="ce44"/>
          <table:table-cell table:style-name="ce76"/>
          <table:table-cell table:style-name="ce43"/>
          <table:table-cell table:style-name="ce44"/>
          <table:table-cell table:style-name="ce76"/>
          <table:table-cell table:style-name="ce43"/>
          <table:table-cell table:style-name="ce44"/>
          <table:table-cell table:style-name="ce76"/>
          <table:table-cell table:style-name="ce43"/>
          <table:table-cell table:style-name="ce44"/>
          <table:table-cell table:style-name="ce76"/>
          <table:table-cell table:style-name="ce43"/>
          <table:table-cell table:style-name="ce44"/>
          <table:table-cell table:style-name="ce76"/>
          <table:table-cell table:style-name="ce43"/>
          <table:table-cell table:style-name="ce44"/>
          <table:table-cell table:style-name="ce76"/>
          <table:table-cell table:style-name="ce43"/>
          <table:table-cell table:style-name="ce44"/>
          <table:table-cell table:style-name="ce76"/>
          <table:table-cell table:style-name="ce43"/>
          <table:table-cell table:style-name="ce44"/>
          <table:table-cell table:style-name="ce76"/>
          <table:table-cell table:style-name="ce43"/>
          <table:table-cell table:style-name="ce44"/>
          <table:table-cell table:style-name="ce76"/>
          <table:table-cell table:style-name="ce43"/>
          <table:table-cell table:style-name="ce44"/>
          <table:table-cell table:style-name="ce76"/>
          <table:table-cell table:style-name="ce43"/>
          <table:table-cell table:number-columns-repeated="979"/>
        </table:table-row>
        <table:table-row table:style-name="ro1">
          <table:table-cell table:style-name="ce22" office:value-type="float" office:value="667" calcext:value-type="float">
            <text:p>667</text:p>
          </table:table-cell>
          <table:table-cell table:style-name="ce11" office:value-type="string" calcext:value-type="string">
            <text:p>Litleo</text:p>
          </table:table-cell>
          <table:table-cell table:style-name="ce61">
            <draw:frame draw:z-index="666" draw:name="Grafik 870" draw:style-name="gr1" draw:text-style-name="P1" svg:width="0.793cm" svg:height="0.793cm" svg:x="0.079cm" svg:y="0.029cm">
              <draw:image xlink:href="Pictures/100002000000001E0000001EF76B8C43DF31234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5" calcext:value-type="float">
            <text:p>45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table:style-name="ce11" office:value-type="string" calcext:value-type="string">
            <text:p>Pyroar</text:p>
          </table:table-cell>
          <table:table-cell table:style-name="ce61">
            <draw:frame draw:z-index="667" draw:name="Grafik 876" draw:style-name="gr1" draw:text-style-name="P1" svg:width="0.846cm" svg:height="0.793cm" svg:x="0.079cm" svg:y="0.053cm">
              <draw:image xlink:href="Pictures/10000200000000200000001E479AFD41DA79EB4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0" calcext:value-type="float">
            <text:p>60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69" calcext:value-type="float" table:number-columns-spanned="1" table:number-rows-spanned="2">
            <text:p>669</text:p>
          </table:table-cell>
          <table:table-cell table:style-name="ce54" office:value-type="string" calcext:value-type="string" table:number-columns-spanned="1" table:number-rows-spanned="2">
            <text:p>Flabébé</text:p>
          </table:table-cell>
          <table:table-cell table:style-name="ce61" table:number-columns-spanned="1" table:number-rows-spanned="2">
            <draw:frame draw:z-index="668" draw:name="Grafik 882" draw:style-name="gr1" draw:text-style-name="P1" svg:width="0.793cm" svg:height="0.792cm" svg:x="0.106cm" svg:y="0.476cm">
              <draw:image xlink:href="Pictures/100002000000001E0000001EA74F05EF4409834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5" calcext:value-type="float">
            <text:p>25</text:p>
          </table:table-cell>
          <table:table-cell table:style-name="ce38"/>
          <table:table-cell table:number-columns-repeated="1019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86" calcext:value-type="float">
            <text:p>86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70" calcext:value-type="float" table:number-columns-spanned="1" table:number-rows-spanned="2">
            <text:p>670</text:p>
          </table:table-cell>
          <table:table-cell table:style-name="ce54" office:value-type="string" calcext:value-type="string" table:number-columns-spanned="1" table:number-rows-spanned="2">
            <text:p>Floette</text:p>
          </table:table-cell>
          <table:table-cell table:style-name="ce61" table:number-columns-spanned="1" table:number-rows-spanned="2">
            <draw:frame draw:z-index="669" draw:name="Grafik 886" draw:style-name="gr1" draw:text-style-name="P1" svg:width="0.793cm" svg:height="0.793cm" svg:x="0.106cm" svg:y="0.423cm">
              <draw:image xlink:href="Pictures/100002000000001E0000001E067C50284533F7E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" calcext:value-type="float">
            <text:p>5</text:p>
          </table:table-cell>
          <table:table-cell table:style-name="ce38"/>
          <table:table-cell table:number-columns-repeated="1019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96" calcext:value-type="float">
            <text:p>96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71" calcext:value-type="float" table:number-columns-spanned="1" table:number-rows-spanned="2">
            <text:p>671</text:p>
          </table:table-cell>
          <table:table-cell table:style-name="ce54" office:value-type="string" calcext:value-type="string" table:number-columns-spanned="1" table:number-rows-spanned="2">
            <text:p>Florges</text:p>
          </table:table-cell>
          <table:table-cell table:style-name="ce61" table:number-columns-spanned="1" table:number-rows-spanned="2">
            <draw:frame draw:z-index="670" draw:name="Grafik 890" draw:style-name="gr1" draw:text-style-name="P1" svg:width="0.793cm" svg:height="0.793cm" svg:x="0.079cm" svg:y="0.426cm">
              <draw:image xlink:href="Pictures/100002000000001E0000001EA8D8B91A563BFA2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7" calcext:value-type="float">
            <text:p>67</text:p>
          </table:table-cell>
          <table:table-cell table:style-name="ce38"/>
          <table:table-cell table:number-columns-repeated="1019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19" calcext:value-type="float">
            <text:p>19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table:style-name="ce11" office:value-type="string" calcext:value-type="string">
            <text:p>Skiddo</text:p>
          </table:table-cell>
          <table:table-cell table:style-name="ce61">
            <draw:frame draw:z-index="671" draw:name="Grafik 894" draw:style-name="gr1" draw:text-style-name="P1" svg:width="0.793cm" svg:height="0.793cm" svg:x="0.132cm" svg:y="0cm">
              <draw:image xlink:href="Pictures/100002000000001E0000001EBA2C3C9312A6307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8" calcext:value-type="float">
            <text:p>98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73" calcext:value-type="float">
            <text:p>673</text:p>
          </table:table-cell>
          <table:table-cell table:style-name="ce11" office:value-type="string" calcext:value-type="string">
            <text:p>Gogoat</text:p>
          </table:table-cell>
          <table:table-cell table:style-name="ce61">
            <draw:frame draw:z-index="672" draw:name="Grafik 898" draw:style-name="gr1" draw:text-style-name="P1" svg:width="0.793cm" svg:height="0.793cm" svg:x="0.106cm" svg:y="0.003cm">
              <draw:image xlink:href="Pictures/100002000000001E0000001EFA5C987AD63FF44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" calcext:value-type="float">
            <text:p>2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table:style-name="ce11" office:value-type="string" calcext:value-type="string">
            <text:p>Pancham</text:p>
          </table:table-cell>
          <table:table-cell table:style-name="ce61">
            <draw:frame draw:z-index="673" draw:name="Grafik 902" draw:style-name="gr1" draw:text-style-name="P1" svg:width="0.793cm" svg:height="0.793cm" svg:x="0.106cm" svg:y="0cm">
              <draw:image xlink:href="Pictures/100002000000001E0000001EB2D060A6A89F30E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1" calcext:value-type="float">
            <text:p>91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75" calcext:value-type="float">
            <text:p>675</text:p>
          </table:table-cell>
          <table:table-cell table:style-name="ce11" office:value-type="string" calcext:value-type="string">
            <text:p>Pangoro</text:p>
          </table:table-cell>
          <table:table-cell table:style-name="ce61">
            <draw:frame draw:z-index="674" draw:name="Grafik 906" draw:style-name="gr1" draw:text-style-name="P1" svg:width="0.793cm" svg:height="0.793cm" svg:x="0.053cm" svg:y="0cm">
              <draw:image xlink:href="Pictures/100002000000001E0000001EA328544164DAE9E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7" calcext:value-type="float">
            <text:p>57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76" calcext:value-type="float" table:number-columns-spanned="1" table:number-rows-spanned="2">
            <text:p>676</text:p>
          </table:table-cell>
          <table:table-cell table:style-name="ce54" office:value-type="string" calcext:value-type="string" table:number-columns-spanned="1" table:number-rows-spanned="2">
            <text:p>Furfrou</text:p>
          </table:table-cell>
          <table:table-cell table:style-name="ce61" table:number-columns-spanned="1" table:number-rows-spanned="2">
            <draw:frame draw:z-index="675" draw:name="Grafik 912" draw:style-name="gr1" draw:text-style-name="P1" svg:width="0.793cm" svg:height="0.793cm" svg:x="0.106cm" svg:y="0.453cm">
              <draw:image xlink:href="Pictures/100002000000001E0000001E04D6B1B5814C383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5" calcext:value-type="float">
            <text:p>15</text:p>
          </table:table-cell>
          <table:table-cell table:style-name="ce71" table:number-columns-repeated="2"/>
          <table:table-cell table:style-name="ce71" office:value-type="string" calcext:value-type="string" table:number-columns-spanned="3" table:number-rows-spanned="1">
            <text:p>La Reine / Königinnen</text:p>
            <draw:frame draw:z-index="736" draw:name="Grafik 227" draw:style-name="gr1" draw:text-style-name="P1" svg:width="0.449cm" svg:height="0.716cm" svg:x="0.211cm" svg:y="0.08cm">
              <draw:image xlink:href="Pictures/10000201000000270000003EB550C8952C8E5966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1">
            <text:p>Kabuki</text:p>
            <draw:frame draw:z-index="735" draw:name="Grafik 211" draw:style-name="gr1" draw:text-style-name="P1" svg:width="0.542cm" svg:height="0.803cm" svg:x="0.148cm" svg:y="0.059cm">
              <draw:image xlink:href="Pictures/10000201000000340000004D45ED99A4A8B1D565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71"/>
          <table:table-cell table:style-name="ce71" office:value-type="string" calcext:value-type="string" table:number-columns-spanned="3" table:number-rows-spanned="1">
            <text:p>Pharaoh / Herrscher</text:p>
            <draw:frame draw:z-index="734" draw:name="Grafik 195" draw:style-name="gr1" draw:text-style-name="P1" svg:width="0.423cm" svg:height="0.756cm" svg:x="0.159cm" svg:y="0.04cm">
              <draw:image xlink:href="Pictures/100002010000002500000042C4D7DB4ED407EA2D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71"/>
          <table:table-cell table:number-columns-repeated="1009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84" calcext:value-type="float">
            <text:p>84</text:p>
          </table:table-cell>
          <table:table-cell table:style-name="ce76"/>
          <table:table-cell table:style-name="ce43"/>
          <table:table-cell table:style-name="ce44"/>
          <table:table-cell table:style-name="ce76"/>
          <table:table-cell table:style-name="ce43"/>
          <table:table-cell table:style-name="ce44"/>
          <table:table-cell table:style-name="ce76"/>
          <table:table-cell table:style-name="ce43"/>
          <table:table-cell table:style-name="ce44"/>
          <table:table-cell table:style-name="ce76"/>
          <table:table-cell table:style-name="ce43"/>
          <table:table-cell table:number-columns-repeated="1009"/>
        </table:table-row>
        <table:table-row table:style-name="ro1">
          <table:table-cell table:style-name="ce22" office:value-type="float" office:value="677" calcext:value-type="float">
            <text:p>677</text:p>
          </table:table-cell>
          <table:table-cell table:style-name="ce11" office:value-type="string" calcext:value-type="string">
            <text:p>Espurr</text:p>
          </table:table-cell>
          <table:table-cell table:style-name="ce61">
            <draw:frame draw:z-index="676" draw:name="Grafik 916" draw:style-name="gr1" draw:text-style-name="P1" svg:width="0.793cm" svg:height="0.793cm" svg:x="0.079cm" svg:y="0cm">
              <draw:image xlink:href="Pictures/100002000000001E0000001E740F90577B40C5C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0" calcext:value-type="float">
            <text:p>70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table:style-name="ce11" office:value-type="string" calcext:value-type="string">
            <text:p>Meowstic</text:p>
          </table:table-cell>
          <table:table-cell table:style-name="ce61">
            <draw:frame draw:z-index="677" draw:name="Grafik 920" draw:style-name="gr1" draw:text-style-name="P1" svg:width="0.793cm" svg:height="0.793cm" svg:x="0.132cm" svg:y="0.003cm">
              <draw:image xlink:href="Pictures/100002000000001E0000001E0256FAF8583F2F8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5" calcext:value-type="float">
            <text:p>45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79" calcext:value-type="float">
            <text:p>679</text:p>
          </table:table-cell>
          <table:table-cell table:style-name="ce11" office:value-type="string" calcext:value-type="string">
            <text:p>Honedge</text:p>
          </table:table-cell>
          <table:table-cell table:style-name="ce61">
            <draw:frame draw:z-index="678" draw:name="Grafik 924" draw:style-name="gr1" draw:text-style-name="P1" svg:width="0.793cm" svg:height="0.793cm" svg:x="0.106cm" svg:y="0.026cm">
              <draw:image xlink:href="Pictures/100002000000001E0000001EEA069B46D78397F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7" calcext:value-type="float">
            <text:p>27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table:style-name="ce11" office:value-type="string" calcext:value-type="string">
            <text:p>Doublade</text:p>
          </table:table-cell>
          <table:table-cell table:style-name="ce61">
            <draw:frame draw:z-index="679" draw:name="Grafik 930" draw:style-name="gr1" draw:text-style-name="P1" svg:width="0.819cm" svg:height="0.793cm" svg:x="0.079cm" svg:y="0.026cm">
              <draw:image xlink:href="Pictures/100002000000001F0000001E14C2D28C42E2168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8" calcext:value-type="float">
            <text:p>98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81" calcext:value-type="float" table:number-columns-spanned="1" table:number-rows-spanned="2">
            <text:p>681</text:p>
          </table:table-cell>
          <table:table-cell table:style-name="ce54" office:value-type="string" calcext:value-type="string" table:number-columns-spanned="1" table:number-rows-spanned="2">
            <text:p>Aegislash</text:p>
          </table:table-cell>
          <table:table-cell table:style-name="ce61" table:number-columns-spanned="1" table:number-rows-spanned="2">
            <draw:frame draw:z-index="680" draw:name="Grafik 936" draw:style-name="gr1" draw:text-style-name="P1" svg:width="0.793cm" svg:height="0.793cm" svg:x="0.053cm" svg:y="0.479cm">
              <draw:image xlink:href="Pictures/100002000000001E0000001E8D1AACD1DA04FB2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0" calcext:value-type="float">
            <text:p>0</text:p>
          </table:table-cell>
          <table:table-cell table:style-name="ce38"/>
          <table:table-cell table:number-columns-repeated="1019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5" calcext:value-type="float">
            <text:p>5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table:style-name="ce11" office:value-type="string" calcext:value-type="string">
            <text:p>Spritzee</text:p>
          </table:table-cell>
          <table:table-cell table:style-name="ce61">
            <draw:frame draw:z-index="681" draw:name="Grafik 942" draw:style-name="gr1" draw:text-style-name="P1" svg:width="0.793cm" svg:height="0.793cm" svg:x="0.106cm" svg:y="0cm">
              <draw:image xlink:href="Pictures/100002000000001E0000001EE0746CA6D45FE02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6" calcext:value-type="float">
            <text:p>56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83" calcext:value-type="float">
            <text:p>683</text:p>
          </table:table-cell>
          <table:table-cell table:style-name="ce11" office:value-type="string" calcext:value-type="string">
            <text:p>Aromatisse</text:p>
          </table:table-cell>
          <table:table-cell table:style-name="ce61">
            <draw:frame draw:z-index="682" draw:name="Grafik 946" draw:style-name="gr1" draw:text-style-name="P1" svg:width="0.793cm" svg:height="0.793cm" svg:x="0.106cm" svg:y="0.056cm">
              <draw:image xlink:href="Pictures/100002000000001E0000001EA85B7E59A5DB1E4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3" calcext:value-type="float">
            <text:p>63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table:style-name="ce11" office:value-type="string" calcext:value-type="string">
            <text:p>Swirlix</text:p>
          </table:table-cell>
          <table:table-cell table:style-name="ce61">
            <draw:frame draw:z-index="683" draw:name="Grafik 950" draw:style-name="gr1" draw:text-style-name="P1" svg:width="0.793cm" svg:height="0.793cm" svg:x="0.106cm" svg:y="0cm">
              <draw:image xlink:href="Pictures/100002000000001E0000001E3A26F09BC7BD812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2" calcext:value-type="float">
            <text:p>22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85" calcext:value-type="float">
            <text:p>685</text:p>
          </table:table-cell>
          <table:table-cell table:style-name="ce11" office:value-type="string" calcext:value-type="string">
            <text:p>Slurpuff</text:p>
          </table:table-cell>
          <table:table-cell table:style-name="ce61">
            <draw:frame draw:z-index="684" draw:name="Grafik 954" draw:style-name="gr1" draw:text-style-name="P1" svg:width="0.793cm" svg:height="0.793cm" svg:x="0.079cm" svg:y="0.026cm">
              <draw:image xlink:href="Pictures/100002000000001E0000001E57CA3FF89C32B3E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1" calcext:value-type="float">
            <text:p>31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table:style-name="ce11" office:value-type="string" calcext:value-type="string">
            <text:p>Inkay</text:p>
          </table:table-cell>
          <table:table-cell table:style-name="ce61">
            <draw:frame draw:z-index="685" draw:name="Grafik 958" draw:style-name="gr1" draw:text-style-name="P1" svg:width="0.793cm" svg:height="0.793cm" svg:x="0.106cm" svg:y="0.029cm">
              <draw:image xlink:href="Pictures/100002000000001E0000001E1A884B445140163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3" calcext:value-type="float">
            <text:p>43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87" calcext:value-type="float">
            <text:p>687</text:p>
          </table:table-cell>
          <table:table-cell table:style-name="ce11" office:value-type="string" calcext:value-type="string">
            <text:p>Malamar</text:p>
          </table:table-cell>
          <table:table-cell table:style-name="ce61">
            <draw:frame draw:z-index="686" draw:name="Grafik 964" draw:style-name="gr1" draw:text-style-name="P1" svg:width="0.793cm" svg:height="0.793cm" svg:x="0.106cm" svg:y="0.026cm">
              <draw:image xlink:href="Pictures/100002000000001E0000001EB7A2FC5F7BBA00D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3" calcext:value-type="float">
            <text:p>63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table:style-name="ce11" office:value-type="string" calcext:value-type="string">
            <text:p>Binacle</text:p>
          </table:table-cell>
          <table:table-cell table:style-name="ce61">
            <draw:frame draw:z-index="687" draw:name="Grafik 970" draw:style-name="gr1" draw:text-style-name="P1" svg:width="0.793cm" svg:height="0.793cm" svg:x="0.079cm" svg:y="0.026cm">
              <draw:image xlink:href="Pictures/100002000000001E0000001E16484C59E4C9A9C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" calcext:value-type="float">
            <text:p>5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89" calcext:value-type="float">
            <text:p>689</text:p>
          </table:table-cell>
          <table:table-cell table:style-name="ce11" office:value-type="string" calcext:value-type="string">
            <text:p>Barbaracle</text:p>
          </table:table-cell>
          <table:table-cell table:style-name="ce61">
            <draw:frame draw:z-index="688" draw:name="Grafik 976" draw:style-name="gr1" draw:text-style-name="P1" svg:width="0.793cm" svg:height="0.793cm" svg:x="0.079cm" svg:y="0.029cm">
              <draw:image xlink:href="Pictures/100002000000001E0000001E2544A0F685C20BD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5" calcext:value-type="float">
            <text:p>85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table:style-name="ce11" office:value-type="string" calcext:value-type="string">
            <text:p>Skrelp</text:p>
          </table:table-cell>
          <table:table-cell table:style-name="ce61">
            <draw:frame draw:z-index="689" draw:name="Grafik 982" draw:style-name="gr1" draw:text-style-name="P1" svg:width="0.793cm" svg:height="0.793cm" svg:x="0.106cm" svg:y="0.026cm">
              <draw:image xlink:href="Pictures/100002000000001E0000001E11510DE233B610E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2" calcext:value-type="float">
            <text:p>32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91" calcext:value-type="float">
            <text:p>691</text:p>
          </table:table-cell>
          <table:table-cell table:style-name="ce11" office:value-type="string" calcext:value-type="string">
            <text:p>Dragalge</text:p>
          </table:table-cell>
          <table:table-cell table:style-name="ce61">
            <draw:frame draw:z-index="690" draw:name="Grafik 988" draw:style-name="gr1" draw:text-style-name="P1" svg:width="0.846cm" svg:height="0.793cm" svg:x="0.053cm" svg:y="0.026cm">
              <draw:image xlink:href="Pictures/10000200000000200000001E9A259DB9F321446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" calcext:value-type="float">
            <text:p>6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table:style-name="ce11" office:value-type="string" calcext:value-type="string">
            <text:p>Clauncher</text:p>
          </table:table-cell>
          <table:table-cell table:style-name="ce61">
            <draw:frame draw:z-index="691" draw:name="Grafik 994" draw:style-name="gr1" draw:text-style-name="P1" svg:width="0.793cm" svg:height="0.793cm" svg:x="0.106cm" svg:y="0.029cm">
              <draw:image xlink:href="Pictures/100002000000001E0000001EC4DB93891CB418E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4" calcext:value-type="float">
            <text:p>14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93" calcext:value-type="float">
            <text:p>693</text:p>
          </table:table-cell>
          <table:table-cell table:style-name="ce11" office:value-type="string" calcext:value-type="string">
            <text:p>Clawitzer</text:p>
          </table:table-cell>
          <table:table-cell table:style-name="ce61">
            <draw:frame draw:z-index="692" draw:name="Grafik 998" draw:style-name="gr1" draw:text-style-name="P1" svg:width="0.819cm" svg:height="0.793cm" svg:x="0.079cm" svg:y="0cm">
              <draw:image xlink:href="Pictures/100002000000001F0000001ECF5E3CEA4C648BEF.png" xlink:type="simple" xlink:show="embed" xlink:actuate="onLoad" draw:mime-type="image/png">
                <text:p/>
              </draw:image>
            </draw:frame>
            <draw:frame draw:z-index="693" draw:name="Grafik 1002" draw:style-name="gr1" draw:text-style-name="P1" svg:width="0.793cm" svg:height="0.793cm" svg:x="0.079cm" svg:y="0.82cm">
              <draw:image xlink:href="Pictures/100002000000001E0000001E01CEA0CD9FA0B16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9" calcext:value-type="float">
            <text:p>29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table:style-name="ce11" office:value-type="string" calcext:value-type="string">
            <text:p>Helioptile</text:p>
          </table:table-cell>
          <table:table-cell table:style-name="ce61"/>
          <table:table-cell table:style-name="ce28" table:formula="of:=ROUND(RAND()*100)" office:value-type="float" office:value="39" calcext:value-type="float">
            <text:p>39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95" calcext:value-type="float">
            <text:p>695</text:p>
          </table:table-cell>
          <table:table-cell table:style-name="ce11" office:value-type="string" calcext:value-type="string">
            <text:p>Heliolisk</text:p>
          </table:table-cell>
          <table:table-cell table:style-name="ce61">
            <draw:frame draw:z-index="694" draw:name="Grafik 1008" draw:style-name="gr1" draw:text-style-name="P1" svg:width="0.793cm" svg:height="0.793cm" svg:x="0.106cm" svg:y="0.029cm">
              <draw:image xlink:href="Pictures/100002000000001E0000001E0A916B5BB38EC09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2" calcext:value-type="float">
            <text:p>32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table:style-name="ce11" office:value-type="string" calcext:value-type="string">
            <text:p>Tyrunt</text:p>
          </table:table-cell>
          <table:table-cell table:style-name="ce61">
            <draw:frame draw:z-index="695" draw:name="Grafik 1014" draw:style-name="gr1" draw:text-style-name="P1" svg:width="0.793cm" svg:height="0.793cm" svg:x="0.079cm" svg:y="0cm">
              <draw:image xlink:href="Pictures/100002000000001E0000001E1B0CCABFAA20827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2" calcext:value-type="float">
            <text:p>22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97" calcext:value-type="float">
            <text:p>697</text:p>
          </table:table-cell>
          <table:table-cell table:style-name="ce11" office:value-type="string" calcext:value-type="string">
            <text:p>Tyrantrum</text:p>
          </table:table-cell>
          <table:table-cell table:style-name="ce61">
            <draw:frame draw:z-index="696" draw:name="Grafik 1020" draw:style-name="gr1" draw:text-style-name="P1" svg:width="0.793cm" svg:height="0.793cm" svg:x="0.106cm" svg:y="0.026cm">
              <draw:image xlink:href="Pictures/100002000000001E0000001EF6A2B559357B955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0" calcext:value-type="float">
            <text:p>80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table:style-name="ce11" office:value-type="string" calcext:value-type="string">
            <text:p>Amaura</text:p>
          </table:table-cell>
          <table:table-cell table:style-name="ce61">
            <draw:frame draw:z-index="697" draw:name="Grafik 1026" draw:style-name="gr1" draw:text-style-name="P1" svg:width="0.793cm" svg:height="0.793cm" svg:x="0.079cm" svg:y="0.029cm">
              <draw:image xlink:href="Pictures/100002000000001E0000001E3CC334848874CA9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" calcext:value-type="float">
            <text:p>9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699" calcext:value-type="float">
            <text:p>699</text:p>
          </table:table-cell>
          <table:table-cell table:style-name="ce11" office:value-type="string" calcext:value-type="string">
            <text:p>Aurorus</text:p>
          </table:table-cell>
          <table:table-cell table:style-name="ce61">
            <draw:frame draw:z-index="698" draw:name="Grafik 1032" draw:style-name="gr1" draw:text-style-name="P1" svg:width="0.793cm" svg:height="0.793cm" svg:x="0.106cm" svg:y="0.026cm">
              <draw:image xlink:href="Pictures/100002000000001E0000001E0758AC0265D0F53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9" calcext:value-type="float">
            <text:p>69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11" office:value-type="string" calcext:value-type="string">
            <text:p>Sylveon</text:p>
          </table:table-cell>
          <table:table-cell table:style-name="ce61">
            <draw:frame draw:z-index="699" draw:name="Grafik 1038" draw:style-name="gr1" draw:text-style-name="P1" svg:width="0.793cm" svg:height="0.793cm" svg:x="0.079cm" svg:y="0cm">
              <draw:image xlink:href="Pictures/100002000000001E0000001E24431AFC4C50623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9" calcext:value-type="float">
            <text:p>59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701" calcext:value-type="float">
            <text:p>701</text:p>
          </table:table-cell>
          <table:table-cell table:style-name="ce11" office:value-type="string" calcext:value-type="string">
            <text:p>Hawlucha</text:p>
          </table:table-cell>
          <table:table-cell table:style-name="ce61">
            <draw:frame draw:z-index="700" draw:name="Grafik 1042" draw:style-name="gr1" draw:text-style-name="P1" svg:width="0.793cm" svg:height="0.793cm" svg:x="0.132cm" svg:y="0.029cm">
              <draw:image xlink:href="Pictures/100002000000001E0000001E2AC109600A1F278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4" calcext:value-type="float">
            <text:p>44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table:style-name="ce11" office:value-type="string" calcext:value-type="string">
            <text:p>Dedenne</text:p>
          </table:table-cell>
          <table:table-cell table:style-name="ce61">
            <draw:frame draw:z-index="701" draw:name="Grafik 1048" draw:style-name="gr1" draw:text-style-name="P1" svg:width="0.793cm" svg:height="0.793cm" svg:x="0.106cm" svg:y="0.026cm">
              <draw:image xlink:href="Pictures/100002000000001E0000001EC8D09F8C30E3483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6" calcext:value-type="float">
            <text:p>96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703" calcext:value-type="float">
            <text:p>703</text:p>
          </table:table-cell>
          <table:table-cell table:style-name="ce11" office:value-type="string" calcext:value-type="string">
            <text:p>Carbink</text:p>
          </table:table-cell>
          <table:table-cell table:style-name="ce61">
            <draw:frame draw:z-index="702" draw:name="Grafik 1054" draw:style-name="gr1" draw:text-style-name="P1" svg:width="0.793cm" svg:height="0.793cm" svg:x="0.079cm" svg:y="0cm">
              <draw:image xlink:href="Pictures/100002000000001E0000001ED6B11168DA669DC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" calcext:value-type="float">
            <text:p>1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table:style-name="ce11" office:value-type="string" calcext:value-type="string">
            <text:p>Goomy</text:p>
          </table:table-cell>
          <table:table-cell table:style-name="ce61">
            <draw:frame draw:z-index="703" draw:name="Grafik 1060" draw:style-name="gr1" draw:text-style-name="P1" svg:width="0.793cm" svg:height="0.793cm" svg:x="0.106cm" svg:y="0.029cm">
              <draw:image xlink:href="Pictures/100002000000001E0000001EC37EF2F568D0465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6" calcext:value-type="float">
            <text:p>86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705" calcext:value-type="float">
            <text:p>705</text:p>
          </table:table-cell>
          <table:table-cell table:style-name="ce11" office:value-type="string" calcext:value-type="string">
            <text:p>Sliggoo</text:p>
          </table:table-cell>
          <table:table-cell table:style-name="ce61">
            <draw:frame draw:z-index="704" draw:name="Grafik 1064" draw:style-name="gr1" draw:text-style-name="P1" svg:width="0.793cm" svg:height="0.793cm" svg:x="0.106cm" svg:y="0cm">
              <draw:image xlink:href="Pictures/100002000000001E0000001EF301B35510E619F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0" calcext:value-type="float">
            <text:p>20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table:style-name="ce11" office:value-type="string" calcext:value-type="string">
            <text:p>Goodra</text:p>
          </table:table-cell>
          <table:table-cell table:style-name="ce61">
            <draw:frame draw:z-index="705" draw:name="Grafik 1068" draw:style-name="gr1" draw:text-style-name="P1" svg:width="0.793cm" svg:height="0.793cm" svg:x="0.079cm" svg:y="0.026cm">
              <draw:image xlink:href="Pictures/100002000000001E0000001E235A01338B8BF23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4" calcext:value-type="float">
            <text:p>54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707" calcext:value-type="float">
            <text:p>707</text:p>
          </table:table-cell>
          <table:table-cell table:style-name="ce11" office:value-type="string" calcext:value-type="string">
            <text:p>Klefki</text:p>
          </table:table-cell>
          <table:table-cell table:style-name="ce61">
            <draw:frame draw:z-index="706" draw:name="Grafik 1072" draw:style-name="gr1" draw:text-style-name="P1" svg:width="0.793cm" svg:height="0.793cm" svg:x="0.106cm" svg:y="0.029cm">
              <draw:image xlink:href="Pictures/100002000000001E0000001E279ED4E48444DD2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2" calcext:value-type="float">
            <text:p>42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table:style-name="ce11" office:value-type="string" calcext:value-type="string">
            <text:p>Phantump</text:p>
          </table:table-cell>
          <table:table-cell table:style-name="ce61">
            <draw:frame draw:z-index="707" draw:name="Grafik 1077" draw:style-name="gr1" draw:text-style-name="P1" svg:width="0.793cm" svg:height="0.793cm" svg:x="0.106cm" svg:y="0cm">
              <draw:image xlink:href="Pictures/100002000000001E0000001E22F98125821CF46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4" calcext:value-type="float">
            <text:p>94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709" calcext:value-type="float">
            <text:p>709</text:p>
          </table:table-cell>
          <table:table-cell table:style-name="ce11" office:value-type="string" calcext:value-type="string">
            <text:p>Trevenant</text:p>
          </table:table-cell>
          <table:table-cell table:style-name="ce61">
            <draw:frame draw:z-index="708" draw:name="Grafik 1080" draw:style-name="gr1" draw:text-style-name="P1" svg:width="0.793cm" svg:height="0.793cm" svg:x="0.079cm" svg:y="0.026cm">
              <draw:image xlink:href="Pictures/100002000000001E0000001E2C0FAAA0322523C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5" calcext:value-type="float">
            <text:p>35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710" calcext:value-type="float" table:number-columns-spanned="1" table:number-rows-spanned="2">
            <text:p>710</text:p>
          </table:table-cell>
          <table:table-cell table:style-name="ce54" office:value-type="string" calcext:value-type="string" table:number-columns-spanned="1" table:number-rows-spanned="2">
            <text:p>Pumpkaboo</text:p>
          </table:table-cell>
          <table:table-cell table:style-name="ce61" table:number-columns-spanned="1" table:number-rows-spanned="2">
            <draw:frame draw:z-index="709" draw:name="Grafik 1083" draw:style-name="gr1" draw:text-style-name="P1" svg:width="0.793cm" svg:height="0.793cm" svg:x="0.079cm" svg:y="0.426cm">
              <draw:image xlink:href="Pictures/100002000000001E0000001E4F37D2E7FED349C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5" calcext:value-type="float">
            <text:p>95</text:p>
          </table:table-cell>
          <table:table-cell table:style-name="ce38"/>
          <table:table-cell table:number-columns-repeated="1019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76" calcext:value-type="float">
            <text:p>76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711" calcext:value-type="float" table:number-columns-spanned="1" table:number-rows-spanned="2">
            <text:p>711</text:p>
          </table:table-cell>
          <table:table-cell table:style-name="ce54" office:value-type="string" calcext:value-type="string" table:number-columns-spanned="1" table:number-rows-spanned="2">
            <text:p>Gourgeist</text:p>
          </table:table-cell>
          <table:table-cell table:style-name="ce61" table:number-columns-spanned="1" table:number-rows-spanned="2">
            <draw:frame draw:z-index="710" draw:name="Grafik 1086" draw:style-name="gr1" draw:text-style-name="P1" svg:width="0.793cm" svg:height="0.792cm" svg:x="0.053cm" svg:y="0.45cm">
              <draw:image xlink:href="Pictures/100002000000001E0000001E3460FCA442BC071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1" calcext:value-type="float">
            <text:p>21</text:p>
          </table:table-cell>
          <table:table-cell table:style-name="ce38"/>
          <table:table-cell table:number-columns-repeated="1019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73" calcext:value-type="float">
            <text:p>73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table:style-name="ce11" office:value-type="string" calcext:value-type="string">
            <text:p>Bergmite</text:p>
          </table:table-cell>
          <table:table-cell table:style-name="ce61">
            <draw:frame draw:z-index="711" draw:name="Grafik 1089" draw:style-name="gr1" draw:text-style-name="P1" svg:width="0.793cm" svg:height="0.793cm" svg:x="0.106cm" svg:y="0cm">
              <draw:image xlink:href="Pictures/100002000000001E0000001EE7CAAA0EB496900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5" calcext:value-type="float">
            <text:p>45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713" calcext:value-type="float">
            <text:p>713</text:p>
          </table:table-cell>
          <table:table-cell table:style-name="ce11" office:value-type="string" calcext:value-type="string">
            <text:p>Avalugg</text:p>
          </table:table-cell>
          <table:table-cell table:style-name="ce61">
            <draw:frame draw:z-index="712" draw:name="Grafik 1091" draw:style-name="gr1" draw:text-style-name="P1" svg:width="0.793cm" svg:height="0.793cm" svg:x="0.053cm" svg:y="0cm">
              <draw:image xlink:href="Pictures/100002000000001E0000001E53E8DA9617C969B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3" calcext:value-type="float">
            <text:p>13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table:style-name="ce11" office:value-type="string" calcext:value-type="string">
            <text:p>Noibat</text:p>
          </table:table-cell>
          <table:table-cell table:style-name="ce61">
            <draw:frame draw:z-index="713" draw:name="Grafik 1093" draw:style-name="gr1" draw:text-style-name="P1" svg:width="0.793cm" svg:height="0.793cm" svg:x="0.079cm" svg:y="0.029cm">
              <draw:image xlink:href="Pictures/100002000000001E0000001E0FB4AEBDFE3EB8A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1" calcext:value-type="float">
            <text:p>41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715" calcext:value-type="float">
            <text:p>715</text:p>
          </table:table-cell>
          <table:table-cell table:style-name="ce11" office:value-type="string" calcext:value-type="string">
            <text:p>Noivern</text:p>
          </table:table-cell>
          <table:table-cell table:style-name="ce61">
            <draw:frame draw:z-index="714" draw:name="Grafik 1096" draw:style-name="gr1" draw:text-style-name="P1" svg:width="0.793cm" svg:height="0.793cm" svg:x="0.106cm" svg:y="0.026cm">
              <draw:image xlink:href="Pictures/100002000000001E0000001EBC652C058BB1FC2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7" calcext:value-type="float">
            <text:p>57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716" calcext:value-type="float" table:number-columns-spanned="1" table:number-rows-spanned="2">
            <text:p>716</text:p>
          </table:table-cell>
          <table:table-cell table:style-name="ce54" office:value-type="string" calcext:value-type="string" table:number-columns-spanned="1" table:number-rows-spanned="2">
            <text:p>Xerneas</text:p>
          </table:table-cell>
          <table:table-cell table:style-name="ce61" table:number-columns-spanned="1" table:number-rows-spanned="2">
            <draw:frame draw:z-index="715" draw:name="Grafik 1099" draw:style-name="gr1" draw:text-style-name="P1" svg:width="0.793cm" svg:height="0.792cm" svg:x="0.079cm" svg:y="0.45cm">
              <draw:image xlink:href="Pictures/100002000000001E0000001E77DF51BCF2421A9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8" calcext:value-type="float">
            <text:p>18</text:p>
          </table:table-cell>
          <table:table-cell table:style-name="ce38"/>
          <table:table-cell table:number-columns-repeated="1019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2" calcext:value-type="float">
            <text:p>2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717" calcext:value-type="float">
            <text:p>717</text:p>
          </table:table-cell>
          <table:table-cell table:style-name="ce11" office:value-type="string" calcext:value-type="string">
            <text:p>Yveltal</text:p>
          </table:table-cell>
          <table:table-cell table:style-name="ce61">
            <draw:frame draw:z-index="716" draw:name="Grafik 1101" draw:style-name="gr1" draw:text-style-name="P1" svg:width="0.793cm" svg:height="0.793cm" svg:x="0.079cm" svg:y="0.026cm">
              <draw:image xlink:href="Pictures/100002000000001E0000001EF9347AA9EDC44BA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3" calcext:value-type="float">
            <text:p>83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718" calcext:value-type="float" table:number-columns-spanned="1" table:number-rows-spanned="2">
            <text:p>718</text:p>
          </table:table-cell>
          <table:table-cell table:style-name="ce54" office:value-type="string" calcext:value-type="string" table:number-columns-spanned="1" table:number-rows-spanned="2">
            <text:p>Zygarde</text:p>
          </table:table-cell>
          <table:table-cell table:style-name="ce61" table:number-columns-spanned="1" table:number-rows-spanned="2">
            <draw:frame draw:z-index="717" draw:name="Grafik 1104" draw:style-name="gr1" draw:text-style-name="P1" svg:width="0.793cm" svg:height="0.792cm" svg:x="0.079cm" svg:y="0.503cm">
              <draw:image xlink:href="Pictures/100002000000001E0000001E7494A0EEED3B3D9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8" calcext:value-type="float">
            <text:p>28</text:p>
          </table:table-cell>
          <table:table-cell table:style-name="ce38"/>
          <table:table-cell table:number-columns-repeated="1019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77" calcext:value-type="float">
            <text:p>77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719" calcext:value-type="float">
            <text:p>719</text:p>
          </table:table-cell>
          <table:table-cell table:style-name="ce11" office:value-type="string" calcext:value-type="string">
            <text:p>Diancie</text:p>
          </table:table-cell>
          <table:table-cell table:style-name="ce61">
            <draw:frame draw:z-index="718" draw:name="Grafik 1107" draw:style-name="gr1" draw:text-style-name="P1" svg:width="0.793cm" svg:height="0.793cm" svg:x="0.106cm" svg:y="0.053cm">
              <draw:image xlink:href="Pictures/100002000000001E0000001EAF47F0A035B14F0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1" calcext:value-type="float">
            <text:p>61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720" calcext:value-type="float" table:number-columns-spanned="1" table:number-rows-spanned="2">
            <text:p>720</text:p>
          </table:table-cell>
          <table:table-cell table:style-name="ce54" office:value-type="string" calcext:value-type="string" table:number-columns-spanned="1" table:number-rows-spanned="2">
            <text:p>Hoopa</text:p>
          </table:table-cell>
          <table:table-cell table:style-name="ce61" table:number-columns-spanned="1" table:number-rows-spanned="2">
            <draw:frame draw:z-index="719" draw:name="Grafik 1110" draw:style-name="gr1" draw:text-style-name="P1" svg:width="0.793cm" svg:height="0.792cm" svg:x="0.132cm" svg:y="0.397cm">
              <draw:image xlink:href="Pictures/100002000000001E0000001EB74AEC1BE53943B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" calcext:value-type="float">
            <text:p>9</text:p>
          </table:table-cell>
          <table:table-cell table:style-name="ce38"/>
          <table:table-cell table:number-columns-repeated="1019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95" calcext:value-type="float">
            <text:p>95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22" office:value-type="float" office:value="721" calcext:value-type="float">
            <text:p>721</text:p>
          </table:table-cell>
          <table:table-cell table:style-name="ce11" office:value-type="string" calcext:value-type="string">
            <text:p>Volcanion</text:p>
          </table:table-cell>
          <table:table-cell table:style-name="ce61">
            <draw:frame draw:z-index="720" draw:name="Grafik 1113" draw:style-name="gr1" draw:text-style-name="P1" svg:width="0.793cm" svg:height="0.793cm" svg:x="0.106cm" svg:y="0.026cm">
              <draw:image xlink:href="Pictures/100002000000001E0000001E585C6B5C59CF95F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8" calcext:value-type="float">
            <text:p>68</text:p>
          </table:table-cell>
          <table:table-cell table:style-name="ce35" table:number-columns-repeated="2"/>
          <table:table-cell table:number-columns-repeated="1018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table:style-name="ce11" office:value-type="string" calcext:value-type="string">
            <text:p>Rowlet</text:p>
          </table:table-cell>
          <table:table-cell table:style-name="ce61">
            <draw:frame draw:z-index="737" draw:name="Grafik 1115" draw:style-name="gr1" draw:text-style-name="P1" svg:width="0.793cm" svg:height="0.793cm" svg:x="0.079cm" svg:y="0.026cm">
              <draw:image xlink:href="Pictures/100002000000001E0000001EE9CC2B8C07519D5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0" calcext:value-type="float">
            <text:p>40</text:p>
          </table:table-cell>
          <table:table-cell table:style-name="ce40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23" calcext:value-type="float">
            <text:p>723</text:p>
          </table:table-cell>
          <table:table-cell table:style-name="ce11" office:value-type="string" calcext:value-type="string">
            <text:p>Dartrix</text:p>
          </table:table-cell>
          <table:table-cell table:style-name="ce61">
            <draw:frame draw:z-index="738" draw:name="Grafik 1118" draw:style-name="gr1" draw:text-style-name="P1" svg:width="0.793cm" svg:height="0.793cm" svg:x="0.079cm" svg:y="0.056cm">
              <draw:image xlink:href="Pictures/100002000000001E0000001EA4D9EFB013D9D93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0" calcext:value-type="float">
            <text:p>40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table:style-name="ce11" office:value-type="string" calcext:value-type="string">
            <text:p>Decidueye</text:p>
          </table:table-cell>
          <table:table-cell table:style-name="ce61">
            <draw:frame draw:z-index="739" draw:name="Grafik 1121" draw:style-name="gr1" draw:text-style-name="P1" svg:width="0.793cm" svg:height="0.793cm" svg:x="0.079cm" svg:y="0.026cm">
              <draw:image xlink:href="Pictures/100002000000001E0000001ECC16DA065A84495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8" calcext:value-type="float">
            <text:p>28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25" calcext:value-type="float">
            <text:p>725</text:p>
          </table:table-cell>
          <table:table-cell table:style-name="ce11" office:value-type="string" calcext:value-type="string">
            <text:p>Litten</text:p>
          </table:table-cell>
          <table:table-cell table:style-name="ce61">
            <draw:frame draw:z-index="740" draw:name="Grafik 1124" draw:style-name="gr1" draw:text-style-name="P1" svg:width="0.793cm" svg:height="0.793cm" svg:x="0.079cm" svg:y="0.026cm">
              <draw:image xlink:href="Pictures/100002000000001E0000001EEEEDE58BDE2C004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7" calcext:value-type="float">
            <text:p>87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table:style-name="ce11" office:value-type="string" calcext:value-type="string">
            <text:p>Torracat</text:p>
          </table:table-cell>
          <table:table-cell table:style-name="ce61">
            <draw:frame draw:z-index="741" draw:name="Grafik 1126" draw:style-name="gr1" draw:text-style-name="P1" svg:width="0.793cm" svg:height="0.793cm" svg:x="0.106cm" svg:y="0.056cm">
              <draw:image xlink:href="Pictures/100002000000001E0000001EBA051BBF759E351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6" calcext:value-type="float">
            <text:p>16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27" calcext:value-type="float">
            <text:p>727</text:p>
          </table:table-cell>
          <table:table-cell table:style-name="ce11" office:value-type="string" calcext:value-type="string">
            <text:p>Incineroar</text:p>
          </table:table-cell>
          <table:table-cell table:style-name="ce61">
            <draw:frame draw:z-index="742" draw:name="Grafik 1128" draw:style-name="gr1" draw:text-style-name="P1" svg:width="0.793cm" svg:height="0.793cm" svg:x="0.106cm" svg:y="0.026cm">
              <draw:image xlink:href="Pictures/100002000000001E0000001E2E01BCC56408D43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1" calcext:value-type="float">
            <text:p>81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table:style-name="ce11" office:value-type="string" calcext:value-type="string">
            <text:p>Popplio</text:p>
          </table:table-cell>
          <table:table-cell table:style-name="ce61">
            <draw:frame draw:z-index="743" draw:name="Grafik 1131" draw:style-name="gr1" draw:text-style-name="P1" svg:width="0.793cm" svg:height="0.793cm" svg:x="0.079cm" svg:y="0.026cm">
              <draw:image xlink:href="Pictures/100002000000001E0000001E462CFFF924115B0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5" calcext:value-type="float">
            <text:p>15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29" calcext:value-type="float">
            <text:p>729</text:p>
          </table:table-cell>
          <table:table-cell table:style-name="ce11" office:value-type="string" calcext:value-type="string">
            <text:p>Brionne</text:p>
          </table:table-cell>
          <table:table-cell table:style-name="ce61">
            <draw:frame draw:z-index="744" draw:name="Grafik 1133" draw:style-name="gr1" draw:text-style-name="P1" svg:width="0.793cm" svg:height="0.793cm" svg:x="0.053cm" svg:y="0.003cm">
              <draw:image xlink:href="Pictures/100002000000001E0000001EC046F2DEF376DF4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9" calcext:value-type="float">
            <text:p>99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table:style-name="ce11" office:value-type="string" calcext:value-type="string">
            <text:p>Primarina</text:p>
          </table:table-cell>
          <table:table-cell table:style-name="ce61">
            <draw:frame draw:z-index="745" draw:name="Grafik 1135" draw:style-name="gr1" draw:text-style-name="P1" svg:width="0.793cm" svg:height="0.793cm" svg:x="0.053cm" svg:y="0.053cm">
              <draw:image xlink:href="Pictures/100002000000001E0000001E18289EC1FDD3019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4" calcext:value-type="float">
            <text:p>24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31" calcext:value-type="float">
            <text:p>731</text:p>
          </table:table-cell>
          <table:table-cell table:style-name="ce11" office:value-type="string" calcext:value-type="string">
            <text:p>Pikipek</text:p>
          </table:table-cell>
          <table:table-cell table:style-name="ce61">
            <draw:frame draw:z-index="746" draw:name="Grafik 1138" draw:style-name="gr1" draw:text-style-name="P1" svg:width="0.793cm" svg:height="0.793cm" svg:x="0.132cm" svg:y="0cm">
              <draw:image xlink:href="Pictures/100002000000001E0000001EB324800FC06786B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9" calcext:value-type="float">
            <text:p>49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table:style-name="ce11" office:value-type="string" calcext:value-type="string">
            <text:p>Trumbeak</text:p>
          </table:table-cell>
          <table:table-cell table:style-name="ce61">
            <draw:frame draw:z-index="747" draw:name="Grafik 1141" draw:style-name="gr1" draw:text-style-name="P1" svg:width="0.793cm" svg:height="0.793cm" svg:x="0.079cm" svg:y="0.029cm">
              <draw:image xlink:href="Pictures/100002000000001E0000001E53F4FBAB496A5D5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9" calcext:value-type="float">
            <text:p>69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33" calcext:value-type="float">
            <text:p>733</text:p>
          </table:table-cell>
          <table:table-cell table:style-name="ce11" office:value-type="string" calcext:value-type="string">
            <text:p>Toucannon</text:p>
          </table:table-cell>
          <table:table-cell table:style-name="ce61">
            <draw:frame draw:z-index="748" draw:name="Grafik 1144" draw:style-name="gr1" draw:text-style-name="P1" svg:width="0.793cm" svg:height="0.793cm" svg:x="0.079cm" svg:y="0.026cm">
              <draw:image xlink:href="Pictures/100002000000001E0000001E3282330D51FB0A1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3" calcext:value-type="float">
            <text:p>63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table:style-name="ce11" office:value-type="string" calcext:value-type="string">
            <text:p>Yungoos</text:p>
          </table:table-cell>
          <table:table-cell table:style-name="ce61">
            <draw:frame draw:z-index="749" draw:name="Grafik 1147" draw:style-name="gr1" draw:text-style-name="P1" svg:width="0.793cm" svg:height="0.793cm" svg:x="0.079cm" svg:y="0.026cm">
              <draw:image xlink:href="Pictures/100002000000001E0000001E5ED78147283B2FA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7" calcext:value-type="float">
            <text:p>17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35" calcext:value-type="float">
            <text:p>735</text:p>
          </table:table-cell>
          <table:table-cell table:style-name="ce11" office:value-type="string" calcext:value-type="string">
            <text:p>Gumshoos</text:p>
          </table:table-cell>
          <table:table-cell table:style-name="ce61">
            <draw:frame draw:z-index="750" draw:name="Grafik 1149" draw:style-name="gr1" draw:text-style-name="P1" svg:width="0.793cm" svg:height="0.793cm" svg:x="0.079cm" svg:y="0.029cm">
              <draw:image xlink:href="Pictures/100002000000001E0000001E148017971055F90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8" calcext:value-type="float">
            <text:p>68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table:style-name="ce11" office:value-type="string" calcext:value-type="string">
            <text:p>Grubbin</text:p>
          </table:table-cell>
          <table:table-cell table:style-name="ce61">
            <draw:frame draw:z-index="751" draw:name="Grafik 1151" draw:style-name="gr1" draw:text-style-name="P1" svg:width="0.793cm" svg:height="0.793cm" svg:x="0.053cm" svg:y="0cm">
              <draw:image xlink:href="Pictures/100002000000001E0000001E572D6DD12A1FB40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4" calcext:value-type="float">
            <text:p>54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37" calcext:value-type="float">
            <text:p>737</text:p>
          </table:table-cell>
          <table:table-cell table:style-name="ce11" office:value-type="string" calcext:value-type="string">
            <text:p>Charjabug</text:p>
          </table:table-cell>
          <table:table-cell table:style-name="ce61">
            <draw:frame draw:z-index="752" draw:name="Grafik 1153" draw:style-name="gr1" draw:text-style-name="P1" svg:width="0.793cm" svg:height="0.793cm" svg:x="0.053cm" svg:y="0.026cm">
              <draw:image xlink:href="Pictures/100002000000001E0000001EF4FA4E8C1E88913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8" calcext:value-type="float">
            <text:p>18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38" calcext:value-type="float">
            <text:p>738</text:p>
          </table:table-cell>
          <table:table-cell table:style-name="ce11" office:value-type="string" calcext:value-type="string">
            <text:p>Vikavolt</text:p>
          </table:table-cell>
          <table:table-cell table:style-name="ce61">
            <draw:frame draw:z-index="753" draw:name="Grafik 1156" draw:style-name="gr1" draw:text-style-name="P1" svg:width="0.793cm" svg:height="0.793cm" svg:x="0.053cm" svg:y="0.029cm">
              <draw:image xlink:href="Pictures/100002000000001E0000001EC8E342FA16BE3D1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1" calcext:value-type="float">
            <text:p>71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39" calcext:value-type="float">
            <text:p>739</text:p>
          </table:table-cell>
          <table:table-cell table:style-name="ce11" office:value-type="string" calcext:value-type="string">
            <text:p>Crabrawler</text:p>
          </table:table-cell>
          <table:table-cell table:style-name="ce61">
            <draw:frame draw:z-index="754" draw:name="Grafik 1159" draw:style-name="gr1" draw:text-style-name="P1" svg:width="0.793cm" svg:height="0.793cm" svg:x="0.106cm" svg:y="0.026cm">
              <draw:image xlink:href="Pictures/100002000000001E0000001EA822AA14BF6EE37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9" calcext:value-type="float">
            <text:p>29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table:style-name="ce11" office:value-type="string" calcext:value-type="string">
            <text:p>Crabominable</text:p>
          </table:table-cell>
          <table:table-cell table:style-name="ce61">
            <draw:frame draw:z-index="755" draw:name="Grafik 1161" draw:style-name="gr1" draw:text-style-name="P1" svg:width="0.846cm" svg:height="0.793cm" svg:x="0.079cm" svg:y="0.026cm">
              <draw:image xlink:href="Pictures/10000200000000200000001E27F4A35B07BFA3D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9" calcext:value-type="float">
            <text:p>49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41" calcext:value-type="float" table:number-columns-spanned="1" table:number-rows-spanned="2">
            <text:p>741</text:p>
          </table:table-cell>
          <table:table-cell table:style-name="ce54" office:value-type="string" calcext:value-type="string" table:number-columns-spanned="1" table:number-rows-spanned="2">
            <text:p>Oricorio</text:p>
          </table:table-cell>
          <table:table-cell table:style-name="ce61" table:number-columns-spanned="1" table:number-rows-spanned="2">
            <draw:frame draw:z-index="756" draw:name="Grafik 1164" draw:style-name="gr1" draw:text-style-name="P1" svg:width="0.793cm" svg:height="0.793cm" svg:x="0.053cm" svg:y="0.373cm">
              <draw:image xlink:href="Pictures/100002000000001E0000001E72D75905DDE74A0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8" calcext:value-type="float">
            <text:p>48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61" calcext:value-type="float">
            <text:p>61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42" calcext:value-type="float">
            <text:p>742</text:p>
          </table:table-cell>
          <table:table-cell table:style-name="ce11" office:value-type="string" calcext:value-type="string">
            <text:p>Cutiefly</text:p>
          </table:table-cell>
          <table:table-cell table:style-name="ce61">
            <draw:frame draw:z-index="757" draw:name="Grafik 1167" draw:style-name="gr1" draw:text-style-name="P1" svg:width="0.793cm" svg:height="0.793cm" svg:x="0.053cm" svg:y="0.026cm">
              <draw:image xlink:href="Pictures/100002000000001E0000001EC236DB3957A2724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7" calcext:value-type="float">
            <text:p>67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43" calcext:value-type="float">
            <text:p>743</text:p>
          </table:table-cell>
          <table:table-cell table:style-name="ce11" office:value-type="string" calcext:value-type="string">
            <text:p>Ribombee</text:p>
          </table:table-cell>
          <table:table-cell table:style-name="ce61">
            <draw:frame draw:z-index="758" draw:name="Grafik 1170" draw:style-name="gr1" draw:text-style-name="P1" svg:width="0.793cm" svg:height="0.793cm" svg:x="0.079cm" svg:y="0.056cm">
              <draw:image xlink:href="Pictures/100002000000001E0000001EA7CF3017EB20D6F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8" calcext:value-type="float">
            <text:p>48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44" calcext:value-type="float" table:number-columns-spanned="1" table:number-rows-spanned="2">
            <text:p>744</text:p>
          </table:table-cell>
          <table:table-cell table:style-name="ce54" office:value-type="string" calcext:value-type="string" table:number-columns-spanned="1" table:number-rows-spanned="2">
            <text:p>Rockruff</text:p>
          </table:table-cell>
          <table:table-cell table:style-name="ce61" table:number-columns-spanned="1" table:number-rows-spanned="2">
            <draw:frame draw:z-index="759" draw:name="Grafik 1173" draw:style-name="gr1" draw:text-style-name="P1" svg:width="0.793cm" svg:height="0.793cm" svg:x="0.079cm" svg:y="0.397cm">
              <draw:image xlink:href="Pictures/100002000000001E0000001ED37C3526D5CE775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8" calcext:value-type="float">
            <text:p>78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80" calcext:value-type="float">
            <text:p>80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45" calcext:value-type="float" table:number-columns-spanned="1" table:number-rows-spanned="2">
            <text:p>745</text:p>
          </table:table-cell>
          <table:table-cell table:style-name="ce54" office:value-type="string" calcext:value-type="string" table:number-columns-spanned="1" table:number-rows-spanned="2">
            <text:p>Lycanroc</text:p>
          </table:table-cell>
          <table:table-cell table:style-name="ce61" table:number-columns-spanned="1" table:number-rows-spanned="2">
            <draw:frame draw:z-index="760" draw:name="Grafik 1175" draw:style-name="gr1" draw:text-style-name="P1" svg:width="0.793cm" svg:height="0.793cm" svg:x="0.106cm" svg:y="0.426cm">
              <draw:image xlink:href="Pictures/100002000000001E0000001EC45227A3CBEDA44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4" calcext:value-type="float">
            <text:p>54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42" calcext:value-type="float">
            <text:p>42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46" calcext:value-type="float" table:number-columns-spanned="1" table:number-rows-spanned="2">
            <text:p>746</text:p>
          </table:table-cell>
          <table:table-cell table:style-name="ce54" office:value-type="string" calcext:value-type="string" table:number-columns-spanned="1" table:number-rows-spanned="2">
            <text:p>Wishiwashi</text:p>
          </table:table-cell>
          <table:table-cell table:style-name="ce61" table:number-columns-spanned="1" table:number-rows-spanned="2">
            <draw:frame draw:z-index="761" draw:name="Grafik 1177" draw:style-name="gr1" draw:text-style-name="P1" svg:width="0.793cm" svg:height="0.792cm" svg:x="0.079cm" svg:y="0.397cm">
              <draw:image xlink:href="Pictures/100002000000001E0000001EB36E630C34B15BF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9" calcext:value-type="float">
            <text:p>69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8" calcext:value-type="float">
            <text:p>8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47" calcext:value-type="float">
            <text:p>747</text:p>
          </table:table-cell>
          <table:table-cell table:style-name="ce11" office:value-type="string" calcext:value-type="string">
            <text:p>Mareanie</text:p>
          </table:table-cell>
          <table:table-cell table:style-name="ce61">
            <draw:frame draw:z-index="762" draw:name="Grafik 1179" draw:style-name="gr1" draw:text-style-name="P1" svg:width="0.793cm" svg:height="0.793cm" svg:x="0.053cm" svg:y="0.026cm">
              <draw:image xlink:href="Pictures/100002000000001E0000001EB30C56D57AC3CC2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4" calcext:value-type="float">
            <text:p>94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48" calcext:value-type="float">
            <text:p>748</text:p>
          </table:table-cell>
          <table:table-cell table:style-name="ce11" office:value-type="string" calcext:value-type="string">
            <text:p>Toxapex</text:p>
          </table:table-cell>
          <table:table-cell table:style-name="ce61">
            <draw:frame draw:z-index="763" draw:name="Grafik 1182" draw:style-name="gr1" draw:text-style-name="P1" svg:width="0.793cm" svg:height="0.792cm" svg:x="0.106cm" svg:y="0.053cm">
              <draw:image xlink:href="Pictures/100002000000001E0000001ECFB15F5AD5D677F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1" calcext:value-type="float">
            <text:p>61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49" calcext:value-type="float">
            <text:p>749</text:p>
          </table:table-cell>
          <table:table-cell table:style-name="ce11" office:value-type="string" calcext:value-type="string">
            <text:p>Mudbray</text:p>
          </table:table-cell>
          <table:table-cell table:style-name="ce61">
            <draw:frame draw:z-index="764" draw:name="Grafik 1185" draw:style-name="gr1" draw:text-style-name="P1" svg:width="0.793cm" svg:height="0.793cm" svg:x="0.079cm" svg:y="0.056cm">
              <draw:image xlink:href="Pictures/100002000000001E0000001EC71C0514458B4EE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4" calcext:value-type="float">
            <text:p>94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table:style-name="ce11" office:value-type="string" calcext:value-type="string">
            <text:p>Mudsdale</text:p>
          </table:table-cell>
          <table:table-cell table:style-name="ce61">
            <draw:frame draw:z-index="765" draw:name="Grafik 1187" draw:style-name="gr1" draw:text-style-name="P1" svg:width="0.793cm" svg:height="0.793cm" svg:x="0.053cm" svg:y="0.026cm">
              <draw:image xlink:href="Pictures/100002000000001E0000001E7BDDD8BEAED29FB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2" calcext:value-type="float">
            <text:p>12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51" calcext:value-type="float">
            <text:p>751</text:p>
          </table:table-cell>
          <table:table-cell table:style-name="ce11" office:value-type="string" calcext:value-type="string">
            <text:p>Dewpider</text:p>
          </table:table-cell>
          <table:table-cell table:style-name="ce61">
            <draw:frame draw:z-index="766" draw:name="Grafik 1189" draw:style-name="gr1" draw:text-style-name="P1" svg:width="0.793cm" svg:height="0.793cm" svg:x="0.079cm" svg:y="0.026cm">
              <draw:image xlink:href="Pictures/100002000000001E0000001EBA95E3C6F11B045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" calcext:value-type="float">
            <text:p>8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52" calcext:value-type="float">
            <text:p>752</text:p>
          </table:table-cell>
          <table:table-cell table:style-name="ce11" office:value-type="string" calcext:value-type="string">
            <text:p>Araquanid</text:p>
          </table:table-cell>
          <table:table-cell table:style-name="ce61">
            <draw:frame draw:z-index="767" draw:name="Grafik 1192" draw:style-name="gr1" draw:text-style-name="P1" svg:width="0.793cm" svg:height="0.793cm" svg:x="0.079cm" svg:y="0.029cm">
              <draw:image xlink:href="Pictures/100002000000001E0000001E281A8C6F0DBE679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3" calcext:value-type="float">
            <text:p>53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53" calcext:value-type="float">
            <text:p>753</text:p>
          </table:table-cell>
          <table:table-cell table:style-name="ce11" office:value-type="string" calcext:value-type="string">
            <text:p>Fomantis</text:p>
          </table:table-cell>
          <table:table-cell table:style-name="ce61">
            <draw:frame draw:z-index="768" draw:name="Grafik 1195" draw:style-name="gr1" draw:text-style-name="P1" svg:width="0.793cm" svg:height="0.793cm" svg:x="0.079cm" svg:y="0cm">
              <draw:image xlink:href="Pictures/100002000000001E0000001E0645687F3E77E3C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1" calcext:value-type="float">
            <text:p>51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54" calcext:value-type="float">
            <text:p>754</text:p>
          </table:table-cell>
          <table:table-cell table:style-name="ce11" office:value-type="string" calcext:value-type="string">
            <text:p>Lurantis</text:p>
          </table:table-cell>
          <table:table-cell table:style-name="ce61">
            <draw:frame draw:z-index="769" draw:name="Grafik 1197" draw:style-name="gr1" draw:text-style-name="P1" svg:width="0.793cm" svg:height="0.793cm" svg:x="0.079cm" svg:y="0cm">
              <draw:image xlink:href="Pictures/100002000000001E0000001E54459257BC58C10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0" calcext:value-type="float">
            <text:p>80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55" calcext:value-type="float">
            <text:p>755</text:p>
          </table:table-cell>
          <table:table-cell table:style-name="ce11" office:value-type="string" calcext:value-type="string">
            <text:p>Morelull</text:p>
          </table:table-cell>
          <table:table-cell table:style-name="ce61">
            <draw:frame draw:z-index="770" draw:name="Grafik 1199" draw:style-name="gr1" draw:text-style-name="P1" svg:width="0.793cm" svg:height="0.793cm" svg:x="0.079cm" svg:y="0.029cm">
              <draw:image xlink:href="Pictures/100002000000001E0000001E4357833EA304A95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7" calcext:value-type="float">
            <text:p>27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56" calcext:value-type="float">
            <text:p>756</text:p>
          </table:table-cell>
          <table:table-cell table:style-name="ce11" office:value-type="string" calcext:value-type="string">
            <text:p>Shiinotic</text:p>
          </table:table-cell>
          <table:table-cell table:style-name="ce61">
            <draw:frame draw:z-index="771" draw:name="Grafik 1202" draw:style-name="gr1" draw:text-style-name="P1" svg:width="0.793cm" svg:height="0.793cm" svg:x="0.053cm" svg:y="0.026cm">
              <draw:image xlink:href="Pictures/100002000000001E0000001E048F60C490F3EF6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1" calcext:value-type="float">
            <text:p>41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57" calcext:value-type="float">
            <text:p>757</text:p>
          </table:table-cell>
          <table:table-cell table:style-name="ce11" office:value-type="string" calcext:value-type="string">
            <text:p>Salandit</text:p>
          </table:table-cell>
          <table:table-cell table:style-name="ce61">
            <draw:frame draw:z-index="772" draw:name="Grafik 1205" draw:style-name="gr1" draw:text-style-name="P1" svg:width="0.793cm" svg:height="0.793cm" svg:x="0.106cm" svg:y="0.026cm">
              <draw:image xlink:href="Pictures/100002000000001E0000001EC03404F7688FC4D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9" calcext:value-type="float">
            <text:p>19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58" calcext:value-type="float">
            <text:p>758</text:p>
          </table:table-cell>
          <table:table-cell table:style-name="ce11" office:value-type="string" calcext:value-type="string">
            <text:p>Salazzle</text:p>
          </table:table-cell>
          <table:table-cell table:style-name="ce61">
            <draw:frame draw:z-index="773" draw:name="Grafik 1208" draw:style-name="gr1" draw:text-style-name="P1" svg:width="0.793cm" svg:height="0.793cm" svg:x="0.079cm" svg:y="0.029cm">
              <draw:image xlink:href="Pictures/100002000000001E0000001EB8294238763F724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3" calcext:value-type="float">
            <text:p>73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59" calcext:value-type="float">
            <text:p>759</text:p>
          </table:table-cell>
          <table:table-cell table:style-name="ce11" office:value-type="string" calcext:value-type="string">
            <text:p>Stufful</text:p>
          </table:table-cell>
          <table:table-cell table:style-name="ce61">
            <draw:frame draw:z-index="774" draw:name="Grafik 1211" draw:style-name="gr1" draw:text-style-name="P1" svg:width="0.793cm" svg:height="0.793cm" svg:x="0.053cm" svg:y="0.026cm">
              <draw:image xlink:href="Pictures/100002000000001E0000001E2A453AB067C1743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3" calcext:value-type="float">
            <text:p>73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60" calcext:value-type="float">
            <text:p>760</text:p>
          </table:table-cell>
          <table:table-cell table:style-name="ce11" office:value-type="string" calcext:value-type="string">
            <text:p>Bewear</text:p>
          </table:table-cell>
          <table:table-cell table:style-name="ce61">
            <draw:frame draw:z-index="775" draw:name="Grafik 1214" draw:style-name="gr1" draw:text-style-name="P1" svg:width="0.793cm" svg:height="0.793cm" svg:x="0.106cm" svg:y="0.026cm">
              <draw:image xlink:href="Pictures/100002000000001E0000001EF05F6BCF243ACB9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9" calcext:value-type="float">
            <text:p>19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61" calcext:value-type="float">
            <text:p>761</text:p>
          </table:table-cell>
          <table:table-cell table:style-name="ce11" office:value-type="string" calcext:value-type="string">
            <text:p>Bounsweet</text:p>
          </table:table-cell>
          <table:table-cell table:style-name="ce61">
            <draw:frame draw:z-index="776" draw:name="Grafik 1217" draw:style-name="gr1" draw:text-style-name="P1" svg:width="0.793cm" svg:height="0.793cm" svg:x="0.053cm" svg:y="0.029cm">
              <draw:image xlink:href="Pictures/100002000000001E0000001EFE24AC4267DB35A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0" calcext:value-type="float">
            <text:p>10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62" calcext:value-type="float">
            <text:p>762</text:p>
          </table:table-cell>
          <table:table-cell table:style-name="ce11" office:value-type="string" calcext:value-type="string">
            <text:p>Steenee</text:p>
          </table:table-cell>
          <table:table-cell table:style-name="ce61">
            <draw:frame draw:z-index="777" draw:name="Grafik 1219" draw:style-name="gr1" draw:text-style-name="P1" svg:width="0.793cm" svg:height="0.793cm" svg:x="0.106cm" svg:y="0.053cm">
              <draw:image xlink:href="Pictures/100002000000001E0000001E3CF508149891982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9" calcext:value-type="float">
            <text:p>19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63" calcext:value-type="float">
            <text:p>763</text:p>
          </table:table-cell>
          <table:table-cell table:style-name="ce11" office:value-type="string" calcext:value-type="string">
            <text:p>Tsareena</text:p>
          </table:table-cell>
          <table:table-cell table:style-name="ce61">
            <draw:frame draw:z-index="778" draw:name="Grafik 1221" draw:style-name="gr1" draw:text-style-name="P1" svg:width="0.793cm" svg:height="0.793cm" svg:x="0.079cm" svg:y="0.026cm">
              <draw:image xlink:href="Pictures/100002000000001E0000001EA5DE2B37EBF8593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2" calcext:value-type="float">
            <text:p>62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64" calcext:value-type="float">
            <text:p>764</text:p>
          </table:table-cell>
          <table:table-cell table:style-name="ce11" office:value-type="string" calcext:value-type="string">
            <text:p>Comfey</text:p>
          </table:table-cell>
          <table:table-cell table:style-name="ce61">
            <draw:frame draw:z-index="779" draw:name="Grafik 1223" draw:style-name="gr1" draw:text-style-name="P1" svg:width="0.793cm" svg:height="0.793cm" svg:x="0.079cm" svg:y="0.056cm">
              <draw:image xlink:href="Pictures/100002000000001E0000001EF5E41A5D1D083F1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7" calcext:value-type="float">
            <text:p>27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65" calcext:value-type="float">
            <text:p>765</text:p>
          </table:table-cell>
          <table:table-cell table:style-name="ce11" office:value-type="string" calcext:value-type="string">
            <text:p>Oranguru</text:p>
          </table:table-cell>
          <table:table-cell table:style-name="ce61">
            <draw:frame draw:z-index="780" draw:name="Grafik 1225" draw:style-name="gr1" draw:text-style-name="P1" svg:width="0.793cm" svg:height="0.793cm" svg:x="0.079cm" svg:y="0.026cm">
              <draw:image xlink:href="Pictures/100002000000001E0000001E70D4A76D02C8C49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0" calcext:value-type="float">
            <text:p>40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66" calcext:value-type="float">
            <text:p>766</text:p>
          </table:table-cell>
          <table:table-cell table:style-name="ce11" office:value-type="string" calcext:value-type="string">
            <text:p>Passimian</text:p>
          </table:table-cell>
          <table:table-cell table:style-name="ce61">
            <draw:frame draw:z-index="781" draw:name="Grafik 1228" draw:style-name="gr1" draw:text-style-name="P1" svg:width="0.793cm" svg:height="0.793cm" svg:x="0.079cm" svg:y="0.026cm">
              <draw:image xlink:href="Pictures/100002000000001E0000001ED04F5BA6B27E0BD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6" calcext:value-type="float">
            <text:p>66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67" calcext:value-type="float">
            <text:p>767</text:p>
          </table:table-cell>
          <table:table-cell table:style-name="ce11" office:value-type="string" calcext:value-type="string">
            <text:p>Wimpod</text:p>
          </table:table-cell>
          <table:table-cell table:style-name="ce61">
            <draw:frame draw:z-index="782" draw:name="Grafik 1230" draw:style-name="gr1" draw:text-style-name="P1" svg:width="0.793cm" svg:height="0.793cm" svg:x="0.079cm" svg:y="0.029cm">
              <draw:image xlink:href="Pictures/100002000000001E0000001E654759C72C7AA9F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3" calcext:value-type="float">
            <text:p>43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68" calcext:value-type="float">
            <text:p>768</text:p>
          </table:table-cell>
          <table:table-cell table:style-name="ce11" office:value-type="string" calcext:value-type="string">
            <text:p>Golisopod</text:p>
          </table:table-cell>
          <table:table-cell table:style-name="ce61">
            <draw:frame draw:z-index="783" draw:name="Grafik 1233" draw:style-name="gr1" draw:text-style-name="P1" svg:width="0.793cm" svg:height="0.793cm" svg:x="0.106cm" svg:y="0.026cm">
              <draw:image xlink:href="Pictures/100002000000001E0000001EFB58579EB7D32BA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5" calcext:value-type="float">
            <text:p>95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69" calcext:value-type="float">
            <text:p>769</text:p>
          </table:table-cell>
          <table:table-cell table:style-name="ce11" office:value-type="string" calcext:value-type="string">
            <text:p>Sandygast</text:p>
          </table:table-cell>
          <table:table-cell table:style-name="ce61">
            <draw:frame draw:z-index="784" draw:name="Grafik 1236" draw:style-name="gr1" draw:text-style-name="P1" svg:width="0.793cm" svg:height="0.793cm" svg:x="0.106cm" svg:y="0cm">
              <draw:image xlink:href="Pictures/100002000000001E0000001E2B97B40B41F8BC0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5" calcext:value-type="float">
            <text:p>15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70" calcext:value-type="float">
            <text:p>770</text:p>
          </table:table-cell>
          <table:table-cell table:style-name="ce11" office:value-type="string" calcext:value-type="string">
            <text:p>Palossand</text:p>
          </table:table-cell>
          <table:table-cell table:style-name="ce61">
            <draw:frame draw:z-index="785" draw:name="Grafik 1239" draw:style-name="gr1" draw:text-style-name="P1" svg:width="0.793cm" svg:height="0.793cm" svg:x="0.079cm" svg:y="0.056cm">
              <draw:image xlink:href="Pictures/100002000000001E0000001E82315B8306ECC88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3" calcext:value-type="float">
            <text:p>43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71" calcext:value-type="float">
            <text:p>771</text:p>
          </table:table-cell>
          <table:table-cell table:style-name="ce11" office:value-type="string" calcext:value-type="string">
            <text:p>Pyukumuku</text:p>
          </table:table-cell>
          <table:table-cell table:style-name="ce61">
            <draw:frame draw:z-index="786" draw:name="Grafik 1242" draw:style-name="gr1" draw:text-style-name="P1" svg:width="0.793cm" svg:height="0.793cm" svg:x="0.079cm" svg:y="0.026cm">
              <draw:image xlink:href="Pictures/100002000000001E0000001EAE946271F859DD9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7" calcext:value-type="float">
            <text:p>87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72" calcext:value-type="float">
            <text:p>772</text:p>
          </table:table-cell>
          <table:table-cell table:style-name="ce11" office:value-type="string" calcext:value-type="string">
            <text:p>Type: Null</text:p>
          </table:table-cell>
          <table:table-cell table:style-name="ce61">
            <draw:frame draw:z-index="787" draw:name="Grafik 1244" draw:style-name="gr1" draw:text-style-name="P1" svg:width="0.793cm" svg:height="0.792cm" svg:x="0.079cm" svg:y="0.053cm">
              <draw:image xlink:href="Pictures/100002000000001E0000001E65E3E53553408E3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8" calcext:value-type="float">
            <text:p>18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73" calcext:value-type="float" table:number-columns-spanned="1" table:number-rows-spanned="2">
            <text:p>773</text:p>
          </table:table-cell>
          <table:table-cell table:style-name="ce54" office:value-type="string" calcext:value-type="string" table:number-columns-spanned="1" table:number-rows-spanned="2">
            <text:p>Silvally</text:p>
          </table:table-cell>
          <table:table-cell table:style-name="ce61" table:number-columns-spanned="1" table:number-rows-spanned="2">
            <draw:frame draw:z-index="788" draw:name="Grafik 1246" draw:style-name="gr1" draw:text-style-name="P1" svg:width="0.793cm" svg:height="0.793cm" svg:x="0.079cm" svg:y="0.453cm">
              <draw:image xlink:href="Pictures/100002000000001E0000001E76120C54807236A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5" calcext:value-type="float">
            <text:p>75</text:p>
          </table:table-cell>
          <table:table-cell table:style-name="ce71" office:value-type="string" calcext:value-type="string" table:number-columns-spanned="2" table:number-rows-spanned="1">
            <text:p>Rock / Gestein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Bug / Käfer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Ice / Eis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Psychic / Psycho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Ghost / Geist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Dragon / Drachen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Dark / Unlicht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Steel / Stahl</text:p>
          </table:table-cell>
          <table:covered-table-cell table:style-name="ce71"/>
          <table:table-cell table:style-name="ce71" office:value-type="string" calcext:value-type="string" table:number-columns-spanned="2" table:number-rows-spanned="1">
            <text:p>Fairy / Feen</text:p>
          </table:table-cell>
          <table:covered-table-cell table:style-name="ce71"/>
          <table:table-cell table:number-columns-repeated="1002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12" calcext:value-type="float">
            <text:p>12</text:p>
          </table:table-cell>
          <table:table-cell table:style-name="ce54"/>
          <table:table-cell table:style-name="ce43"/>
          <table:table-cell table:style-name="ce54"/>
          <table:table-cell table:style-name="ce43"/>
          <table:table-cell table:style-name="ce54"/>
          <table:table-cell table:style-name="ce43"/>
          <table:table-cell table:style-name="ce54"/>
          <table:table-cell table:style-name="ce43"/>
          <table:table-cell table:style-name="ce54"/>
          <table:table-cell table:style-name="ce43"/>
          <table:table-cell table:style-name="ce54"/>
          <table:table-cell table:style-name="ce43"/>
          <table:table-cell table:style-name="ce54"/>
          <table:table-cell table:style-name="ce43"/>
          <table:table-cell table:style-name="ce54"/>
          <table:table-cell table:style-name="ce43"/>
          <table:table-cell table:style-name="ce54"/>
          <table:table-cell table:style-name="ce43"/>
          <table:table-cell table:number-columns-repeated="1002"/>
        </table:table-row>
        <table:table-row table:style-name="ro1">
          <table:table-cell table:style-name="ce22" office:value-type="float" office:value="774" calcext:value-type="float" table:number-columns-spanned="1" table:number-rows-spanned="2">
            <text:p>774</text:p>
          </table:table-cell>
          <table:table-cell table:style-name="ce54" office:value-type="string" calcext:value-type="string" table:number-columns-spanned="1" table:number-rows-spanned="2">
            <text:p>Minior</text:p>
          </table:table-cell>
          <table:table-cell table:style-name="ce61" table:number-columns-spanned="1" table:number-rows-spanned="2">
            <draw:frame draw:z-index="789" draw:name="Grafik 1248" draw:style-name="gr1" draw:text-style-name="P1" svg:width="0.793cm" svg:height="0.792cm" svg:x="0.106cm" svg:y="0.423cm">
              <draw:image xlink:href="Pictures/100002000000001E0000001E4FA0E5091125945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5" calcext:value-type="float">
            <text:p>85</text:p>
          </table:table-cell>
          <table:table-cell table:style-name="ce71" table:number-columns-repeated="2"/>
          <table:table-cell table:style-name="ce71" office:value-type="string" calcext:value-type="string" table:number-columns-spanned="3" table:number-rows-spanned="1">
            <text:p>Violet Core / Violetter Kern</text:p>
          </table:table-cell>
          <table:covered-table-cell table:number-columns-repeated="2" table:style-name="ce71"/>
          <table:table-cell table:style-name="ce45" table:number-columns-repeated="13"/>
          <table:table-cell table:number-columns-repeated="1002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46" calcext:value-type="float">
            <text:p>46</text:p>
          </table:table-cell>
          <table:table-cell table:style-name="ce54"/>
          <table:table-cell table:style-name="ce43"/>
          <table:table-cell table:style-name="ce54" table:number-columns-spanned="2" table:number-rows-spanned="1"/>
          <table:covered-table-cell table:style-name="ce54"/>
          <table:table-cell table:style-name="ce43"/>
          <table:table-cell table:number-columns-repeated="1015"/>
        </table:table-row>
        <table:table-row table:style-name="ro1">
          <table:table-cell table:style-name="ce22" office:value-type="float" office:value="775" calcext:value-type="float">
            <text:p>775</text:p>
          </table:table-cell>
          <table:table-cell table:style-name="ce11" office:value-type="string" calcext:value-type="string">
            <text:p>Komala</text:p>
          </table:table-cell>
          <table:table-cell table:style-name="ce61">
            <draw:frame draw:z-index="790" draw:name="Grafik 1251" draw:style-name="gr1" draw:text-style-name="P1" svg:width="0.793cm" svg:height="0.793cm" svg:x="0.079cm" svg:y="0cm">
              <draw:image xlink:href="Pictures/100002000000001E0000001E405476ABF2ABB10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00" calcext:value-type="float">
            <text:p>100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76" calcext:value-type="float">
            <text:p>776</text:p>
          </table:table-cell>
          <table:table-cell table:style-name="ce11" office:value-type="string" calcext:value-type="string">
            <text:p>Turtonator</text:p>
          </table:table-cell>
          <table:table-cell table:style-name="ce61">
            <draw:frame draw:z-index="791" draw:name="Grafik 1253" draw:style-name="gr1" draw:text-style-name="P1" svg:width="0.793cm" svg:height="0.793cm" svg:x="0.132cm" svg:y="0.026cm">
              <draw:image xlink:href="Pictures/100002000000001E0000001E97283BC089899CB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7" calcext:value-type="float">
            <text:p>47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77" calcext:value-type="float">
            <text:p>777</text:p>
          </table:table-cell>
          <table:table-cell table:style-name="ce11" office:value-type="string" calcext:value-type="string">
            <text:p>Togedemaru</text:p>
          </table:table-cell>
          <table:table-cell table:style-name="ce61">
            <draw:frame draw:z-index="792" draw:name="Grafik 1256" draw:style-name="gr1" draw:text-style-name="P1" svg:width="0.793cm" svg:height="0.793cm" svg:x="0.079cm" svg:y="0.003cm">
              <draw:image xlink:href="Pictures/100002000000001E0000001E12C84B94FD93470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0" calcext:value-type="float">
            <text:p>10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78" calcext:value-type="float" table:number-columns-spanned="1" table:number-rows-spanned="2">
            <text:p>778</text:p>
          </table:table-cell>
          <table:table-cell table:style-name="ce54" office:value-type="string" calcext:value-type="string" table:number-columns-spanned="1" table:number-rows-spanned="2">
            <text:p>Mimikyu</text:p>
          </table:table-cell>
          <table:table-cell table:style-name="ce61" table:number-columns-spanned="1" table:number-rows-spanned="2">
            <draw:frame draw:z-index="793" draw:name="Grafik 1259" draw:style-name="gr1" draw:text-style-name="P1" svg:width="0.793cm" svg:height="0.793cm" svg:x="0.053cm" svg:y="0.423cm">
              <draw:image xlink:href="Pictures/100002000000001E0000001E0E4B71C70C0E516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0" calcext:value-type="float">
            <text:p>80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34" calcext:value-type="float">
            <text:p>34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79" calcext:value-type="float">
            <text:p>779</text:p>
          </table:table-cell>
          <table:table-cell table:style-name="ce11" office:value-type="string" calcext:value-type="string">
            <text:p>Bruxish</text:p>
          </table:table-cell>
          <table:table-cell table:style-name="ce61">
            <draw:frame draw:z-index="794" draw:name="Grafik 1262" draw:style-name="gr1" draw:text-style-name="P1" svg:width="0.793cm" svg:height="0.793cm" svg:x="0.079cm" svg:y="0.029cm">
              <draw:image xlink:href="Pictures/100002000000001E0000001EF3F38DA88E5A0AF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5" calcext:value-type="float">
            <text:p>65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80" calcext:value-type="float">
            <text:p>780</text:p>
          </table:table-cell>
          <table:table-cell table:style-name="ce11" office:value-type="string" calcext:value-type="string">
            <text:p>Drampa</text:p>
          </table:table-cell>
          <table:table-cell table:style-name="ce61">
            <draw:frame draw:z-index="795" draw:name="Grafik 1265" draw:style-name="gr1" draw:text-style-name="P1" svg:width="0.793cm" svg:height="0.793cm" svg:x="0.079cm" svg:y="0.026cm">
              <draw:image xlink:href="Pictures/100002000000001E0000001E97FD2BAB9C01899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9" calcext:value-type="float">
            <text:p>79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81" calcext:value-type="float">
            <text:p>781</text:p>
          </table:table-cell>
          <table:table-cell table:style-name="ce11" office:value-type="string" calcext:value-type="string">
            <text:p>Dhelmise</text:p>
          </table:table-cell>
          <table:table-cell table:style-name="ce61">
            <draw:frame draw:z-index="796" draw:name="Grafik 1268" draw:style-name="gr1" draw:text-style-name="P1" svg:width="0.793cm" svg:height="0.793cm" svg:x="0.106cm" svg:y="0.026cm">
              <draw:image xlink:href="Pictures/100002000000001E0000001E2E2624E809E9147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5" calcext:value-type="float">
            <text:p>85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82" calcext:value-type="float">
            <text:p>782</text:p>
          </table:table-cell>
          <table:table-cell table:style-name="ce11" office:value-type="string" calcext:value-type="string">
            <text:p>Jangmo-o</text:p>
          </table:table-cell>
          <table:table-cell table:style-name="ce61">
            <draw:frame draw:z-index="797" draw:name="Grafik 1271" draw:style-name="gr1" draw:text-style-name="P1" svg:width="0.793cm" svg:height="0.793cm" svg:x="0.079cm" svg:y="0.029cm">
              <draw:image xlink:href="Pictures/100002000000001E0000001E66D10E4FE64B113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7" calcext:value-type="float">
            <text:p>77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83" calcext:value-type="float">
            <text:p>783</text:p>
          </table:table-cell>
          <table:table-cell table:style-name="ce11" office:value-type="string" calcext:value-type="string">
            <text:p>Hakamo-o</text:p>
          </table:table-cell>
          <table:table-cell table:style-name="ce61">
            <draw:frame draw:z-index="798" draw:name="Grafik 1273" draw:style-name="gr1" draw:text-style-name="P1" svg:width="0.793cm" svg:height="0.793cm" svg:x="0.106cm" svg:y="0cm">
              <draw:image xlink:href="Pictures/100002000000001E0000001E920BE3A208E34B0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8" calcext:value-type="float">
            <text:p>98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84" calcext:value-type="float">
            <text:p>784</text:p>
          </table:table-cell>
          <table:table-cell table:style-name="ce11" office:value-type="string" calcext:value-type="string">
            <text:p>Kommo-o</text:p>
          </table:table-cell>
          <table:table-cell table:style-name="ce61">
            <draw:frame draw:z-index="799" draw:name="Grafik 1276" draw:style-name="gr1" draw:text-style-name="P1" svg:width="0.793cm" svg:height="0.793cm" svg:x="0.106cm" svg:y="0cm">
              <draw:image xlink:href="Pictures/100002000000001E0000001E71814E1AB54F2D0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7" calcext:value-type="float">
            <text:p>87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85" calcext:value-type="float">
            <text:p>785</text:p>
          </table:table-cell>
          <table:table-cell table:style-name="ce11" office:value-type="string" calcext:value-type="string">
            <text:p>Tapu Koko</text:p>
          </table:table-cell>
          <table:table-cell table:style-name="ce61">
            <draw:frame draw:z-index="800" draw:name="Grafik 1279" draw:style-name="gr1" draw:text-style-name="P1" svg:width="0.793cm" svg:height="0.793cm" svg:x="0.106cm" svg:y="0.003cm">
              <draw:image xlink:href="Pictures/100002000000001E0000001EC4BA091756300AA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8" calcext:value-type="float">
            <text:p>68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86" calcext:value-type="float">
            <text:p>786</text:p>
          </table:table-cell>
          <table:table-cell table:style-name="ce11" office:value-type="string" calcext:value-type="string">
            <text:p>Tapu Lele</text:p>
          </table:table-cell>
          <table:table-cell table:style-name="ce61">
            <draw:frame draw:z-index="801" draw:name="Grafik 1282" draw:style-name="gr1" draw:text-style-name="P1" svg:width="0.793cm" svg:height="0.793cm" svg:x="0.079cm" svg:y="0.053cm">
              <draw:image xlink:href="Pictures/100002000000001E0000001EF3A7F1EA00FE40D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0" calcext:value-type="float">
            <text:p>50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87" calcext:value-type="float">
            <text:p>787</text:p>
          </table:table-cell>
          <table:table-cell table:style-name="ce11" office:value-type="string" calcext:value-type="string">
            <text:p>Tapu Bulu</text:p>
          </table:table-cell>
          <table:table-cell table:style-name="ce61">
            <draw:frame draw:z-index="802" draw:name="Grafik 1285" draw:style-name="gr1" draw:text-style-name="P1" svg:width="0.793cm" svg:height="0.793cm" svg:x="0.079cm" svg:y="0.026cm">
              <draw:image xlink:href="Pictures/100002000000001E0000001EA32219CD996CD42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8" calcext:value-type="float">
            <text:p>78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88" calcext:value-type="float">
            <text:p>788</text:p>
          </table:table-cell>
          <table:table-cell table:style-name="ce11" office:value-type="string" calcext:value-type="string">
            <text:p>Tapu Fini</text:p>
          </table:table-cell>
          <table:table-cell table:style-name="ce61">
            <draw:frame draw:z-index="803" draw:name="Grafik 1288" draw:style-name="gr1" draw:text-style-name="P1" svg:width="0.793cm" svg:height="0.793cm" svg:x="0.079cm" svg:y="0.056cm">
              <draw:image xlink:href="Pictures/100002000000001E0000001E83E3BC7243F5392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5" calcext:value-type="float">
            <text:p>15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89" calcext:value-type="float">
            <text:p>789</text:p>
          </table:table-cell>
          <table:table-cell table:style-name="ce11" office:value-type="string" calcext:value-type="string">
            <text:p>Cosmog</text:p>
          </table:table-cell>
          <table:table-cell table:style-name="ce61">
            <draw:frame draw:z-index="804" draw:name="Grafik 1291" draw:style-name="gr1" draw:text-style-name="P1" svg:width="0.793cm" svg:height="0.793cm" svg:x="0.079cm" svg:y="0.026cm">
              <draw:image xlink:href="Pictures/100002000000001E0000001E43ABE8BA573E623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0" calcext:value-type="float">
            <text:p>20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90" calcext:value-type="float">
            <text:p>790</text:p>
          </table:table-cell>
          <table:table-cell table:style-name="ce11" office:value-type="string" calcext:value-type="string">
            <text:p>Cosmoem</text:p>
          </table:table-cell>
          <table:table-cell table:style-name="ce61">
            <draw:frame draw:z-index="805" draw:name="Grafik 1293" draw:style-name="gr1" draw:text-style-name="P1" svg:width="0.793cm" svg:height="0.793cm" svg:x="0.079cm" svg:y="0.026cm">
              <draw:image xlink:href="Pictures/100002000000001E0000001E388DC583FD8AE6D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6" calcext:value-type="float">
            <text:p>66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91" calcext:value-type="float">
            <text:p>791</text:p>
          </table:table-cell>
          <table:table-cell table:style-name="ce11" office:value-type="string" calcext:value-type="string">
            <text:p>Solgaleo</text:p>
          </table:table-cell>
          <table:table-cell table:style-name="ce61">
            <draw:frame draw:z-index="806" draw:name="Grafik 1295" draw:style-name="gr1" draw:text-style-name="P1" svg:width="0.793cm" svg:height="0.793cm" svg:x="0.079cm" svg:y="0.029cm">
              <draw:image xlink:href="Pictures/100002000000001E0000001EC7FB04625B199D4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5" calcext:value-type="float">
            <text:p>95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92" calcext:value-type="float">
            <text:p>792</text:p>
          </table:table-cell>
          <table:table-cell table:style-name="ce11" office:value-type="string" calcext:value-type="string">
            <text:p>Lunala</text:p>
          </table:table-cell>
          <table:table-cell table:style-name="ce61">
            <draw:frame draw:z-index="807" draw:name="Grafik 1298" draw:style-name="gr1" draw:text-style-name="P1" svg:width="0.793cm" svg:height="0.793cm" svg:x="0.106cm" svg:y="0.026cm">
              <draw:image xlink:href="Pictures/100002000000001E0000001E336AD3BACBF9162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0" calcext:value-type="float">
            <text:p>90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93" calcext:value-type="float">
            <text:p>793</text:p>
          </table:table-cell>
          <table:table-cell table:style-name="ce11" office:value-type="string" calcext:value-type="string">
            <text:p>Nihilego</text:p>
          </table:table-cell>
          <table:table-cell table:style-name="ce61">
            <draw:frame draw:z-index="808" draw:name="Grafik 1301" draw:style-name="gr1" draw:text-style-name="P1" svg:width="0.793cm" svg:height="0.793cm" svg:x="0.079cm" svg:y="0.026cm">
              <draw:image xlink:href="Pictures/100002000000001E0000001E6199BE1DDF45507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5" calcext:value-type="float">
            <text:p>15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94" calcext:value-type="float">
            <text:p>794</text:p>
          </table:table-cell>
          <table:table-cell table:style-name="ce11" office:value-type="string" calcext:value-type="string">
            <text:p>Buzzwole</text:p>
          </table:table-cell>
          <table:table-cell table:style-name="ce61">
            <draw:frame draw:z-index="809" draw:name="Grafik 1304" draw:style-name="gr1" draw:text-style-name="P1" svg:width="0.793cm" svg:height="0.793cm" svg:x="0.106cm" svg:y="0.056cm">
              <draw:image xlink:href="Pictures/100002000000001E0000001E3BE0537D2ECD909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9" calcext:value-type="float">
            <text:p>19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95" calcext:value-type="float">
            <text:p>795</text:p>
          </table:table-cell>
          <table:table-cell table:style-name="ce11" office:value-type="string" calcext:value-type="string">
            <text:p>Pheromosa</text:p>
          </table:table-cell>
          <table:table-cell table:style-name="ce61">
            <draw:frame draw:z-index="810" draw:name="Grafik 1307" draw:style-name="gr1" draw:text-style-name="P1" svg:width="0.793cm" svg:height="0.793cm" svg:x="0.079cm" svg:y="0.026cm">
              <draw:image xlink:href="Pictures/100002000000001E0000001E390D839BD32830E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1" calcext:value-type="float">
            <text:p>71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96" calcext:value-type="float">
            <text:p>796</text:p>
          </table:table-cell>
          <table:table-cell table:style-name="ce11" office:value-type="string" calcext:value-type="string">
            <text:p>Xurkitree</text:p>
          </table:table-cell>
          <table:table-cell table:style-name="ce61">
            <draw:frame draw:z-index="811" draw:name="Grafik 1310" draw:style-name="gr1" draw:text-style-name="P1" svg:width="0.793cm" svg:height="0.793cm" svg:x="0.106cm" svg:y="0.026cm">
              <draw:image xlink:href="Pictures/100002000000001E0000001E3D47807159D51E2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4" calcext:value-type="float">
            <text:p>64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97" calcext:value-type="float">
            <text:p>797</text:p>
          </table:table-cell>
          <table:table-cell table:style-name="ce11" office:value-type="string" calcext:value-type="string">
            <text:p>Celesteela</text:p>
          </table:table-cell>
          <table:table-cell table:style-name="ce61">
            <draw:frame draw:z-index="812" draw:name="Grafik 1312" draw:style-name="gr1" draw:text-style-name="P1" svg:width="0.846cm" svg:height="0.793cm" svg:x="0.053cm" svg:y="0.029cm">
              <draw:image xlink:href="Pictures/10000200000000200000001EFCF6FFD942EEFDE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0" calcext:value-type="float">
            <text:p>60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798" calcext:value-type="float">
            <text:p>798</text:p>
          </table:table-cell>
          <table:table-cell table:style-name="ce11" office:value-type="string" calcext:value-type="string">
            <text:p>Kartana</text:p>
          </table:table-cell>
          <table:table-cell table:style-name="ce61">
            <draw:frame draw:z-index="813" draw:name="Grafik 1315" draw:style-name="gr1" draw:text-style-name="P1" svg:width="0.819cm" svg:height="0.793cm" svg:x="0.079cm" svg:y="0.026cm">
              <draw:image xlink:href="Pictures/100002000000001F0000001E4308E6CDB9D69EB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" calcext:value-type="float">
            <text:p>2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799" calcext:value-type="float">
            <text:p>799</text:p>
          </table:table-cell>
          <table:table-cell table:style-name="ce11" office:value-type="string" calcext:value-type="string">
            <text:p>Guzzlord</text:p>
          </table:table-cell>
          <table:table-cell table:style-name="ce61">
            <draw:frame draw:z-index="814" draw:name="Grafik 1318" draw:style-name="gr1" draw:text-style-name="P1" svg:width="1.304cm" svg:height="0.792cm" svg:x="0cm" svg:y="0.079cm">
              <draw:image xlink:href="Pictures/10000200000000250000001E05E35CA1098FF21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0" calcext:value-type="float">
            <text:p>90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800" calcext:value-type="float" table:number-columns-spanned="1" table:number-rows-spanned="2">
            <text:p>800</text:p>
          </table:table-cell>
          <table:table-cell table:style-name="ce54" office:value-type="string" calcext:value-type="string" table:number-columns-spanned="1" table:number-rows-spanned="2">
            <text:p>Necrozma</text:p>
          </table:table-cell>
          <table:table-cell table:style-name="ce61" table:number-columns-spanned="1" table:number-rows-spanned="2">
            <draw:frame draw:z-index="815" draw:name="Grafik 1321" draw:style-name="gr1" draw:text-style-name="P1" svg:width="0.793cm" svg:height="0.793cm" svg:x="0.106cm" svg:y="0.479cm">
              <draw:image xlink:href="Pictures/100002000000001E0000001E7711DD503B69617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0" calcext:value-type="float">
            <text:p>60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59" calcext:value-type="float">
            <text:p>59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801" calcext:value-type="float" table:number-columns-spanned="1" table:number-rows-spanned="2">
            <text:p>801</text:p>
          </table:table-cell>
          <table:table-cell table:style-name="ce54" office:value-type="string" calcext:value-type="string" table:number-columns-spanned="1" table:number-rows-spanned="2">
            <text:p>Magearna</text:p>
          </table:table-cell>
          <table:table-cell table:style-name="ce61" table:number-columns-spanned="1" table:number-rows-spanned="2">
            <draw:frame draw:z-index="816" draw:name="Grafik 1323" draw:style-name="gr1" draw:text-style-name="P1" svg:width="0.793cm" svg:height="0.792cm" svg:x="0.079cm" svg:y="0.45cm">
              <draw:image xlink:href="Pictures/100002000000001E0000001E1C2418037147BCE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9" calcext:value-type="float">
            <text:p>39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67" calcext:value-type="float">
            <text:p>67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802" calcext:value-type="float">
            <text:p>802</text:p>
          </table:table-cell>
          <table:table-cell table:style-name="ce11" office:value-type="string" calcext:value-type="string">
            <text:p>Marshadow</text:p>
          </table:table-cell>
          <table:table-cell table:style-name="ce61">
            <draw:frame draw:z-index="817" draw:name="Grafik 1326" draw:style-name="gr1" draw:text-style-name="P1" svg:width="0.793cm" svg:height="0.793cm" svg:x="0.026cm" svg:y="0.026cm">
              <draw:image xlink:href="Pictures/100002000000001E0000001E57A838BC1CF953E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3" calcext:value-type="float">
            <text:p>83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803" calcext:value-type="float">
            <text:p>803</text:p>
          </table:table-cell>
          <table:table-cell table:style-name="ce11" office:value-type="string" calcext:value-type="string">
            <text:p>Poipole</text:p>
          </table:table-cell>
          <table:table-cell table:style-name="ce61">
            <draw:frame draw:z-index="818" draw:name="Grafik 1329" draw:style-name="gr1" draw:text-style-name="P1" svg:width="0.793cm" svg:height="0.793cm" svg:x="0.079cm" svg:y="0.026cm">
              <draw:image xlink:href="Pictures/100002000000001E0000001EEA75C030B735430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5" calcext:value-type="float">
            <text:p>85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804" calcext:value-type="float">
            <text:p>804</text:p>
          </table:table-cell>
          <table:table-cell table:style-name="ce11" office:value-type="string" calcext:value-type="string">
            <text:p>Naganadel</text:p>
          </table:table-cell>
          <table:table-cell table:style-name="ce61">
            <draw:frame draw:z-index="819" draw:name="Grafik 1331" draw:style-name="gr1" draw:text-style-name="P1" svg:width="0.872cm" svg:height="0.793cm" svg:x="0.053cm" svg:y="0.029cm">
              <draw:image xlink:href="Pictures/10000200000000210000001E1FBBE4DA07289CC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5" calcext:value-type="float">
            <text:p>65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805" calcext:value-type="float">
            <text:p>805</text:p>
          </table:table-cell>
          <table:table-cell table:style-name="ce11" office:value-type="string" calcext:value-type="string">
            <text:p>Stakataka</text:p>
          </table:table-cell>
          <table:table-cell table:style-name="ce61">
            <draw:frame draw:z-index="820" draw:name="Grafik 1334" draw:style-name="gr1" draw:text-style-name="P1" svg:width="0.793cm" svg:height="0.793cm" svg:x="0.106cm" svg:y="0.053cm">
              <draw:image xlink:href="Pictures/100002000000001E0000001E46AAC949566CD07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3" calcext:value-type="float">
            <text:p>93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806" calcext:value-type="float">
            <text:p>806</text:p>
          </table:table-cell>
          <table:table-cell table:style-name="ce11" office:value-type="string" calcext:value-type="string">
            <text:p>Blacephalon</text:p>
          </table:table-cell>
          <table:table-cell table:style-name="ce61">
            <draw:frame draw:z-index="821" draw:name="Grafik 1337" draw:style-name="gr1" draw:text-style-name="P1" svg:width="0.793cm" svg:height="0.793cm" svg:x="0.106cm" svg:y="0.026cm">
              <draw:image xlink:href="Pictures/100002000000001E0000001E836544B0831DA45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0" calcext:value-type="float">
            <text:p>10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807" calcext:value-type="float">
            <text:p>807</text:p>
          </table:table-cell>
          <table:table-cell table:style-name="ce11" office:value-type="string" calcext:value-type="string">
            <text:p>Zeraora</text:p>
          </table:table-cell>
          <table:table-cell table:style-name="ce61">
            <draw:frame draw:z-index="822" draw:name="Grafik 1340" draw:style-name="gr1" draw:text-style-name="P1" svg:width="0.793cm" svg:height="0.793cm" svg:x="0.079cm" svg:y="0.029cm">
              <draw:image xlink:href="Pictures/100002000000001E0000001E7459E78E69D86E7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5" calcext:value-type="float">
            <text:p>95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808" calcext:value-type="float">
            <text:p>808</text:p>
          </table:table-cell>
          <table:table-cell table:style-name="ce11" office:value-type="string" calcext:value-type="string">
            <text:p>Meltan</text:p>
          </table:table-cell>
          <table:table-cell table:style-name="ce61">
            <draw:frame draw:z-index="823" draw:name="Grafik 1342" draw:style-name="gr1" draw:text-style-name="P1" svg:width="0.793cm" svg:height="0.793cm" svg:x="0.079cm" svg:y="0.026cm">
              <draw:image xlink:href="Pictures/100002000000001E0000001E16DAB04E4ADD649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5" calcext:value-type="float">
            <text:p>25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809" calcext:value-type="float">
            <text:p>809</text:p>
          </table:table-cell>
          <table:table-cell table:style-name="ce11" office:value-type="string" calcext:value-type="string">
            <text:p>Melmetal</text:p>
          </table:table-cell>
          <table:table-cell table:style-name="ce61">
            <draw:frame draw:z-index="824" draw:name="Grafik 1344" draw:style-name="gr1" draw:text-style-name="P1" svg:width="2.512cm" svg:height="0.793cm" svg:x="1.306cm" svg:y="0.026cm">
              <draw:image xlink:href="Pictures/10000200000000320000001E879AD4F69A37B22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6" calcext:value-type="float">
            <text:p>86</text:p>
          </table:table-cell>
          <table:table-cell table:style-name="ce41"/>
          <table:table-cell table:style-name="ce35"/>
          <table:table-cell table:number-columns-repeated="1018"/>
        </table:table-row>
        <table:table-row table:style-name="ro1">
          <table:table-cell table:style-name="ce3" office:value-type="float" office:value="810" calcext:value-type="float">
            <text:p>810</text:p>
          </table:table-cell>
          <table:table-cell table:style-name="ce11" office:value-type="string" calcext:value-type="string">
            <text:p>Grookey</text:p>
          </table:table-cell>
          <table:table-cell table:style-name="ce61">
            <draw:frame draw:z-index="825" draw:name="Grafik 1435" draw:style-name="gr1" draw:text-style-name="P1" svg:width="0.793cm" svg:height="0.793cm" svg:x="0.106cm" svg:y="0.056cm">
              <draw:image xlink:href="Pictures/100002000000001E0000001EF764A31CCD55AD8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9" calcext:value-type="float">
            <text:p>69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811" calcext:value-type="float">
            <text:p>811</text:p>
          </table:table-cell>
          <table:table-cell table:style-name="ce11" office:value-type="string" calcext:value-type="string">
            <text:p>Thwackey</text:p>
          </table:table-cell>
          <table:table-cell table:style-name="ce61">
            <draw:frame draw:z-index="826" draw:name="Grafik 1437" draw:style-name="gr1" draw:text-style-name="P1" svg:width="0.793cm" svg:height="0.793cm" svg:x="0.106cm" svg:y="0.053cm">
              <draw:image xlink:href="Pictures/100002000000001E0000001E054723CBBC0BA9A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8" calcext:value-type="float">
            <text:p>98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812" calcext:value-type="float" table:number-columns-spanned="1" table:number-rows-spanned="2">
            <text:p>812</text:p>
          </table:table-cell>
          <table:table-cell table:style-name="ce54" office:value-type="string" calcext:value-type="string" table:number-columns-spanned="1" table:number-rows-spanned="2">
            <text:p>Rillaboom</text:p>
          </table:table-cell>
          <table:table-cell table:style-name="ce61" table:number-columns-spanned="1" table:number-rows-spanned="2">
            <draw:frame draw:z-index="827" draw:name="Grafik 1439" draw:style-name="gr1" draw:text-style-name="P1" svg:width="2.195cm" svg:height="1.004cm" svg:x="1.306cm" svg:y="0.318cm">
              <draw:image xlink:href="Pictures/100002000000002600000026E097B27AB92E1C5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6" calcext:value-type="float">
            <text:p>96</text:p>
          </table:table-cell>
          <table:table-cell table:style-name="ce42"/>
          <table:table-cell table:style-name="ce35"/>
          <table:table-cell table:number-columns-repeated="1018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55" calcext:value-type="float">
            <text:p>55</text:p>
          </table:table-cell>
          <table:table-cell table:style-name="ce40"/>
          <table:table-cell table:style-name="ce35"/>
          <table:table-cell table:number-columns-repeated="1018"/>
        </table:table-row>
        <table:table-row table:style-name="ro1">
          <table:table-cell table:style-name="ce22" office:value-type="float" office:value="813" calcext:value-type="float">
            <text:p>813</text:p>
          </table:table-cell>
          <table:table-cell table:style-name="ce11" office:value-type="string" calcext:value-type="string">
            <text:p>Scorbunny</text:p>
          </table:table-cell>
          <table:table-cell table:style-name="ce61">
            <draw:frame draw:z-index="828" draw:name="Grafik 1441" draw:style-name="gr1" draw:text-style-name="P1" svg:width="0.793cm" svg:height="0.793cm" svg:x="0.079cm" svg:y="0.026cm">
              <draw:image xlink:href="Pictures/100002000000001E0000001ECB81F7FA6E5305D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7" calcext:value-type="float">
            <text:p>87</text:p>
          </table:table-cell>
          <table:table-cell table:style-name="ce35" table:number-columns-repeated="2"/>
          <table:table-cell table:number-columns-repeated="1018"/>
        </table:table-row>
        <table:table-row table:style-name="ro1">
          <table:table-cell table:style-name="ce3" office:value-type="float" office:value="814" calcext:value-type="float">
            <text:p>814</text:p>
          </table:table-cell>
          <table:table-cell table:style-name="ce11" office:value-type="string" calcext:value-type="string">
            <text:p>Raboot</text:p>
          </table:table-cell>
          <table:table-cell table:style-name="ce61">
            <draw:frame draw:z-index="829" draw:name="Grafik 1443" draw:style-name="gr1" draw:text-style-name="P1" svg:width="0.793cm" svg:height="0.793cm" svg:x="0.079cm" svg:y="0.026cm">
              <draw:image xlink:href="Pictures/100002000000001E0000001E3B4046255F3C07C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22" office:value-type="float" office:value="815" calcext:value-type="float" table:number-columns-spanned="1" table:number-rows-spanned="2">
            <text:p>815</text:p>
          </table:table-cell>
          <table:table-cell table:style-name="ce54" office:value-type="string" calcext:value-type="string" table:number-columns-spanned="1" table:number-rows-spanned="2">
            <text:p>Cinderace</text:p>
          </table:table-cell>
          <table:table-cell table:style-name="ce61" table:number-columns-spanned="1" table:number-rows-spanned="2">
            <draw:frame draw:z-index="830" draw:name="Grafik 1445" draw:style-name="gr1" draw:text-style-name="P1" svg:width="1.357cm" svg:height="1.031cm" svg:x="0cm" svg:y="0.4cm">
              <draw:image xlink:href="Pictures/100002000000002A0000002A516FD3FAD9A412A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" office:value-type="float" office:value="816" calcext:value-type="float">
            <text:p>816</text:p>
          </table:table-cell>
          <table:table-cell table:style-name="ce11" office:value-type="string" calcext:value-type="string">
            <text:p>Sobble</text:p>
          </table:table-cell>
          <table:table-cell table:style-name="ce61">
            <draw:frame draw:z-index="831" draw:name="Grafik 1447" draw:style-name="gr1" draw:text-style-name="P1" svg:width="0.793cm" svg:height="0.792cm" svg:x="0.079cm" svg:y="0.053cm">
              <draw:image xlink:href="Pictures/100002000000001E0000001E3D94AC682FF5CEB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2" office:value-type="float" office:value="817" calcext:value-type="float">
            <text:p>817</text:p>
          </table:table-cell>
          <table:table-cell table:style-name="ce11" office:value-type="string" calcext:value-type="string">
            <text:p>Drizzile</text:p>
          </table:table-cell>
          <table:table-cell table:style-name="ce61">
            <draw:frame draw:z-index="832" draw:name="Grafik 1449" draw:style-name="gr1" draw:text-style-name="P1" svg:width="0.793cm" svg:height="0.793cm" svg:x="0.079cm" svg:y="0.056cm">
              <draw:image xlink:href="Pictures/100002000000001E0000001EE776D0763B373E7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2" office:value-type="float" office:value="818" calcext:value-type="float" table:number-columns-spanned="1" table:number-rows-spanned="2">
            <text:p>818</text:p>
          </table:table-cell>
          <table:table-cell table:style-name="ce54" office:value-type="string" calcext:value-type="string" table:number-columns-spanned="1" table:number-rows-spanned="2">
            <text:p>Inteleon</text:p>
          </table:table-cell>
          <table:table-cell table:style-name="ce61" table:number-columns-spanned="1" table:number-rows-spanned="2">
            <draw:frame draw:z-index="833" draw:name="Grafik 1451" draw:style-name="gr1" draw:text-style-name="P1" svg:width="1.816cm" svg:height="0.952cm" svg:x="1.306cm" svg:y="0.397cm">
              <draw:image xlink:href="Pictures/100002000000002E0000002E9D7623620B0471E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2" office:value-type="float" office:value="819" calcext:value-type="float">
            <text:p>819</text:p>
          </table:table-cell>
          <table:table-cell table:style-name="ce11" office:value-type="string" calcext:value-type="string">
            <text:p>Skwovet</text:p>
          </table:table-cell>
          <table:table-cell table:style-name="ce61">
            <draw:frame draw:z-index="834" draw:name="Grafik 1453" draw:style-name="gr1" draw:text-style-name="P1" svg:width="0.793cm" svg:height="0.793cm" svg:x="0.079cm" svg:y="0.029cm">
              <draw:image xlink:href="Pictures/100002000000001E0000001EFF676BB7ABB3E14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3" office:value-type="float" office:value="820" calcext:value-type="float">
            <text:p>820</text:p>
          </table:table-cell>
          <table:table-cell table:style-name="ce11" office:value-type="string" calcext:value-type="string">
            <text:p>Greedent</text:p>
          </table:table-cell>
          <table:table-cell table:style-name="ce61">
            <draw:frame draw:z-index="835" draw:name="Grafik 1455" draw:style-name="gr1" draw:text-style-name="P1" svg:width="0.846cm" svg:height="0.846cm" svg:x="0.079cm" svg:y="0cm">
              <draw:image xlink:href="Pictures/10000200000000200000002039C712C9BE0DB9A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2" office:value-type="float" office:value="821" calcext:value-type="float">
            <text:p>821</text:p>
          </table:table-cell>
          <table:table-cell table:style-name="ce11" office:value-type="string" calcext:value-type="string">
            <text:p>Rookidee</text:p>
          </table:table-cell>
          <table:table-cell table:style-name="ce61">
            <draw:frame draw:z-index="836" draw:name="Grafik 1457" draw:style-name="gr1" draw:text-style-name="P1" svg:width="0.793cm" svg:height="0.793cm" svg:x="0.106cm" svg:y="0cm">
              <draw:image xlink:href="Pictures/100002000000001E0000001E9D3B556F864B1BF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3" office:value-type="float" office:value="822" calcext:value-type="float">
            <text:p>822</text:p>
          </table:table-cell>
          <table:table-cell table:style-name="ce11" office:value-type="string" calcext:value-type="string">
            <text:p>Corvisquire</text:p>
          </table:table-cell>
          <table:table-cell table:style-name="ce61">
            <draw:frame draw:z-index="837" draw:name="Grafik 1459" draw:style-name="gr1" draw:text-style-name="P1" svg:width="0.793cm" svg:height="0.793cm" svg:x="0.079cm" svg:y="0.003cm">
              <draw:image xlink:href="Pictures/100002000000001E0000001E2A0A07D25BFFA54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2" office:value-type="float" office:value="823" calcext:value-type="float" table:number-columns-spanned="1" table:number-rows-spanned="2">
            <text:p>823</text:p>
          </table:table-cell>
          <table:table-cell table:style-name="ce54" office:value-type="string" calcext:value-type="string" table:number-columns-spanned="1" table:number-rows-spanned="2">
            <text:p>Corviknight</text:p>
          </table:table-cell>
          <table:table-cell table:style-name="ce61" table:number-columns-spanned="1" table:number-rows-spanned="2">
            <draw:frame draw:z-index="838" draw:name="Grafik 1461" draw:style-name="gr1" draw:text-style-name="P1" svg:width="0.925cm" svg:height="0.925cm" svg:x="0.026cm" svg:y="0.37cm">
              <draw:image xlink:href="Pictures/1000020000000023000000236CB8740B9792963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3" office:value-type="float" office:value="824" calcext:value-type="float">
            <text:p>824</text:p>
          </table:table-cell>
          <table:table-cell table:style-name="ce11" office:value-type="string" calcext:value-type="string">
            <text:p>Blipbug</text:p>
          </table:table-cell>
          <table:table-cell table:style-name="ce61">
            <draw:frame draw:z-index="839" draw:name="Grafik 1464" draw:style-name="gr1" draw:text-style-name="P1" svg:width="0.793cm" svg:height="0.793cm" svg:x="0.079cm" svg:y="0.056cm">
              <draw:image xlink:href="Pictures/100002000000001E0000001E9DCC2123A807E52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22" office:value-type="float" office:value="825" calcext:value-type="float">
            <text:p>825</text:p>
          </table:table-cell>
          <table:table-cell table:style-name="ce11" office:value-type="string" calcext:value-type="string">
            <text:p>Dottler</text:p>
          </table:table-cell>
          <table:table-cell table:style-name="ce61">
            <draw:frame draw:z-index="840" draw:name="Grafik 1466" draw:style-name="gr1" draw:text-style-name="P1" svg:width="0.793cm" svg:height="0.793cm" svg:x="0.106cm" svg:y="0.026cm">
              <draw:image xlink:href="Pictures/100002000000001E0000001E1C0A60B553727A1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22" office:value-type="float" office:value="826" calcext:value-type="float" table:number-columns-spanned="1" table:number-rows-spanned="2">
            <text:p>826</text:p>
          </table:table-cell>
          <table:table-cell table:style-name="ce54" office:value-type="string" calcext:value-type="string" table:number-columns-spanned="1" table:number-rows-spanned="2">
            <text:p>Orbeetle</text:p>
          </table:table-cell>
          <table:table-cell table:style-name="ce61" table:number-columns-spanned="1" table:number-rows-spanned="2">
            <draw:frame draw:z-index="841" draw:name="Grafik 1469" draw:style-name="gr1" draw:text-style-name="P1" svg:width="0.899cm" svg:height="0.898cm" svg:x="0.053cm" svg:y="0.423cm">
              <draw:image xlink:href="Pictures/100002000000002200000022AE57E130A69FAFD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2" office:value-type="float" office:value="827" calcext:value-type="float">
            <text:p>827</text:p>
          </table:table-cell>
          <table:table-cell table:style-name="ce11" office:value-type="string" calcext:value-type="string">
            <text:p>Nickit</text:p>
          </table:table-cell>
          <table:table-cell table:style-name="ce61">
            <draw:frame draw:z-index="842" draw:name="Grafik 1472" draw:style-name="gr1" draw:text-style-name="P1" svg:width="0.793cm" svg:height="0.793cm" svg:x="0.106cm" svg:y="0.026cm">
              <draw:image xlink:href="Pictures/100002000000001E0000001E8253F3BB4C21B052.png" xlink:type="simple" xlink:show="embed" xlink:actuate="onLoad" draw:mime-type="image/png">
                <text:p/>
              </draw:image>
            </draw:frame>
            <draw:frame draw:z-index="843" draw:name="Grafik 1474" draw:style-name="gr1" draw:text-style-name="P1" svg:width="0.925cm" svg:height="0.925cm" svg:x="0.026cm" svg:y="0.794cm">
              <draw:image xlink:href="Pictures/100002000000002300000023E8C0F76805D9492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3" office:value-type="float" office:value="828" calcext:value-type="float">
            <text:p>828</text:p>
          </table:table-cell>
          <table:table-cell table:style-name="ce11" office:value-type="string" calcext:value-type="string">
            <text:p>Thievul</text:p>
          </table:table-cell>
          <table:table-cell table:style-name="ce61"/>
          <table:table-cell table:style-name="ce28" table:formula="of:=ROUND(RAND()*100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2" office:value-type="float" office:value="829" calcext:value-type="float">
            <text:p>829</text:p>
          </table:table-cell>
          <table:table-cell table:style-name="ce11" office:value-type="string" calcext:value-type="string">
            <text:p>Gossifleur</text:p>
          </table:table-cell>
          <table:table-cell table:style-name="ce61">
            <draw:frame draw:z-index="844" draw:name="Grafik 1476" draw:style-name="gr1" draw:text-style-name="P1" svg:width="0.793cm" svg:height="0.793cm" svg:x="0.079cm" svg:y="0.003cm">
              <draw:image xlink:href="Pictures/100002000000001E0000001E96652E43088A6FE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3" office:value-type="float" office:value="830" calcext:value-type="float">
            <text:p>830</text:p>
          </table:table-cell>
          <table:table-cell table:style-name="ce11" office:value-type="string" calcext:value-type="string">
            <text:p>Eldegoss</text:p>
          </table:table-cell>
          <table:table-cell table:style-name="ce61">
            <draw:frame draw:z-index="845" draw:name="Grafik 1478" draw:style-name="gr1" draw:text-style-name="P1" svg:width="0.793cm" svg:height="0.793cm" svg:x="0.106cm" svg:y="0.053cm">
              <draw:image xlink:href="Pictures/100002000000001E0000001E49AD952E3818C77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2" office:value-type="float" office:value="831" calcext:value-type="float">
            <text:p>831</text:p>
          </table:table-cell>
          <table:table-cell table:style-name="ce11" office:value-type="string" calcext:value-type="string">
            <text:p>Wooloo</text:p>
          </table:table-cell>
          <table:table-cell table:style-name="ce61">
            <draw:frame draw:z-index="846" draw:name="Grafik 1480" draw:style-name="gr1" draw:text-style-name="P1" svg:width="0.793cm" svg:height="0.792cm" svg:x="0.106cm" svg:y="0.053cm">
              <draw:image xlink:href="Pictures/100002000000001E0000001E54DFB7127253B56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3" office:value-type="float" office:value="832" calcext:value-type="float">
            <text:p>832</text:p>
          </table:table-cell>
          <table:table-cell table:style-name="ce11" office:value-type="string" calcext:value-type="string">
            <text:p>Dubwool</text:p>
          </table:table-cell>
          <table:table-cell table:style-name="ce61">
            <draw:frame draw:z-index="847" draw:name="Grafik 1482" draw:style-name="gr1" draw:text-style-name="P1" svg:width="0.793cm" svg:height="0.793cm" svg:x="0.053cm" svg:y="0.056cm">
              <draw:image xlink:href="Pictures/100002000000001E0000001EACAA126D55E6FD0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2" office:value-type="float" office:value="833" calcext:value-type="float">
            <text:p>833</text:p>
          </table:table-cell>
          <table:table-cell table:style-name="ce11" office:value-type="string" calcext:value-type="string">
            <text:p>Chewtle</text:p>
          </table:table-cell>
          <table:table-cell table:style-name="ce61">
            <draw:frame draw:z-index="848" draw:name="Grafik 1484" draw:style-name="gr1" draw:text-style-name="P1" svg:width="0.793cm" svg:height="0.793cm" svg:x="0.106cm" svg:y="0cm">
              <draw:image xlink:href="Pictures/100002000000001E0000001E8D292CE839ECFA4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2" office:value-type="float" office:value="834" calcext:value-type="float" table:number-columns-spanned="1" table:number-rows-spanned="2">
            <text:p>834</text:p>
          </table:table-cell>
          <table:table-cell table:style-name="ce54" office:value-type="string" calcext:value-type="string" table:number-columns-spanned="1" table:number-rows-spanned="2">
            <text:p>Drednaw</text:p>
          </table:table-cell>
          <table:table-cell table:style-name="ce61" table:number-columns-spanned="1" table:number-rows-spanned="2">
            <draw:frame draw:z-index="849" draw:name="Grafik 1486" draw:style-name="gr1" draw:text-style-name="P1" svg:width="0.899cm" svg:height="0.898cm" svg:x="0.026cm" svg:y="0.37cm">
              <draw:image xlink:href="Pictures/100002000000002800000028A528CD37BA76586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2" office:value-type="float" office:value="835" calcext:value-type="float">
            <text:p>835</text:p>
          </table:table-cell>
          <table:table-cell table:style-name="ce11" office:value-type="string" calcext:value-type="string">
            <text:p>Yamper</text:p>
          </table:table-cell>
          <table:table-cell table:style-name="ce61">
            <draw:frame draw:z-index="850" draw:name="Grafik 1489" draw:style-name="gr1" draw:text-style-name="P1" svg:width="0.793cm" svg:height="0.793cm" svg:x="0.106cm" svg:y="0.026cm">
              <draw:image xlink:href="Pictures/100002000000001E0000001E9E0F58B73927A8A6.png" xlink:type="simple" xlink:show="embed" xlink:actuate="onLoad" draw:mime-type="image/png">
                <text:p/>
              </draw:image>
            </draw:frame>
            <draw:frame draw:z-index="851" draw:name="Grafik 1491" draw:style-name="gr1" draw:text-style-name="P1" svg:width="0.952cm" svg:height="0.951cm" svg:x="0cm" svg:y="0.741cm">
              <draw:image xlink:href="Pictures/10000200000000240000002411C0F5F597A566C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3" office:value-type="float" office:value="836" calcext:value-type="float">
            <text:p>836</text:p>
          </table:table-cell>
          <table:table-cell table:style-name="ce11" office:value-type="string" calcext:value-type="string">
            <text:p>Boltund</text:p>
          </table:table-cell>
          <table:table-cell table:style-name="ce61"/>
          <table:table-cell table:style-name="ce28" table:formula="of:=ROUND(RAND()*10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2" office:value-type="float" office:value="837" calcext:value-type="float">
            <text:p>837</text:p>
          </table:table-cell>
          <table:table-cell table:style-name="ce11" office:value-type="string" calcext:value-type="string">
            <text:p>Rolycoly</text:p>
          </table:table-cell>
          <table:table-cell table:style-name="ce61">
            <draw:frame draw:z-index="852" draw:name="Grafik 1493" draw:style-name="gr1" draw:text-style-name="P1" svg:width="0.793cm" svg:height="0.793cm" svg:x="0.079cm" svg:y="0.003cm">
              <draw:image xlink:href="Pictures/100002000000001E0000001EA27FF7F460C38E3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" office:value-type="float" office:value="838" calcext:value-type="float">
            <text:p>838</text:p>
          </table:table-cell>
          <table:table-cell table:style-name="ce11" office:value-type="string" calcext:value-type="string">
            <text:p>Carkol</text:p>
          </table:table-cell>
          <table:table-cell table:style-name="ce61">
            <draw:frame draw:z-index="853" draw:name="Grafik 1495" draw:style-name="gr1" draw:text-style-name="P1" svg:width="0.793cm" svg:height="0.793cm" svg:x="0.053cm" svg:y="0.026cm">
              <draw:image xlink:href="Pictures/100002000000001E0000001E395F87FD61CBDDF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2" office:value-type="float" office:value="839" calcext:value-type="float" table:number-columns-spanned="1" table:number-rows-spanned="2">
            <text:p>839</text:p>
          </table:table-cell>
          <table:table-cell table:style-name="ce54" office:value-type="string" calcext:value-type="string" table:number-columns-spanned="1" table:number-rows-spanned="2">
            <text:p>Coalossal</text:p>
          </table:table-cell>
          <table:table-cell table:style-name="ce61" table:number-columns-spanned="1" table:number-rows-spanned="2">
            <draw:frame draw:z-index="854" draw:name="Grafik 1498" draw:style-name="gr1" draw:text-style-name="P1" svg:width="0.766cm" svg:height="0.766cm" svg:x="0.106cm" svg:y="0.503cm">
              <draw:image xlink:href="Pictures/100002000000002A0000002A374A78FCDE3EAF3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3" office:value-type="float" office:value="840" calcext:value-type="float">
            <text:p>840</text:p>
          </table:table-cell>
          <table:table-cell table:style-name="ce11" office:value-type="string" calcext:value-type="string">
            <text:p>Applin</text:p>
          </table:table-cell>
          <table:table-cell table:style-name="ce61">
            <draw:frame draw:z-index="855" draw:name="Grafik 1501" draw:style-name="gr1" draw:text-style-name="P1" svg:width="0.793cm" svg:height="0.793cm" svg:x="0.132cm" svg:y="0cm">
              <draw:image xlink:href="Pictures/100002000000001E0000001EA5FC5C38C2E7855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2" office:value-type="float" office:value="841" calcext:value-type="float" table:number-columns-spanned="1" table:number-rows-spanned="2">
            <text:p>841</text:p>
          </table:table-cell>
          <table:table-cell table:style-name="ce54" office:value-type="string" calcext:value-type="string" table:number-columns-spanned="1" table:number-rows-spanned="2">
            <text:p>Flapple</text:p>
          </table:table-cell>
          <table:table-cell table:style-name="ce61" table:number-columns-spanned="1" table:number-rows-spanned="2">
            <draw:frame draw:z-index="856" draw:name="Grafik 1504" draw:style-name="gr1" draw:text-style-name="P1" svg:width="0.634cm" svg:height="0.766cm" svg:x="0.185cm" svg:y="0.45cm">
              <draw:image xlink:href="Pictures/1000020000000023000000234276AEFAE79F1CDC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2" office:value-type="float" office:value="842" calcext:value-type="float" table:number-columns-spanned="1" table:number-rows-spanned="2">
            <text:p>842</text:p>
          </table:table-cell>
          <table:table-cell table:style-name="ce54" office:value-type="string" calcext:value-type="string" table:number-columns-spanned="1" table:number-rows-spanned="2">
            <text:p>Appletun</text:p>
          </table:table-cell>
          <table:table-cell table:style-name="ce61" table:number-columns-spanned="1" table:number-rows-spanned="2">
            <draw:frame draw:z-index="857" draw:name="Grafik 1507" draw:style-name="gr1" draw:text-style-name="P1" svg:width="0.634cm" svg:height="0.634cm" svg:x="0.185cm" svg:y="0.529cm">
              <draw:image xlink:href="Pictures/100002000000002300000023107F64004474475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2" office:value-type="float" office:value="843" calcext:value-type="float">
            <text:p>843</text:p>
          </table:table-cell>
          <table:table-cell table:style-name="ce11" office:value-type="string" calcext:value-type="string">
            <text:p>Silicobra</text:p>
          </table:table-cell>
          <table:table-cell table:style-name="ce61">
            <draw:frame draw:z-index="858" draw:name="Grafik 1510" draw:style-name="gr1" draw:text-style-name="P1" svg:width="0.793cm" svg:height="0.793cm" svg:x="0.079cm" svg:y="0.029cm">
              <draw:image xlink:href="Pictures/100002000000001E0000001EBBA4400E273EF32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2" office:value-type="float" office:value="844" calcext:value-type="float" table:number-columns-spanned="1" table:number-rows-spanned="2">
            <text:p>844</text:p>
          </table:table-cell>
          <table:table-cell table:style-name="ce54" office:value-type="string" calcext:value-type="string" table:number-columns-spanned="1" table:number-rows-spanned="2">
            <text:p>Sandaconda</text:p>
          </table:table-cell>
          <table:table-cell table:style-name="ce61" table:number-columns-spanned="1" table:number-rows-spanned="2">
            <draw:frame draw:z-index="859" draw:name="Grafik 1512" draw:style-name="gr1" draw:text-style-name="P1" svg:width="0.74cm" svg:height="0.74cm" svg:x="0.159cm" svg:y="0.397cm">
              <draw:image xlink:href="Pictures/100002000000002400000024C986E151C6F212D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2" office:value-type="float" office:value="845" calcext:value-type="float" table:number-columns-spanned="1" table:number-rows-spanned="2">
            <text:p>845</text:p>
          </table:table-cell>
          <table:table-cell table:style-name="ce54" office:value-type="string" calcext:value-type="string" table:number-columns-spanned="1" table:number-rows-spanned="2">
            <text:p>Cramorant</text:p>
          </table:table-cell>
          <table:table-cell table:style-name="ce61" table:number-columns-spanned="1" table:number-rows-spanned="2">
            <draw:frame draw:z-index="860" draw:name="Grafik 1514" draw:style-name="gr1" draw:text-style-name="P1" svg:width="0.793cm" svg:height="0.793cm" svg:x="0.079cm" svg:y="0.453cm">
              <draw:image xlink:href="Pictures/100002000000001E0000001E4C30E9339DBE1B6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>
            <draw:frame draw:z-index="861" draw:name="Grafik 1517" draw:style-name="gr1" draw:text-style-name="P1" svg:width="0.846cm" svg:height="0.846cm" svg:x="0.053cm" svg:y="0.82cm">
              <draw:image xlink:href="Pictures/10000200000000200000002035FC0B2C1DFB3DC0.png" xlink:type="simple" xlink:show="embed" xlink:actuate="onLoad" draw:mime-type="image/png">
                <text:p/>
              </draw:image>
            </draw:frame>
          </table:covered-table-cell>
          <table:table-cell table:style-name="ce28" table:formula="of:=ROUND(RAND()*100)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3" office:value-type="float" office:value="846" calcext:value-type="float">
            <text:p>846</text:p>
          </table:table-cell>
          <table:table-cell table:style-name="ce11" office:value-type="string" calcext:value-type="string">
            <text:p>Arrokuda</text:p>
          </table:table-cell>
          <table:table-cell table:style-name="ce61">
            <draw:frame draw:z-index="862" draw:name="Grafik 1519" draw:style-name="gr1" draw:text-style-name="P1" svg:width="2.195cm" svg:height="1.004cm" svg:x="1.306cm" svg:y="0.661cm">
              <draw:image xlink:href="Pictures/100002000000002600000026A29FCBD570F2BAF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2" office:value-type="float" office:value="847" calcext:value-type="float">
            <text:p>847</text:p>
          </table:table-cell>
          <table:table-cell table:style-name="ce11" office:value-type="string" calcext:value-type="string">
            <text:p>Barraskewda</text:p>
          </table:table-cell>
          <table:table-cell table:style-name="ce61">
            <draw:frame draw:z-index="863" draw:name="Grafik 1521" draw:style-name="gr1" draw:text-style-name="P1" svg:width="0.846cm" svg:height="0.846cm" svg:x="0.079cm" svg:y="0.823cm">
              <draw:image xlink:href="Pictures/100002000000002000000020837D28829696669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3" office:value-type="float" office:value="848" calcext:value-type="float">
            <text:p>848</text:p>
          </table:table-cell>
          <table:table-cell table:style-name="ce11" office:value-type="string" calcext:value-type="string">
            <text:p>Toxel</text:p>
          </table:table-cell>
          <table:table-cell table:style-name="ce61"/>
          <table:table-cell table:style-name="ce28" table:formula="of:=ROUND(RAND()*100)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2" office:value-type="float" office:value="849" calcext:value-type="float" table:number-columns-spanned="1" table:number-rows-spanned="2">
            <text:p>849</text:p>
          </table:table-cell>
          <table:table-cell table:style-name="ce54" office:value-type="string" calcext:value-type="string" table:number-columns-spanned="1" table:number-rows-spanned="2">
            <text:p>Toxtricity</text:p>
          </table:table-cell>
          <table:table-cell table:style-name="ce61" table:number-columns-spanned="1" table:number-rows-spanned="2">
            <draw:frame draw:z-index="864" draw:name="Grafik 1524" draw:style-name="gr1" draw:text-style-name="P1" svg:width="0.925cm" svg:height="0.924cm" svg:x="0cm" svg:y="0.37cm">
              <draw:image xlink:href="Pictures/1000020000000027000000274E14B612963CB81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>
            <draw:frame draw:z-index="865" draw:name="Grafik 1527" draw:style-name="gr1" draw:text-style-name="P1" svg:width="0.846cm" svg:height="0.846cm" svg:x="0.053cm" svg:y="0.797cm">
              <draw:image xlink:href="Pictures/1000020000000020000000202794731B5D4470FA.png" xlink:type="simple" xlink:show="embed" xlink:actuate="onLoad" draw:mime-type="image/png">
                <text:p/>
              </draw:image>
            </draw:frame>
          </table:covered-table-cell>
          <table:table-cell table:style-name="ce28" table:formula="of:=ROUND(RAND()*100)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3" office:value-type="float" office:value="850" calcext:value-type="float">
            <text:p>850</text:p>
          </table:table-cell>
          <table:table-cell table:style-name="ce11" office:value-type="string" calcext:value-type="string">
            <text:p>Sizzlipede</text:p>
          </table:table-cell>
          <table:table-cell table:style-name="ce61"/>
          <table:table-cell table:style-name="ce28" table:formula="of:=ROUND(RAND()*100)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2" office:value-type="float" office:value="851" calcext:value-type="float" table:number-columns-spanned="1" table:number-rows-spanned="2">
            <text:p>851</text:p>
          </table:table-cell>
          <table:table-cell table:style-name="ce54" office:value-type="string" calcext:value-type="string" table:number-columns-spanned="1" table:number-rows-spanned="2">
            <text:p>Centiskorch</text:p>
          </table:table-cell>
          <table:table-cell table:style-name="ce61" table:number-columns-spanned="1" table:number-rows-spanned="2">
            <draw:frame draw:z-index="866" draw:name="Grafik 1530" draw:style-name="gr1" draw:text-style-name="P1" svg:width="0.899cm" svg:height="0.898cm" svg:x="0.026cm" svg:y="0.344cm">
              <draw:image xlink:href="Pictures/100002000000002600000026D06E6E0978EA9C7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>
            <draw:frame draw:z-index="867" draw:name="Grafik 1533" draw:style-name="gr1" draw:text-style-name="P1" svg:width="0.846cm" svg:height="0.846cm" svg:x="0.079cm" svg:y="0.797cm">
              <draw:image xlink:href="Pictures/100002000000002000000020098B3B5BA61408A1.png" xlink:type="simple" xlink:show="embed" xlink:actuate="onLoad" draw:mime-type="image/png">
                <text:p/>
              </draw:image>
            </draw:frame>
          </table:covered-table-cell>
          <table:table-cell table:style-name="ce28" table:formula="of:=ROUND(RAND()*100)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3" office:value-type="float" office:value="852" calcext:value-type="float">
            <text:p>852</text:p>
          </table:table-cell>
          <table:table-cell table:style-name="ce11" office:value-type="string" calcext:value-type="string">
            <text:p>Clobbopus</text:p>
          </table:table-cell>
          <table:table-cell table:style-name="ce61"/>
          <table:table-cell table:style-name="ce28" table:formula="of:=ROUND(RAND()*100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2" office:value-type="float" office:value="853" calcext:value-type="float">
            <text:p>853</text:p>
          </table:table-cell>
          <table:table-cell table:style-name="ce11" office:value-type="string" calcext:value-type="string">
            <text:p>Grapploct</text:p>
          </table:table-cell>
          <table:table-cell table:style-name="ce61">
            <draw:frame draw:z-index="868" draw:name="Grafik 1535" draw:style-name="gr1" draw:text-style-name="P1" svg:width="0.846cm" svg:height="0.845cm" svg:x="0.026cm" svg:y="0.026cm">
              <draw:image xlink:href="Pictures/100002000000002000000020D6212E1744F422A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22" office:value-type="float" office:value="854" calcext:value-type="float" table:number-columns-spanned="1" table:number-rows-spanned="2">
            <text:p>854</text:p>
          </table:table-cell>
          <table:table-cell table:style-name="ce54" office:value-type="string" calcext:value-type="string" table:number-columns-spanned="1" table:number-rows-spanned="2">
            <text:p>Sinistea</text:p>
          </table:table-cell>
          <table:table-cell table:style-name="ce61" table:number-columns-spanned="1" table:number-rows-spanned="2">
            <draw:frame draw:z-index="869" draw:name="Grafik 1537" draw:style-name="gr1" draw:text-style-name="P1" svg:width="0.846cm" svg:height="0.846cm" svg:x="0.053cm" svg:y="0.453cm">
              <draw:image xlink:href="Pictures/100002000000002000000020051297607C9E8B5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2" office:value-type="float" office:value="855" calcext:value-type="float" table:number-columns-spanned="1" table:number-rows-spanned="2">
            <text:p>855</text:p>
          </table:table-cell>
          <table:table-cell table:style-name="ce54" office:value-type="string" calcext:value-type="string" table:number-columns-spanned="1" table:number-rows-spanned="2">
            <text:p>Polteageist</text:p>
          </table:table-cell>
          <table:table-cell table:style-name="ce61" table:number-columns-spanned="1" table:number-rows-spanned="2">
            <draw:frame draw:z-index="870" draw:name="Grafik 1539" draw:style-name="gr1" draw:text-style-name="P1" svg:width="0.846cm" svg:height="0.845cm" svg:x="0.053cm" svg:y="0.45cm">
              <draw:image xlink:href="Pictures/1000020000000020000000203850D665F7C01A2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>
            <draw:frame draw:z-index="871" draw:name="Grafik 1541" draw:style-name="gr1" draw:text-style-name="P1" svg:width="0.846cm" svg:height="0.846cm" svg:x="0.053cm" svg:y="0.823cm">
              <draw:image xlink:href="Pictures/1000020000000020000000205674B5902E7ABAF4.png" xlink:type="simple" xlink:show="embed" xlink:actuate="onLoad" draw:mime-type="image/png">
                <text:p/>
              </draw:image>
            </draw:frame>
          </table:covered-table-cell>
          <table:table-cell table:style-name="ce28" table:formula="of:=ROUND(RAND()*100)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3" office:value-type="float" office:value="856" calcext:value-type="float">
            <text:p>856</text:p>
          </table:table-cell>
          <table:table-cell table:style-name="ce11" office:value-type="string" calcext:value-type="string">
            <text:p>Hatenna</text:p>
          </table:table-cell>
          <table:table-cell table:style-name="ce61">
            <draw:frame draw:z-index="872" draw:name="Grafik 1543" draw:style-name="gr1" draw:text-style-name="P1" svg:width="0.846cm" svg:height="0.846cm" svg:x="0.079cm" svg:y="0.82cm">
              <draw:image xlink:href="Pictures/100002000000002000000020768B0E59E45BFDE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2" office:value-type="float" office:value="857" calcext:value-type="float">
            <text:p>857</text:p>
          </table:table-cell>
          <table:table-cell table:style-name="ce11" office:value-type="string" calcext:value-type="string">
            <text:p>Hattrem</text:p>
          </table:table-cell>
          <table:table-cell table:style-name="ce61"/>
          <table:table-cell table:style-name="ce28" table:formula="of:=ROUND(RAND()*100)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22" office:value-type="float" office:value="858" calcext:value-type="float" table:number-columns-spanned="1" table:number-rows-spanned="2">
            <text:p>858</text:p>
          </table:table-cell>
          <table:table-cell table:style-name="ce54" office:value-type="string" calcext:value-type="string" table:number-columns-spanned="1" table:number-rows-spanned="2">
            <text:p>Hatterene</text:p>
          </table:table-cell>
          <table:table-cell table:style-name="ce61" table:number-columns-spanned="1" table:number-rows-spanned="2">
            <draw:frame draw:z-index="873" draw:name="Grafik 1545" draw:style-name="gr1" draw:text-style-name="P1" svg:width="0.793cm" svg:height="0.793cm" svg:x="0.079cm" svg:y="0.426cm">
              <draw:image xlink:href="Pictures/10000200000000220000002233C51CC6FBB2BDC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2" office:value-type="float" office:value="859" calcext:value-type="float">
            <text:p>859</text:p>
          </table:table-cell>
          <table:table-cell table:style-name="ce11" office:value-type="string" calcext:value-type="string">
            <text:p>Impidimp</text:p>
          </table:table-cell>
          <table:table-cell table:style-name="ce61">
            <draw:frame draw:z-index="874" draw:name="Grafik 1548" draw:style-name="gr1" draw:text-style-name="P1" svg:width="0.846cm" svg:height="0.845cm" svg:x="0.079cm" svg:y="0cm">
              <draw:image xlink:href="Pictures/100002000000002000000020FBCD557E6C3F18F4.png" xlink:type="simple" xlink:show="embed" xlink:actuate="onLoad" draw:mime-type="image/png">
                <text:p/>
              </draw:image>
            </draw:frame>
            <draw:frame draw:z-index="875" draw:name="Grafik 1551" draw:style-name="gr1" draw:text-style-name="P1" svg:width="0.846cm" svg:height="0.845cm" svg:x="0.079cm" svg:y="0.82cm">
              <draw:image xlink:href="Pictures/10000200000000200000002036D747BAC5836D1B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3" office:value-type="float" office:value="860" calcext:value-type="float">
            <text:p>860</text:p>
          </table:table-cell>
          <table:table-cell table:style-name="ce11" office:value-type="string" calcext:value-type="string">
            <text:p>Morgrem</text:p>
          </table:table-cell>
          <table:table-cell table:style-name="ce61"/>
          <table:table-cell table:style-name="ce28" table:formula="of:=ROUND(RAND()*100)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22" office:value-type="float" office:value="861" calcext:value-type="float" table:number-columns-spanned="1" table:number-rows-spanned="2">
            <text:p>861</text:p>
          </table:table-cell>
          <table:table-cell table:style-name="ce54" office:value-type="string" calcext:value-type="string" table:number-columns-spanned="1" table:number-rows-spanned="2">
            <text:p>Grimmsnarl</text:p>
          </table:table-cell>
          <table:table-cell table:style-name="ce61" table:number-columns-spanned="1" table:number-rows-spanned="2">
            <draw:frame draw:z-index="876" draw:name="Grafik 1554" draw:style-name="gr1" draw:text-style-name="P1" svg:width="0.687cm" svg:height="0.687cm" svg:x="0.159cm" svg:y="0.476cm">
              <draw:image xlink:href="Pictures/100002000000002100000021738FEDD991A1523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3" office:value-type="float" office:value="862" calcext:value-type="float">
            <text:p>862</text:p>
          </table:table-cell>
          <table:table-cell table:style-name="ce11" office:value-type="string" calcext:value-type="string">
            <text:p>Obstagoon</text:p>
          </table:table-cell>
          <table:table-cell table:style-name="ce61">
            <draw:frame draw:z-index="877" draw:name="Grafik 1557" draw:style-name="gr1" draw:text-style-name="P1" svg:width="0.66cm" svg:height="0.66cm" svg:x="0.132cm" svg:y="0.135cm">
              <draw:image xlink:href="Pictures/10000200000000200000002044DB3B5FC06D381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22" office:value-type="float" office:value="863" calcext:value-type="float">
            <text:p>863</text:p>
          </table:table-cell>
          <table:table-cell table:style-name="ce11" office:value-type="string" calcext:value-type="string">
            <text:p>Perrserker</text:p>
          </table:table-cell>
          <table:table-cell table:style-name="ce61">
            <draw:frame draw:z-index="878" draw:name="Grafik 1560" draw:style-name="gr1" draw:text-style-name="P1" svg:width="0.687cm" svg:height="0.687cm" svg:x="0.132cm" svg:y="0.079cm">
              <draw:image xlink:href="Pictures/1000020000000020000000209417BAABB66DC592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3" office:value-type="float" office:value="864" calcext:value-type="float">
            <text:p>864</text:p>
          </table:table-cell>
          <table:table-cell table:style-name="ce11" office:value-type="string" calcext:value-type="string">
            <text:p>Cursola</text:p>
          </table:table-cell>
          <table:table-cell table:style-name="ce61">
            <draw:frame draw:z-index="879" draw:name="Grafik 1562" draw:style-name="gr1" draw:text-style-name="P1" svg:width="0.74cm" svg:height="0.739cm" svg:x="0.079cm" svg:y="0.106cm">
              <draw:image xlink:href="Pictures/100002000000002000000020EC33D3320A9E0712.png" xlink:type="simple" xlink:show="embed" xlink:actuate="onLoad" draw:mime-type="image/png">
                <text:p/>
              </draw:image>
            </draw:frame>
            <draw:frame draw:z-index="880" draw:name="Grafik 1564" draw:style-name="gr1" draw:text-style-name="P1" svg:width="0.846cm" svg:height="0.845cm" svg:x="0cm" svg:y="0.82cm">
              <draw:image xlink:href="Pictures/100002000000003700000037E134B3277CF65CF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2" office:value-type="float" office:value="865" calcext:value-type="float">
            <text:p>865</text:p>
          </table:table-cell>
          <table:table-cell table:style-name="ce11" office:value-type="string" calcext:value-type="string">
            <text:p>Sirfetch'd</text:p>
          </table:table-cell>
          <table:table-cell table:style-name="ce61"/>
          <table:table-cell table:style-name="ce28" table:formula="of:=ROUND(RAND()*100)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3" office:value-type="float" office:value="866" calcext:value-type="float">
            <text:p>866</text:p>
          </table:table-cell>
          <table:table-cell table:style-name="ce11" office:value-type="string" calcext:value-type="string">
            <text:p>Mr. Rime</text:p>
          </table:table-cell>
          <table:table-cell table:style-name="ce61">
            <draw:frame draw:z-index="881" draw:name="Grafik 1566" draw:style-name="gr1" draw:text-style-name="P1" svg:width="0.846cm" svg:height="0.846cm" svg:x="0.053cm" svg:y="0.026cm">
              <draw:image xlink:href="Pictures/100002000000002600000026C0D68EBA7BB88B9C.png" xlink:type="simple" xlink:show="embed" xlink:actuate="onLoad" draw:mime-type="image/png">
                <text:p/>
              </draw:image>
            </draw:frame>
            <draw:frame draw:z-index="882" draw:name="Grafik 1569" draw:style-name="gr1" draw:text-style-name="P1" svg:width="0.846cm" svg:height="0.846cm" svg:x="0.053cm" svg:y="0.82cm">
              <draw:image xlink:href="Pictures/10000200000000280000002828F1F2E6BE3CC8A8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22" office:value-type="float" office:value="867" calcext:value-type="float">
            <text:p>867</text:p>
          </table:table-cell>
          <table:table-cell table:style-name="ce11" office:value-type="string" calcext:value-type="string">
            <text:p>Runerigus</text:p>
          </table:table-cell>
          <table:table-cell table:style-name="ce61">
            <draw:frame draw:z-index="883" draw:name="Grafik 1572" draw:style-name="gr1" draw:text-style-name="P1" svg:width="0.846cm" svg:height="0.845cm" svg:x="0.053cm" svg:y="0.82cm">
              <draw:image xlink:href="Pictures/1000020000000020000000209B11677CE9249D1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3" office:value-type="float" office:value="868" calcext:value-type="float">
            <text:p>868</text:p>
          </table:table-cell>
          <table:table-cell table:style-name="ce11" office:value-type="string" calcext:value-type="string">
            <text:p>Milcery</text:p>
          </table:table-cell>
          <table:table-cell table:style-name="ce61"/>
          <table:table-cell table:style-name="ce28" table:formula="of:=ROUND(RAND()*100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2" office:value-type="float" office:value="869" calcext:value-type="float" table:number-columns-spanned="1" table:number-rows-spanned="2">
            <text:p>869</text:p>
          </table:table-cell>
          <table:table-cell table:style-name="ce54" office:value-type="string" calcext:value-type="string" table:number-columns-spanned="1" table:number-rows-spanned="2">
            <text:p>Alcremie</text:p>
          </table:table-cell>
          <table:table-cell table:style-name="ce61" table:number-columns-spanned="1" table:number-rows-spanned="2">
            <draw:frame draw:z-index="884" draw:name="Grafik 1574" draw:style-name="gr1" draw:text-style-name="P1" svg:width="0.846cm" svg:height="0.846cm" svg:x="0.026cm" svg:y="0.423cm">
              <draw:image xlink:href="Pictures/100002000000002000000020D0BBB5BA27B950A0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4" calcext:value-type="float">
            <text:p>34</text:p>
          </table:table-cell>
          <table:table-cell table:style-name="ce71" office:value-type="string" calcext:value-type="string" table:number-columns-spanned="3" table:number-rows-spanned="1">
            <text:p>Gigantamax / Gigadynamax</text:p>
          </table:table-cell>
          <table:covered-table-cell table:number-columns-repeated="2" table:style-name="ce71"/>
          <table:table-cell table:number-columns-repeated="1017"/>
        </table:table-row>
        <table:table-row table:style-name="ro1">
          <table:covered-table-cell table:style-name="ce3"/>
          <table:covered-table-cell table:style-name="ce14"/>
          <table:covered-table-cell table:style-name="ce62">
            <draw:frame draw:z-index="885" draw:name="Grafik 1576" draw:style-name="gr1" draw:text-style-name="P1" svg:width="0.846cm" svg:height="0.845cm" svg:x="0.026cm" svg:y="0.82cm">
              <draw:image xlink:href="Pictures/1000020000000020000000200F19B6E962A4DF7A.png" xlink:type="simple" xlink:show="embed" xlink:actuate="onLoad" draw:mime-type="image/png">
                <text:p/>
              </draw:image>
            </draw:frame>
          </table:covered-table-cell>
          <table:table-cell table:style-name="ce28" table:formula="of:=ROUND(RAND()*100)" office:value-type="float" office:value="42" calcext:value-type="float">
            <text:p>42</text:p>
          </table:table-cell>
          <table:table-cell table:style-name="ce76" table:number-columns-spanned="2" table:number-rows-spanned="1"/>
          <table:covered-table-cell table:style-name="ce76"/>
          <table:table-cell table:style-name="ce43"/>
          <table:table-cell table:number-columns-repeated="1017"/>
        </table:table-row>
        <table:table-row table:style-name="ro1">
          <table:table-cell table:style-name="ce3" office:value-type="float" office:value="870" calcext:value-type="float">
            <text:p>870</text:p>
          </table:table-cell>
          <table:table-cell table:style-name="ce11" office:value-type="string" calcext:value-type="string">
            <text:p>Falinks</text:p>
          </table:table-cell>
          <table:table-cell table:style-name="ce61">
            <draw:frame draw:z-index="886" draw:name="Grafik 1578" draw:style-name="gr1" draw:text-style-name="P1" svg:width="0.846cm" svg:height="0.846cm" svg:x="0.026cm" svg:y="0.823cm">
              <draw:image xlink:href="Pictures/1000020000000020000000203FDB5B9FED15AF09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22" office:value-type="float" office:value="871" calcext:value-type="float">
            <text:p>871</text:p>
          </table:table-cell>
          <table:table-cell table:style-name="ce11" office:value-type="string" calcext:value-type="string">
            <text:p>Pincurchin</text:p>
          </table:table-cell>
          <table:table-cell table:style-name="ce61"/>
          <table:table-cell table:style-name="ce28" table:formula="of:=ROUND(RAND()*100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3" office:value-type="float" office:value="872" calcext:value-type="float">
            <text:p>872</text:p>
          </table:table-cell>
          <table:table-cell table:style-name="ce11" office:value-type="string" calcext:value-type="string">
            <text:p>Snom</text:p>
          </table:table-cell>
          <table:table-cell table:style-name="ce61">
            <draw:frame draw:z-index="887" draw:name="Grafik 1580" draw:style-name="gr1" draw:text-style-name="P1" svg:width="0.846cm" svg:height="0.845cm" svg:x="0.026cm" svg:y="0cm">
              <draw:image xlink:href="Pictures/100002000000002000000020E0D1955022686FC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2" office:value-type="float" office:value="873" calcext:value-type="float">
            <text:p>873</text:p>
          </table:table-cell>
          <table:table-cell table:style-name="ce11" office:value-type="string" calcext:value-type="string">
            <text:p>Frosmoth</text:p>
          </table:table-cell>
          <table:table-cell table:style-name="ce61">
            <draw:frame draw:z-index="888" draw:name="Grafik 1583" draw:style-name="gr1" draw:text-style-name="P1" svg:width="0.872cm" svg:height="0.872cm" svg:x="0.053cm" svg:y="0.029cm">
              <draw:image xlink:href="Pictures/1000020000000026000000267BECBC07DEED430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3" office:value-type="float" office:value="874" calcext:value-type="float">
            <text:p>874</text:p>
          </table:table-cell>
          <table:table-cell table:style-name="ce11" office:value-type="string" calcext:value-type="string">
            <text:p>Stonjourner</text:p>
          </table:table-cell>
          <table:table-cell table:style-name="ce61">
            <draw:frame draw:z-index="889" draw:name="Grafik 1586" draw:style-name="gr1" draw:text-style-name="P1" svg:width="0.766cm" svg:height="0.766cm" svg:x="0.106cm" svg:y="0.079cm">
              <draw:image xlink:href="Pictures/10000200000000260000002659FD9297651FF87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2" office:value-type="float" office:value="875" calcext:value-type="float" table:number-columns-spanned="1" table:number-rows-spanned="2">
            <text:p>875</text:p>
          </table:table-cell>
          <table:table-cell table:style-name="ce54" office:value-type="string" calcext:value-type="string" table:number-columns-spanned="1" table:number-rows-spanned="2">
            <text:p>Eiscue</text:p>
          </table:table-cell>
          <table:table-cell table:style-name="ce61" table:number-columns-spanned="1" table:number-rows-spanned="2">
            <draw:frame draw:z-index="890" draw:name="Grafik 1588" draw:style-name="gr1" draw:text-style-name="P1" svg:width="0.846cm" svg:height="0.845cm" svg:x="0.079cm" svg:y="0.476cm">
              <draw:image xlink:href="Pictures/100002000000002300000023C5B6879F8C4EC9D4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3" office:value-type="float" office:value="876" calcext:value-type="float">
            <text:p>876</text:p>
          </table:table-cell>
          <table:table-cell table:style-name="ce11" office:value-type="string" calcext:value-type="string">
            <text:p>Indeedee</text:p>
          </table:table-cell>
          <table:table-cell table:style-name="ce61">
            <draw:frame draw:z-index="891" draw:name="Grafik 1590" draw:style-name="gr1" draw:text-style-name="P1" svg:width="0.846cm" svg:height="0.846cm" svg:x="0.079cm" svg:y="0cm">
              <draw:image xlink:href="Pictures/100002000000002000000020DD9D6B60DE2F368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2" office:value-type="float" office:value="877" calcext:value-type="float" table:number-columns-spanned="1" table:number-rows-spanned="2">
            <text:p>877</text:p>
          </table:table-cell>
          <table:table-cell table:style-name="ce54" office:value-type="string" calcext:value-type="string" table:number-columns-spanned="1" table:number-rows-spanned="2">
            <text:p>Morpeko</text:p>
          </table:table-cell>
          <table:table-cell table:style-name="ce61" table:number-columns-spanned="1" table:number-rows-spanned="2">
            <draw:frame draw:z-index="892" draw:name="Grafik 1593" draw:style-name="gr1" draw:text-style-name="P1" svg:width="0.846cm" svg:height="0.845cm" svg:x="0.053cm" svg:y="0.45cm">
              <draw:image xlink:href="Pictures/100002000000002000000020BC8E9069F1338A51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3" office:value-type="float" office:value="878" calcext:value-type="float">
            <text:p>878</text:p>
          </table:table-cell>
          <table:table-cell table:style-name="ce11" office:value-type="string" calcext:value-type="string">
            <text:p>Cufant</text:p>
          </table:table-cell>
          <table:table-cell table:style-name="ce61">
            <draw:frame draw:z-index="893" draw:name="Grafik 1596" draw:style-name="gr1" draw:text-style-name="P1" svg:width="0.846cm" svg:height="0.846cm" svg:x="0.053cm" svg:y="0cm">
              <draw:image xlink:href="Pictures/100002000000002000000020AF90800DDF64714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2" office:value-type="float" office:value="879" calcext:value-type="float" table:number-columns-spanned="1" table:number-rows-spanned="2">
            <text:p>879</text:p>
          </table:table-cell>
          <table:table-cell table:style-name="ce54" office:value-type="string" calcext:value-type="string" table:number-columns-spanned="1" table:number-rows-spanned="2">
            <text:p>Copperajah</text:p>
          </table:table-cell>
          <table:table-cell table:style-name="ce61" table:number-columns-spanned="1" table:number-rows-spanned="2">
            <draw:frame draw:z-index="894" draw:name="Grafik 1598" draw:style-name="gr1" draw:text-style-name="P1" svg:width="0.899cm" svg:height="0.898cm" svg:x="0.026cm" svg:y="0.423cm">
              <draw:image xlink:href="Pictures/1000020000000022000000229FF8EC3668C3537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>
            <draw:frame draw:z-index="895" draw:name="Grafik 1600" draw:style-name="gr1" draw:text-style-name="P1" svg:width="2.247cm" svg:height="1.058cm" svg:x="3.085cm" svg:y="0.692cm">
              <draw:image xlink:href="Pictures/1000020000000028000000286DBFD8AA5F2364EA.png" xlink:type="simple" xlink:show="embed" xlink:actuate="onLoad" draw:mime-type="image/png">
                <text:p/>
              </draw:image>
            </draw:frame>
          </table:covered-table-cell>
          <table:covered-table-cell table:style-name="ce62"/>
          <table:table-cell table:style-name="ce28" table:formula="of:=ROUND(RAND()*100)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3" office:value-type="float" office:value="880" calcext:value-type="float">
            <text:p>880</text:p>
          </table:table-cell>
          <table:table-cell table:style-name="ce11" office:value-type="string" calcext:value-type="string">
            <text:p>Dracozolt</text:p>
          </table:table-cell>
          <table:table-cell table:style-name="ce61">
            <draw:frame draw:z-index="896" draw:name="Grafik 1603" draw:style-name="gr1" draw:text-style-name="P1" svg:width="1.304cm" svg:height="0.978cm" svg:x="0cm" svg:y="0.82cm">
              <draw:image xlink:href="Pictures/100002000000002800000028487D37D1A6A143B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22" office:value-type="float" office:value="881" calcext:value-type="float">
            <text:p>881</text:p>
          </table:table-cell>
          <table:table-cell table:style-name="ce11" office:value-type="string" calcext:value-type="string">
            <text:p>Arctozolt</text:p>
          </table:table-cell>
          <table:table-cell table:style-name="ce61">
            <draw:frame draw:z-index="897" draw:name="Grafik 1606" draw:style-name="gr1" draw:text-style-name="P1" svg:width="2.247cm" svg:height="1.057cm" svg:x="1.306cm" svg:y="0.741cm">
              <draw:image xlink:href="Pictures/100002000000002800000028DF27A3105A358D2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3" office:value-type="float" office:value="882" calcext:value-type="float">
            <text:p>882</text:p>
          </table:table-cell>
          <table:table-cell table:style-name="ce11" office:value-type="string" calcext:value-type="string">
            <text:p>Dracovish</text:p>
          </table:table-cell>
          <table:table-cell table:style-name="ce61">
            <draw:frame draw:z-index="898" draw:name="Grafik 1609" draw:style-name="gr1" draw:text-style-name="P1" svg:width="2.247cm" svg:height="1.058cm" svg:x="1.306cm" svg:y="0.691cm">
              <draw:image xlink:href="Pictures/1000020000000028000000284FF5B5F242821A76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2" office:value-type="float" office:value="883" calcext:value-type="float">
            <text:p>883</text:p>
          </table:table-cell>
          <table:table-cell table:style-name="ce11" office:value-type="string" calcext:value-type="string">
            <text:p>Arctovish</text:p>
          </table:table-cell>
          <table:table-cell table:style-name="ce61"/>
          <table:table-cell table:style-name="ce28" table:formula="of:=ROUND(RAND()*100)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2" office:value-type="float" office:value="884" calcext:value-type="float" table:number-columns-spanned="1" table:number-rows-spanned="2">
            <text:p>884</text:p>
          </table:table-cell>
          <table:table-cell table:style-name="ce54" office:value-type="string" calcext:value-type="string" table:number-columns-spanned="1" table:number-rows-spanned="2">
            <text:p>Duraludon</text:p>
          </table:table-cell>
          <table:table-cell table:style-name="ce61" table:number-columns-spanned="1" table:number-rows-spanned="2">
            <draw:frame draw:z-index="899" draw:name="Grafik 1612" draw:style-name="gr1" draw:text-style-name="P1" svg:width="2.247cm" svg:height="1.057cm" svg:x="1.306cm" svg:y="0.344cm">
              <draw:image xlink:href="Pictures/100002000000002800000028F6F87C4281B1E9DD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>
            <draw:frame draw:z-index="900" draw:name="Grafik 1615" draw:style-name="gr1" draw:text-style-name="P1" svg:width="2.247cm" svg:height="1.058cm" svg:x="1.306cm" svg:y="0.638cm">
              <draw:image xlink:href="Pictures/100002000000002800000028B8400C3E0E95C1E9.png" xlink:type="simple" xlink:show="embed" xlink:actuate="onLoad" draw:mime-type="image/png">
                <text:p/>
              </draw:image>
            </draw:frame>
          </table:covered-table-cell>
          <table:table-cell table:style-name="ce28" table:formula="of:=ROUND(RAND()*100)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22" office:value-type="float" office:value="885" calcext:value-type="float">
            <text:p>885</text:p>
          </table:table-cell>
          <table:table-cell table:style-name="ce11" office:value-type="string" calcext:value-type="string">
            <text:p>Dreepy</text:p>
          </table:table-cell>
          <table:table-cell table:style-name="ce61">
            <draw:frame draw:z-index="901" draw:name="Grafik 1618" draw:style-name="gr1" draw:text-style-name="P1" svg:width="2.247cm" svg:height="1.057cm" svg:x="1.306cm" svg:y="0.714cm">
              <draw:image xlink:href="Pictures/100002000000002800000028A98323BD2C09B86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" office:value-type="float" office:value="886" calcext:value-type="float">
            <text:p>886</text:p>
          </table:table-cell>
          <table:table-cell table:style-name="ce11" office:value-type="string" calcext:value-type="string">
            <text:p>Drakloak</text:p>
          </table:table-cell>
          <table:table-cell table:style-name="ce61"/>
          <table:table-cell table:style-name="ce28" table:formula="of:=ROUND(RAND()*100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2" office:value-type="float" office:value="887" calcext:value-type="float">
            <text:p>887</text:p>
          </table:table-cell>
          <table:table-cell table:style-name="ce11" office:value-type="string" calcext:value-type="string">
            <text:p>Dragapult</text:p>
          </table:table-cell>
          <table:table-cell table:style-name="ce61">
            <draw:frame draw:z-index="902" draw:name="Grafik 1621" draw:style-name="gr1" draw:text-style-name="P1" svg:width="0.819cm" svg:height="0.819cm" svg:x="0.106cm" svg:y="0.003cm">
              <draw:image xlink:href="Pictures/100002000000002F0000002FCB747C3A6E34DE67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2" office:value-type="float" office:value="888" calcext:value-type="float" table:number-columns-spanned="1" table:number-rows-spanned="2">
            <text:p>888</text:p>
          </table:table-cell>
          <table:table-cell table:style-name="ce54" office:value-type="string" calcext:value-type="string" table:number-columns-spanned="1" table:number-rows-spanned="2">
            <text:p>Zacian</text:p>
          </table:table-cell>
          <table:table-cell table:style-name="ce61" table:number-columns-spanned="1" table:number-rows-spanned="2">
            <draw:frame draw:z-index="903" draw:name="Grafik 1624" draw:style-name="gr1" draw:text-style-name="P1" svg:width="0.819cm" svg:height="0.82cm" svg:x="0.079cm" svg:y="0.45cm">
              <draw:image xlink:href="Pictures/100002000000002D0000002DD721B5A7DBBFEC9F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2" office:value-type="float" office:value="889" calcext:value-type="float" table:number-columns-spanned="1" table:number-rows-spanned="2">
            <text:p>889</text:p>
          </table:table-cell>
          <table:table-cell table:style-name="ce54" office:value-type="string" calcext:value-type="string" table:number-columns-spanned="1" table:number-rows-spanned="2">
            <text:p>Zamazenta</text:p>
          </table:table-cell>
          <table:table-cell table:style-name="ce61" table:number-columns-spanned="1" table:number-rows-spanned="2">
            <draw:frame draw:z-index="904" draw:name="Grafik 1626" draw:style-name="gr1" draw:text-style-name="P1" svg:width="0.925cm" svg:height="0.925cm" svg:x="0cm" svg:y="0.373cm">
              <draw:image xlink:href="Pictures/100002000000002D0000002D7FD1EA1C59E8114E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2" office:value-type="float" office:value="890" calcext:value-type="float" table:number-columns-spanned="1" table:number-rows-spanned="2">
            <text:p>890</text:p>
          </table:table-cell>
          <table:table-cell table:style-name="ce54" office:value-type="string" calcext:value-type="string" table:number-columns-spanned="1" table:number-rows-spanned="2">
            <text:p>Eternatus</text:p>
          </table:table-cell>
          <table:table-cell table:style-name="ce61" table:number-columns-spanned="1" table:number-rows-spanned="2">
            <draw:frame draw:z-index="905" draw:name="Grafik 1628" draw:style-name="gr1" draw:text-style-name="P1" svg:width="0.899cm" svg:height="0.898cm" svg:x="0.053cm" svg:y="0.45cm">
              <draw:image xlink:href="Pictures/100002000000003A0000003A501B840B2846BDC5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22" office:value-type="float" office:value="891" calcext:value-type="float">
            <text:p>891</text:p>
          </table:table-cell>
          <table:table-cell table:style-name="ce11" office:value-type="string" calcext:value-type="string">
            <text:p>Kubfu</text:p>
          </table:table-cell>
          <table:table-cell table:style-name="ce61">
            <draw:frame draw:z-index="906" draw:name="Grafik 1631" draw:style-name="gr1" draw:text-style-name="P1" svg:width="0.793cm" svg:height="0.793cm" svg:x="0.079cm" svg:y="0.026cm">
              <draw:image xlink:href="Pictures/100002000000001E0000001E05BCE25CD4BF378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2" office:value-type="float" office:value="892" calcext:value-type="float" table:number-columns-spanned="1" table:number-rows-spanned="2">
            <text:p>892</text:p>
          </table:table-cell>
          <table:table-cell table:style-name="ce54" office:value-type="string" calcext:value-type="string" table:number-columns-spanned="1" table:number-rows-spanned="2">
            <text:p>Urshifu</text:p>
          </table:table-cell>
          <table:table-cell table:style-name="ce61" table:number-columns-spanned="1" table:number-rows-spanned="2">
            <draw:frame draw:z-index="907" draw:name="Grafik 1633" draw:style-name="gr1" draw:text-style-name="P1" svg:width="0.872cm" svg:height="0.871cm" svg:x="0.053cm" svg:y="0.397cm">
              <draw:image xlink:href="Pictures/1000020000000021000000210E7F991D75F60F53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covered-table-cell table:style-name="ce3"/>
          <table:covered-table-cell table:style-name="ce14"/>
          <table:covered-table-cell table:style-name="ce62"/>
          <table:table-cell table:style-name="ce28" table:formula="of:=ROUND(RAND()*100)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2" office:value-type="float" office:value="893" calcext:value-type="float">
            <text:p>893</text:p>
          </table:table-cell>
          <table:table-cell table:style-name="ce11" office:value-type="string" calcext:value-type="string">
            <text:p>Zarude</text:p>
          </table:table-cell>
          <table:table-cell table:style-name="ce61">
            <draw:frame draw:z-index="908" draw:name="Grafik 1636" draw:style-name="gr1" draw:text-style-name="P1" svg:width="0.872cm" svg:height="0.574cm" svg:x="0.079cm" svg:y="0.218cm">
              <draw:image xlink:href="Pictures/100002000000002C0000001DE847845059DD368A.png" xlink:type="simple" xlink:show="embed" xlink:actuate="onLoad" draw:mime-type="image/png">
                <text:p/>
              </draw:image>
            </draw:frame>
          </table:table-cell>
          <table:table-cell table:style-name="ce28" table:formula="of:=ROUND(RAND()*100)" office:value-type="float" office:value="88" calcext:value-type="float">
            <text:p>88</text:p>
          </table:table-cell>
          <table:table-cell table:number-columns-repeated="1020"/>
        </table:table-row>
        <table:table-row table:style-name="ro2" table:number-rows-repeated="1047461">
          <table:table-cell table:number-columns-repeated="1024"/>
        </table:table-row>
        <table:table-row table:style-name="ro3" table:number-rows-repeated="1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2" number:min-decimal-places="12" number:min-integer-digits="1"/>
    </number:number-style>
    <number:number-style style:name="N145">
      <number:number number:decimal-places="11" number:min-decimal-places="11" number:min-integer-digits="1"/>
    </number:number-style>
    <number:number-style style:name="N146">
      <number:number number:decimal-places="13" number:min-decimal-places="1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 style:data-style-name="N2" text:time-value="11:36:43.568583524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in MueHo</meta:initial-creator>
    <meta:creation-date>2020-07-26T19:56:20</meta:creation-date>
    <dc:date>2022-11-16T11:49:09.478759963</dc:date>
    <meta:editing-duration>PT7M14S</meta:editing-duration>
    <meta:generator>LibreOffice/7.0.4.2$Linux_X86_64 LibreOffice_project/00$Build-2</meta:generator>
    <meta:editing-cycles>2</meta:editing-cycles>
    <meta:document-statistic meta:table-count="1" meta:cell-count="2825" meta:object-count="910"/>
    <meta:user-defined meta:name="AppVersion">16.0300</meta:user-defined>
  </office:meta>
</office:document-meta>
</file>